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6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7.87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ce15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3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33"/>
        </table:table-row>
        <table:table-row table:style-name="ro1">
          <table:table-cell table:style-name="ce8" office:value-type="string" calcext:value-type="string">
            <text:p>energy.Secondary Fossil Energy Output</text:p>
          </table:table-cell>
          <table:table-cell table:style-name="ce8" office:value-type="float" office:value="25423.09344" calcext:value-type="float">
            <text:p>25423.09</text:p>
          </table:table-cell>
          <table:table-cell table:style-name="ce8" office:value-type="float" office:value="25132.89348" calcext:value-type="float">
            <text:p>25132.89</text:p>
          </table:table-cell>
          <table:table-cell table:style-name="ce8" office:value-type="float" office:value="24862.7718" calcext:value-type="float">
            <text:p>24862.77</text:p>
          </table:table-cell>
          <table:table-cell table:style-name="ce8" office:value-type="float" office:value="25094.44512" calcext:value-type="float">
            <text:p>25094.45</text:p>
          </table:table-cell>
          <table:table-cell table:style-name="ce8" office:value-type="float" office:value="26130.19968" calcext:value-type="float">
            <text:p>26130.20</text:p>
          </table:table-cell>
          <table:table-cell table:style-name="ce8" office:value-type="float" office:value="26610.17256" calcext:value-type="float">
            <text:p>26610.17</text:p>
          </table:table-cell>
          <table:table-cell table:style-name="ce8" office:value-type="float" office:value="27141.13692" calcext:value-type="float">
            <text:p>27141.14</text:p>
          </table:table-cell>
          <table:table-cell table:style-name="ce8" office:value-type="float" office:value="28043.52516" calcext:value-type="float">
            <text:p>28043.53</text:p>
          </table:table-cell>
          <table:table-cell table:style-name="ce8" office:value-type="float" office:value="29018.67732" calcext:value-type="float">
            <text:p>29018.68</text:p>
          </table:table-cell>
          <table:table-cell table:style-name="ce8" office:value-type="float" office:value="29616.62148" calcext:value-type="float">
            <text:p>29616.62</text:p>
          </table:table-cell>
          <table:table-cell table:style-name="ce8" office:value-type="float" office:value="29903.1552" calcext:value-type="float">
            <text:p>29903.16</text:p>
          </table:table-cell>
          <table:table-cell table:style-name="ce8" office:value-type="float" office:value="29985.8634" calcext:value-type="float">
            <text:p>29985.86</text:p>
          </table:table-cell>
          <table:table-cell table:style-name="ce8" office:value-type="float" office:value="30156.86664" calcext:value-type="float">
            <text:p>30156.87</text:p>
          </table:table-cell>
          <table:table-cell table:style-name="ce8" office:value-type="float" office:value="30209.67288" calcext:value-type="float">
            <text:p>30209.67</text:p>
          </table:table-cell>
          <table:table-cell table:style-name="ce8" office:value-type="float" office:value="30585.81456" calcext:value-type="float">
            <text:p>30585.81</text:p>
          </table:table-cell>
          <table:table-cell table:style-name="ce8" office:value-type="float" office:value="31151.38356" calcext:value-type="float">
            <text:p>31151.38</text:p>
          </table:table-cell>
          <table:table-cell table:style-name="ce8" office:value-type="float" office:value="32068.39824" calcext:value-type="float">
            <text:p>32068.40</text:p>
          </table:table-cell>
          <table:table-cell table:style-name="ce8" office:value-type="float" office:value="32408.63172" calcext:value-type="float">
            <text:p>32408.63</text:p>
          </table:table-cell>
          <table:table-cell table:style-name="ce8" office:value-type="float" office:value="32571.59652" calcext:value-type="float">
            <text:p>32571.60</text:p>
          </table:table-cell>
          <table:table-cell table:style-name="ce8" office:value-type="float" office:value="33098.5782" calcext:value-type="float">
            <text:p>33098.58</text:p>
          </table:table-cell>
          <table:table-cell table:style-name="ce8" office:value-type="float" office:value="33986.493" calcext:value-type="float">
            <text:p>33986.49</text:p>
          </table:table-cell>
          <table:table-cell table:style-name="ce8" office:value-type="float" office:value="34626.0836188235" calcext:value-type="float">
            <text:p>34626.08</text:p>
          </table:table-cell>
          <table:table-cell table:style-name="ce8" office:value-type="float" office:value="35620.5193647059" calcext:value-type="float">
            <text:p>35620.52</text:p>
          </table:table-cell>
          <table:table-cell table:style-name="ce8" office:value-type="float" office:value="37398.8883105882" calcext:value-type="float">
            <text:p>37398.89</text:p>
          </table:table-cell>
          <table:table-cell table:style-name="ce8" office:value-type="float" office:value="39451.1339929412" calcext:value-type="float">
            <text:p>39451.13</text:p>
          </table:table-cell>
          <table:table-cell table:style-name="ce8" office:value-type="float" office:value="41083.4882682353" calcext:value-type="float">
            <text:p>41083.49</text:p>
          </table:table-cell>
          <table:table-cell table:style-name="ce8" office:value-type="float" office:value="42506.6039505882" calcext:value-type="float">
            <text:p>42506.60</text:p>
          </table:table-cell>
          <table:table-cell table:style-name="ce8" office:value-type="float" office:value="44231.5098352941" calcext:value-type="float">
            <text:p>44231.51</text:p>
          </table:table-cell>
          <table:table-cell table:style-name="ce8" office:value-type="float" office:value="44831.5057811765" calcext:value-type="float">
            <text:p>44831.51</text:p>
          </table:table-cell>
          <table:table-cell table:style-name="ce8" office:value-type="float" office:value="44231.2297411765" calcext:value-type="float">
            <text:p>44231.23</text:p>
          </table:table-cell>
          <table:table-cell table:style-name="ce8" office:value-type="float" office:value="46599.8149529412" calcext:value-type="float">
            <text:p>46599.81</text:p>
          </table:table-cell>
          <table:table-cell table:style-name="ce8" office:value-type="float" office:value="48064.6553976471" calcext:value-type="float">
            <text:p>48064.66</text:p>
          </table:table-cell>
          <table:table-cell table:style-name="ce8" office:value-type="float" office:value="49049.3422941177" calcext:value-type="float">
            <text:p>49049.34</text:p>
          </table:table-cell>
          <table:table-cell table:style-name="ce8" office:value-type="float" office:value="49996.4053411765" calcext:value-type="float">
            <text:p>49996.41</text:p>
          </table:table-cell>
          <table:table-cell table:style-name="ce8" office:value-type="float" office:value="50599.0997364706" calcext:value-type="float">
            <text:p>50599.10</text:p>
          </table:table-cell>
          <table:table-cell table:style-name="ce8" office:value-type="float" office:value="51159.7050917647" calcext:value-type="float">
            <text:p>51159.71</text:p>
          </table:table-cell>
          <table:table-cell table:style-name="ce8" office:value-type="float" office:value="51813.5191294118" calcext:value-type="float">
            <text:p>51813.52</text:p>
          </table:table-cell>
          <table:table-cell table:style-name="ce8" office:value-type="float" office:value="53006.9748" calcext:value-type="float">
            <text:p>53006.97</text:p>
          </table:table-cell>
          <table:table-cell table:style-name="ce8" office:value-type="float" office:value="54427.9352348485" calcext:value-type="float">
            <text:p>54427.94</text:p>
          </table:table-cell>
          <table:table-cell table:style-name="ce8" office:value-type="float" office:value="54854.7307848485" calcext:value-type="float">
            <text:p>54854.73</text:p>
          </table:table-cell>
          <table:table-cell table:style-name="ce8" office:value-type="float" office:value="52366.9693136364" calcext:value-type="float">
            <text:p>52366.97</text:p>
          </table:table-cell>
          <table:table-cell table:style-name="ce8" office:value-type="float" office:value="55461.8398545455" calcext:value-type="float">
            <text:p>55461.84</text:p>
          </table:table-cell>
          <table:table-cell table:style-name="ce8" office:value-type="float" office:value="55934.3389272727" calcext:value-type="float">
            <text:p>55934.3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Renewable Energy Output</text:p>
          </table:table-cell>
          <table:table-cell table:style-name="ce8" office:value-type="float" office:value="1898.74383059988" calcext:value-type="float">
            <text:p>1898.74</text:p>
          </table:table-cell>
          <table:table-cell table:style-name="ce8" office:value-type="float" office:value="1942.40413739988" calcext:value-type="float">
            <text:p>1942.40</text:p>
          </table:table-cell>
          <table:table-cell table:style-name="ce8" office:value-type="float" office:value="1985.95915349868" calcext:value-type="float">
            <text:p>1985.96</text:p>
          </table:table-cell>
          <table:table-cell table:style-name="ce8" office:value-type="float" office:value="2075.19081315156" calcext:value-type="float">
            <text:p>2075.19</text:p>
          </table:table-cell>
          <table:table-cell table:style-name="ce8" office:value-type="float" office:value="2151.75299528088" calcext:value-type="float">
            <text:p>2151.75</text:p>
          </table:table-cell>
          <table:table-cell table:style-name="ce8" office:value-type="float" office:value="2194.554450798" calcext:value-type="float">
            <text:p>2194.55</text:p>
          </table:table-cell>
          <table:table-cell table:style-name="ce8" office:value-type="float" office:value="2230.5792388068" calcext:value-type="float">
            <text:p>2230.58</text:p>
          </table:table-cell>
          <table:table-cell table:style-name="ce8" office:value-type="float" office:value="2266.26050880468" calcext:value-type="float">
            <text:p>2266.26</text:p>
          </table:table-cell>
          <table:table-cell table:style-name="ce8" office:value-type="float" office:value="2338.80309267948" calcext:value-type="float">
            <text:p>2338.80</text:p>
          </table:table-cell>
          <table:table-cell table:style-name="ce8" office:value-type="float" office:value="2341.4170256424" calcext:value-type="float">
            <text:p>2341.42</text:p>
          </table:table-cell>
          <table:table-cell table:style-name="ce8" office:value-type="float" office:value="2432.4440049" calcext:value-type="float">
            <text:p>2432.44</text:p>
          </table:table-cell>
          <table:table-cell table:style-name="ce8" office:value-type="float" office:value="2491.739084664" calcext:value-type="float">
            <text:p>2491.74</text:p>
          </table:table-cell>
          <table:table-cell table:style-name="ce8" office:value-type="float" office:value="2502.19655964" calcext:value-type="float">
            <text:p>2502.20</text:p>
          </table:table-cell>
          <table:table-cell table:style-name="ce8" office:value-type="float" office:value="2649.752202384" calcext:value-type="float">
            <text:p>2649.75</text:p>
          </table:table-cell>
          <table:table-cell table:style-name="ce8" office:value-type="float" office:value="2672.918269308" calcext:value-type="float">
            <text:p>2672.92</text:p>
          </table:table-cell>
          <table:table-cell table:style-name="ce8" office:value-type="float" office:value="2816.94236742" calcext:value-type="float">
            <text:p>2816.94</text:p>
          </table:table-cell>
          <table:table-cell table:style-name="ce8" office:value-type="float" office:value="2857.85207874" calcext:value-type="float">
            <text:p>2857.85</text:p>
          </table:table-cell>
          <table:table-cell table:style-name="ce8" office:value-type="float" office:value="2920.189115232" calcext:value-type="float">
            <text:p>2920.19</text:p>
          </table:table-cell>
          <table:table-cell table:style-name="ce8" office:value-type="float" office:value="2952.863383536" calcext:value-type="float">
            <text:p>2952.86</text:p>
          </table:table-cell>
          <table:table-cell table:style-name="ce8" office:value-type="float" office:value="2988.606554856" calcext:value-type="float">
            <text:p>2988.61</text:p>
          </table:table-cell>
          <table:table-cell table:style-name="ce8" office:value-type="float" office:value="3057.843127104" calcext:value-type="float">
            <text:p>3057.84</text:p>
          </table:table-cell>
          <table:table-cell table:style-name="ce8" office:value-type="float" office:value="3002.60765452612" calcext:value-type="float">
            <text:p>3002.61</text:p>
          </table:table-cell>
          <table:table-cell table:style-name="ce8" office:value-type="float" office:value="3086.53975404706" calcext:value-type="float">
            <text:p>3086.54</text:p>
          </table:table-cell>
          <table:table-cell table:style-name="ce8" office:value-type="float" office:value="3109.73461931294" calcext:value-type="float">
            <text:p>3109.73</text:p>
          </table:table-cell>
          <table:table-cell table:style-name="ce8" office:value-type="float" office:value="3362.07872127294" calcext:value-type="float">
            <text:p>3362.08</text:p>
          </table:table-cell>
          <table:table-cell table:style-name="ce8" office:value-type="float" office:value="3508.68781698823" calcext:value-type="float">
            <text:p>3508.69</text:p>
          </table:table-cell>
          <table:table-cell table:style-name="ce8" office:value-type="float" office:value="3680.22299752941" calcext:value-type="float">
            <text:p>3680.22</text:p>
          </table:table-cell>
          <table:table-cell table:style-name="ce8" office:value-type="float" office:value="3805.41762861177" calcext:value-type="float">
            <text:p>3805.42</text:p>
          </table:table-cell>
          <table:table-cell table:style-name="ce8" office:value-type="float" office:value="4080.69045421882" calcext:value-type="float">
            <text:p>4080.69</text:p>
          </table:table-cell>
          <table:table-cell table:style-name="ce8" office:value-type="float" office:value="4172.89888944" calcext:value-type="float">
            <text:p>4172.90</text:p>
          </table:table-cell>
          <table:table-cell table:style-name="ce8" office:value-type="float" office:value="4506.51586771765" calcext:value-type="float">
            <text:p>4506.52</text:p>
          </table:table-cell>
          <table:table-cell table:style-name="ce8" office:value-type="float" office:value="4732.55712225882" calcext:value-type="float">
            <text:p>4732.56</text:p>
          </table:table-cell>
          <table:table-cell table:style-name="ce8" office:value-type="float" office:value="5067.89217" calcext:value-type="float">
            <text:p>5067.89</text:p>
          </table:table-cell>
          <table:table-cell table:style-name="ce8" office:value-type="float" office:value="5419.8056456" calcext:value-type="float">
            <text:p>5419.81</text:p>
          </table:table-cell>
          <table:table-cell table:style-name="ce8" office:value-type="float" office:value="5714.68870545882" calcext:value-type="float">
            <text:p>5714.69</text:p>
          </table:table-cell>
          <table:table-cell table:style-name="ce8" office:value-type="float" office:value="5954.76005534118" calcext:value-type="float">
            <text:p>5954.76</text:p>
          </table:table-cell>
          <table:table-cell table:style-name="ce8" office:value-type="float" office:value="6329.11749661177" calcext:value-type="float">
            <text:p>6329.12</text:p>
          </table:table-cell>
          <table:table-cell table:style-name="ce8" office:value-type="float" office:value="6753.74904" calcext:value-type="float">
            <text:p>6753.75</text:p>
          </table:table-cell>
          <table:table-cell table:style-name="ce8" office:value-type="float" office:value="7203.61589621212" calcext:value-type="float">
            <text:p>7203.62</text:p>
          </table:table-cell>
          <table:table-cell table:style-name="ce8" office:value-type="float" office:value="7601.65034575758" calcext:value-type="float">
            <text:p>7601.65</text:p>
          </table:table-cell>
          <table:table-cell table:style-name="ce8" office:value-type="float" office:value="8115.48130318182" calcext:value-type="float">
            <text:p>8115.48</text:p>
          </table:table-cell>
          <table:table-cell table:style-name="ce8" office:value-type="float" office:value="8600.80806969697" calcext:value-type="float">
            <text:p>8600.81</text:p>
          </table:table-cell>
          <table:table-cell table:style-name="ce8" office:value-type="float" office:value="9231.371185" calcext:value-type="float">
            <text:p>9231.3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Output</text:p>
          </table:table-cell>
          <table:table-cell table:number-columns-repeated="2" table:style-name="ce8" office:value-type="float" office:value="0.01117739988" calcext:value-type="float">
            <text:p>0.01</text:p>
          </table:table-cell>
          <table:table-cell table:style-name="ce8" office:value-type="float" office:value="0.01969349868" calcext:value-type="float">
            <text:p>0.02</text:p>
          </table:table-cell>
          <table:table-cell table:style-name="ce8" office:value-type="float" office:value="0.03810435156" calcext:value-type="float">
            <text:p>0.04</text:p>
          </table:table-cell>
          <table:table-cell table:style-name="ce8" office:value-type="float" office:value="0.05436128088" calcext:value-type="float">
            <text:p>0.05</text:p>
          </table:table-cell>
          <table:table-cell table:style-name="ce8" office:value-type="float" office:value="0.080868798" calcext:value-type="float">
            <text:p>0.08</text:p>
          </table:table-cell>
          <table:table-cell table:style-name="ce8" office:value-type="float" office:value="0.1639516068" calcext:value-type="float">
            <text:p>0.16</text:p>
          </table:table-cell>
          <table:table-cell table:style-name="ce8" office:value-type="float" office:value="0.21926880468" calcext:value-type="float">
            <text:p>0.22</text:p>
          </table:table-cell>
          <table:table-cell table:style-name="ce8" office:value-type="float" office:value="0.36382587948" calcext:value-type="float">
            <text:p>0.36</text:p>
          </table:table-cell>
          <table:table-cell table:style-name="ce8" office:value-type="float" office:value="3.0998708424" calcext:value-type="float">
            <text:p>3.10</text:p>
          </table:table-cell>
          <table:table-cell table:style-name="ce8" office:value-type="float" office:value="4.2802281" calcext:value-type="float">
            <text:p>4.28</text:p>
          </table:table-cell>
          <table:table-cell table:style-name="ce8" office:value-type="float" office:value="4.887650664" calcext:value-type="float">
            <text:p>4.89</text:p>
          </table:table-cell>
          <table:table-cell table:style-name="ce8" office:value-type="float" office:value="5.53494204" calcext:value-type="float">
            <text:p>5.53</text:p>
          </table:table-cell>
          <table:table-cell table:style-name="ce8" office:value-type="float" office:value="6.664771584" calcext:value-type="float">
            <text:p>6.66</text:p>
          </table:table-cell>
          <table:table-cell table:style-name="ce8" office:value-type="float" office:value="8.227339308" calcext:value-type="float">
            <text:p>8.23</text:p>
          </table:table-cell>
          <table:table-cell table:style-name="ce8" office:value-type="float" office:value="9.48590982" calcext:value-type="float">
            <text:p>9.49</text:p>
          </table:table-cell>
          <table:table-cell table:style-name="ce8" office:value-type="float" office:value="10.55449674" calcext:value-type="float">
            <text:p>10.55</text:p>
          </table:table-cell>
          <table:table-cell table:style-name="ce8" office:value-type="float" office:value="13.602251232" calcext:value-type="float">
            <text:p>13.60</text:p>
          </table:table-cell>
          <table:table-cell table:style-name="ce8" office:value-type="float" office:value="17.821183536" calcext:value-type="float">
            <text:p>17.82</text:p>
          </table:table-cell>
          <table:table-cell table:style-name="ce8" office:value-type="float" office:value="23.560068456" calcext:value-type="float">
            <text:p>23.56</text:p>
          </table:table-cell>
          <table:table-cell table:style-name="ce8" office:value-type="float" office:value="34.563847104" calcext:value-type="float">
            <text:p>34.56</text:p>
          </table:table-cell>
          <table:table-cell table:style-name="ce8" office:value-type="float" office:value="42.3718746672941" calcext:value-type="float">
            <text:p>42.37</text:p>
          </table:table-cell>
          <table:table-cell table:style-name="ce8" office:value-type="float" office:value="57.6769274588235" calcext:value-type="float">
            <text:p>57.68</text:p>
          </table:table-cell>
          <table:table-cell table:style-name="ce8" office:value-type="float" office:value="69.7687491952941" calcext:value-type="float">
            <text:p>69.77</text:p>
          </table:table-cell>
          <table:table-cell table:style-name="ce8" office:value-type="float" office:value="94.3058191082353" calcext:value-type="float">
            <text:p>94.31</text:p>
          </table:table-cell>
          <table:table-cell table:style-name="ce8" office:value-type="float" office:value="115.835766823529" calcext:value-type="float">
            <text:p>115.84</text:p>
          </table:table-cell>
          <table:table-cell table:style-name="ce8" office:value-type="float" office:value="148.2505188" calcext:value-type="float">
            <text:p>148.25</text:p>
          </table:table-cell>
          <table:table-cell table:style-name="ce8" office:value-type="float" office:value="190.896555670588" calcext:value-type="float">
            <text:p>190.90</text:p>
          </table:table-cell>
          <table:table-cell table:style-name="ce8" office:value-type="float" office:value="249.217833512941" calcext:value-type="float">
            <text:p>249.22</text:p>
          </table:table-cell>
          <table:table-cell table:style-name="ce8" office:value-type="float" office:value="317.089166145882" calcext:value-type="float">
            <text:p>317.09</text:p>
          </table:table-cell>
          <table:table-cell table:style-name="ce8" office:value-type="float" office:value="404.858310776471" calcext:value-type="float">
            <text:p>404.86</text:p>
          </table:table-cell>
          <table:table-cell table:style-name="ce8" office:value-type="float" office:value="538.992806964706" calcext:value-type="float">
            <text:p>538.99</text:p>
          </table:table-cell>
          <table:table-cell table:style-name="ce8" office:value-type="float" office:value="672.800758235294" calcext:value-type="float">
            <text:p>672.80</text:p>
          </table:table-cell>
          <table:table-cell table:style-name="ce8" office:value-type="float" office:value="824.0425256" calcext:value-type="float">
            <text:p>824.04</text:p>
          </table:table-cell>
          <table:table-cell table:style-name="ce8" office:value-type="float" office:value="961.417726870588" calcext:value-type="float">
            <text:p>961.42</text:p>
          </table:table-cell>
          <table:table-cell table:style-name="ce8" office:value-type="float" office:value="1157.50744545882" calcext:value-type="float">
            <text:p>1157.51</text:p>
          </table:table-cell>
          <table:table-cell table:style-name="ce8" office:value-type="float" office:value="1373.81036061176" calcext:value-type="float">
            <text:p>1373.81</text:p>
          </table:table-cell>
          <table:table-cell table:style-name="ce8" office:value-type="float" office:value="1689.3914" calcext:value-type="float">
            <text:p>1689.39</text:p>
          </table:table-cell>
          <table:table-cell table:style-name="ce8" office:value-type="float" office:value="1960.24960833333" calcext:value-type="float">
            <text:p>1960.25</text:p>
          </table:table-cell>
          <table:table-cell table:style-name="ce8" office:value-type="float" office:value="2258.45268727273" calcext:value-type="float">
            <text:p>2258.45</text:p>
          </table:table-cell>
          <table:table-cell table:style-name="ce8" office:value-type="float" office:value="2601.23374545455" calcext:value-type="float">
            <text:p>2601.23</text:p>
          </table:table-cell>
          <table:table-cell table:style-name="ce8" office:value-type="float" office:value="3095.57176363636" calcext:value-type="float">
            <text:p>3095.57</text:p>
          </table:table-cell>
          <table:table-cell table:style-name="ce8" office:value-type="float" office:value="3642.03065712121" calcext:value-type="float">
            <text:p>3642.0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Output</text:p>
          </table:table-cell>
          <table:table-cell table:style-name="ce8" office:value-type="float" office:value="1843.368768" calcext:value-type="float">
            <text:p>1843.37</text:p>
          </table:table-cell>
          <table:table-cell table:style-name="ce8" office:value-type="float" office:value="1883.026224" calcext:value-type="float">
            <text:p>1883.03</text:p>
          </table:table-cell>
          <table:table-cell table:style-name="ce8" office:value-type="float" office:value="1917.095616" calcext:value-type="float">
            <text:p>1917.10</text:p>
          </table:table-cell>
          <table:table-cell table:style-name="ce8" office:value-type="float" office:value="1998.9153" calcext:value-type="float">
            <text:p>1998.92</text:p>
          </table:table-cell>
          <table:table-cell table:style-name="ce8" office:value-type="float" office:value="2066.6232" calcext:value-type="float">
            <text:p>2066.62</text:p>
          </table:table-cell>
          <table:table-cell table:style-name="ce8" office:value-type="float" office:value="2106.9378" calcext:value-type="float">
            <text:p>2106.94</text:p>
          </table:table-cell>
          <table:table-cell table:style-name="ce8" office:value-type="float" office:value="2135.488536" calcext:value-type="float">
            <text:p>2135.49</text:p>
          </table:table-cell>
          <table:table-cell table:style-name="ce8" office:value-type="float" office:value="2164.361652" calcext:value-type="float">
            <text:p>2164.36</text:p>
          </table:table-cell>
          <table:table-cell table:style-name="ce8" office:value-type="float" office:value="2233.729332" calcext:value-type="float">
            <text:p>2233.73</text:p>
          </table:table-cell>
          <table:table-cell table:style-name="ce8" office:value-type="float" office:value="2222.271" calcext:value-type="float">
            <text:p>2222.27</text:p>
          </table:table-cell>
          <table:table-cell table:style-name="ce8" office:value-type="float" office:value="2298.13488" calcext:value-type="float">
            <text:p>2298.13</text:p>
          </table:table-cell>
          <table:table-cell table:style-name="ce8" office:value-type="float" office:value="2351.19888" calcext:value-type="float">
            <text:p>2351.20</text:p>
          </table:table-cell>
          <table:table-cell table:style-name="ce8" office:value-type="float" office:value="2350.9404" calcext:value-type="float">
            <text:p>2350.94</text:p>
          </table:table-cell>
          <table:table-cell table:style-name="ce8" office:value-type="float" office:value="2492.52156" calcext:value-type="float">
            <text:p>2492.52</text:p>
          </table:table-cell>
          <table:table-cell table:style-name="ce8" office:value-type="float" office:value="2508.215976" calcext:value-type="float">
            <text:p>2508.22</text:p>
          </table:table-cell>
          <table:table-cell table:style-name="ce8" office:value-type="float" office:value="2643.924744" calcext:value-type="float">
            <text:p>2643.92</text:p>
          </table:table-cell>
          <table:table-cell table:style-name="ce8" office:value-type="float" office:value="2679.419016" calcext:value-type="float">
            <text:p>2679.42</text:p>
          </table:table-cell>
          <table:table-cell table:style-name="ce8" office:value-type="float" office:value="2726.607816" calcext:value-type="float">
            <text:p>2726.61</text:p>
          </table:table-cell>
          <table:table-cell table:style-name="ce8" office:value-type="float" office:value="2747.6442" calcext:value-type="float">
            <text:p>2747.64</text:p>
          </table:table-cell>
          <table:table-cell table:style-name="ce8" office:value-type="float" office:value="2768.43384" calcext:value-type="float">
            <text:p>2768.43</text:p>
          </table:table-cell>
          <table:table-cell table:style-name="ce8" office:value-type="float" office:value="2817.48492" calcext:value-type="float">
            <text:p>2817.48</text:p>
          </table:table-cell>
          <table:table-cell table:style-name="ce8" office:value-type="float" office:value="2745.10714305882" calcext:value-type="float">
            <text:p>2745.11</text:p>
          </table:table-cell>
          <table:table-cell table:style-name="ce8" office:value-type="float" office:value="2795.74484705882" calcext:value-type="float">
            <text:p>2795.74</text:p>
          </table:table-cell>
          <table:table-cell table:style-name="ce8" office:value-type="float" office:value="2792.28254117647" calcext:value-type="float">
            <text:p>2792.28</text:p>
          </table:table-cell>
          <table:table-cell table:style-name="ce8" office:value-type="float" office:value="2998.33184423529" calcext:value-type="float">
            <text:p>2998.33</text:p>
          </table:table-cell>
          <table:table-cell table:style-name="ce8" office:value-type="float" office:value="3099.15847529412" calcext:value-type="float">
            <text:p>3099.16</text:p>
          </table:table-cell>
          <table:table-cell table:style-name="ce8" office:value-type="float" office:value="3217.23144" calcext:value-type="float">
            <text:p>3217.23</text:p>
          </table:table-cell>
          <table:table-cell table:style-name="ce8" office:value-type="float" office:value="3270.73731764706" calcext:value-type="float">
            <text:p>3270.74</text:p>
          </table:table-cell>
          <table:table-cell table:style-name="ce8" office:value-type="float" office:value="3461.48939294118" calcext:value-type="float">
            <text:p>3461.49</text:p>
          </table:table-cell>
          <table:table-cell table:style-name="ce8" office:value-type="float" office:value="3455.89339764706" calcext:value-type="float">
            <text:p>3455.89</text:p>
          </table:table-cell>
          <table:table-cell table:style-name="ce8" office:value-type="float" office:value="3651.43088470588" calcext:value-type="float">
            <text:p>3651.43</text:p>
          </table:table-cell>
          <table:table-cell table:style-name="ce8" office:value-type="float" office:value="3718.00811294118" calcext:value-type="float">
            <text:p>3718.01</text:p>
          </table:table-cell>
          <table:table-cell table:style-name="ce8" office:value-type="float" office:value="3876.807" calcext:value-type="float">
            <text:p>3876.81</text:p>
          </table:table-cell>
          <table:table-cell table:style-name="ce8" office:value-type="float" office:value="4032.51184" calcext:value-type="float">
            <text:p>4032.51</text:p>
          </table:table-cell>
          <table:table-cell table:style-name="ce8" office:value-type="float" office:value="4139.92607058824" calcext:value-type="float">
            <text:p>4139.93</text:p>
          </table:table-cell>
          <table:table-cell table:style-name="ce8" office:value-type="float" office:value="4129.74081882353" calcext:value-type="float">
            <text:p>4129.74</text:p>
          </table:table-cell>
          <table:table-cell table:style-name="ce8" office:value-type="float" office:value="4273.40597411765" calcext:value-type="float">
            <text:p>4273.41</text:p>
          </table:table-cell>
          <table:table-cell table:style-name="ce8" office:value-type="float" office:value="4333.8824" calcext:value-type="float">
            <text:p>4333.88</text:p>
          </table:table-cell>
          <table:table-cell table:style-name="ce8" office:value-type="float" office:value="4450.77698484849" calcext:value-type="float">
            <text:p>4450.78</text:p>
          </table:table-cell>
          <table:table-cell table:style-name="ce8" office:value-type="float" office:value="4507.97011212121" calcext:value-type="float">
            <text:p>4507.97</text:p>
          </table:table-cell>
          <table:table-cell table:style-name="ce8" office:value-type="float" office:value="4631.24728636364" calcext:value-type="float">
            <text:p>4631.25</text:p>
          </table:table-cell>
          <table:table-cell table:style-name="ce8" office:value-type="float" office:value="4556.9583030303" calcext:value-type="float">
            <text:p>4556.96</text:p>
          </table:table-cell>
          <table:table-cell table:style-name="ce8" office:value-type="float" office:value="4605.53106666667" calcext:value-type="float">
            <text:p>4605.5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Output</text:p>
          </table:table-cell>
          <table:table-cell table:style-name="ce8" office:value-type="float" office:value="727.234416" calcext:value-type="float">
            <text:p>727.23</text:p>
          </table:table-cell>
          <table:table-cell table:style-name="ce8" office:value-type="float" office:value="858.831408" calcext:value-type="float">
            <text:p>858.83</text:p>
          </table:table-cell>
          <table:table-cell table:style-name="ce8" office:value-type="float" office:value="931.794264" calcext:value-type="float">
            <text:p>931.79</text:p>
          </table:table-cell>
          <table:table-cell table:style-name="ce8" office:value-type="float" office:value="1056.04524" calcext:value-type="float">
            <text:p>1056.05</text:p>
          </table:table-cell>
          <table:table-cell table:style-name="ce8" office:value-type="float" office:value="1281.548412" calcext:value-type="float">
            <text:p>1281.55</text:p>
          </table:table-cell>
          <table:table-cell table:style-name="ce8" office:value-type="float" office:value="1520.941464" calcext:value-type="float">
            <text:p>1520.94</text:p>
          </table:table-cell>
          <table:table-cell table:style-name="ce8" office:value-type="float" office:value="1629.031104" calcext:value-type="float">
            <text:p>1629.03</text:p>
          </table:table-cell>
          <table:table-cell table:style-name="ce8" office:value-type="float" office:value="1772.03916" calcext:value-type="float">
            <text:p>1772.04</text:p>
          </table:table-cell>
          <table:table-cell table:style-name="ce8" office:value-type="float" office:value="1931.92128" calcext:value-type="float">
            <text:p>1931.92</text:p>
          </table:table-cell>
          <table:table-cell table:style-name="ce8" office:value-type="float" office:value="1986.83856" calcext:value-type="float">
            <text:p>1986.84</text:p>
          </table:table-cell>
          <table:table-cell table:style-name="ce8" office:value-type="float" office:value="2043.619452" calcext:value-type="float">
            <text:p>2043.62</text:p>
          </table:table-cell>
          <table:table-cell table:style-name="ce8" office:value-type="float" office:value="2141.39196" calcext:value-type="float">
            <text:p>2141.39</text:p>
          </table:table-cell>
          <table:table-cell table:style-name="ce8" office:value-type="float" office:value="2157.646824" calcext:value-type="float">
            <text:p>2157.65</text:p>
          </table:table-cell>
          <table:table-cell table:style-name="ce8" office:value-type="float" office:value="2231.953056" calcext:value-type="float">
            <text:p>2231.95</text:p>
          </table:table-cell>
          <table:table-cell table:style-name="ce8" office:value-type="float" office:value="2273.84928" calcext:value-type="float">
            <text:p>2273.85</text:p>
          </table:table-cell>
          <table:table-cell table:style-name="ce8" office:value-type="float" office:value="2372.47668" calcext:value-type="float">
            <text:p>2372.48</text:p>
          </table:table-cell>
          <table:table-cell table:style-name="ce8" office:value-type="float" office:value="2458.370052" calcext:value-type="float">
            <text:p>2458.37</text:p>
          </table:table-cell>
          <table:table-cell table:style-name="ce8" office:value-type="float" office:value="2441.46348" calcext:value-type="float">
            <text:p>2441.46</text:p>
          </table:table-cell>
          <table:table-cell table:style-name="ce8" office:value-type="float" office:value="2483.47872" calcext:value-type="float">
            <text:p>2483.48</text:p>
          </table:table-cell>
          <table:table-cell table:style-name="ce8" office:value-type="float" office:value="2577.978792" calcext:value-type="float">
            <text:p>2577.98</text:p>
          </table:table-cell>
          <table:table-cell table:style-name="ce8" office:value-type="float" office:value="2636.165736" calcext:value-type="float">
            <text:p>2636.17</text:p>
          </table:table-cell>
          <table:table-cell table:style-name="ce8" office:value-type="float" office:value="2710.60183058824" calcext:value-type="float">
            <text:p>2710.60</text:p>
          </table:table-cell>
          <table:table-cell table:style-name="ce8" office:value-type="float" office:value="2753.92209058824" calcext:value-type="float">
            <text:p>2753.92</text:p>
          </table:table-cell>
          <table:table-cell table:style-name="ce8" office:value-type="float" office:value="2698.12321694118" calcext:value-type="float">
            <text:p>2698.12</text:p>
          </table:table-cell>
          <table:table-cell table:style-name="ce8" office:value-type="float" office:value="2820.74308588235" calcext:value-type="float">
            <text:p>2820.74</text:p>
          </table:table-cell>
          <table:table-cell table:style-name="ce8" office:value-type="float" office:value="2828.14553647059" calcext:value-type="float">
            <text:p>2828.15</text:p>
          </table:table-cell>
          <table:table-cell table:style-name="ce8" office:value-type="float" office:value="2863.39235364706" calcext:value-type="float">
            <text:p>2863.39</text:p>
          </table:table-cell>
          <table:table-cell table:style-name="ce8" office:value-type="float" office:value="2805.02061176471" calcext:value-type="float">
            <text:p>2805.02</text:p>
          </table:table-cell>
          <table:table-cell table:style-name="ce8" office:value-type="float" office:value="2796.32437082353" calcext:value-type="float">
            <text:p>2796.32</text:p>
          </table:table-cell>
          <table:table-cell table:style-name="ce8" office:value-type="float" office:value="2756.75590588235" calcext:value-type="float">
            <text:p>2756.76</text:p>
          </table:table-cell>
          <table:table-cell table:style-name="ce8" office:value-type="float" office:value="2827.79725411765" calcext:value-type="float">
            <text:p>2827.80</text:p>
          </table:table-cell>
          <table:table-cell table:style-name="ce8" office:value-type="float" office:value="2709.46765458824" calcext:value-type="float">
            <text:p>2709.47</text:p>
          </table:table-cell>
          <table:table-cell table:style-name="ce8" office:value-type="float" office:value="2523.67255411765" calcext:value-type="float">
            <text:p>2523.67</text:p>
          </table:table-cell>
          <table:table-cell table:style-name="ce8" office:value-type="float" office:value="2543.82563670588" calcext:value-type="float">
            <text:p>2543.83</text:p>
          </table:table-cell>
          <table:table-cell table:style-name="ce8" office:value-type="float" office:value="2595.77255529412" calcext:value-type="float">
            <text:p>2595.77</text:p>
          </table:table-cell>
          <table:table-cell table:style-name="ce8" office:value-type="float" office:value="2630.72425411765" calcext:value-type="float">
            <text:p>2630.72</text:p>
          </table:table-cell>
          <table:table-cell table:style-name="ce8" office:value-type="float" office:value="2669.86398823529" calcext:value-type="float">
            <text:p>2669.86</text:p>
          </table:table-cell>
          <table:table-cell table:style-name="ce8" office:value-type="float" office:value="2693.7116" calcext:value-type="float">
            <text:p>2693.71</text:p>
          </table:table-cell>
          <table:table-cell table:style-name="ce8" office:value-type="float" office:value="2752.55018181818" calcext:value-type="float">
            <text:p>2752.55</text:p>
          </table:table-cell>
          <table:table-cell table:style-name="ce8" office:value-type="float" office:value="2850.14232151515" calcext:value-type="float">
            <text:p>2850.14</text:p>
          </table:table-cell>
          <table:table-cell table:style-name="ce8" office:value-type="float" office:value="2741.55033636364" calcext:value-type="float">
            <text:p>2741.55</text:p>
          </table:table-cell>
          <table:table-cell table:style-name="ce8" office:value-type="float" office:value="2857.4765030303" calcext:value-type="float">
            <text:p>2857.48</text:p>
          </table:table-cell>
          <table:table-cell table:style-name="ce8" office:value-type="float" office:value="2731.71105848485" calcext:value-type="float">
            <text:p>2731.7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Output</text:p>
          </table:table-cell>
          <table:table-cell table:style-name="ce8" office:value-type="float" office:value="55.3638852" calcext:value-type="float">
            <text:p>55.36</text:p>
          </table:table-cell>
          <table:table-cell table:style-name="ce8" office:value-type="float" office:value="59.366736" calcext:value-type="float">
            <text:p>59.37</text:p>
          </table:table-cell>
          <table:table-cell table:style-name="ce8" office:value-type="float" office:value="68.843844" calcext:value-type="float">
            <text:p>68.84</text:p>
          </table:table-cell>
          <table:table-cell table:style-name="ce8" office:value-type="float" office:value="76.2374088" calcext:value-type="float">
            <text:p>76.24</text:p>
          </table:table-cell>
          <table:table-cell table:style-name="ce8" office:value-type="float" office:value="85.075434" calcext:value-type="float">
            <text:p>85.08</text:p>
          </table:table-cell>
          <table:table-cell table:style-name="ce8" office:value-type="float" office:value="87.535782" calcext:value-type="float">
            <text:p>87.54</text:p>
          </table:table-cell>
          <table:table-cell table:style-name="ce8" office:value-type="float" office:value="94.9267512" calcext:value-type="float">
            <text:p>94.93</text:p>
          </table:table-cell>
          <table:table-cell table:style-name="ce8" office:value-type="float" office:value="101.679588" calcext:value-type="float">
            <text:p>101.68</text:p>
          </table:table-cell>
          <table:table-cell table:style-name="ce8" office:value-type="float" office:value="104.7099348" calcext:value-type="float">
            <text:p>104.71</text:p>
          </table:table-cell>
          <table:table-cell table:style-name="ce8" office:value-type="float" office:value="116.0461548" calcext:value-type="float">
            <text:p>116.05</text:p>
          </table:table-cell>
          <table:table-cell table:style-name="ce8" office:value-type="float" office:value="130.0288968" calcext:value-type="float">
            <text:p>130.03</text:p>
          </table:table-cell>
          <table:table-cell table:style-name="ce8" office:value-type="float" office:value="135.652554" calcext:value-type="float">
            <text:p>135.65</text:p>
          </table:table-cell>
          <table:table-cell table:style-name="ce8" office:value-type="float" office:value="145.7212176" calcext:value-type="float">
            <text:p>145.72</text:p>
          </table:table-cell>
          <table:table-cell table:style-name="ce8" office:value-type="float" office:value="150.5658708" calcext:value-type="float">
            <text:p>150.57</text:p>
          </table:table-cell>
          <table:table-cell table:style-name="ce8" office:value-type="float" office:value="156.474954" calcext:value-type="float">
            <text:p>156.47</text:p>
          </table:table-cell>
          <table:table-cell table:style-name="ce8" office:value-type="float" office:value="163.5317136" calcext:value-type="float">
            <text:p>163.53</text:p>
          </table:table-cell>
          <table:table-cell table:style-name="ce8" office:value-type="float" office:value="167.878566" calcext:value-type="float">
            <text:p>167.88</text:p>
          </table:table-cell>
          <table:table-cell table:style-name="ce8" office:value-type="float" office:value="179.979048" calcext:value-type="float">
            <text:p>179.98</text:p>
          </table:table-cell>
          <table:table-cell table:style-name="ce8" office:value-type="float" office:value="187.398" calcext:value-type="float">
            <text:p>187.40</text:p>
          </table:table-cell>
          <table:table-cell table:style-name="ce8" office:value-type="float" office:value="196.6126464" calcext:value-type="float">
            <text:p>196.61</text:p>
          </table:table-cell>
          <table:table-cell table:style-name="ce8" office:value-type="float" office:value="205.79436" calcext:value-type="float">
            <text:p>205.79</text:p>
          </table:table-cell>
          <table:table-cell table:style-name="ce8" office:value-type="float" office:value="215.1286368" calcext:value-type="float">
            <text:p>215.13</text:p>
          </table:table-cell>
          <table:table-cell table:style-name="ce8" office:value-type="float" office:value="233.117979529412" calcext:value-type="float">
            <text:p>233.12</text:p>
          </table:table-cell>
          <table:table-cell table:style-name="ce8" office:value-type="float" office:value="247.683328941176" calcext:value-type="float">
            <text:p>247.68</text:p>
          </table:table-cell>
          <table:table-cell table:style-name="ce8" office:value-type="float" office:value="269.441057929412" calcext:value-type="float">
            <text:p>269.44</text:p>
          </table:table-cell>
          <table:table-cell table:style-name="ce8" office:value-type="float" office:value="293.693574870588" calcext:value-type="float">
            <text:p>293.69</text:p>
          </table:table-cell>
          <table:table-cell table:style-name="ce8" office:value-type="float" office:value="314.741038729412" calcext:value-type="float">
            <text:p>314.74</text:p>
          </table:table-cell>
          <table:table-cell table:style-name="ce8" office:value-type="float" office:value="343.783755294118" calcext:value-type="float">
            <text:p>343.78</text:p>
          </table:table-cell>
          <table:table-cell table:style-name="ce8" office:value-type="float" office:value="369.983227764706" calcext:value-type="float">
            <text:p>369.98</text:p>
          </table:table-cell>
          <table:table-cell table:style-name="ce8" office:value-type="float" office:value="399.916325647059" calcext:value-type="float">
            <text:p>399.92</text:p>
          </table:table-cell>
          <table:table-cell table:style-name="ce8" office:value-type="float" office:value="450.226672235294" calcext:value-type="float">
            <text:p>450.23</text:p>
          </table:table-cell>
          <table:table-cell table:style-name="ce8" office:value-type="float" office:value="475.556202352941" calcext:value-type="float">
            <text:p>475.56</text:p>
          </table:table-cell>
          <table:table-cell table:style-name="ce8" office:value-type="float" office:value="518.284411764706" calcext:value-type="float">
            <text:p>518.28</text:p>
          </table:table-cell>
          <table:table-cell table:style-name="ce8" office:value-type="float" office:value="563.25128" calcext:value-type="float">
            <text:p>563.25</text:p>
          </table:table-cell>
          <table:table-cell table:style-name="ce8" office:value-type="float" office:value="613.344908" calcext:value-type="float">
            <text:p>613.34</text:p>
          </table:table-cell>
          <table:table-cell table:style-name="ce8" office:value-type="float" office:value="667.511791058824" calcext:value-type="float">
            <text:p>667.51</text:p>
          </table:table-cell>
          <table:table-cell table:style-name="ce8" office:value-type="float" office:value="681.901161882353" calcext:value-type="float">
            <text:p>681.90</text:p>
          </table:table-cell>
          <table:table-cell table:style-name="ce8" office:value-type="float" office:value="730.47524" calcext:value-type="float">
            <text:p>730.48</text:p>
          </table:table-cell>
          <table:table-cell table:style-name="ce8" office:value-type="float" office:value="792.589303030303" calcext:value-type="float">
            <text:p>792.59</text:p>
          </table:table-cell>
          <table:table-cell table:style-name="ce8" office:value-type="float" office:value="835.227546363636" calcext:value-type="float">
            <text:p>835.23</text:p>
          </table:table-cell>
          <table:table-cell table:style-name="ce8" office:value-type="float" office:value="883.000271363636" calcext:value-type="float">
            <text:p>883.00</text:p>
          </table:table-cell>
          <table:table-cell table:style-name="ce8" office:value-type="float" office:value="948.278003030303" calcext:value-type="float">
            <text:p>948.28</text:p>
          </table:table-cell>
          <table:table-cell table:style-name="ce8" office:value-type="float" office:value="983.809461212121" calcext:value-type="float">
            <text:p>983.8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cludes bioenergy and geothermal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Energy Output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above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Renewable Energy Capacity</text:p>
          </table:table-cell>
          <table:table-cell table:style-name="ce8" table:number-columns-repeated="2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Capacity</text:p>
          </table:table-cell>
          <table:table-cell table:style-name="ce8" table:number-columns-repeated="2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Capacity</text:p>
          </table:table-cell>
          <table:table-cell table:style-name="ce8" table:number-columns-repeated="2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Capacity</text:p>
          </table:table-cell>
          <table:table-cell table:style-name="ce8" table:number-columns-repeated="2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Capacity</text:p>
          </table:table-cell>
          <table:table-cell table:style-name="ce8" table:number-columns-repeated="2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Primary Fossil Energy (FUEL)</text:p>
          </table:table-cell>
          <table:table-cell table:style-name="ce8"/>
          <table:table-cell table:style-name="ce8" office:value-type="float" office:value="69854.074" calcext:value-type="float">
            <text:p>69854.07</text:p>
          </table:table-cell>
          <table:table-cell table:style-name="ce8" office:value-type="float" office:value="69339.817" calcext:value-type="float">
            <text:p>69339.82</text:p>
          </table:table-cell>
          <table:table-cell table:style-name="ce8" office:value-type="float" office:value="68987.758" calcext:value-type="float">
            <text:p>68987.76</text:p>
          </table:table-cell>
          <table:table-cell table:style-name="ce8" office:value-type="float" office:value="71846.498" calcext:value-type="float">
            <text:p>71846.50</text:p>
          </table:table-cell>
          <table:table-cell table:style-name="ce8" office:value-type="float" office:value="73152.547" calcext:value-type="float">
            <text:p>73152.55</text:p>
          </table:table-cell>
          <table:table-cell table:style-name="ce8" office:value-type="float" office:value="75756.467" calcext:value-type="float">
            <text:p>75756.47</text:p>
          </table:table-cell>
          <table:table-cell table:style-name="ce8" office:value-type="float" office:value="77147.924" calcext:value-type="float">
            <text:p>77147.92</text:p>
          </table:table-cell>
          <table:table-cell table:style-name="ce8" office:value-type="float" office:value="80001.643" calcext:value-type="float">
            <text:p>80001.64</text:p>
          </table:table-cell>
          <table:table-cell table:style-name="ce8" office:value-type="float" office:value="81528.951" calcext:value-type="float">
            <text:p>81528.95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demand for energy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ame as supply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Fuel Extraction Capital</text:p>
          </table:table-cell>
          <table:table-cell table:style-name="ce8" table:number-columns-repeated="30"/>
          <table:table-cell table:style-name="ce8" office:value-type="float" office:value="1097.75112443778" calcext:value-type="float">
            <text:p>1097.75</text:p>
          </table:table-cell>
          <table:table-cell table:style-name="ce8" office:value-type="float" office:value="1202.69865067466" calcext:value-type="float">
            <text:p>1202.70</text:p>
          </table:table-cell>
          <table:table-cell table:style-name="ce8" office:value-type="float" office:value="1347.52623688156" calcext:value-type="float">
            <text:p>1347.53</text:p>
          </table:table-cell>
          <table:table-cell table:style-name="ce8" office:value-type="float" office:value="1374.81259370315" calcext:value-type="float">
            <text:p>1374.81</text:p>
          </table:table-cell>
          <table:table-cell table:style-name="ce8" office:value-type="float" office:value="1387.40629685157" calcext:value-type="float">
            <text:p>1387.41</text:p>
          </table:table-cell>
          <table:table-cell table:style-name="ce8" office:value-type="float" office:value="1148" calcext:value-type="float">
            <text:p>1148.00</text:p>
          </table:table-cell>
          <table:table-cell table:style-name="ce8" office:value-type="float" office:value="939" calcext:value-type="float">
            <text:p>939.00</text:p>
          </table:table-cell>
          <table:table-cell table:style-name="ce8" office:value-type="float" office:value="961" calcext:value-type="float">
            <text:p>961.00</text:p>
          </table:table-cell>
          <table:table-cell table:style-name="ce8" office:value-type="float" office:value="971" calcext:value-type="float">
            <text:p>971.00</text:p>
          </table:table-cell>
          <table:table-cell table:style-name="ce8" office:value-type="float" office:value="932" calcext:value-type="float">
            <text:p>932.00</text:p>
          </table:table-cell>
          <table:table-cell table:style-name="ce8" office:value-type="float" office:value="733" calcext:value-type="float">
            <text:p>733.00</text:p>
          </table:table-cell>
          <table:table-cell table:style-name="ce8" office:value-type="float" office:value="807" calcext:value-type="float">
            <text:p>807.00</text:p>
          </table:table-cell>
          <table:table-cell table:style-name="ce8" office:value-type="float" office:value="897" calcext:value-type="float">
            <text:p>897.00</text:p>
          </table:table-cell>
          <table:table-cell table:style-name="ce8" office:value-type="float" office:value="953" calcext:value-type="float">
            <text:p>953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Energy Capital</text:p>
          </table:table-cell>
          <table:table-cell table:style-name="ce8" table:number-columns-repeated="35"/>
          <table:table-cell table:style-name="ce8" office:value-type="float" office:value="171" calcext:value-type="float">
            <text:p>171.00</text:p>
          </table:table-cell>
          <table:table-cell table:style-name="ce8" office:value-type="float" office:value="166.1" calcext:value-type="float">
            <text:p>166.10</text:p>
          </table:table-cell>
          <table:table-cell table:style-name="ce8" office:value-type="float" office:value="153.3" calcext:value-type="float">
            <text:p>153.30</text:p>
          </table:table-cell>
          <table:table-cell table:style-name="ce8" office:value-type="float" office:value="137.8" calcext:value-type="float">
            <text:p>137.80</text:p>
          </table:table-cell>
          <table:table-cell table:style-name="ce8" office:value-type="float" office:value="134.4" calcext:value-type="float">
            <text:p>134.4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107.3" calcext:value-type="float">
            <text:p>107.3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98" calcext:value-type="float">
            <text:p>98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<text:span text:style-name="T1">energy.</text:span>Investments in Solar and Wind Energy Capacity</text:p>
          </table:table-cell>
          <table:table-cell table:style-name="ce8" table:number-columns-repeated="24"/>
          <table:table-cell table:style-name="ce8" office:value-type="float" office:value="29599999000" calcext:value-type="float">
            <text:p>29599999000.00</text:p>
          </table:table-cell>
          <table:table-cell table:style-name="ce8" office:value-type="float" office:value="42600000000" calcext:value-type="float">
            <text:p>42600000000.00</text:p>
          </table:table-cell>
          <table:table-cell table:style-name="ce8" office:value-type="float" office:value="57800000000" calcext:value-type="float">
            <text:p>57800000000.00</text:p>
          </table:table-cell>
          <table:table-cell table:style-name="ce8" office:value-type="float" office:value="96600000000" calcext:value-type="float">
            <text:p>96600000000.00</text:p>
          </table:table-cell>
          <table:table-cell table:style-name="ce8" office:value-type="float" office:value="134200000000" calcext:value-type="float">
            <text:p>134200000000.00</text:p>
          </table:table-cell>
          <table:table-cell table:style-name="ce8" office:value-type="float" office:value="136700000000" calcext:value-type="float">
            <text:p>136700000000.00</text:p>
          </table:table-cell>
          <table:table-cell table:style-name="ce8" office:value-type="float" office:value="199999990000" calcext:value-type="float">
            <text:p>199999990000.00</text:p>
          </table:table-cell>
          <table:table-cell table:style-name="ce8" office:value-type="float" office:value="243500000000" calcext:value-type="float">
            <text:p>243500000000.00</text:p>
          </table:table-cell>
          <table:table-cell table:style-name="ce8" office:value-type="float" office:value="220799995000" calcext:value-type="float">
            <text:p>220799995000.00</text:p>
          </table:table-cell>
          <table:table-cell table:style-name="ce8" office:value-type="float" office:value="204600000000" calcext:value-type="float">
            <text:p>204600000000.00</text:p>
          </table:table-cell>
          <table:table-cell table:style-name="ce8" office:value-type="float" office:value="258699995000" calcext:value-type="float">
            <text:p>258699995000.00</text:p>
          </table:table-cell>
          <table:table-cell table:style-name="ce8" office:value-type="float" office:value="297699990000" calcext:value-type="float">
            <text:p>297699990000.00</text:p>
          </table:table-cell>
          <table:table-cell table:style-name="ce8" office:value-type="float" office:value="271200010000" calcext:value-type="float">
            <text:p>271200010000.00</text:p>
          </table:table-cell>
          <table:table-cell table:style-name="ce8" office:value-type="float" office:value="309699996000" calcext:value-type="float">
            <text:p>309699996000.00</text:p>
          </table:table-cell>
          <table:table-cell table:style-name="ce8" office:value-type="float" office:value="272600000000" calcext:value-type="float">
            <text:p>2726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Renewables</text:p>
          </table:table-cell>
          <table:table-cell table:style-name="ce8" table:number-columns-repeated="35"/>
          <table:table-cell table:style-name="ce8" office:value-type="float" office:value="331" calcext:value-type="float">
            <text:p>331.00</text:p>
          </table:table-cell>
          <table:table-cell table:style-name="ce8" office:value-type="float" office:value="340" calcext:value-type="float">
            <text:p>340.00</text:p>
          </table:table-cell>
          <table:table-cell table:style-name="ce8" office:value-type="float" office:value="351" calcext:value-type="float">
            <text:p>351.00</text:p>
          </table:table-cell>
          <table:table-cell table:style-name="ce8" office:value-type="float" office:value="377" calcext:value-type="float">
            <text:p>377.00</text:p>
          </table:table-cell>
          <table:table-cell table:style-name="ce8" office:value-type="float" office:value="451" calcext:value-type="float">
            <text:p>451.00</text:p>
          </table:table-cell>
          <table:table-cell table:style-name="ce8" office:value-type="float" office:value="494" calcext:value-type="float">
            <text:p>494.00</text:p>
          </table:table-cell>
          <table:table-cell table:style-name="ce8" office:value-type="float" office:value="517" calcext:value-type="float">
            <text:p>517.00</text:p>
          </table:table-cell>
          <table:table-cell table:style-name="ce8" office:value-type="float" office:value="596" calcext:value-type="float">
            <text:p>596.00</text:p>
          </table:table-cell>
          <table:table-cell table:style-name="ce8" office:value-type="float" office:value="659" calcext:value-type="float">
            <text:p>659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.Investments in Hydropower Energy Capcity</text:p>
          </table:table-cell>
          <table:table-cell table:number-columns-repeated="10"/>
          <table:table-cell table:style-name="ce8" table:number-columns-repeated="20"/>
          <table:table-cell table:style-name="ce8" office:value-type="float" office:value="42.6151" calcext:value-type="float">
            <text:p>42.62</text:p>
          </table:table-cell>
          <table:table-cell table:style-name="ce8" office:value-type="float" office:value="37.9743" calcext:value-type="float">
            <text:p>37.97</text:p>
          </table:table-cell>
          <table:table-cell table:style-name="ce8" office:value-type="float" office:value="43.6264" calcext:value-type="float">
            <text:p>43.63</text:p>
          </table:table-cell>
          <table:table-cell table:style-name="ce8" office:value-type="float" office:value="70.1375" calcext:value-type="float">
            <text:p>70.14</text:p>
          </table:table-cell>
          <table:table-cell table:style-name="ce8" office:value-type="float" office:value="66.5557" calcext:value-type="float">
            <text:p>66.56</text:p>
          </table:table-cell>
          <table:table-cell table:style-name="ce8" office:value-type="float" office:value="54.9659" calcext:value-type="float">
            <text:p>54.97</text:p>
          </table:table-cell>
          <table:table-cell table:style-name="ce8" office:value-type="float" office:value="62.4069" calcext:value-type="float">
            <text:p>62.41</text:p>
          </table:table-cell>
          <table:table-cell table:style-name="ce8" office:value-type="float" office:value="55.0533" calcext:value-type="float">
            <text:p>55.05</text:p>
          </table:table-cell>
          <table:table-cell table:style-name="ce8" office:value-type="float" office:value="31.671" calcext:value-type="float">
            <text:p>31.67</text:p>
          </table:table-cell>
          <table:table-cell table:style-name="ce8" office:value-type="float" office:value="21.9616" calcext:value-type="float">
            <text:p>21.96</text:p>
          </table:table-cell>
          <table:table-cell table:style-name="ce8" table:number-columns-repeated="5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</text:p>
          </table:table-cell>
          <table:table-cell office:value-type="string" calcext:value-type="string">
            <text:p>https://www.irena.org/publications/2020/Jun/Renewable-Power-Costs-in-2019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Nuclear Capacity</text:p>
          </table:table-cell>
          <table:table-cell table:style-name="ce8" table:number-columns-repeated="35"/>
          <table:table-cell table:style-name="ce8" office:value-type="float" office:value="28.8" calcext:value-type="float">
            <text:p>28.80</text:p>
          </table:table-cell>
          <table:table-cell table:style-name="ce8" office:value-type="float" office:value="34.9" calcext:value-type="float">
            <text:p>34.90</text:p>
          </table:table-cell>
          <table:table-cell table:style-name="ce8" office:value-type="float" office:value="38.6" calcext:value-type="float">
            <text:p>38.60</text:p>
          </table:table-cell>
          <table:table-cell table:style-name="ce8" office:value-type="float" office:value="36.3" calcext:value-type="float">
            <text:p>36.30</text:p>
          </table:table-cell>
          <table:table-cell table:style-name="ce8" office:value-type="float" office:value="37.1" calcext:value-type="float">
            <text:p>37.10</text:p>
          </table:table-cell>
          <table:table-cell table:style-name="ce8" office:value-type="float" office:value="40.4" calcext:value-type="float">
            <text:p>40.40</text:p>
          </table:table-cell>
          <table:table-cell table:style-name="ce8" office:value-type="float" office:value="45.3" calcext:value-type="float">
            <text:p>45.30</text:p>
          </table:table-cell>
          <table:table-cell table:style-name="ce8" office:value-type="float" office:value="52.9" calcext:value-type="float">
            <text:p>52.90</text:p>
          </table:table-cell>
          <table:table-cell table:style-name="ce8" office:value-type="float" office:value="62.6" calcext:value-type="float">
            <text:p>62.6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Other Capacity</text:p>
          </table:table-cell>
          <table:table-cell table:style-name="ce8" table:number-columns-repeated="24"/>
          <table:table-cell table:style-name="ce8" office:value-type="float" office:value="12900000000" calcext:value-type="float">
            <text:p>12900000000.00</text:p>
          </table:table-cell>
          <table:table-cell table:style-name="ce8" office:value-type="float" office:value="20000001000" calcext:value-type="float">
            <text:p>20000001000.00</text:p>
          </table:table-cell>
          <table:table-cell table:style-name="ce8" office:value-type="float" office:value="39600000000" calcext:value-type="float">
            <text:p>39600000000.00</text:p>
          </table:table-cell>
          <table:table-cell table:style-name="ce8" office:value-type="float" office:value="44699999000" calcext:value-type="float">
            <text:p>44699999000.00</text:p>
          </table:table-cell>
          <table:table-cell table:style-name="ce8" office:value-type="float" office:value="35700001000" calcext:value-type="float">
            <text:p>35700001000.00</text:p>
          </table:table-cell>
          <table:table-cell table:style-name="ce8" office:value-type="float" office:value="25599998000" calcext:value-type="float">
            <text:p>25599998000.00</text:p>
          </table:table-cell>
          <table:table-cell table:style-name="ce8" office:value-type="float" office:value="30500000000" calcext:value-type="float">
            <text:p>30500000000.00</text:p>
          </table:table-cell>
          <table:table-cell table:style-name="ce8" office:value-type="float" office:value="35400000000" calcext:value-type="float">
            <text:p>35400000000.00</text:p>
          </table:table-cell>
          <table:table-cell table:style-name="ce8" office:value-type="float" office:value="25100000000" calcext:value-type="float">
            <text:p>25100000000.00</text:p>
          </table:table-cell>
          <table:table-cell table:style-name="ce8" office:value-type="float" office:value="22600000700" calcext:value-type="float">
            <text:p>22600000700.00</text:p>
          </table:table-cell>
          <table:table-cell table:style-name="ce8" office:value-type="float" office:value="21700000000" calcext:value-type="float">
            <text:p>21700000000.00</text:p>
          </table:table-cell>
          <table:table-cell table:style-name="ce8" office:value-type="float" office:value="16600000000" calcext:value-type="float">
            <text:p>16600000000.00</text:p>
          </table:table-cell>
          <table:table-cell table:style-name="ce8" office:value-type="float" office:value="18599999900" calcext:value-type="float">
            <text:p>18599999900.00</text:p>
          </table:table-cell>
          <table:table-cell table:style-name="ce8" office:value-type="float" office:value="11400000000" calcext:value-type="float">
            <text:p>11400000000.00</text:p>
          </table:table-cell>
          <table:table-cell table:style-name="ce8" office:value-type="float" office:value="14800000000" calcext:value-type="float">
            <text:p>148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stallation Cost of S&amp;W capacity</text:p>
          </table:table-cell>
          <table:table-cell table:style-name="ce8" table:number-columns-repeated="34"/>
          <table:table-cell table:style-name="ce8" office:value-type="float" office:value="0.870425741180947" calcext:value-type="float">
            <text:p>0.87</text:p>
          </table:table-cell>
          <table:table-cell table:style-name="ce8" office:value-type="float" office:value="0.806430190851043" calcext:value-type="float">
            <text:p>0.81</text:p>
          </table:table-cell>
          <table:table-cell table:style-name="ce8" office:value-type="float" office:value="0.717593291398346" calcext:value-type="float">
            <text:p>0.72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32158497368439" calcext:value-type="float">
            <text:p>0.53</text:p>
          </table:table-cell>
          <table:table-cell table:style-name="ce8" office:value-type="float" office:value="0.492927941118471" calcext:value-type="float">
            <text:p>0.49</text:p>
          </table:table-cell>
          <table:table-cell table:style-name="ce8" office:value-type="float" office:value="0.49768054234464" calcext:value-type="float">
            <text:p>0.50</text:p>
          </table:table-cell>
          <table:table-cell table:style-name="ce8" office:value-type="float" office:value="0.506649965048249" calcext:value-type="float">
            <text:p>0.51</text:p>
          </table:table-cell>
          <table:table-cell table:style-name="ce8" office:value-type="float" office:value="0.523713487984807" calcext:value-type="float">
            <text:p>0.52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$/kW</text:p>
          </table:table-cell>
          <table:table-cell table:style-name="ce8"/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share of GDP invested in fuel extraction</text:p>
          </table:table-cell>
          <table:table-cell table:style-name="ce8" table:number-columns-repeated="3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share of GDP invested in Energy Production</text:p>
          </table:table-cell>
          <table:table-cell table:style-name="ce8" table:number-columns-repeated="3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O2 emissions</text:p>
          </table:table-cell>
          <table:table-cell table:style-name="ce7" office:value-type="float" office:value="19.0527618003299" calcext:value-type="float">
            <text:p>19.0527618003299</text:p>
          </table:table-cell>
          <table:table-cell table:style-name="ce7" office:value-type="float" office:value="18.5889619463705" calcext:value-type="float">
            <text:p>18.5889619463705</text:p>
          </table:table-cell>
          <table:table-cell table:style-name="ce7" office:value-type="float" office:value="18.4407824586149" calcext:value-type="float">
            <text:p>18.4407824586149</text:p>
          </table:table-cell>
          <table:table-cell table:style-name="ce7" office:value-type="float" office:value="18.5506533565753" calcext:value-type="float">
            <text:p>18.5506533565753</text:p>
          </table:table-cell>
          <table:table-cell table:style-name="ce7" office:value-type="float" office:value="19.1971526663156" calcext:value-type="float">
            <text:p>19.1971526663156</text:p>
          </table:table-cell>
          <table:table-cell table:style-name="ce7" office:value-type="float" office:value="19.849859749505" calcext:value-type="float">
            <text:p>19.849859749505</text:p>
          </table:table-cell>
          <table:table-cell table:style-name="ce7" office:value-type="float" office:value="20.1298117910404" calcext:value-type="float">
            <text:p>20.1298117910404</text:p>
          </table:table-cell>
          <table:table-cell table:style-name="ce7" office:value-type="float" office:value="20.7428328018478" calcext:value-type="float">
            <text:p>20.7428328018478</text:p>
          </table:table-cell>
          <table:table-cell table:style-name="ce7" office:value-type="float" office:value="21.5376458283009" calcext:value-type="float">
            <text:p>21.5376458283009</text:p>
          </table:table-cell>
          <table:table-cell table:style-name="ce7" office:value-type="float" office:value="21.8328513926012" calcext:value-type="float">
            <text:p>21.8328513926012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H4 emissions</text:p>
          </table:table-cell>
          <table:table-cell table:style-name="ce7" office:value-type="float" office:value="0.118891267891857" calcext:value-type="float">
            <text:p>0.118891267891857</text:p>
          </table:table-cell>
          <table:table-cell table:style-name="ce7" office:value-type="float" office:value="0.114040256394576" calcext:value-type="float">
            <text:p>0.114040256394576</text:p>
          </table:table-cell>
          <table:table-cell table:style-name="ce7" office:value-type="float" office:value="0.1140396044931" calcext:value-type="float">
            <text:p>0.1140396044931</text:p>
          </table:table-cell>
          <table:table-cell table:style-name="ce7" office:value-type="float" office:value="0.113728487982937" calcext:value-type="float">
            <text:p>0.113728487982937</text:p>
          </table:table-cell>
          <table:table-cell table:style-name="ce7" office:value-type="float" office:value="0.11433025717311" calcext:value-type="float">
            <text:p>0.11433025717311</text:p>
          </table:table-cell>
          <table:table-cell table:style-name="ce7" office:value-type="float" office:value="0.113373024847311" calcext:value-type="float">
            <text:p>0.113373024847311</text:p>
          </table:table-cell>
          <table:table-cell table:style-name="ce7" office:value-type="float" office:value="0.116530286269535" calcext:value-type="float">
            <text:p>0.116530286269535</text:p>
          </table:table-cell>
          <table:table-cell table:style-name="ce7" office:value-type="float" office:value="0.117835265145496" calcext:value-type="float">
            <text:p>0.117835265145496</text:p>
          </table:table-cell>
          <table:table-cell table:style-name="ce7" office:value-type="float" office:value="0.120965464736499" calcext:value-type="float">
            <text:p>0.120965464736499</text:p>
          </table:table-cell>
          <table:table-cell table:style-name="ce7" office:value-type="float" office:value="0.122598632813481" calcext:value-type="float">
            <text:p>0.122598632813481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N20 emissions</text:p>
          </table:table-cell>
          <table:table-cell table:style-name="ce7" office:value-type="float" office:value="0.000599520311503673" calcext:value-type="float">
            <text:p>0.000599520311503673</text:p>
          </table:table-cell>
          <table:table-cell table:style-name="ce7" office:value-type="float" office:value="0.000625390941408956" calcext:value-type="float">
            <text:p>0.000625390941408956</text:p>
          </table:table-cell>
          <table:table-cell table:style-name="ce7" office:value-type="float" office:value="0.000785324049308535" calcext:value-type="float">
            <text:p>0.000785324049308535</text:p>
          </table:table-cell>
          <table:table-cell table:style-name="ce7" office:value-type="float" office:value="0.00082139777085711" calcext:value-type="float">
            <text:p>0.00082139777085711</text:p>
          </table:table-cell>
          <table:table-cell table:style-name="ce7" office:value-type="float" office:value="0.00074420193402416" calcext:value-type="float">
            <text:p>0.00074420193402416</text:p>
          </table:table-cell>
          <table:table-cell table:style-name="ce7" office:value-type="float" office:value="0.000705265036981322" calcext:value-type="float">
            <text:p>0.000705265036981322</text:p>
          </table:table-cell>
          <table:table-cell table:style-name="ce7" office:value-type="float" office:value="0.000800068714082827" calcext:value-type="float">
            <text:p>0.000800068714082827</text:p>
          </table:table-cell>
          <table:table-cell table:style-name="ce7" office:value-type="float" office:value="0.000941746343849533" calcext:value-type="float">
            <text:p>0.000941746343849533</text:p>
          </table:table-cell>
          <table:table-cell table:style-name="ce7" office:value-type="float" office:value="0.000827580603916707" calcext:value-type="float">
            <text:p>0.000827580603916707</text:p>
          </table:table-cell>
          <table:table-cell table:style-name="ce7" office:value-type="float" office:value="0.00091543466993834" calcext:value-type="float">
            <text:p>0.00091543466993834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SO2 emissions</text:p>
          </table:table-cell>
          <table:table-cell table:style-name="ce7" office:value-type="float" office:value="0.135274361821225" calcext:value-type="float">
            <text:p>0.135274361821225</text:p>
          </table:table-cell>
          <table:table-cell table:style-name="ce7" office:value-type="float" office:value="0.131177243956212" calcext:value-type="float">
            <text:p>0.131177243956212</text:p>
          </table:table-cell>
          <table:table-cell table:style-name="ce7" office:value-type="float" office:value="0.128528124897505" calcext:value-type="float">
            <text:p>0.128528124897505</text:p>
          </table:table-cell>
          <table:table-cell table:style-name="ce7" office:value-type="float" office:value="0.127022248167481" calcext:value-type="float">
            <text:p>0.127022248167481</text:p>
          </table:table-cell>
          <table:table-cell table:style-name="ce7" office:value-type="float" office:value="0.128447947491398" calcext:value-type="float">
            <text:p>0.128447947491398</text:p>
          </table:table-cell>
          <table:table-cell table:style-name="ce7" office:value-type="float" office:value="0.128742190694862" calcext:value-type="float">
            <text:p>0.128742190694862</text:p>
          </table:table-cell>
          <table:table-cell table:style-name="ce7" office:value-type="float" office:value="0.128747593511274" calcext:value-type="float">
            <text:p>0.128747593511274</text:p>
          </table:table-cell>
          <table:table-cell table:style-name="ce7" office:value-type="float" office:value="0.131160046629886" calcext:value-type="float">
            <text:p>0.131160046629886</text:p>
          </table:table-cell>
          <table:table-cell table:style-name="ce7" office:value-type="float" office:value="0.132253269965877" calcext:value-type="float">
            <text:p>0.132253269965877</text:p>
          </table:table-cell>
          <table:table-cell table:style-name="ce7" office:value-type="float" office:value="0.132422804838463" calcext:value-type="float">
            <text:p>0.132422804838463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office:value-type="string" calcext:value-type="string">
            <text:p>energy.conversion efficiency of fossil fuels to secondary fossil energy</text:p>
          </table:table-cell>
          <table:table-cell table:number-columns-repeated="21" office:value-type="float" office:value="0.36" calcext:value-type="float">
            <text:p>0.36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0.367058823529412" calcext:value-type="float">
            <text:p>0.367058823529412</text:p>
          </table:table-cell>
          <table:table-cell office:value-type="float" office:value="0.369411764705882" calcext:value-type="float">
            <text:p>0.369411764705882</text:p>
          </table:table-cell>
          <table:table-cell office:value-type="float" office:value="0.371764705882353" calcext:value-type="float">
            <text:p>0.371764705882353</text:p>
          </table:table-cell>
          <table:table-cell office:value-type="float" office:value="0.374117647058824" calcext:value-type="float">
            <text:p>0.37411764705882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0.378823529411765" calcext:value-type="float">
            <text:p>0.378823529411765</text:p>
          </table:table-cell>
          <table:table-cell office:value-type="float" office:value="0.381176470588235" calcext:value-type="float">
            <text:p>0.381176470588235</text:p>
          </table:table-cell>
          <table:table-cell office:value-type="float" office:value="0.383529411764706" calcext:value-type="float">
            <text:p>0.383529411764706</text:p>
          </table:table-cell>
          <table:table-cell office:value-type="float" office:value="0.385882352941176" calcext:value-type="float">
            <text:p>0.385882352941176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0.390588235294118" calcext:value-type="float">
            <text:p>0.390588235294118</text:p>
          </table:table-cell>
          <table:table-cell office:value-type="float" office:value="0.392941176470588" calcext:value-type="float">
            <text:p>0.392941176470588</text:p>
          </table:table-cell>
          <table:table-cell office:value-type="float" office:value="0.395294117647059" calcext:value-type="float">
            <text:p>0.395294117647059</text:p>
          </table:table-cell>
          <table:table-cell office:value-type="float" office:value="0.397647058823529" calcext:value-type="float">
            <text:p>0.397647058823529</text:p>
          </table:table-cell>
          <table:table-cell office:value-type="float" office:value="0.4" calcext:value-type="float">
            <text:p>0.4</text:p>
          </table:table-cell>
          <table:table-cell office:value-type="float" office:value="0.401515151515152" calcext:value-type="float">
            <text:p>0.401515151515152</text:p>
          </table:table-cell>
          <table:table-cell office:value-type="float" office:value="0.403030303030303" calcext:value-type="float">
            <text:p>0.403030303030303</text:p>
          </table:table-cell>
          <table:table-cell office:value-type="float" office:value="0.404545454545455" calcext:value-type="float">
            <text:p>0.404545454545455</text:p>
          </table:table-cell>
          <table:table-cell office:value-type="float" office:value="0.406060606060606" calcext:value-type="float">
            <text:p>0.406060606060606</text:p>
          </table:table-cell>
          <table:table-cell office:value-type="float" office:value="0.407575757575758" calcext:value-type="float">
            <text:p>0.407575757575758</text:p>
          </table:table-cell>
          <table:table-cell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dmnl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conversion factors of primary energy to electricity in a traditional fossil fuel plant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 table:number-columns-repeated="16333"/>
        </table:table-row>
        <table:table-row table:style-name="ro1" table:number-rows-repeated="12">
          <table:table-cell table:number-columns-repeated="16384"/>
        </table:table-row>
        <table:table-row table:style-name="ro1" table:number-rows-repeated="6">
          <table:table-cell table:number-columns-repeated="35"/>
          <table:table-cell table:style-name="ce2" table:number-columns-repeated="3"/>
          <table:table-cell table:number-columns-repeated="16346"/>
        </table:table-row>
        <table:table-row table:style-name="ro1" table:number-rows-repeated="9">
          <table:table-cell table:number-columns-repeated="36"/>
          <table:table-cell table:style-name="ce2" table:number-columns-repeated="2"/>
          <table:table-cell table:number-columns-repeated="1634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number-columns-repeated="5" table:default-cell-style-name="ce15"/>
        <table:table-column table:style-name="co16" table:number-columns-repeated="16" table:default-cell-style-name="ce15"/>
        <table:table-column table:style-name="co19" table:number-columns-repeated="2" table:default-cell-style-name="ce15"/>
        <table:table-column table:style-name="co17" table:number-columns-repeated="4" table:default-cell-style-name="ce15"/>
        <table:table-column table:style-name="co20" table:number-columns-repeated="2" table:default-cell-style-name="ce15"/>
        <table:table-column table:style-name="co21" table:default-cell-style-name="ce15"/>
        <table:table-column table:style-name="co8" table:number-columns-repeated="8" table:default-cell-style-name="ce15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energy.Secondary Fossil Energy Output" calcext:value-type="string">
            <text:p>energy.Secondary Fossil Energy Output</text:p>
          </table:table-cell>
          <table:table-cell table:formula="of:=IF([$'realWorldCalibrationData-collectedUnscaled'.B2];[$'realWorldCalibrationData-collectedUnscaled'.B2]*[$'realWorldCalibrationData-collectedUnscaled'.$AV2];&quot;&quot;)" office:value-type="float" office:value="25423.09344" calcext:value-type="float">
            <text:p>25423.09344</text:p>
          </table:table-cell>
          <table:table-cell table:formula="of:=IF([$'realWorldCalibrationData-collectedUnscaled'.C2];[$'realWorldCalibrationData-collectedUnscaled'.C2]*[$'realWorldCalibrationData-collectedUnscaled'.$AV2];&quot;&quot;)" office:value-type="float" office:value="25132.89348" calcext:value-type="float">
            <text:p>25132.89348</text:p>
          </table:table-cell>
          <table:table-cell table:formula="of:=IF([$'realWorldCalibrationData-collectedUnscaled'.D2];[$'realWorldCalibrationData-collectedUnscaled'.D2]*[$'realWorldCalibrationData-collectedUnscaled'.$AV2];&quot;&quot;)" office:value-type="float" office:value="24862.7718" calcext:value-type="float">
            <text:p>24862.7718</text:p>
          </table:table-cell>
          <table:table-cell table:formula="of:=IF([$'realWorldCalibrationData-collectedUnscaled'.E2];[$'realWorldCalibrationData-collectedUnscaled'.E2]*[$'realWorldCalibrationData-collectedUnscaled'.$AV2];&quot;&quot;)" office:value-type="float" office:value="25094.44512" calcext:value-type="float">
            <text:p>25094.44512</text:p>
          </table:table-cell>
          <table:table-cell table:formula="of:=IF([$'realWorldCalibrationData-collectedUnscaled'.F2];[$'realWorldCalibrationData-collectedUnscaled'.F2]*[$'realWorldCalibrationData-collectedUnscaled'.$AV2];&quot;&quot;)" office:value-type="float" office:value="26130.19968" calcext:value-type="float">
            <text:p>26130.19968</text:p>
          </table:table-cell>
          <table:table-cell table:formula="of:=IF([$'realWorldCalibrationData-collectedUnscaled'.G2];[$'realWorldCalibrationData-collectedUnscaled'.G2]*[$'realWorldCalibrationData-collectedUnscaled'.$AV2];&quot;&quot;)" office:value-type="float" office:value="26610.17256" calcext:value-type="float">
            <text:p>26610.17256</text:p>
          </table:table-cell>
          <table:table-cell table:formula="of:=IF([$'realWorldCalibrationData-collectedUnscaled'.H2];[$'realWorldCalibrationData-collectedUnscaled'.H2]*[$'realWorldCalibrationData-collectedUnscaled'.$AV2];&quot;&quot;)" office:value-type="float" office:value="27141.13692" calcext:value-type="float">
            <text:p>27141.13692</text:p>
          </table:table-cell>
          <table:table-cell table:formula="of:=IF([$'realWorldCalibrationData-collectedUnscaled'.I2];[$'realWorldCalibrationData-collectedUnscaled'.I2]*[$'realWorldCalibrationData-collectedUnscaled'.$AV2];&quot;&quot;)" office:value-type="float" office:value="28043.52516" calcext:value-type="float">
            <text:p>28043.52516</text:p>
          </table:table-cell>
          <table:table-cell table:formula="of:=IF([$'realWorldCalibrationData-collectedUnscaled'.J2];[$'realWorldCalibrationData-collectedUnscaled'.J2]*[$'realWorldCalibrationData-collectedUnscaled'.$AV2];&quot;&quot;)" office:value-type="float" office:value="29018.67732" calcext:value-type="float">
            <text:p>29018.67732</text:p>
          </table:table-cell>
          <table:table-cell table:formula="of:=IF([$'realWorldCalibrationData-collectedUnscaled'.K2];[$'realWorldCalibrationData-collectedUnscaled'.K2]*[$'realWorldCalibrationData-collectedUnscaled'.$AV2];&quot;&quot;)" office:value-type="float" office:value="29616.62148" calcext:value-type="float">
            <text:p>29616.62148</text:p>
          </table:table-cell>
          <table:table-cell table:formula="of:=IF([$'realWorldCalibrationData-collectedUnscaled'.L2];[$'realWorldCalibrationData-collectedUnscaled'.L2]*[$'realWorldCalibrationData-collectedUnscaled'.$AV2];&quot;&quot;)" office:value-type="float" office:value="29903.1552" calcext:value-type="float">
            <text:p>29903.1552</text:p>
          </table:table-cell>
          <table:table-cell table:formula="of:=IF([$'realWorldCalibrationData-collectedUnscaled'.M2];[$'realWorldCalibrationData-collectedUnscaled'.M2]*[$'realWorldCalibrationData-collectedUnscaled'.$AV2];&quot;&quot;)" office:value-type="float" office:value="29985.8634" calcext:value-type="float">
            <text:p>29985.8634</text:p>
          </table:table-cell>
          <table:table-cell table:formula="of:=IF([$'realWorldCalibrationData-collectedUnscaled'.N2];[$'realWorldCalibrationData-collectedUnscaled'.N2]*[$'realWorldCalibrationData-collectedUnscaled'.$AV2];&quot;&quot;)" office:value-type="float" office:value="30156.86664" calcext:value-type="float">
            <text:p>30156.86664</text:p>
          </table:table-cell>
          <table:table-cell table:formula="of:=IF([$'realWorldCalibrationData-collectedUnscaled'.O2];[$'realWorldCalibrationData-collectedUnscaled'.O2]*[$'realWorldCalibrationData-collectedUnscaled'.$AV2];&quot;&quot;)" office:value-type="float" office:value="30209.67288" calcext:value-type="float">
            <text:p>30209.67288</text:p>
          </table:table-cell>
          <table:table-cell table:formula="of:=IF([$'realWorldCalibrationData-collectedUnscaled'.P2];[$'realWorldCalibrationData-collectedUnscaled'.P2]*[$'realWorldCalibrationData-collectedUnscaled'.$AV2];&quot;&quot;)" office:value-type="float" office:value="30585.81456" calcext:value-type="float">
            <text:p>30585.81456</text:p>
          </table:table-cell>
          <table:table-cell table:formula="of:=IF([$'realWorldCalibrationData-collectedUnscaled'.Q2];[$'realWorldCalibrationData-collectedUnscaled'.Q2]*[$'realWorldCalibrationData-collectedUnscaled'.$AV2];&quot;&quot;)" office:value-type="float" office:value="31151.38356" calcext:value-type="float">
            <text:p>31151.38356</text:p>
          </table:table-cell>
          <table:table-cell table:formula="of:=IF([$'realWorldCalibrationData-collectedUnscaled'.R2];[$'realWorldCalibrationData-collectedUnscaled'.R2]*[$'realWorldCalibrationData-collectedUnscaled'.$AV2];&quot;&quot;)" office:value-type="float" office:value="32068.39824" calcext:value-type="float">
            <text:p>32068.39824</text:p>
          </table:table-cell>
          <table:table-cell table:formula="of:=IF([$'realWorldCalibrationData-collectedUnscaled'.S2];[$'realWorldCalibrationData-collectedUnscaled'.S2]*[$'realWorldCalibrationData-collectedUnscaled'.$AV2];&quot;&quot;)" office:value-type="float" office:value="32408.63172" calcext:value-type="float">
            <text:p>32408.63172</text:p>
          </table:table-cell>
          <table:table-cell table:formula="of:=IF([$'realWorldCalibrationData-collectedUnscaled'.T2];[$'realWorldCalibrationData-collectedUnscaled'.T2]*[$'realWorldCalibrationData-collectedUnscaled'.$AV2];&quot;&quot;)" office:value-type="float" office:value="32571.59652" calcext:value-type="float">
            <text:p>32571.59652</text:p>
          </table:table-cell>
          <table:table-cell table:formula="of:=IF([$'realWorldCalibrationData-collectedUnscaled'.U2];[$'realWorldCalibrationData-collectedUnscaled'.U2]*[$'realWorldCalibrationData-collectedUnscaled'.$AV2];&quot;&quot;)" office:value-type="float" office:value="33098.5782" calcext:value-type="float">
            <text:p>33098.5782</text:p>
          </table:table-cell>
          <table:table-cell table:formula="of:=IF([$'realWorldCalibrationData-collectedUnscaled'.V2];[$'realWorldCalibrationData-collectedUnscaled'.V2]*[$'realWorldCalibrationData-collectedUnscaled'.$AV2];&quot;&quot;)" office:value-type="float" office:value="33986.493" calcext:value-type="float">
            <text:p>33986.493</text:p>
          </table:table-cell>
          <table:table-cell table:formula="of:=IF([$'realWorldCalibrationData-collectedUnscaled'.W2];[$'realWorldCalibrationData-collectedUnscaled'.W2]*[$'realWorldCalibrationData-collectedUnscaled'.$AV2];&quot;&quot;)" office:value-type="float" office:value="34626.0836188235" calcext:value-type="float">
            <text:p>34626.0836188235</text:p>
          </table:table-cell>
          <table:table-cell table:formula="of:=IF([$'realWorldCalibrationData-collectedUnscaled'.X2];[$'realWorldCalibrationData-collectedUnscaled'.X2]*[$'realWorldCalibrationData-collectedUnscaled'.$AV2];&quot;&quot;)" office:value-type="float" office:value="35620.5193647059" calcext:value-type="float">
            <text:p>35620.5193647059</text:p>
          </table:table-cell>
          <table:table-cell table:formula="of:=IF([$'realWorldCalibrationData-collectedUnscaled'.Y2];[$'realWorldCalibrationData-collectedUnscaled'.Y2]*[$'realWorldCalibrationData-collectedUnscaled'.$AV2];&quot;&quot;)" office:value-type="float" office:value="37398.8883105882" calcext:value-type="float">
            <text:p>37398.8883105882</text:p>
          </table:table-cell>
          <table:table-cell table:formula="of:=IF([$'realWorldCalibrationData-collectedUnscaled'.Z2];[$'realWorldCalibrationData-collectedUnscaled'.Z2]*[$'realWorldCalibrationData-collectedUnscaled'.$AV2];&quot;&quot;)" office:value-type="float" office:value="39451.1339929412" calcext:value-type="float">
            <text:p>39451.1339929412</text:p>
          </table:table-cell>
          <table:table-cell table:formula="of:=IF([$'realWorldCalibrationData-collectedUnscaled'.AA2];[$'realWorldCalibrationData-collectedUnscaled'.AA2]*[$'realWorldCalibrationData-collectedUnscaled'.$AV2];&quot;&quot;)" office:value-type="float" office:value="41083.4882682353" calcext:value-type="float">
            <text:p>41083.4882682353</text:p>
          </table:table-cell>
          <table:table-cell table:formula="of:=IF([$'realWorldCalibrationData-collectedUnscaled'.AB2];[$'realWorldCalibrationData-collectedUnscaled'.AB2]*[$'realWorldCalibrationData-collectedUnscaled'.$AV2];&quot;&quot;)" office:value-type="float" office:value="42506.6039505882" calcext:value-type="float">
            <text:p>42506.6039505882</text:p>
          </table:table-cell>
          <table:table-cell table:formula="of:=IF([$'realWorldCalibrationData-collectedUnscaled'.AC2];[$'realWorldCalibrationData-collectedUnscaled'.AC2]*[$'realWorldCalibrationData-collectedUnscaled'.$AV2];&quot;&quot;)" office:value-type="float" office:value="44231.5098352941" calcext:value-type="float">
            <text:p>44231.5098352941</text:p>
          </table:table-cell>
          <table:table-cell table:formula="of:=IF([$'realWorldCalibrationData-collectedUnscaled'.AD2];[$'realWorldCalibrationData-collectedUnscaled'.AD2]*[$'realWorldCalibrationData-collectedUnscaled'.$AV2];&quot;&quot;)" office:value-type="float" office:value="44831.5057811765" calcext:value-type="float">
            <text:p>44831.5057811765</text:p>
          </table:table-cell>
          <table:table-cell table:formula="of:=IF([$'realWorldCalibrationData-collectedUnscaled'.AE2];[$'realWorldCalibrationData-collectedUnscaled'.AE2]*[$'realWorldCalibrationData-collectedUnscaled'.$AV2];&quot;&quot;)" office:value-type="float" office:value="44231.2297411765" calcext:value-type="float">
            <text:p>44231.2297411765</text:p>
          </table:table-cell>
          <table:table-cell table:formula="of:=IF([$'realWorldCalibrationData-collectedUnscaled'.AF2];[$'realWorldCalibrationData-collectedUnscaled'.AF2]*[$'realWorldCalibrationData-collectedUnscaled'.$AV2];&quot;&quot;)" office:value-type="float" office:value="46599.8149529412" calcext:value-type="float">
            <text:p>46599.8149529412</text:p>
          </table:table-cell>
          <table:table-cell table:formula="of:=IF([$'realWorldCalibrationData-collectedUnscaled'.AG2];[$'realWorldCalibrationData-collectedUnscaled'.AG2]*[$'realWorldCalibrationData-collectedUnscaled'.$AV2];&quot;&quot;)" office:value-type="float" office:value="48064.6553976471" calcext:value-type="float">
            <text:p>48064.6553976471</text:p>
          </table:table-cell>
          <table:table-cell table:formula="of:=IF([$'realWorldCalibrationData-collectedUnscaled'.AH2];[$'realWorldCalibrationData-collectedUnscaled'.AH2]*[$'realWorldCalibrationData-collectedUnscaled'.$AV2];&quot;&quot;)" office:value-type="float" office:value="49049.3422941177" calcext:value-type="float">
            <text:p>49049.3422941177</text:p>
          </table:table-cell>
          <table:table-cell table:formula="of:=IF([$'realWorldCalibrationData-collectedUnscaled'.AI2];[$'realWorldCalibrationData-collectedUnscaled'.AI2]*[$'realWorldCalibrationData-collectedUnscaled'.$AV2];&quot;&quot;)" office:value-type="float" office:value="49996.4053411765" calcext:value-type="float">
            <text:p>49996.4053411765</text:p>
          </table:table-cell>
          <table:table-cell table:formula="of:=IF([$'realWorldCalibrationData-collectedUnscaled'.AJ2];[$'realWorldCalibrationData-collectedUnscaled'.AJ2]*[$'realWorldCalibrationData-collectedUnscaled'.$AV2];&quot;&quot;)" office:value-type="float" office:value="50599.0997364706" calcext:value-type="float">
            <text:p>50599.0997364706</text:p>
          </table:table-cell>
          <table:table-cell table:formula="of:=IF([$'realWorldCalibrationData-collectedUnscaled'.AK2];[$'realWorldCalibrationData-collectedUnscaled'.AK2]*[$'realWorldCalibrationData-collectedUnscaled'.$AV2];&quot;&quot;)" office:value-type="float" office:value="51159.7050917647" calcext:value-type="float">
            <text:p>51159.7050917647</text:p>
          </table:table-cell>
          <table:table-cell table:formula="of:=IF([$'realWorldCalibrationData-collectedUnscaled'.AL2];[$'realWorldCalibrationData-collectedUnscaled'.AL2]*[$'realWorldCalibrationData-collectedUnscaled'.$AV2];&quot;&quot;)" office:value-type="float" office:value="51813.5191294118" calcext:value-type="float">
            <text:p>51813.5191294118</text:p>
          </table:table-cell>
          <table:table-cell table:formula="of:=IF([$'realWorldCalibrationData-collectedUnscaled'.AM2];[$'realWorldCalibrationData-collectedUnscaled'.AM2]*[$'realWorldCalibrationData-collectedUnscaled'.$AV2];&quot;&quot;)" office:value-type="float" office:value="53006.9748" calcext:value-type="float">
            <text:p>53006.9748</text:p>
          </table:table-cell>
          <table:table-cell table:formula="of:=IF([$'realWorldCalibrationData-collectedUnscaled'.AN2];[$'realWorldCalibrationData-collectedUnscaled'.AN2]*[$'realWorldCalibrationData-collectedUnscaled'.$AV2];&quot;&quot;)" office:value-type="float" office:value="54427.9352348485" calcext:value-type="float">
            <text:p>54427.9352348485</text:p>
          </table:table-cell>
          <table:table-cell table:formula="of:=IF([$'realWorldCalibrationData-collectedUnscaled'.AO2];[$'realWorldCalibrationData-collectedUnscaled'.AO2]*[$'realWorldCalibrationData-collectedUnscaled'.$AV2];&quot;&quot;)" office:value-type="float" office:value="54854.7307848485" calcext:value-type="float">
            <text:p>54854.7307848485</text:p>
          </table:table-cell>
          <table:table-cell table:formula="of:=IF([$'realWorldCalibrationData-collectedUnscaled'.AP2];[$'realWorldCalibrationData-collectedUnscaled'.AP2]*[$'realWorldCalibrationData-collectedUnscaled'.$AV2];&quot;&quot;)" office:value-type="float" office:value="52366.9693136364" calcext:value-type="float">
            <text:p>52366.9693136364</text:p>
          </table:table-cell>
          <table:table-cell table:formula="of:=IF([$'realWorldCalibrationData-collectedUnscaled'.AQ2];[$'realWorldCalibrationData-collectedUnscaled'.AQ2]*[$'realWorldCalibrationData-collectedUnscaled'.$AV2];&quot;&quot;)" office:value-type="float" office:value="55461.8398545455" calcext:value-type="float">
            <text:p>55461.8398545455</text:p>
          </table:table-cell>
          <table:table-cell table:formula="of:=IF([$'realWorldCalibrationData-collectedUnscaled'.AR2];[$'realWorldCalibrationData-collectedUnscaled'.AR2]*[$'realWorldCalibrationData-collectedUnscaled'.$AV2];&quot;&quot;)" office:value-type="float" office:value="55934.3389272727" calcext:value-type="float">
            <text:p>55934.3389272727</text:p>
          </table:table-cell>
          <table:table-cell table:formula="of:=IF([$'realWorldCalibrationData-collectedUnscaled'.AS2];[$'realWorldCalibrationData-collectedUnscaled'.AS2]*[$'realWorldCalibrationData-collectedUnscaled'.$AV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energy.Renewable Energy Output" calcext:value-type="string">
            <text:p>energy.Renewable Energy Output</text:p>
          </table:table-cell>
          <table:table-cell table:formula="of:=IF([$'realWorldCalibrationData-collectedUnscaled'.B3];[$'realWorldCalibrationData-collectedUnscaled'.B3]*[$'realWorldCalibrationData-collectedUnscaled'.$AV3];&quot;&quot;)" office:value-type="float" office:value="1898.74383059988" calcext:value-type="float">
            <text:p>1898.74383059988</text:p>
          </table:table-cell>
          <table:table-cell table:formula="of:=IF([$'realWorldCalibrationData-collectedUnscaled'.C3];[$'realWorldCalibrationData-collectedUnscaled'.C3]*[$'realWorldCalibrationData-collectedUnscaled'.$AV3];&quot;&quot;)" office:value-type="float" office:value="1942.40413739988" calcext:value-type="float">
            <text:p>1942.40413739988</text:p>
          </table:table-cell>
          <table:table-cell table:formula="of:=IF([$'realWorldCalibrationData-collectedUnscaled'.D3];[$'realWorldCalibrationData-collectedUnscaled'.D3]*[$'realWorldCalibrationData-collectedUnscaled'.$AV3];&quot;&quot;)" office:value-type="float" office:value="1985.95915349868" calcext:value-type="float">
            <text:p>1985.95915349868</text:p>
          </table:table-cell>
          <table:table-cell table:formula="of:=IF([$'realWorldCalibrationData-collectedUnscaled'.E3];[$'realWorldCalibrationData-collectedUnscaled'.E3]*[$'realWorldCalibrationData-collectedUnscaled'.$AV3];&quot;&quot;)" office:value-type="float" office:value="2075.19081315156" calcext:value-type="float">
            <text:p>2075.19081315156</text:p>
          </table:table-cell>
          <table:table-cell table:formula="of:=IF([$'realWorldCalibrationData-collectedUnscaled'.F3];[$'realWorldCalibrationData-collectedUnscaled'.F3]*[$'realWorldCalibrationData-collectedUnscaled'.$AV3];&quot;&quot;)" office:value-type="float" office:value="2151.75299528088" calcext:value-type="float">
            <text:p>2151.75299528088</text:p>
          </table:table-cell>
          <table:table-cell table:formula="of:=IF([$'realWorldCalibrationData-collectedUnscaled'.G3];[$'realWorldCalibrationData-collectedUnscaled'.G3]*[$'realWorldCalibrationData-collectedUnscaled'.$AV3];&quot;&quot;)" office:value-type="float" office:value="2194.554450798" calcext:value-type="float">
            <text:p>2194.554450798</text:p>
          </table:table-cell>
          <table:table-cell table:formula="of:=IF([$'realWorldCalibrationData-collectedUnscaled'.H3];[$'realWorldCalibrationData-collectedUnscaled'.H3]*[$'realWorldCalibrationData-collectedUnscaled'.$AV3];&quot;&quot;)" office:value-type="float" office:value="2230.5792388068" calcext:value-type="float">
            <text:p>2230.5792388068</text:p>
          </table:table-cell>
          <table:table-cell table:formula="of:=IF([$'realWorldCalibrationData-collectedUnscaled'.I3];[$'realWorldCalibrationData-collectedUnscaled'.I3]*[$'realWorldCalibrationData-collectedUnscaled'.$AV3];&quot;&quot;)" office:value-type="float" office:value="2266.26050880468" calcext:value-type="float">
            <text:p>2266.26050880468</text:p>
          </table:table-cell>
          <table:table-cell table:formula="of:=IF([$'realWorldCalibrationData-collectedUnscaled'.J3];[$'realWorldCalibrationData-collectedUnscaled'.J3]*[$'realWorldCalibrationData-collectedUnscaled'.$AV3];&quot;&quot;)" office:value-type="float" office:value="2338.80309267948" calcext:value-type="float">
            <text:p>2338.80309267948</text:p>
          </table:table-cell>
          <table:table-cell table:formula="of:=IF([$'realWorldCalibrationData-collectedUnscaled'.K3];[$'realWorldCalibrationData-collectedUnscaled'.K3]*[$'realWorldCalibrationData-collectedUnscaled'.$AV3];&quot;&quot;)" office:value-type="float" office:value="2341.4170256424" calcext:value-type="float">
            <text:p>2341.4170256424</text:p>
          </table:table-cell>
          <table:table-cell table:formula="of:=IF([$'realWorldCalibrationData-collectedUnscaled'.L3];[$'realWorldCalibrationData-collectedUnscaled'.L3]*[$'realWorldCalibrationData-collectedUnscaled'.$AV3];&quot;&quot;)" office:value-type="float" office:value="2432.4440049" calcext:value-type="float">
            <text:p>2432.4440049</text:p>
          </table:table-cell>
          <table:table-cell table:formula="of:=IF([$'realWorldCalibrationData-collectedUnscaled'.M3];[$'realWorldCalibrationData-collectedUnscaled'.M3]*[$'realWorldCalibrationData-collectedUnscaled'.$AV3];&quot;&quot;)" office:value-type="float" office:value="2491.739084664" calcext:value-type="float">
            <text:p>2491.739084664</text:p>
          </table:table-cell>
          <table:table-cell table:formula="of:=IF([$'realWorldCalibrationData-collectedUnscaled'.N3];[$'realWorldCalibrationData-collectedUnscaled'.N3]*[$'realWorldCalibrationData-collectedUnscaled'.$AV3];&quot;&quot;)" office:value-type="float" office:value="2502.19655964" calcext:value-type="float">
            <text:p>2502.19655964</text:p>
          </table:table-cell>
          <table:table-cell table:formula="of:=IF([$'realWorldCalibrationData-collectedUnscaled'.O3];[$'realWorldCalibrationData-collectedUnscaled'.O3]*[$'realWorldCalibrationData-collectedUnscaled'.$AV3];&quot;&quot;)" office:value-type="float" office:value="2649.752202384" calcext:value-type="float">
            <text:p>2649.752202384</text:p>
          </table:table-cell>
          <table:table-cell table:formula="of:=IF([$'realWorldCalibrationData-collectedUnscaled'.P3];[$'realWorldCalibrationData-collectedUnscaled'.P3]*[$'realWorldCalibrationData-collectedUnscaled'.$AV3];&quot;&quot;)" office:value-type="float" office:value="2672.918269308" calcext:value-type="float">
            <text:p>2672.918269308</text:p>
          </table:table-cell>
          <table:table-cell table:formula="of:=IF([$'realWorldCalibrationData-collectedUnscaled'.Q3];[$'realWorldCalibrationData-collectedUnscaled'.Q3]*[$'realWorldCalibrationData-collectedUnscaled'.$AV3];&quot;&quot;)" office:value-type="float" office:value="2816.94236742" calcext:value-type="float">
            <text:p>2816.94236742</text:p>
          </table:table-cell>
          <table:table-cell table:formula="of:=IF([$'realWorldCalibrationData-collectedUnscaled'.R3];[$'realWorldCalibrationData-collectedUnscaled'.R3]*[$'realWorldCalibrationData-collectedUnscaled'.$AV3];&quot;&quot;)" office:value-type="float" office:value="2857.85207874" calcext:value-type="float">
            <text:p>2857.85207874</text:p>
          </table:table-cell>
          <table:table-cell table:formula="of:=IF([$'realWorldCalibrationData-collectedUnscaled'.S3];[$'realWorldCalibrationData-collectedUnscaled'.S3]*[$'realWorldCalibrationData-collectedUnscaled'.$AV3];&quot;&quot;)" office:value-type="float" office:value="2920.189115232" calcext:value-type="float">
            <text:p>2920.189115232</text:p>
          </table:table-cell>
          <table:table-cell table:formula="of:=IF([$'realWorldCalibrationData-collectedUnscaled'.T3];[$'realWorldCalibrationData-collectedUnscaled'.T3]*[$'realWorldCalibrationData-collectedUnscaled'.$AV3];&quot;&quot;)" office:value-type="float" office:value="2952.863383536" calcext:value-type="float">
            <text:p>2952.863383536</text:p>
          </table:table-cell>
          <table:table-cell table:formula="of:=IF([$'realWorldCalibrationData-collectedUnscaled'.U3];[$'realWorldCalibrationData-collectedUnscaled'.U3]*[$'realWorldCalibrationData-collectedUnscaled'.$AV3];&quot;&quot;)" office:value-type="float" office:value="2988.606554856" calcext:value-type="float">
            <text:p>2988.606554856</text:p>
          </table:table-cell>
          <table:table-cell table:formula="of:=IF([$'realWorldCalibrationData-collectedUnscaled'.V3];[$'realWorldCalibrationData-collectedUnscaled'.V3]*[$'realWorldCalibrationData-collectedUnscaled'.$AV3];&quot;&quot;)" office:value-type="float" office:value="3057.843127104" calcext:value-type="float">
            <text:p>3057.843127104</text:p>
          </table:table-cell>
          <table:table-cell table:formula="of:=IF([$'realWorldCalibrationData-collectedUnscaled'.W3];[$'realWorldCalibrationData-collectedUnscaled'.W3]*[$'realWorldCalibrationData-collectedUnscaled'.$AV3];&quot;&quot;)" office:value-type="float" office:value="3002.60765452612" calcext:value-type="float">
            <text:p>3002.60765452612</text:p>
          </table:table-cell>
          <table:table-cell table:formula="of:=IF([$'realWorldCalibrationData-collectedUnscaled'.X3];[$'realWorldCalibrationData-collectedUnscaled'.X3]*[$'realWorldCalibrationData-collectedUnscaled'.$AV3];&quot;&quot;)" office:value-type="float" office:value="3086.53975404706" calcext:value-type="float">
            <text:p>3086.53975404706</text:p>
          </table:table-cell>
          <table:table-cell table:formula="of:=IF([$'realWorldCalibrationData-collectedUnscaled'.Y3];[$'realWorldCalibrationData-collectedUnscaled'.Y3]*[$'realWorldCalibrationData-collectedUnscaled'.$AV3];&quot;&quot;)" office:value-type="float" office:value="3109.73461931294" calcext:value-type="float">
            <text:p>3109.73461931294</text:p>
          </table:table-cell>
          <table:table-cell table:formula="of:=IF([$'realWorldCalibrationData-collectedUnscaled'.Z3];[$'realWorldCalibrationData-collectedUnscaled'.Z3]*[$'realWorldCalibrationData-collectedUnscaled'.$AV3];&quot;&quot;)" office:value-type="float" office:value="3362.07872127294" calcext:value-type="float">
            <text:p>3362.07872127294</text:p>
          </table:table-cell>
          <table:table-cell table:formula="of:=IF([$'realWorldCalibrationData-collectedUnscaled'.AA3];[$'realWorldCalibrationData-collectedUnscaled'.AA3]*[$'realWorldCalibrationData-collectedUnscaled'.$AV3];&quot;&quot;)" office:value-type="float" office:value="3508.68781698823" calcext:value-type="float">
            <text:p>3508.68781698823</text:p>
          </table:table-cell>
          <table:table-cell table:formula="of:=IF([$'realWorldCalibrationData-collectedUnscaled'.AB3];[$'realWorldCalibrationData-collectedUnscaled'.AB3]*[$'realWorldCalibrationData-collectedUnscaled'.$AV3];&quot;&quot;)" office:value-type="float" office:value="3680.22299752941" calcext:value-type="float">
            <text:p>3680.22299752941</text:p>
          </table:table-cell>
          <table:table-cell table:formula="of:=IF([$'realWorldCalibrationData-collectedUnscaled'.AC3];[$'realWorldCalibrationData-collectedUnscaled'.AC3]*[$'realWorldCalibrationData-collectedUnscaled'.$AV3];&quot;&quot;)" office:value-type="float" office:value="3805.41762861177" calcext:value-type="float">
            <text:p>3805.41762861177</text:p>
          </table:table-cell>
          <table:table-cell table:formula="of:=IF([$'realWorldCalibrationData-collectedUnscaled'.AD3];[$'realWorldCalibrationData-collectedUnscaled'.AD3]*[$'realWorldCalibrationData-collectedUnscaled'.$AV3];&quot;&quot;)" office:value-type="float" office:value="4080.69045421882" calcext:value-type="float">
            <text:p>4080.69045421882</text:p>
          </table:table-cell>
          <table:table-cell table:formula="of:=IF([$'realWorldCalibrationData-collectedUnscaled'.AE3];[$'realWorldCalibrationData-collectedUnscaled'.AE3]*[$'realWorldCalibrationData-collectedUnscaled'.$AV3];&quot;&quot;)" office:value-type="float" office:value="4172.89888944" calcext:value-type="float">
            <text:p>4172.89888944</text:p>
          </table:table-cell>
          <table:table-cell table:formula="of:=IF([$'realWorldCalibrationData-collectedUnscaled'.AF3];[$'realWorldCalibrationData-collectedUnscaled'.AF3]*[$'realWorldCalibrationData-collectedUnscaled'.$AV3];&quot;&quot;)" office:value-type="float" office:value="4506.51586771765" calcext:value-type="float">
            <text:p>4506.51586771765</text:p>
          </table:table-cell>
          <table:table-cell table:formula="of:=IF([$'realWorldCalibrationData-collectedUnscaled'.AG3];[$'realWorldCalibrationData-collectedUnscaled'.AG3]*[$'realWorldCalibrationData-collectedUnscaled'.$AV3];&quot;&quot;)" office:value-type="float" office:value="4732.55712225882" calcext:value-type="float">
            <text:p>4732.55712225882</text:p>
          </table:table-cell>
          <table:table-cell table:formula="of:=IF([$'realWorldCalibrationData-collectedUnscaled'.AH3];[$'realWorldCalibrationData-collectedUnscaled'.AH3]*[$'realWorldCalibrationData-collectedUnscaled'.$AV3];&quot;&quot;)" office:value-type="float" office:value="5067.89217" calcext:value-type="float">
            <text:p>5067.89217</text:p>
          </table:table-cell>
          <table:table-cell table:formula="of:=IF([$'realWorldCalibrationData-collectedUnscaled'.AI3];[$'realWorldCalibrationData-collectedUnscaled'.AI3]*[$'realWorldCalibrationData-collectedUnscaled'.$AV3];&quot;&quot;)" office:value-type="float" office:value="5419.8056456" calcext:value-type="float">
            <text:p>5419.8056456</text:p>
          </table:table-cell>
          <table:table-cell table:formula="of:=IF([$'realWorldCalibrationData-collectedUnscaled'.AJ3];[$'realWorldCalibrationData-collectedUnscaled'.AJ3]*[$'realWorldCalibrationData-collectedUnscaled'.$AV3];&quot;&quot;)" office:value-type="float" office:value="5714.68870545882" calcext:value-type="float">
            <text:p>5714.68870545882</text:p>
          </table:table-cell>
          <table:table-cell table:formula="of:=IF([$'realWorldCalibrationData-collectedUnscaled'.AK3];[$'realWorldCalibrationData-collectedUnscaled'.AK3]*[$'realWorldCalibrationData-collectedUnscaled'.$AV3];&quot;&quot;)" office:value-type="float" office:value="5954.76005534118" calcext:value-type="float">
            <text:p>5954.76005534118</text:p>
          </table:table-cell>
          <table:table-cell table:formula="of:=IF([$'realWorldCalibrationData-collectedUnscaled'.AL3];[$'realWorldCalibrationData-collectedUnscaled'.AL3]*[$'realWorldCalibrationData-collectedUnscaled'.$AV3];&quot;&quot;)" office:value-type="float" office:value="6329.11749661177" calcext:value-type="float">
            <text:p>6329.11749661177</text:p>
          </table:table-cell>
          <table:table-cell table:formula="of:=IF([$'realWorldCalibrationData-collectedUnscaled'.AM3];[$'realWorldCalibrationData-collectedUnscaled'.AM3]*[$'realWorldCalibrationData-collectedUnscaled'.$AV3];&quot;&quot;)" office:value-type="float" office:value="6753.74904" calcext:value-type="float">
            <text:p>6753.74904</text:p>
          </table:table-cell>
          <table:table-cell table:formula="of:=IF([$'realWorldCalibrationData-collectedUnscaled'.AN3];[$'realWorldCalibrationData-collectedUnscaled'.AN3]*[$'realWorldCalibrationData-collectedUnscaled'.$AV3];&quot;&quot;)" office:value-type="float" office:value="7203.61589621212" calcext:value-type="float">
            <text:p>7203.61589621212</text:p>
          </table:table-cell>
          <table:table-cell table:formula="of:=IF([$'realWorldCalibrationData-collectedUnscaled'.AO3];[$'realWorldCalibrationData-collectedUnscaled'.AO3]*[$'realWorldCalibrationData-collectedUnscaled'.$AV3];&quot;&quot;)" office:value-type="float" office:value="7601.65034575758" calcext:value-type="float">
            <text:p>7601.65034575758</text:p>
          </table:table-cell>
          <table:table-cell table:formula="of:=IF([$'realWorldCalibrationData-collectedUnscaled'.AP3];[$'realWorldCalibrationData-collectedUnscaled'.AP3]*[$'realWorldCalibrationData-collectedUnscaled'.$AV3];&quot;&quot;)" office:value-type="float" office:value="8115.48130318182" calcext:value-type="float">
            <text:p>8115.48130318182</text:p>
          </table:table-cell>
          <table:table-cell table:formula="of:=IF([$'realWorldCalibrationData-collectedUnscaled'.AQ3];[$'realWorldCalibrationData-collectedUnscaled'.AQ3]*[$'realWorldCalibrationData-collectedUnscaled'.$AV3];&quot;&quot;)" office:value-type="float" office:value="8600.80806969697" calcext:value-type="float">
            <text:p>8600.80806969697</text:p>
          </table:table-cell>
          <table:table-cell table:formula="of:=IF([$'realWorldCalibrationData-collectedUnscaled'.AR3];[$'realWorldCalibrationData-collectedUnscaled'.AR3]*[$'realWorldCalibrationData-collectedUnscaled'.$AV3];&quot;&quot;)" office:value-type="float" office:value="9231.371185" calcext:value-type="float">
            <text:p>9231.371185</text:p>
          </table:table-cell>
          <table:table-cell table:formula="of:=IF([$'realWorldCalibrationData-collectedUnscaled'.AS3];[$'realWorldCalibrationData-collectedUnscaled'.AS3]*[$'realWorldCalibrationData-collectedUnscaled'.$AV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energy.Wind and Solar Energy Output" calcext:value-type="string">
            <text:p>energy.Wind and Solar Energy Output</text:p>
          </table:table-cell>
          <table:table-cell table:formula="of:=IF([$'realWorldCalibrationData-collectedUnscaled'.B4];[$'realWorldCalibrationData-collectedUnscaled'.B4]*[$'realWorldCalibrationData-collectedUnscaled'.$AV4];&quot;&quot;)" office:value-type="float" office:value="0.01117739988" calcext:value-type="float">
            <text:p>0.01117739988</text:p>
          </table:table-cell>
          <table:table-cell table:formula="of:=IF([$'realWorldCalibrationData-collectedUnscaled'.C4];[$'realWorldCalibrationData-collectedUnscaled'.C4]*[$'realWorldCalibrationData-collectedUnscaled'.$AV4];&quot;&quot;)" office:value-type="float" office:value="0.01117739988" calcext:value-type="float">
            <text:p>0.01117739988</text:p>
          </table:table-cell>
          <table:table-cell table:formula="of:=IF([$'realWorldCalibrationData-collectedUnscaled'.D4];[$'realWorldCalibrationData-collectedUnscaled'.D4]*[$'realWorldCalibrationData-collectedUnscaled'.$AV4];&quot;&quot;)" office:value-type="float" office:value="0.01969349868" calcext:value-type="float">
            <text:p>0.01969349868</text:p>
          </table:table-cell>
          <table:table-cell table:formula="of:=IF([$'realWorldCalibrationData-collectedUnscaled'.E4];[$'realWorldCalibrationData-collectedUnscaled'.E4]*[$'realWorldCalibrationData-collectedUnscaled'.$AV4];&quot;&quot;)" office:value-type="float" office:value="0.03810435156" calcext:value-type="float">
            <text:p>0.03810435156</text:p>
          </table:table-cell>
          <table:table-cell table:formula="of:=IF([$'realWorldCalibrationData-collectedUnscaled'.F4];[$'realWorldCalibrationData-collectedUnscaled'.F4]*[$'realWorldCalibrationData-collectedUnscaled'.$AV4];&quot;&quot;)" office:value-type="float" office:value="0.05436128088" calcext:value-type="float">
            <text:p>0.05436128088</text:p>
          </table:table-cell>
          <table:table-cell table:formula="of:=IF([$'realWorldCalibrationData-collectedUnscaled'.G4];[$'realWorldCalibrationData-collectedUnscaled'.G4]*[$'realWorldCalibrationData-collectedUnscaled'.$AV4];&quot;&quot;)" office:value-type="float" office:value="0.080868798" calcext:value-type="float">
            <text:p>0.080868798</text:p>
          </table:table-cell>
          <table:table-cell table:formula="of:=IF([$'realWorldCalibrationData-collectedUnscaled'.H4];[$'realWorldCalibrationData-collectedUnscaled'.H4]*[$'realWorldCalibrationData-collectedUnscaled'.$AV4];&quot;&quot;)" office:value-type="float" office:value="0.1639516068" calcext:value-type="float">
            <text:p>0.1639516068</text:p>
          </table:table-cell>
          <table:table-cell table:formula="of:=IF([$'realWorldCalibrationData-collectedUnscaled'.I4];[$'realWorldCalibrationData-collectedUnscaled'.I4]*[$'realWorldCalibrationData-collectedUnscaled'.$AV4];&quot;&quot;)" office:value-type="float" office:value="0.21926880468" calcext:value-type="float">
            <text:p>0.21926880468</text:p>
          </table:table-cell>
          <table:table-cell table:formula="of:=IF([$'realWorldCalibrationData-collectedUnscaled'.J4];[$'realWorldCalibrationData-collectedUnscaled'.J4]*[$'realWorldCalibrationData-collectedUnscaled'.$AV4];&quot;&quot;)" office:value-type="float" office:value="0.36382587948" calcext:value-type="float">
            <text:p>0.36382587948</text:p>
          </table:table-cell>
          <table:table-cell table:formula="of:=IF([$'realWorldCalibrationData-collectedUnscaled'.K4];[$'realWorldCalibrationData-collectedUnscaled'.K4]*[$'realWorldCalibrationData-collectedUnscaled'.$AV4];&quot;&quot;)" office:value-type="float" office:value="3.0998708424" calcext:value-type="float">
            <text:p>3.0998708424</text:p>
          </table:table-cell>
          <table:table-cell table:formula="of:=IF([$'realWorldCalibrationData-collectedUnscaled'.L4];[$'realWorldCalibrationData-collectedUnscaled'.L4]*[$'realWorldCalibrationData-collectedUnscaled'.$AV4];&quot;&quot;)" office:value-type="float" office:value="4.2802281" calcext:value-type="float">
            <text:p>4.2802281</text:p>
          </table:table-cell>
          <table:table-cell table:formula="of:=IF([$'realWorldCalibrationData-collectedUnscaled'.M4];[$'realWorldCalibrationData-collectedUnscaled'.M4]*[$'realWorldCalibrationData-collectedUnscaled'.$AV4];&quot;&quot;)" office:value-type="float" office:value="4.887650664" calcext:value-type="float">
            <text:p>4.887650664</text:p>
          </table:table-cell>
          <table:table-cell table:formula="of:=IF([$'realWorldCalibrationData-collectedUnscaled'.N4];[$'realWorldCalibrationData-collectedUnscaled'.N4]*[$'realWorldCalibrationData-collectedUnscaled'.$AV4];&quot;&quot;)" office:value-type="float" office:value="5.53494204" calcext:value-type="float">
            <text:p>5.53494204</text:p>
          </table:table-cell>
          <table:table-cell table:formula="of:=IF([$'realWorldCalibrationData-collectedUnscaled'.O4];[$'realWorldCalibrationData-collectedUnscaled'.O4]*[$'realWorldCalibrationData-collectedUnscaled'.$AV4];&quot;&quot;)" office:value-type="float" office:value="6.664771584" calcext:value-type="float">
            <text:p>6.664771584</text:p>
          </table:table-cell>
          <table:table-cell table:formula="of:=IF([$'realWorldCalibrationData-collectedUnscaled'.P4];[$'realWorldCalibrationData-collectedUnscaled'.P4]*[$'realWorldCalibrationData-collectedUnscaled'.$AV4];&quot;&quot;)" office:value-type="float" office:value="8.227339308" calcext:value-type="float">
            <text:p>8.227339308</text:p>
          </table:table-cell>
          <table:table-cell table:formula="of:=IF([$'realWorldCalibrationData-collectedUnscaled'.Q4];[$'realWorldCalibrationData-collectedUnscaled'.Q4]*[$'realWorldCalibrationData-collectedUnscaled'.$AV4];&quot;&quot;)" office:value-type="float" office:value="9.48590982" calcext:value-type="float">
            <text:p>9.48590982</text:p>
          </table:table-cell>
          <table:table-cell table:formula="of:=IF([$'realWorldCalibrationData-collectedUnscaled'.R4];[$'realWorldCalibrationData-collectedUnscaled'.R4]*[$'realWorldCalibrationData-collectedUnscaled'.$AV4];&quot;&quot;)" office:value-type="float" office:value="10.55449674" calcext:value-type="float">
            <text:p>10.55449674</text:p>
          </table:table-cell>
          <table:table-cell table:formula="of:=IF([$'realWorldCalibrationData-collectedUnscaled'.S4];[$'realWorldCalibrationData-collectedUnscaled'.S4]*[$'realWorldCalibrationData-collectedUnscaled'.$AV4];&quot;&quot;)" office:value-type="float" office:value="13.602251232" calcext:value-type="float">
            <text:p>13.602251232</text:p>
          </table:table-cell>
          <table:table-cell table:formula="of:=IF([$'realWorldCalibrationData-collectedUnscaled'.T4];[$'realWorldCalibrationData-collectedUnscaled'.T4]*[$'realWorldCalibrationData-collectedUnscaled'.$AV4];&quot;&quot;)" office:value-type="float" office:value="17.821183536" calcext:value-type="float">
            <text:p>17.821183536</text:p>
          </table:table-cell>
          <table:table-cell table:formula="of:=IF([$'realWorldCalibrationData-collectedUnscaled'.U4];[$'realWorldCalibrationData-collectedUnscaled'.U4]*[$'realWorldCalibrationData-collectedUnscaled'.$AV4];&quot;&quot;)" office:value-type="float" office:value="23.560068456" calcext:value-type="float">
            <text:p>23.560068456</text:p>
          </table:table-cell>
          <table:table-cell table:formula="of:=IF([$'realWorldCalibrationData-collectedUnscaled'.V4];[$'realWorldCalibrationData-collectedUnscaled'.V4]*[$'realWorldCalibrationData-collectedUnscaled'.$AV4];&quot;&quot;)" office:value-type="float" office:value="34.563847104" calcext:value-type="float">
            <text:p>34.563847104</text:p>
          </table:table-cell>
          <table:table-cell table:formula="of:=IF([$'realWorldCalibrationData-collectedUnscaled'.W4];[$'realWorldCalibrationData-collectedUnscaled'.W4]*[$'realWorldCalibrationData-collectedUnscaled'.$AV4];&quot;&quot;)" office:value-type="float" office:value="42.3718746672941" calcext:value-type="float">
            <text:p>42.3718746672941</text:p>
          </table:table-cell>
          <table:table-cell table:formula="of:=IF([$'realWorldCalibrationData-collectedUnscaled'.X4];[$'realWorldCalibrationData-collectedUnscaled'.X4]*[$'realWorldCalibrationData-collectedUnscaled'.$AV4];&quot;&quot;)" office:value-type="float" office:value="57.6769274588235" calcext:value-type="float">
            <text:p>57.6769274588235</text:p>
          </table:table-cell>
          <table:table-cell table:formula="of:=IF([$'realWorldCalibrationData-collectedUnscaled'.Y4];[$'realWorldCalibrationData-collectedUnscaled'.Y4]*[$'realWorldCalibrationData-collectedUnscaled'.$AV4];&quot;&quot;)" office:value-type="float" office:value="69.7687491952941" calcext:value-type="float">
            <text:p>69.7687491952941</text:p>
          </table:table-cell>
          <table:table-cell table:formula="of:=IF([$'realWorldCalibrationData-collectedUnscaled'.Z4];[$'realWorldCalibrationData-collectedUnscaled'.Z4]*[$'realWorldCalibrationData-collectedUnscaled'.$AV4];&quot;&quot;)" office:value-type="float" office:value="94.3058191082353" calcext:value-type="float">
            <text:p>94.3058191082353</text:p>
          </table:table-cell>
          <table:table-cell table:formula="of:=IF([$'realWorldCalibrationData-collectedUnscaled'.AA4];[$'realWorldCalibrationData-collectedUnscaled'.AA4]*[$'realWorldCalibrationData-collectedUnscaled'.$AV4];&quot;&quot;)" office:value-type="float" office:value="115.835766823529" calcext:value-type="float">
            <text:p>115.835766823529</text:p>
          </table:table-cell>
          <table:table-cell table:formula="of:=IF([$'realWorldCalibrationData-collectedUnscaled'.AB4];[$'realWorldCalibrationData-collectedUnscaled'.AB4]*[$'realWorldCalibrationData-collectedUnscaled'.$AV4];&quot;&quot;)" office:value-type="float" office:value="148.2505188" calcext:value-type="float">
            <text:p>148.2505188</text:p>
          </table:table-cell>
          <table:table-cell table:formula="of:=IF([$'realWorldCalibrationData-collectedUnscaled'.AC4];[$'realWorldCalibrationData-collectedUnscaled'.AC4]*[$'realWorldCalibrationData-collectedUnscaled'.$AV4];&quot;&quot;)" office:value-type="float" office:value="190.896555670588" calcext:value-type="float">
            <text:p>190.896555670588</text:p>
          </table:table-cell>
          <table:table-cell table:formula="of:=IF([$'realWorldCalibrationData-collectedUnscaled'.AD4];[$'realWorldCalibrationData-collectedUnscaled'.AD4]*[$'realWorldCalibrationData-collectedUnscaled'.$AV4];&quot;&quot;)" office:value-type="float" office:value="249.217833512941" calcext:value-type="float">
            <text:p>249.217833512941</text:p>
          </table:table-cell>
          <table:table-cell table:formula="of:=IF([$'realWorldCalibrationData-collectedUnscaled'.AE4];[$'realWorldCalibrationData-collectedUnscaled'.AE4]*[$'realWorldCalibrationData-collectedUnscaled'.$AV4];&quot;&quot;)" office:value-type="float" office:value="317.089166145882" calcext:value-type="float">
            <text:p>317.089166145882</text:p>
          </table:table-cell>
          <table:table-cell table:formula="of:=IF([$'realWorldCalibrationData-collectedUnscaled'.AF4];[$'realWorldCalibrationData-collectedUnscaled'.AF4]*[$'realWorldCalibrationData-collectedUnscaled'.$AV4];&quot;&quot;)" office:value-type="float" office:value="404.858310776471" calcext:value-type="float">
            <text:p>404.858310776471</text:p>
          </table:table-cell>
          <table:table-cell table:formula="of:=IF([$'realWorldCalibrationData-collectedUnscaled'.AG4];[$'realWorldCalibrationData-collectedUnscaled'.AG4]*[$'realWorldCalibrationData-collectedUnscaled'.$AV4];&quot;&quot;)" office:value-type="float" office:value="538.992806964706" calcext:value-type="float">
            <text:p>538.992806964706</text:p>
          </table:table-cell>
          <table:table-cell table:formula="of:=IF([$'realWorldCalibrationData-collectedUnscaled'.AH4];[$'realWorldCalibrationData-collectedUnscaled'.AH4]*[$'realWorldCalibrationData-collectedUnscaled'.$AV4];&quot;&quot;)" office:value-type="float" office:value="672.800758235294" calcext:value-type="float">
            <text:p>672.800758235294</text:p>
          </table:table-cell>
          <table:table-cell table:formula="of:=IF([$'realWorldCalibrationData-collectedUnscaled'.AI4];[$'realWorldCalibrationData-collectedUnscaled'.AI4]*[$'realWorldCalibrationData-collectedUnscaled'.$AV4];&quot;&quot;)" office:value-type="float" office:value="824.0425256" calcext:value-type="float">
            <text:p>824.0425256</text:p>
          </table:table-cell>
          <table:table-cell table:formula="of:=IF([$'realWorldCalibrationData-collectedUnscaled'.AJ4];[$'realWorldCalibrationData-collectedUnscaled'.AJ4]*[$'realWorldCalibrationData-collectedUnscaled'.$AV4];&quot;&quot;)" office:value-type="float" office:value="961.417726870588" calcext:value-type="float">
            <text:p>961.417726870588</text:p>
          </table:table-cell>
          <table:table-cell table:formula="of:=IF([$'realWorldCalibrationData-collectedUnscaled'.AK4];[$'realWorldCalibrationData-collectedUnscaled'.AK4]*[$'realWorldCalibrationData-collectedUnscaled'.$AV4];&quot;&quot;)" office:value-type="float" office:value="1157.50744545882" calcext:value-type="float">
            <text:p>1157.50744545882</text:p>
          </table:table-cell>
          <table:table-cell table:formula="of:=IF([$'realWorldCalibrationData-collectedUnscaled'.AL4];[$'realWorldCalibrationData-collectedUnscaled'.AL4]*[$'realWorldCalibrationData-collectedUnscaled'.$AV4];&quot;&quot;)" office:value-type="float" office:value="1373.81036061176" calcext:value-type="float">
            <text:p>1373.81036061176</text:p>
          </table:table-cell>
          <table:table-cell table:formula="of:=IF([$'realWorldCalibrationData-collectedUnscaled'.AM4];[$'realWorldCalibrationData-collectedUnscaled'.AM4]*[$'realWorldCalibrationData-collectedUnscaled'.$AV4];&quot;&quot;)" office:value-type="float" office:value="1689.3914" calcext:value-type="float">
            <text:p>1689.3914</text:p>
          </table:table-cell>
          <table:table-cell table:formula="of:=IF([$'realWorldCalibrationData-collectedUnscaled'.AN4];[$'realWorldCalibrationData-collectedUnscaled'.AN4]*[$'realWorldCalibrationData-collectedUnscaled'.$AV4];&quot;&quot;)" office:value-type="float" office:value="1960.24960833333" calcext:value-type="float">
            <text:p>1960.24960833333</text:p>
          </table:table-cell>
          <table:table-cell table:formula="of:=IF([$'realWorldCalibrationData-collectedUnscaled'.AO4];[$'realWorldCalibrationData-collectedUnscaled'.AO4]*[$'realWorldCalibrationData-collectedUnscaled'.$AV4];&quot;&quot;)" office:value-type="float" office:value="2258.45268727273" calcext:value-type="float">
            <text:p>2258.45268727273</text:p>
          </table:table-cell>
          <table:table-cell table:formula="of:=IF([$'realWorldCalibrationData-collectedUnscaled'.AP4];[$'realWorldCalibrationData-collectedUnscaled'.AP4]*[$'realWorldCalibrationData-collectedUnscaled'.$AV4];&quot;&quot;)" office:value-type="float" office:value="2601.23374545455" calcext:value-type="float">
            <text:p>2601.23374545455</text:p>
          </table:table-cell>
          <table:table-cell table:formula="of:=IF([$'realWorldCalibrationData-collectedUnscaled'.AQ4];[$'realWorldCalibrationData-collectedUnscaled'.AQ4]*[$'realWorldCalibrationData-collectedUnscaled'.$AV4];&quot;&quot;)" office:value-type="float" office:value="3095.57176363636" calcext:value-type="float">
            <text:p>3095.57176363636</text:p>
          </table:table-cell>
          <table:table-cell table:formula="of:=IF([$'realWorldCalibrationData-collectedUnscaled'.AR4];[$'realWorldCalibrationData-collectedUnscaled'.AR4]*[$'realWorldCalibrationData-collectedUnscaled'.$AV4];&quot;&quot;)" office:value-type="float" office:value="3642.03065712121" calcext:value-type="float">
            <text:p>3642.03065712121</text:p>
          </table:table-cell>
          <table:table-cell table:formula="of:=IF([$'realWorldCalibrationData-collectedUnscaled'.AS4];[$'realWorldCalibrationData-collectedUnscaled'.AS4]*[$'realWorldCalibrationData-collectedUnscaled'.$AV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energy.Hydropower Energy Output" calcext:value-type="string">
            <text:p>energy.Hydropower Energy Output</text:p>
          </table:table-cell>
          <table:table-cell table:formula="of:=IF([$'realWorldCalibrationData-collectedUnscaled'.B5];[$'realWorldCalibrationData-collectedUnscaled'.B5]*[$'realWorldCalibrationData-collectedUnscaled'.$AV5];&quot;&quot;)" office:value-type="float" office:value="1843.368768" calcext:value-type="float">
            <text:p>1843.368768</text:p>
          </table:table-cell>
          <table:table-cell table:formula="of:=IF([$'realWorldCalibrationData-collectedUnscaled'.C5];[$'realWorldCalibrationData-collectedUnscaled'.C5]*[$'realWorldCalibrationData-collectedUnscaled'.$AV5];&quot;&quot;)" office:value-type="float" office:value="1883.026224" calcext:value-type="float">
            <text:p>1883.026224</text:p>
          </table:table-cell>
          <table:table-cell table:formula="of:=IF([$'realWorldCalibrationData-collectedUnscaled'.D5];[$'realWorldCalibrationData-collectedUnscaled'.D5]*[$'realWorldCalibrationData-collectedUnscaled'.$AV5];&quot;&quot;)" office:value-type="float" office:value="1917.095616" calcext:value-type="float">
            <text:p>1917.095616</text:p>
          </table:table-cell>
          <table:table-cell table:formula="of:=IF([$'realWorldCalibrationData-collectedUnscaled'.E5];[$'realWorldCalibrationData-collectedUnscaled'.E5]*[$'realWorldCalibrationData-collectedUnscaled'.$AV5];&quot;&quot;)" office:value-type="float" office:value="1998.9153" calcext:value-type="float">
            <text:p>1998.9153</text:p>
          </table:table-cell>
          <table:table-cell table:formula="of:=IF([$'realWorldCalibrationData-collectedUnscaled'.F5];[$'realWorldCalibrationData-collectedUnscaled'.F5]*[$'realWorldCalibrationData-collectedUnscaled'.$AV5];&quot;&quot;)" office:value-type="float" office:value="2066.6232" calcext:value-type="float">
            <text:p>2066.6232</text:p>
          </table:table-cell>
          <table:table-cell table:formula="of:=IF([$'realWorldCalibrationData-collectedUnscaled'.G5];[$'realWorldCalibrationData-collectedUnscaled'.G5]*[$'realWorldCalibrationData-collectedUnscaled'.$AV5];&quot;&quot;)" office:value-type="float" office:value="2106.9378" calcext:value-type="float">
            <text:p>2106.9378</text:p>
          </table:table-cell>
          <table:table-cell table:formula="of:=IF([$'realWorldCalibrationData-collectedUnscaled'.H5];[$'realWorldCalibrationData-collectedUnscaled'.H5]*[$'realWorldCalibrationData-collectedUnscaled'.$AV5];&quot;&quot;)" office:value-type="float" office:value="2135.488536" calcext:value-type="float">
            <text:p>2135.488536</text:p>
          </table:table-cell>
          <table:table-cell table:formula="of:=IF([$'realWorldCalibrationData-collectedUnscaled'.I5];[$'realWorldCalibrationData-collectedUnscaled'.I5]*[$'realWorldCalibrationData-collectedUnscaled'.$AV5];&quot;&quot;)" office:value-type="float" office:value="2164.361652" calcext:value-type="float">
            <text:p>2164.361652</text:p>
          </table:table-cell>
          <table:table-cell table:formula="of:=IF([$'realWorldCalibrationData-collectedUnscaled'.J5];[$'realWorldCalibrationData-collectedUnscaled'.J5]*[$'realWorldCalibrationData-collectedUnscaled'.$AV5];&quot;&quot;)" office:value-type="float" office:value="2233.729332" calcext:value-type="float">
            <text:p>2233.729332</text:p>
          </table:table-cell>
          <table:table-cell table:formula="of:=IF([$'realWorldCalibrationData-collectedUnscaled'.K5];[$'realWorldCalibrationData-collectedUnscaled'.K5]*[$'realWorldCalibrationData-collectedUnscaled'.$AV5];&quot;&quot;)" office:value-type="float" office:value="2222.271" calcext:value-type="float">
            <text:p>2222.271</text:p>
          </table:table-cell>
          <table:table-cell table:formula="of:=IF([$'realWorldCalibrationData-collectedUnscaled'.L5];[$'realWorldCalibrationData-collectedUnscaled'.L5]*[$'realWorldCalibrationData-collectedUnscaled'.$AV5];&quot;&quot;)" office:value-type="float" office:value="2298.13488" calcext:value-type="float">
            <text:p>2298.13488</text:p>
          </table:table-cell>
          <table:table-cell table:formula="of:=IF([$'realWorldCalibrationData-collectedUnscaled'.M5];[$'realWorldCalibrationData-collectedUnscaled'.M5]*[$'realWorldCalibrationData-collectedUnscaled'.$AV5];&quot;&quot;)" office:value-type="float" office:value="2351.19888" calcext:value-type="float">
            <text:p>2351.19888</text:p>
          </table:table-cell>
          <table:table-cell table:formula="of:=IF([$'realWorldCalibrationData-collectedUnscaled'.N5];[$'realWorldCalibrationData-collectedUnscaled'.N5]*[$'realWorldCalibrationData-collectedUnscaled'.$AV5];&quot;&quot;)" office:value-type="float" office:value="2350.9404" calcext:value-type="float">
            <text:p>2350.9404</text:p>
          </table:table-cell>
          <table:table-cell table:formula="of:=IF([$'realWorldCalibrationData-collectedUnscaled'.O5];[$'realWorldCalibrationData-collectedUnscaled'.O5]*[$'realWorldCalibrationData-collectedUnscaled'.$AV5];&quot;&quot;)" office:value-type="float" office:value="2492.52156" calcext:value-type="float">
            <text:p>2492.52156</text:p>
          </table:table-cell>
          <table:table-cell table:formula="of:=IF([$'realWorldCalibrationData-collectedUnscaled'.P5];[$'realWorldCalibrationData-collectedUnscaled'.P5]*[$'realWorldCalibrationData-collectedUnscaled'.$AV5];&quot;&quot;)" office:value-type="float" office:value="2508.215976" calcext:value-type="float">
            <text:p>2508.215976</text:p>
          </table:table-cell>
          <table:table-cell table:formula="of:=IF([$'realWorldCalibrationData-collectedUnscaled'.Q5];[$'realWorldCalibrationData-collectedUnscaled'.Q5]*[$'realWorldCalibrationData-collectedUnscaled'.$AV5];&quot;&quot;)" office:value-type="float" office:value="2643.924744" calcext:value-type="float">
            <text:p>2643.924744</text:p>
          </table:table-cell>
          <table:table-cell table:formula="of:=IF([$'realWorldCalibrationData-collectedUnscaled'.R5];[$'realWorldCalibrationData-collectedUnscaled'.R5]*[$'realWorldCalibrationData-collectedUnscaled'.$AV5];&quot;&quot;)" office:value-type="float" office:value="2679.419016" calcext:value-type="float">
            <text:p>2679.419016</text:p>
          </table:table-cell>
          <table:table-cell table:formula="of:=IF([$'realWorldCalibrationData-collectedUnscaled'.S5];[$'realWorldCalibrationData-collectedUnscaled'.S5]*[$'realWorldCalibrationData-collectedUnscaled'.$AV5];&quot;&quot;)" office:value-type="float" office:value="2726.607816" calcext:value-type="float">
            <text:p>2726.607816</text:p>
          </table:table-cell>
          <table:table-cell table:formula="of:=IF([$'realWorldCalibrationData-collectedUnscaled'.T5];[$'realWorldCalibrationData-collectedUnscaled'.T5]*[$'realWorldCalibrationData-collectedUnscaled'.$AV5];&quot;&quot;)" office:value-type="float" office:value="2747.6442" calcext:value-type="float">
            <text:p>2747.6442</text:p>
          </table:table-cell>
          <table:table-cell table:formula="of:=IF([$'realWorldCalibrationData-collectedUnscaled'.U5];[$'realWorldCalibrationData-collectedUnscaled'.U5]*[$'realWorldCalibrationData-collectedUnscaled'.$AV5];&quot;&quot;)" office:value-type="float" office:value="2768.43384" calcext:value-type="float">
            <text:p>2768.43384</text:p>
          </table:table-cell>
          <table:table-cell table:formula="of:=IF([$'realWorldCalibrationData-collectedUnscaled'.V5];[$'realWorldCalibrationData-collectedUnscaled'.V5]*[$'realWorldCalibrationData-collectedUnscaled'.$AV5];&quot;&quot;)" office:value-type="float" office:value="2817.48492" calcext:value-type="float">
            <text:p>2817.48492</text:p>
          </table:table-cell>
          <table:table-cell table:formula="of:=IF([$'realWorldCalibrationData-collectedUnscaled'.W5];[$'realWorldCalibrationData-collectedUnscaled'.W5]*[$'realWorldCalibrationData-collectedUnscaled'.$AV5];&quot;&quot;)" office:value-type="float" office:value="2745.10714305882" calcext:value-type="float">
            <text:p>2745.10714305882</text:p>
          </table:table-cell>
          <table:table-cell table:formula="of:=IF([$'realWorldCalibrationData-collectedUnscaled'.X5];[$'realWorldCalibrationData-collectedUnscaled'.X5]*[$'realWorldCalibrationData-collectedUnscaled'.$AV5];&quot;&quot;)" office:value-type="float" office:value="2795.74484705882" calcext:value-type="float">
            <text:p>2795.74484705882</text:p>
          </table:table-cell>
          <table:table-cell table:formula="of:=IF([$'realWorldCalibrationData-collectedUnscaled'.Y5];[$'realWorldCalibrationData-collectedUnscaled'.Y5]*[$'realWorldCalibrationData-collectedUnscaled'.$AV5];&quot;&quot;)" office:value-type="float" office:value="2792.28254117647" calcext:value-type="float">
            <text:p>2792.28254117647</text:p>
          </table:table-cell>
          <table:table-cell table:formula="of:=IF([$'realWorldCalibrationData-collectedUnscaled'.Z5];[$'realWorldCalibrationData-collectedUnscaled'.Z5]*[$'realWorldCalibrationData-collectedUnscaled'.$AV5];&quot;&quot;)" office:value-type="float" office:value="2998.33184423529" calcext:value-type="float">
            <text:p>2998.33184423529</text:p>
          </table:table-cell>
          <table:table-cell table:formula="of:=IF([$'realWorldCalibrationData-collectedUnscaled'.AA5];[$'realWorldCalibrationData-collectedUnscaled'.AA5]*[$'realWorldCalibrationData-collectedUnscaled'.$AV5];&quot;&quot;)" office:value-type="float" office:value="3099.15847529412" calcext:value-type="float">
            <text:p>3099.15847529412</text:p>
          </table:table-cell>
          <table:table-cell table:formula="of:=IF([$'realWorldCalibrationData-collectedUnscaled'.AB5];[$'realWorldCalibrationData-collectedUnscaled'.AB5]*[$'realWorldCalibrationData-collectedUnscaled'.$AV5];&quot;&quot;)" office:value-type="float" office:value="3217.23144" calcext:value-type="float">
            <text:p>3217.23144</text:p>
          </table:table-cell>
          <table:table-cell table:formula="of:=IF([$'realWorldCalibrationData-collectedUnscaled'.AC5];[$'realWorldCalibrationData-collectedUnscaled'.AC5]*[$'realWorldCalibrationData-collectedUnscaled'.$AV5];&quot;&quot;)" office:value-type="float" office:value="3270.73731764706" calcext:value-type="float">
            <text:p>3270.73731764706</text:p>
          </table:table-cell>
          <table:table-cell table:formula="of:=IF([$'realWorldCalibrationData-collectedUnscaled'.AD5];[$'realWorldCalibrationData-collectedUnscaled'.AD5]*[$'realWorldCalibrationData-collectedUnscaled'.$AV5];&quot;&quot;)" office:value-type="float" office:value="3461.48939294118" calcext:value-type="float">
            <text:p>3461.48939294118</text:p>
          </table:table-cell>
          <table:table-cell table:formula="of:=IF([$'realWorldCalibrationData-collectedUnscaled'.AE5];[$'realWorldCalibrationData-collectedUnscaled'.AE5]*[$'realWorldCalibrationData-collectedUnscaled'.$AV5];&quot;&quot;)" office:value-type="float" office:value="3455.89339764706" calcext:value-type="float">
            <text:p>3455.89339764706</text:p>
          </table:table-cell>
          <table:table-cell table:formula="of:=IF([$'realWorldCalibrationData-collectedUnscaled'.AF5];[$'realWorldCalibrationData-collectedUnscaled'.AF5]*[$'realWorldCalibrationData-collectedUnscaled'.$AV5];&quot;&quot;)" office:value-type="float" office:value="3651.43088470588" calcext:value-type="float">
            <text:p>3651.43088470588</text:p>
          </table:table-cell>
          <table:table-cell table:formula="of:=IF([$'realWorldCalibrationData-collectedUnscaled'.AG5];[$'realWorldCalibrationData-collectedUnscaled'.AG5]*[$'realWorldCalibrationData-collectedUnscaled'.$AV5];&quot;&quot;)" office:value-type="float" office:value="3718.00811294118" calcext:value-type="float">
            <text:p>3718.00811294118</text:p>
          </table:table-cell>
          <table:table-cell table:formula="of:=IF([$'realWorldCalibrationData-collectedUnscaled'.AH5];[$'realWorldCalibrationData-collectedUnscaled'.AH5]*[$'realWorldCalibrationData-collectedUnscaled'.$AV5];&quot;&quot;)" office:value-type="float" office:value="3876.807" calcext:value-type="float">
            <text:p>3876.807</text:p>
          </table:table-cell>
          <table:table-cell table:formula="of:=IF([$'realWorldCalibrationData-collectedUnscaled'.AI5];[$'realWorldCalibrationData-collectedUnscaled'.AI5]*[$'realWorldCalibrationData-collectedUnscaled'.$AV5];&quot;&quot;)" office:value-type="float" office:value="4032.51184" calcext:value-type="float">
            <text:p>4032.51184</text:p>
          </table:table-cell>
          <table:table-cell table:formula="of:=IF([$'realWorldCalibrationData-collectedUnscaled'.AJ5];[$'realWorldCalibrationData-collectedUnscaled'.AJ5]*[$'realWorldCalibrationData-collectedUnscaled'.$AV5];&quot;&quot;)" office:value-type="float" office:value="4139.92607058824" calcext:value-type="float">
            <text:p>4139.92607058824</text:p>
          </table:table-cell>
          <table:table-cell table:formula="of:=IF([$'realWorldCalibrationData-collectedUnscaled'.AK5];[$'realWorldCalibrationData-collectedUnscaled'.AK5]*[$'realWorldCalibrationData-collectedUnscaled'.$AV5];&quot;&quot;)" office:value-type="float" office:value="4129.74081882353" calcext:value-type="float">
            <text:p>4129.74081882353</text:p>
          </table:table-cell>
          <table:table-cell table:formula="of:=IF([$'realWorldCalibrationData-collectedUnscaled'.AL5];[$'realWorldCalibrationData-collectedUnscaled'.AL5]*[$'realWorldCalibrationData-collectedUnscaled'.$AV5];&quot;&quot;)" office:value-type="float" office:value="4273.40597411765" calcext:value-type="float">
            <text:p>4273.40597411765</text:p>
          </table:table-cell>
          <table:table-cell table:formula="of:=IF([$'realWorldCalibrationData-collectedUnscaled'.AM5];[$'realWorldCalibrationData-collectedUnscaled'.AM5]*[$'realWorldCalibrationData-collectedUnscaled'.$AV5];&quot;&quot;)" office:value-type="float" office:value="4333.8824" calcext:value-type="float">
            <text:p>4333.8824</text:p>
          </table:table-cell>
          <table:table-cell table:formula="of:=IF([$'realWorldCalibrationData-collectedUnscaled'.AN5];[$'realWorldCalibrationData-collectedUnscaled'.AN5]*[$'realWorldCalibrationData-collectedUnscaled'.$AV5];&quot;&quot;)" office:value-type="float" office:value="4450.77698484849" calcext:value-type="float">
            <text:p>4450.77698484849</text:p>
          </table:table-cell>
          <table:table-cell table:formula="of:=IF([$'realWorldCalibrationData-collectedUnscaled'.AO5];[$'realWorldCalibrationData-collectedUnscaled'.AO5]*[$'realWorldCalibrationData-collectedUnscaled'.$AV5];&quot;&quot;)" office:value-type="float" office:value="4507.97011212121" calcext:value-type="float">
            <text:p>4507.97011212121</text:p>
          </table:table-cell>
          <table:table-cell table:formula="of:=IF([$'realWorldCalibrationData-collectedUnscaled'.AP5];[$'realWorldCalibrationData-collectedUnscaled'.AP5]*[$'realWorldCalibrationData-collectedUnscaled'.$AV5];&quot;&quot;)" office:value-type="float" office:value="4631.24728636364" calcext:value-type="float">
            <text:p>4631.24728636364</text:p>
          </table:table-cell>
          <table:table-cell table:formula="of:=IF([$'realWorldCalibrationData-collectedUnscaled'.AQ5];[$'realWorldCalibrationData-collectedUnscaled'.AQ5]*[$'realWorldCalibrationData-collectedUnscaled'.$AV5];&quot;&quot;)" office:value-type="float" office:value="4556.9583030303" calcext:value-type="float">
            <text:p>4556.9583030303</text:p>
          </table:table-cell>
          <table:table-cell table:formula="of:=IF([$'realWorldCalibrationData-collectedUnscaled'.AR5];[$'realWorldCalibrationData-collectedUnscaled'.AR5]*[$'realWorldCalibrationData-collectedUnscaled'.$AV5];&quot;&quot;)" office:value-type="float" office:value="4605.53106666667" calcext:value-type="float">
            <text:p>4605.53106666667</text:p>
          </table:table-cell>
          <table:table-cell table:formula="of:=IF([$'realWorldCalibrationData-collectedUnscaled'.AS5];[$'realWorldCalibrationData-collectedUnscaled'.AS5]*[$'realWorldCalibrationData-collectedUnscaled'.$AV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energy.Nuclear Energy Output" calcext:value-type="string">
            <text:p>energy.Nuclear Energy Output</text:p>
          </table:table-cell>
          <table:table-cell table:formula="of:=IF([$'realWorldCalibrationData-collectedUnscaled'.B6];[$'realWorldCalibrationData-collectedUnscaled'.B6]*[$'realWorldCalibrationData-collectedUnscaled'.$AV6];&quot;&quot;)" office:value-type="float" office:value="727.234416" calcext:value-type="float">
            <text:p>727.234416</text:p>
          </table:table-cell>
          <table:table-cell table:formula="of:=IF([$'realWorldCalibrationData-collectedUnscaled'.C6];[$'realWorldCalibrationData-collectedUnscaled'.C6]*[$'realWorldCalibrationData-collectedUnscaled'.$AV6];&quot;&quot;)" office:value-type="float" office:value="858.831408" calcext:value-type="float">
            <text:p>858.831408</text:p>
          </table:table-cell>
          <table:table-cell table:formula="of:=IF([$'realWorldCalibrationData-collectedUnscaled'.D6];[$'realWorldCalibrationData-collectedUnscaled'.D6]*[$'realWorldCalibrationData-collectedUnscaled'.$AV6];&quot;&quot;)" office:value-type="float" office:value="931.794264" calcext:value-type="float">
            <text:p>931.794264</text:p>
          </table:table-cell>
          <table:table-cell table:formula="of:=IF([$'realWorldCalibrationData-collectedUnscaled'.E6];[$'realWorldCalibrationData-collectedUnscaled'.E6]*[$'realWorldCalibrationData-collectedUnscaled'.$AV6];&quot;&quot;)" office:value-type="float" office:value="1056.04524" calcext:value-type="float">
            <text:p>1056.04524</text:p>
          </table:table-cell>
          <table:table-cell table:formula="of:=IF([$'realWorldCalibrationData-collectedUnscaled'.F6];[$'realWorldCalibrationData-collectedUnscaled'.F6]*[$'realWorldCalibrationData-collectedUnscaled'.$AV6];&quot;&quot;)" office:value-type="float" office:value="1281.548412" calcext:value-type="float">
            <text:p>1281.548412</text:p>
          </table:table-cell>
          <table:table-cell table:formula="of:=IF([$'realWorldCalibrationData-collectedUnscaled'.G6];[$'realWorldCalibrationData-collectedUnscaled'.G6]*[$'realWorldCalibrationData-collectedUnscaled'.$AV6];&quot;&quot;)" office:value-type="float" office:value="1520.941464" calcext:value-type="float">
            <text:p>1520.941464</text:p>
          </table:table-cell>
          <table:table-cell table:formula="of:=IF([$'realWorldCalibrationData-collectedUnscaled'.H6];[$'realWorldCalibrationData-collectedUnscaled'.H6]*[$'realWorldCalibrationData-collectedUnscaled'.$AV6];&quot;&quot;)" office:value-type="float" office:value="1629.031104" calcext:value-type="float">
            <text:p>1629.031104</text:p>
          </table:table-cell>
          <table:table-cell table:formula="of:=IF([$'realWorldCalibrationData-collectedUnscaled'.I6];[$'realWorldCalibrationData-collectedUnscaled'.I6]*[$'realWorldCalibrationData-collectedUnscaled'.$AV6];&quot;&quot;)" office:value-type="float" office:value="1772.03916" calcext:value-type="float">
            <text:p>1772.03916</text:p>
          </table:table-cell>
          <table:table-cell table:formula="of:=IF([$'realWorldCalibrationData-collectedUnscaled'.J6];[$'realWorldCalibrationData-collectedUnscaled'.J6]*[$'realWorldCalibrationData-collectedUnscaled'.$AV6];&quot;&quot;)" office:value-type="float" office:value="1931.92128" calcext:value-type="float">
            <text:p>1931.92128</text:p>
          </table:table-cell>
          <table:table-cell table:formula="of:=IF([$'realWorldCalibrationData-collectedUnscaled'.K6];[$'realWorldCalibrationData-collectedUnscaled'.K6]*[$'realWorldCalibrationData-collectedUnscaled'.$AV6];&quot;&quot;)" office:value-type="float" office:value="1986.83856" calcext:value-type="float">
            <text:p>1986.83856</text:p>
          </table:table-cell>
          <table:table-cell table:formula="of:=IF([$'realWorldCalibrationData-collectedUnscaled'.L6];[$'realWorldCalibrationData-collectedUnscaled'.L6]*[$'realWorldCalibrationData-collectedUnscaled'.$AV6];&quot;&quot;)" office:value-type="float" office:value="2043.619452" calcext:value-type="float">
            <text:p>2043.619452</text:p>
          </table:table-cell>
          <table:table-cell table:formula="of:=IF([$'realWorldCalibrationData-collectedUnscaled'.M6];[$'realWorldCalibrationData-collectedUnscaled'.M6]*[$'realWorldCalibrationData-collectedUnscaled'.$AV6];&quot;&quot;)" office:value-type="float" office:value="2141.39196" calcext:value-type="float">
            <text:p>2141.39196</text:p>
          </table:table-cell>
          <table:table-cell table:formula="of:=IF([$'realWorldCalibrationData-collectedUnscaled'.N6];[$'realWorldCalibrationData-collectedUnscaled'.N6]*[$'realWorldCalibrationData-collectedUnscaled'.$AV6];&quot;&quot;)" office:value-type="float" office:value="2157.646824" calcext:value-type="float">
            <text:p>2157.646824</text:p>
          </table:table-cell>
          <table:table-cell table:formula="of:=IF([$'realWorldCalibrationData-collectedUnscaled'.O6];[$'realWorldCalibrationData-collectedUnscaled'.O6]*[$'realWorldCalibrationData-collectedUnscaled'.$AV6];&quot;&quot;)" office:value-type="float" office:value="2231.953056" calcext:value-type="float">
            <text:p>2231.953056</text:p>
          </table:table-cell>
          <table:table-cell table:formula="of:=IF([$'realWorldCalibrationData-collectedUnscaled'.P6];[$'realWorldCalibrationData-collectedUnscaled'.P6]*[$'realWorldCalibrationData-collectedUnscaled'.$AV6];&quot;&quot;)" office:value-type="float" office:value="2273.84928" calcext:value-type="float">
            <text:p>2273.84928</text:p>
          </table:table-cell>
          <table:table-cell table:formula="of:=IF([$'realWorldCalibrationData-collectedUnscaled'.Q6];[$'realWorldCalibrationData-collectedUnscaled'.Q6]*[$'realWorldCalibrationData-collectedUnscaled'.$AV6];&quot;&quot;)" office:value-type="float" office:value="2372.47668" calcext:value-type="float">
            <text:p>2372.47668</text:p>
          </table:table-cell>
          <table:table-cell table:formula="of:=IF([$'realWorldCalibrationData-collectedUnscaled'.R6];[$'realWorldCalibrationData-collectedUnscaled'.R6]*[$'realWorldCalibrationData-collectedUnscaled'.$AV6];&quot;&quot;)" office:value-type="float" office:value="2458.370052" calcext:value-type="float">
            <text:p>2458.370052</text:p>
          </table:table-cell>
          <table:table-cell table:formula="of:=IF([$'realWorldCalibrationData-collectedUnscaled'.S6];[$'realWorldCalibrationData-collectedUnscaled'.S6]*[$'realWorldCalibrationData-collectedUnscaled'.$AV6];&quot;&quot;)" office:value-type="float" office:value="2441.46348" calcext:value-type="float">
            <text:p>2441.46348</text:p>
          </table:table-cell>
          <table:table-cell table:formula="of:=IF([$'realWorldCalibrationData-collectedUnscaled'.T6];[$'realWorldCalibrationData-collectedUnscaled'.T6]*[$'realWorldCalibrationData-collectedUnscaled'.$AV6];&quot;&quot;)" office:value-type="float" office:value="2483.47872" calcext:value-type="float">
            <text:p>2483.47872</text:p>
          </table:table-cell>
          <table:table-cell table:formula="of:=IF([$'realWorldCalibrationData-collectedUnscaled'.U6];[$'realWorldCalibrationData-collectedUnscaled'.U6]*[$'realWorldCalibrationData-collectedUnscaled'.$AV6];&quot;&quot;)" office:value-type="float" office:value="2577.978792" calcext:value-type="float">
            <text:p>2577.978792</text:p>
          </table:table-cell>
          <table:table-cell table:formula="of:=IF([$'realWorldCalibrationData-collectedUnscaled'.V6];[$'realWorldCalibrationData-collectedUnscaled'.V6]*[$'realWorldCalibrationData-collectedUnscaled'.$AV6];&quot;&quot;)" office:value-type="float" office:value="2636.165736" calcext:value-type="float">
            <text:p>2636.165736</text:p>
          </table:table-cell>
          <table:table-cell table:formula="of:=IF([$'realWorldCalibrationData-collectedUnscaled'.W6];[$'realWorldCalibrationData-collectedUnscaled'.W6]*[$'realWorldCalibrationData-collectedUnscaled'.$AV6];&quot;&quot;)" office:value-type="float" office:value="2710.60183058824" calcext:value-type="float">
            <text:p>2710.60183058824</text:p>
          </table:table-cell>
          <table:table-cell table:formula="of:=IF([$'realWorldCalibrationData-collectedUnscaled'.X6];[$'realWorldCalibrationData-collectedUnscaled'.X6]*[$'realWorldCalibrationData-collectedUnscaled'.$AV6];&quot;&quot;)" office:value-type="float" office:value="2753.92209058824" calcext:value-type="float">
            <text:p>2753.92209058824</text:p>
          </table:table-cell>
          <table:table-cell table:formula="of:=IF([$'realWorldCalibrationData-collectedUnscaled'.Y6];[$'realWorldCalibrationData-collectedUnscaled'.Y6]*[$'realWorldCalibrationData-collectedUnscaled'.$AV6];&quot;&quot;)" office:value-type="float" office:value="2698.12321694118" calcext:value-type="float">
            <text:p>2698.12321694118</text:p>
          </table:table-cell>
          <table:table-cell table:formula="of:=IF([$'realWorldCalibrationData-collectedUnscaled'.Z6];[$'realWorldCalibrationData-collectedUnscaled'.Z6]*[$'realWorldCalibrationData-collectedUnscaled'.$AV6];&quot;&quot;)" office:value-type="float" office:value="2820.74308588235" calcext:value-type="float">
            <text:p>2820.74308588235</text:p>
          </table:table-cell>
          <table:table-cell table:formula="of:=IF([$'realWorldCalibrationData-collectedUnscaled'.AA6];[$'realWorldCalibrationData-collectedUnscaled'.AA6]*[$'realWorldCalibrationData-collectedUnscaled'.$AV6];&quot;&quot;)" office:value-type="float" office:value="2828.14553647059" calcext:value-type="float">
            <text:p>2828.14553647059</text:p>
          </table:table-cell>
          <table:table-cell table:formula="of:=IF([$'realWorldCalibrationData-collectedUnscaled'.AB6];[$'realWorldCalibrationData-collectedUnscaled'.AB6]*[$'realWorldCalibrationData-collectedUnscaled'.$AV6];&quot;&quot;)" office:value-type="float" office:value="2863.39235364706" calcext:value-type="float">
            <text:p>2863.39235364706</text:p>
          </table:table-cell>
          <table:table-cell table:formula="of:=IF([$'realWorldCalibrationData-collectedUnscaled'.AC6];[$'realWorldCalibrationData-collectedUnscaled'.AC6]*[$'realWorldCalibrationData-collectedUnscaled'.$AV6];&quot;&quot;)" office:value-type="float" office:value="2805.02061176471" calcext:value-type="float">
            <text:p>2805.02061176471</text:p>
          </table:table-cell>
          <table:table-cell table:formula="of:=IF([$'realWorldCalibrationData-collectedUnscaled'.AD6];[$'realWorldCalibrationData-collectedUnscaled'.AD6]*[$'realWorldCalibrationData-collectedUnscaled'.$AV6];&quot;&quot;)" office:value-type="float" office:value="2796.32437082353" calcext:value-type="float">
            <text:p>2796.32437082353</text:p>
          </table:table-cell>
          <table:table-cell table:formula="of:=IF([$'realWorldCalibrationData-collectedUnscaled'.AE6];[$'realWorldCalibrationData-collectedUnscaled'.AE6]*[$'realWorldCalibrationData-collectedUnscaled'.$AV6];&quot;&quot;)" office:value-type="float" office:value="2756.75590588235" calcext:value-type="float">
            <text:p>2756.75590588235</text:p>
          </table:table-cell>
          <table:table-cell table:formula="of:=IF([$'realWorldCalibrationData-collectedUnscaled'.AF6];[$'realWorldCalibrationData-collectedUnscaled'.AF6]*[$'realWorldCalibrationData-collectedUnscaled'.$AV6];&quot;&quot;)" office:value-type="float" office:value="2827.79725411765" calcext:value-type="float">
            <text:p>2827.79725411765</text:p>
          </table:table-cell>
          <table:table-cell table:formula="of:=IF([$'realWorldCalibrationData-collectedUnscaled'.AG6];[$'realWorldCalibrationData-collectedUnscaled'.AG6]*[$'realWorldCalibrationData-collectedUnscaled'.$AV6];&quot;&quot;)" office:value-type="float" office:value="2709.46765458824" calcext:value-type="float">
            <text:p>2709.46765458824</text:p>
          </table:table-cell>
          <table:table-cell table:formula="of:=IF([$'realWorldCalibrationData-collectedUnscaled'.AH6];[$'realWorldCalibrationData-collectedUnscaled'.AH6]*[$'realWorldCalibrationData-collectedUnscaled'.$AV6];&quot;&quot;)" office:value-type="float" office:value="2523.67255411765" calcext:value-type="float">
            <text:p>2523.67255411765</text:p>
          </table:table-cell>
          <table:table-cell table:formula="of:=IF([$'realWorldCalibrationData-collectedUnscaled'.AI6];[$'realWorldCalibrationData-collectedUnscaled'.AI6]*[$'realWorldCalibrationData-collectedUnscaled'.$AV6];&quot;&quot;)" office:value-type="float" office:value="2543.82563670588" calcext:value-type="float">
            <text:p>2543.82563670588</text:p>
          </table:table-cell>
          <table:table-cell table:formula="of:=IF([$'realWorldCalibrationData-collectedUnscaled'.AJ6];[$'realWorldCalibrationData-collectedUnscaled'.AJ6]*[$'realWorldCalibrationData-collectedUnscaled'.$AV6];&quot;&quot;)" office:value-type="float" office:value="2595.77255529412" calcext:value-type="float">
            <text:p>2595.77255529412</text:p>
          </table:table-cell>
          <table:table-cell table:formula="of:=IF([$'realWorldCalibrationData-collectedUnscaled'.AK6];[$'realWorldCalibrationData-collectedUnscaled'.AK6]*[$'realWorldCalibrationData-collectedUnscaled'.$AV6];&quot;&quot;)" office:value-type="float" office:value="2630.72425411765" calcext:value-type="float">
            <text:p>2630.72425411765</text:p>
          </table:table-cell>
          <table:table-cell table:formula="of:=IF([$'realWorldCalibrationData-collectedUnscaled'.AL6];[$'realWorldCalibrationData-collectedUnscaled'.AL6]*[$'realWorldCalibrationData-collectedUnscaled'.$AV6];&quot;&quot;)" office:value-type="float" office:value="2669.86398823529" calcext:value-type="float">
            <text:p>2669.86398823529</text:p>
          </table:table-cell>
          <table:table-cell table:formula="of:=IF([$'realWorldCalibrationData-collectedUnscaled'.AM6];[$'realWorldCalibrationData-collectedUnscaled'.AM6]*[$'realWorldCalibrationData-collectedUnscaled'.$AV6];&quot;&quot;)" office:value-type="float" office:value="2693.7116" calcext:value-type="float">
            <text:p>2693.7116</text:p>
          </table:table-cell>
          <table:table-cell table:formula="of:=IF([$'realWorldCalibrationData-collectedUnscaled'.AN6];[$'realWorldCalibrationData-collectedUnscaled'.AN6]*[$'realWorldCalibrationData-collectedUnscaled'.$AV6];&quot;&quot;)" office:value-type="float" office:value="2752.55018181818" calcext:value-type="float">
            <text:p>2752.55018181818</text:p>
          </table:table-cell>
          <table:table-cell table:formula="of:=IF([$'realWorldCalibrationData-collectedUnscaled'.AO6];[$'realWorldCalibrationData-collectedUnscaled'.AO6]*[$'realWorldCalibrationData-collectedUnscaled'.$AV6];&quot;&quot;)" office:value-type="float" office:value="2850.14232151515" calcext:value-type="float">
            <text:p>2850.14232151515</text:p>
          </table:table-cell>
          <table:table-cell table:formula="of:=IF([$'realWorldCalibrationData-collectedUnscaled'.AP6];[$'realWorldCalibrationData-collectedUnscaled'.AP6]*[$'realWorldCalibrationData-collectedUnscaled'.$AV6];&quot;&quot;)" office:value-type="float" office:value="2741.55033636364" calcext:value-type="float">
            <text:p>2741.55033636364</text:p>
          </table:table-cell>
          <table:table-cell table:formula="of:=IF([$'realWorldCalibrationData-collectedUnscaled'.AQ6];[$'realWorldCalibrationData-collectedUnscaled'.AQ6]*[$'realWorldCalibrationData-collectedUnscaled'.$AV6];&quot;&quot;)" office:value-type="float" office:value="2857.4765030303" calcext:value-type="float">
            <text:p>2857.4765030303</text:p>
          </table:table-cell>
          <table:table-cell table:formula="of:=IF([$'realWorldCalibrationData-collectedUnscaled'.AR6];[$'realWorldCalibrationData-collectedUnscaled'.AR6]*[$'realWorldCalibrationData-collectedUnscaled'.$AV6];&quot;&quot;)" office:value-type="float" office:value="2731.71105848485" calcext:value-type="float">
            <text:p>2731.71105848485</text:p>
          </table:table-cell>
          <table:table-cell table:formula="of:=IF([$'realWorldCalibrationData-collectedUnscaled'.AS6];[$'realWorldCalibrationData-collectedUnscaled'.AS6]*[$'realWorldCalibrationData-collectedUnscaled'.$AV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energy.Other Energy Output" calcext:value-type="string">
            <text:p>energy.Other Energy Output</text:p>
          </table:table-cell>
          <table:table-cell table:formula="of:=IF([$'realWorldCalibrationData-collectedUnscaled'.B7];[$'realWorldCalibrationData-collectedUnscaled'.B7]*[$'realWorldCalibrationData-collectedUnscaled'.$AV7];&quot;&quot;)" office:value-type="float" office:value="55.3638852" calcext:value-type="float">
            <text:p>55.3638852</text:p>
          </table:table-cell>
          <table:table-cell table:formula="of:=IF([$'realWorldCalibrationData-collectedUnscaled'.C7];[$'realWorldCalibrationData-collectedUnscaled'.C7]*[$'realWorldCalibrationData-collectedUnscaled'.$AV7];&quot;&quot;)" office:value-type="float" office:value="59.366736" calcext:value-type="float">
            <text:p>59.366736</text:p>
          </table:table-cell>
          <table:table-cell table:formula="of:=IF([$'realWorldCalibrationData-collectedUnscaled'.D7];[$'realWorldCalibrationData-collectedUnscaled'.D7]*[$'realWorldCalibrationData-collectedUnscaled'.$AV7];&quot;&quot;)" office:value-type="float" office:value="68.843844" calcext:value-type="float">
            <text:p>68.843844</text:p>
          </table:table-cell>
          <table:table-cell table:formula="of:=IF([$'realWorldCalibrationData-collectedUnscaled'.E7];[$'realWorldCalibrationData-collectedUnscaled'.E7]*[$'realWorldCalibrationData-collectedUnscaled'.$AV7];&quot;&quot;)" office:value-type="float" office:value="76.2374088" calcext:value-type="float">
            <text:p>76.2374088</text:p>
          </table:table-cell>
          <table:table-cell table:formula="of:=IF([$'realWorldCalibrationData-collectedUnscaled'.F7];[$'realWorldCalibrationData-collectedUnscaled'.F7]*[$'realWorldCalibrationData-collectedUnscaled'.$AV7];&quot;&quot;)" office:value-type="float" office:value="85.075434" calcext:value-type="float">
            <text:p>85.075434</text:p>
          </table:table-cell>
          <table:table-cell table:formula="of:=IF([$'realWorldCalibrationData-collectedUnscaled'.G7];[$'realWorldCalibrationData-collectedUnscaled'.G7]*[$'realWorldCalibrationData-collectedUnscaled'.$AV7];&quot;&quot;)" office:value-type="float" office:value="87.535782" calcext:value-type="float">
            <text:p>87.535782</text:p>
          </table:table-cell>
          <table:table-cell table:formula="of:=IF([$'realWorldCalibrationData-collectedUnscaled'.H7];[$'realWorldCalibrationData-collectedUnscaled'.H7]*[$'realWorldCalibrationData-collectedUnscaled'.$AV7];&quot;&quot;)" office:value-type="float" office:value="94.9267512" calcext:value-type="float">
            <text:p>94.9267512</text:p>
          </table:table-cell>
          <table:table-cell table:formula="of:=IF([$'realWorldCalibrationData-collectedUnscaled'.I7];[$'realWorldCalibrationData-collectedUnscaled'.I7]*[$'realWorldCalibrationData-collectedUnscaled'.$AV7];&quot;&quot;)" office:value-type="float" office:value="101.679588" calcext:value-type="float">
            <text:p>101.679588</text:p>
          </table:table-cell>
          <table:table-cell table:formula="of:=IF([$'realWorldCalibrationData-collectedUnscaled'.J7];[$'realWorldCalibrationData-collectedUnscaled'.J7]*[$'realWorldCalibrationData-collectedUnscaled'.$AV7];&quot;&quot;)" office:value-type="float" office:value="104.7099348" calcext:value-type="float">
            <text:p>104.7099348</text:p>
          </table:table-cell>
          <table:table-cell table:formula="of:=IF([$'realWorldCalibrationData-collectedUnscaled'.K7];[$'realWorldCalibrationData-collectedUnscaled'.K7]*[$'realWorldCalibrationData-collectedUnscaled'.$AV7];&quot;&quot;)" office:value-type="float" office:value="116.0461548" calcext:value-type="float">
            <text:p>116.0461548</text:p>
          </table:table-cell>
          <table:table-cell table:formula="of:=IF([$'realWorldCalibrationData-collectedUnscaled'.L7];[$'realWorldCalibrationData-collectedUnscaled'.L7]*[$'realWorldCalibrationData-collectedUnscaled'.$AV7];&quot;&quot;)" office:value-type="float" office:value="130.0288968" calcext:value-type="float">
            <text:p>130.0288968</text:p>
          </table:table-cell>
          <table:table-cell table:formula="of:=IF([$'realWorldCalibrationData-collectedUnscaled'.M7];[$'realWorldCalibrationData-collectedUnscaled'.M7]*[$'realWorldCalibrationData-collectedUnscaled'.$AV7];&quot;&quot;)" office:value-type="float" office:value="135.652554" calcext:value-type="float">
            <text:p>135.652554</text:p>
          </table:table-cell>
          <table:table-cell table:formula="of:=IF([$'realWorldCalibrationData-collectedUnscaled'.N7];[$'realWorldCalibrationData-collectedUnscaled'.N7]*[$'realWorldCalibrationData-collectedUnscaled'.$AV7];&quot;&quot;)" office:value-type="float" office:value="145.7212176" calcext:value-type="float">
            <text:p>145.7212176</text:p>
          </table:table-cell>
          <table:table-cell table:formula="of:=IF([$'realWorldCalibrationData-collectedUnscaled'.O7];[$'realWorldCalibrationData-collectedUnscaled'.O7]*[$'realWorldCalibrationData-collectedUnscaled'.$AV7];&quot;&quot;)" office:value-type="float" office:value="150.5658708" calcext:value-type="float">
            <text:p>150.5658708</text:p>
          </table:table-cell>
          <table:table-cell table:formula="of:=IF([$'realWorldCalibrationData-collectedUnscaled'.P7];[$'realWorldCalibrationData-collectedUnscaled'.P7]*[$'realWorldCalibrationData-collectedUnscaled'.$AV7];&quot;&quot;)" office:value-type="float" office:value="156.474954" calcext:value-type="float">
            <text:p>156.474954</text:p>
          </table:table-cell>
          <table:table-cell table:formula="of:=IF([$'realWorldCalibrationData-collectedUnscaled'.Q7];[$'realWorldCalibrationData-collectedUnscaled'.Q7]*[$'realWorldCalibrationData-collectedUnscaled'.$AV7];&quot;&quot;)" office:value-type="float" office:value="163.5317136" calcext:value-type="float">
            <text:p>163.5317136</text:p>
          </table:table-cell>
          <table:table-cell table:formula="of:=IF([$'realWorldCalibrationData-collectedUnscaled'.R7];[$'realWorldCalibrationData-collectedUnscaled'.R7]*[$'realWorldCalibrationData-collectedUnscaled'.$AV7];&quot;&quot;)" office:value-type="float" office:value="167.878566" calcext:value-type="float">
            <text:p>167.878566</text:p>
          </table:table-cell>
          <table:table-cell table:formula="of:=IF([$'realWorldCalibrationData-collectedUnscaled'.S7];[$'realWorldCalibrationData-collectedUnscaled'.S7]*[$'realWorldCalibrationData-collectedUnscaled'.$AV7];&quot;&quot;)" office:value-type="float" office:value="179.979048" calcext:value-type="float">
            <text:p>179.979048</text:p>
          </table:table-cell>
          <table:table-cell table:formula="of:=IF([$'realWorldCalibrationData-collectedUnscaled'.T7];[$'realWorldCalibrationData-collectedUnscaled'.T7]*[$'realWorldCalibrationData-collectedUnscaled'.$AV7];&quot;&quot;)" office:value-type="float" office:value="187.398" calcext:value-type="float">
            <text:p>187.398</text:p>
          </table:table-cell>
          <table:table-cell table:formula="of:=IF([$'realWorldCalibrationData-collectedUnscaled'.U7];[$'realWorldCalibrationData-collectedUnscaled'.U7]*[$'realWorldCalibrationData-collectedUnscaled'.$AV7];&quot;&quot;)" office:value-type="float" office:value="196.6126464" calcext:value-type="float">
            <text:p>196.6126464</text:p>
          </table:table-cell>
          <table:table-cell table:formula="of:=IF([$'realWorldCalibrationData-collectedUnscaled'.V7];[$'realWorldCalibrationData-collectedUnscaled'.V7]*[$'realWorldCalibrationData-collectedUnscaled'.$AV7];&quot;&quot;)" office:value-type="float" office:value="205.79436" calcext:value-type="float">
            <text:p>205.79436</text:p>
          </table:table-cell>
          <table:table-cell table:formula="of:=IF([$'realWorldCalibrationData-collectedUnscaled'.W7];[$'realWorldCalibrationData-collectedUnscaled'.W7]*[$'realWorldCalibrationData-collectedUnscaled'.$AV7];&quot;&quot;)" office:value-type="float" office:value="215.1286368" calcext:value-type="float">
            <text:p>215.1286368</text:p>
          </table:table-cell>
          <table:table-cell table:formula="of:=IF([$'realWorldCalibrationData-collectedUnscaled'.X7];[$'realWorldCalibrationData-collectedUnscaled'.X7]*[$'realWorldCalibrationData-collectedUnscaled'.$AV7];&quot;&quot;)" office:value-type="float" office:value="233.117979529412" calcext:value-type="float">
            <text:p>233.117979529412</text:p>
          </table:table-cell>
          <table:table-cell table:formula="of:=IF([$'realWorldCalibrationData-collectedUnscaled'.Y7];[$'realWorldCalibrationData-collectedUnscaled'.Y7]*[$'realWorldCalibrationData-collectedUnscaled'.$AV7];&quot;&quot;)" office:value-type="float" office:value="247.683328941176" calcext:value-type="float">
            <text:p>247.683328941176</text:p>
          </table:table-cell>
          <table:table-cell table:formula="of:=IF([$'realWorldCalibrationData-collectedUnscaled'.Z7];[$'realWorldCalibrationData-collectedUnscaled'.Z7]*[$'realWorldCalibrationData-collectedUnscaled'.$AV7];&quot;&quot;)" office:value-type="float" office:value="269.441057929412" calcext:value-type="float">
            <text:p>269.441057929412</text:p>
          </table:table-cell>
          <table:table-cell table:formula="of:=IF([$'realWorldCalibrationData-collectedUnscaled'.AA7];[$'realWorldCalibrationData-collectedUnscaled'.AA7]*[$'realWorldCalibrationData-collectedUnscaled'.$AV7];&quot;&quot;)" office:value-type="float" office:value="293.693574870588" calcext:value-type="float">
            <text:p>293.693574870588</text:p>
          </table:table-cell>
          <table:table-cell table:formula="of:=IF([$'realWorldCalibrationData-collectedUnscaled'.AB7];[$'realWorldCalibrationData-collectedUnscaled'.AB7]*[$'realWorldCalibrationData-collectedUnscaled'.$AV7];&quot;&quot;)" office:value-type="float" office:value="314.741038729412" calcext:value-type="float">
            <text:p>314.741038729412</text:p>
          </table:table-cell>
          <table:table-cell table:formula="of:=IF([$'realWorldCalibrationData-collectedUnscaled'.AC7];[$'realWorldCalibrationData-collectedUnscaled'.AC7]*[$'realWorldCalibrationData-collectedUnscaled'.$AV7];&quot;&quot;)" office:value-type="float" office:value="343.783755294118" calcext:value-type="float">
            <text:p>343.783755294118</text:p>
          </table:table-cell>
          <table:table-cell table:formula="of:=IF([$'realWorldCalibrationData-collectedUnscaled'.AD7];[$'realWorldCalibrationData-collectedUnscaled'.AD7]*[$'realWorldCalibrationData-collectedUnscaled'.$AV7];&quot;&quot;)" office:value-type="float" office:value="369.983227764706" calcext:value-type="float">
            <text:p>369.983227764706</text:p>
          </table:table-cell>
          <table:table-cell table:formula="of:=IF([$'realWorldCalibrationData-collectedUnscaled'.AE7];[$'realWorldCalibrationData-collectedUnscaled'.AE7]*[$'realWorldCalibrationData-collectedUnscaled'.$AV7];&quot;&quot;)" office:value-type="float" office:value="399.916325647059" calcext:value-type="float">
            <text:p>399.916325647059</text:p>
          </table:table-cell>
          <table:table-cell table:formula="of:=IF([$'realWorldCalibrationData-collectedUnscaled'.AF7];[$'realWorldCalibrationData-collectedUnscaled'.AF7]*[$'realWorldCalibrationData-collectedUnscaled'.$AV7];&quot;&quot;)" office:value-type="float" office:value="450.226672235294" calcext:value-type="float">
            <text:p>450.226672235294</text:p>
          </table:table-cell>
          <table:table-cell table:formula="of:=IF([$'realWorldCalibrationData-collectedUnscaled'.AG7];[$'realWorldCalibrationData-collectedUnscaled'.AG7]*[$'realWorldCalibrationData-collectedUnscaled'.$AV7];&quot;&quot;)" office:value-type="float" office:value="475.556202352941" calcext:value-type="float">
            <text:p>475.556202352941</text:p>
          </table:table-cell>
          <table:table-cell table:formula="of:=IF([$'realWorldCalibrationData-collectedUnscaled'.AH7];[$'realWorldCalibrationData-collectedUnscaled'.AH7]*[$'realWorldCalibrationData-collectedUnscaled'.$AV7];&quot;&quot;)" office:value-type="float" office:value="518.284411764706" calcext:value-type="float">
            <text:p>518.284411764706</text:p>
          </table:table-cell>
          <table:table-cell table:formula="of:=IF([$'realWorldCalibrationData-collectedUnscaled'.AI7];[$'realWorldCalibrationData-collectedUnscaled'.AI7]*[$'realWorldCalibrationData-collectedUnscaled'.$AV7];&quot;&quot;)" office:value-type="float" office:value="563.25128" calcext:value-type="float">
            <text:p>563.25128</text:p>
          </table:table-cell>
          <table:table-cell table:formula="of:=IF([$'realWorldCalibrationData-collectedUnscaled'.AJ7];[$'realWorldCalibrationData-collectedUnscaled'.AJ7]*[$'realWorldCalibrationData-collectedUnscaled'.$AV7];&quot;&quot;)" office:value-type="float" office:value="613.344908" calcext:value-type="float">
            <text:p>613.344908</text:p>
          </table:table-cell>
          <table:table-cell table:formula="of:=IF([$'realWorldCalibrationData-collectedUnscaled'.AK7];[$'realWorldCalibrationData-collectedUnscaled'.AK7]*[$'realWorldCalibrationData-collectedUnscaled'.$AV7];&quot;&quot;)" office:value-type="float" office:value="667.511791058824" calcext:value-type="float">
            <text:p>667.511791058824</text:p>
          </table:table-cell>
          <table:table-cell table:formula="of:=IF([$'realWorldCalibrationData-collectedUnscaled'.AL7];[$'realWorldCalibrationData-collectedUnscaled'.AL7]*[$'realWorldCalibrationData-collectedUnscaled'.$AV7];&quot;&quot;)" office:value-type="float" office:value="681.901161882353" calcext:value-type="float">
            <text:p>681.901161882353</text:p>
          </table:table-cell>
          <table:table-cell table:formula="of:=IF([$'realWorldCalibrationData-collectedUnscaled'.AM7];[$'realWorldCalibrationData-collectedUnscaled'.AM7]*[$'realWorldCalibrationData-collectedUnscaled'.$AV7];&quot;&quot;)" office:value-type="float" office:value="730.47524" calcext:value-type="float">
            <text:p>730.47524</text:p>
          </table:table-cell>
          <table:table-cell table:formula="of:=IF([$'realWorldCalibrationData-collectedUnscaled'.AN7];[$'realWorldCalibrationData-collectedUnscaled'.AN7]*[$'realWorldCalibrationData-collectedUnscaled'.$AV7];&quot;&quot;)" office:value-type="float" office:value="792.589303030303" calcext:value-type="float">
            <text:p>792.589303030303</text:p>
          </table:table-cell>
          <table:table-cell table:formula="of:=IF([$'realWorldCalibrationData-collectedUnscaled'.AO7];[$'realWorldCalibrationData-collectedUnscaled'.AO7]*[$'realWorldCalibrationData-collectedUnscaled'.$AV7];&quot;&quot;)" office:value-type="float" office:value="835.227546363636" calcext:value-type="float">
            <text:p>835.227546363636</text:p>
          </table:table-cell>
          <table:table-cell table:formula="of:=IF([$'realWorldCalibrationData-collectedUnscaled'.AP7];[$'realWorldCalibrationData-collectedUnscaled'.AP7]*[$'realWorldCalibrationData-collectedUnscaled'.$AV7];&quot;&quot;)" office:value-type="float" office:value="883.000271363636" calcext:value-type="float">
            <text:p>883.000271363636</text:p>
          </table:table-cell>
          <table:table-cell table:formula="of:=IF([$'realWorldCalibrationData-collectedUnscaled'.AQ7];[$'realWorldCalibrationData-collectedUnscaled'.AQ7]*[$'realWorldCalibrationData-collectedUnscaled'.$AV7];&quot;&quot;)" office:value-type="float" office:value="948.278003030303" calcext:value-type="float">
            <text:p>948.278003030303</text:p>
          </table:table-cell>
          <table:table-cell table:formula="of:=IF([$'realWorldCalibrationData-collectedUnscaled'.AR7];[$'realWorldCalibrationData-collectedUnscaled'.AR7]*[$'realWorldCalibrationData-collectedUnscaled'.$AV7];&quot;&quot;)" office:value-type="float" office:value="983.809461212121" calcext:value-type="float">
            <text:p>983.809461212121</text:p>
          </table:table-cell>
          <table:table-cell table:formula="of:=IF([$'realWorldCalibrationData-collectedUnscaled'.AS7];[$'realWorldCalibrationData-collectedUnscaled'.AS7]*[$'realWorldCalibrationData-collectedUnscaled'.$AV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energy.Total Energy Output" calcext:value-type="string">
            <text:p>energy.Total Energy Output</text:p>
          </table:table-cell>
          <table:table-cell table:formula="of:=IF([$'realWorldCalibrationData-collectedUnscaled'.B8];[$'realWorldCalibrationData-collectedUnscaled'.B8]*[$'realWorldCalibrationData-collectedUnscaled'.$AV8];&quot;&quot;)" office:value-type="float" office:value="29165.2060385999" calcext:value-type="float">
            <text:p>29165.2060385999</text:p>
          </table:table-cell>
          <table:table-cell table:formula="of:=IF([$'realWorldCalibrationData-collectedUnscaled'.C8];[$'realWorldCalibrationData-collectedUnscaled'.C8]*[$'realWorldCalibrationData-collectedUnscaled'.$AV8];&quot;&quot;)" office:value-type="float" office:value="28958.3238413999" calcext:value-type="float">
            <text:p>28958.3238413999</text:p>
          </table:table-cell>
          <table:table-cell table:formula="of:=IF([$'realWorldCalibrationData-collectedUnscaled'.D8];[$'realWorldCalibrationData-collectedUnscaled'.D8]*[$'realWorldCalibrationData-collectedUnscaled'.$AV8];&quot;&quot;)" office:value-type="float" office:value="28765.8265694987" calcext:value-type="float">
            <text:p>28765.8265694987</text:p>
          </table:table-cell>
          <table:table-cell table:formula="of:=IF([$'realWorldCalibrationData-collectedUnscaled'.E8];[$'realWorldCalibrationData-collectedUnscaled'.E8]*[$'realWorldCalibrationData-collectedUnscaled'.$AV8];&quot;&quot;)" office:value-type="float" office:value="29168.5512331516" calcext:value-type="float">
            <text:p>29168.5512331516</text:p>
          </table:table-cell>
          <table:table-cell table:formula="of:=IF([$'realWorldCalibrationData-collectedUnscaled'.F8];[$'realWorldCalibrationData-collectedUnscaled'.F8]*[$'realWorldCalibrationData-collectedUnscaled'.$AV8];&quot;&quot;)" office:value-type="float" office:value="30348.5758752809" calcext:value-type="float">
            <text:p>30348.5758752809</text:p>
          </table:table-cell>
          <table:table-cell table:formula="of:=IF([$'realWorldCalibrationData-collectedUnscaled'.G8];[$'realWorldCalibrationData-collectedUnscaled'.G8]*[$'realWorldCalibrationData-collectedUnscaled'.$AV8];&quot;&quot;)" office:value-type="float" office:value="30911.664810798" calcext:value-type="float">
            <text:p>30911.664810798</text:p>
          </table:table-cell>
          <table:table-cell table:formula="of:=IF([$'realWorldCalibrationData-collectedUnscaled'.H8];[$'realWorldCalibrationData-collectedUnscaled'.H8]*[$'realWorldCalibrationData-collectedUnscaled'.$AV8];&quot;&quot;)" office:value-type="float" office:value="31507.2046948068" calcext:value-type="float">
            <text:p>31507.2046948068</text:p>
          </table:table-cell>
          <table:table-cell table:formula="of:=IF([$'realWorldCalibrationData-collectedUnscaled'.I8];[$'realWorldCalibrationData-collectedUnscaled'.I8]*[$'realWorldCalibrationData-collectedUnscaled'.$AV8];&quot;&quot;)" office:value-type="float" office:value="32474.1473208047" calcext:value-type="float">
            <text:p>32474.1473208047</text:p>
          </table:table-cell>
          <table:table-cell table:formula="of:=IF([$'realWorldCalibrationData-collectedUnscaled'.J8];[$'realWorldCalibrationData-collectedUnscaled'.J8]*[$'realWorldCalibrationData-collectedUnscaled'.$AV8];&quot;&quot;)" office:value-type="float" office:value="33591.2097446795" calcext:value-type="float">
            <text:p>33591.2097446795</text:p>
          </table:table-cell>
          <table:table-cell table:formula="of:=IF([$'realWorldCalibrationData-collectedUnscaled'.K8];[$'realWorldCalibrationData-collectedUnscaled'.K8]*[$'realWorldCalibrationData-collectedUnscaled'.$AV8];&quot;&quot;)" office:value-type="float" office:value="34180.3095056424" calcext:value-type="float">
            <text:p>34180.3095056424</text:p>
          </table:table-cell>
          <table:table-cell table:formula="of:=IF([$'realWorldCalibrationData-collectedUnscaled'.L8];[$'realWorldCalibrationData-collectedUnscaled'.L8]*[$'realWorldCalibrationData-collectedUnscaled'.$AV8];&quot;&quot;)" office:value-type="float" office:value="34633.7340849" calcext:value-type="float">
            <text:p>34633.7340849</text:p>
          </table:table-cell>
          <table:table-cell table:formula="of:=IF([$'realWorldCalibrationData-collectedUnscaled'.M8];[$'realWorldCalibrationData-collectedUnscaled'.M8]*[$'realWorldCalibrationData-collectedUnscaled'.$AV8];&quot;&quot;)" office:value-type="float" office:value="34828.801364664" calcext:value-type="float">
            <text:p>34828.801364664</text:p>
          </table:table-cell>
          <table:table-cell table:formula="of:=IF([$'realWorldCalibrationData-collectedUnscaled'.N8];[$'realWorldCalibrationData-collectedUnscaled'.N8]*[$'realWorldCalibrationData-collectedUnscaled'.$AV8];&quot;&quot;)" office:value-type="float" office:value="35010.00359964" calcext:value-type="float">
            <text:p>35010.00359964</text:p>
          </table:table-cell>
          <table:table-cell table:formula="of:=IF([$'realWorldCalibrationData-collectedUnscaled'.O8];[$'realWorldCalibrationData-collectedUnscaled'.O8]*[$'realWorldCalibrationData-collectedUnscaled'.$AV8];&quot;&quot;)" office:value-type="float" office:value="35351.946642384" calcext:value-type="float">
            <text:p>35351.946642384</text:p>
          </table:table-cell>
          <table:table-cell table:formula="of:=IF([$'realWorldCalibrationData-collectedUnscaled'.P8];[$'realWorldCalibrationData-collectedUnscaled'.P8]*[$'realWorldCalibrationData-collectedUnscaled'.$AV8];&quot;&quot;)" office:value-type="float" office:value="35766.948805308" calcext:value-type="float">
            <text:p>35766.948805308</text:p>
          </table:table-cell>
          <table:table-cell table:formula="of:=IF([$'realWorldCalibrationData-collectedUnscaled'.Q8];[$'realWorldCalibrationData-collectedUnscaled'.Q8]*[$'realWorldCalibrationData-collectedUnscaled'.$AV8];&quot;&quot;)" office:value-type="float" office:value="36612.25067142" calcext:value-type="float">
            <text:p>36612.25067142</text:p>
          </table:table-cell>
          <table:table-cell table:formula="of:=IF([$'realWorldCalibrationData-collectedUnscaled'.R8];[$'realWorldCalibrationData-collectedUnscaled'.R8]*[$'realWorldCalibrationData-collectedUnscaled'.$AV8];&quot;&quot;)" office:value-type="float" office:value="37605.66933474" calcext:value-type="float">
            <text:p>37605.66933474</text:p>
          </table:table-cell>
          <table:table-cell table:formula="of:=IF([$'realWorldCalibrationData-collectedUnscaled'.S8];[$'realWorldCalibrationData-collectedUnscaled'.S8]*[$'realWorldCalibrationData-collectedUnscaled'.$AV8];&quot;&quot;)" office:value-type="float" office:value="38055.428651232" calcext:value-type="float">
            <text:p>38055.428651232</text:p>
          </table:table-cell>
          <table:table-cell table:formula="of:=IF([$'realWorldCalibrationData-collectedUnscaled'.T8];[$'realWorldCalibrationData-collectedUnscaled'.T8]*[$'realWorldCalibrationData-collectedUnscaled'.$AV8];&quot;&quot;)" office:value-type="float" office:value="38272.104103536" calcext:value-type="float">
            <text:p>38272.104103536</text:p>
          </table:table-cell>
          <table:table-cell table:formula="of:=IF([$'realWorldCalibrationData-collectedUnscaled'.U8];[$'realWorldCalibrationData-collectedUnscaled'.U8]*[$'realWorldCalibrationData-collectedUnscaled'.$AV8];&quot;&quot;)" office:value-type="float" office:value="38855.618594856" calcext:value-type="float">
            <text:p>38855.618594856</text:p>
          </table:table-cell>
          <table:table-cell table:formula="of:=IF([$'realWorldCalibrationData-collectedUnscaled'.V8];[$'realWorldCalibrationData-collectedUnscaled'.V8]*[$'realWorldCalibrationData-collectedUnscaled'.$AV8];&quot;&quot;)" office:value-type="float" office:value="39861.821047104" calcext:value-type="float">
            <text:p>39861.821047104</text:p>
          </table:table-cell>
          <table:table-cell table:formula="of:=IF([$'realWorldCalibrationData-collectedUnscaled'.W8];[$'realWorldCalibrationData-collectedUnscaled'.W8]*[$'realWorldCalibrationData-collectedUnscaled'.$AV8];&quot;&quot;)" office:value-type="float" office:value="40373.7984164085" calcext:value-type="float">
            <text:p>40373.7984164085</text:p>
          </table:table-cell>
          <table:table-cell table:formula="of:=IF([$'realWorldCalibrationData-collectedUnscaled'.X8];[$'realWorldCalibrationData-collectedUnscaled'.X8]*[$'realWorldCalibrationData-collectedUnscaled'.$AV8];&quot;&quot;)" office:value-type="float" office:value="41502.8039658118" calcext:value-type="float">
            <text:p>41502.8039658118</text:p>
          </table:table-cell>
          <table:table-cell table:formula="of:=IF([$'realWorldCalibrationData-collectedUnscaled'.Y8];[$'realWorldCalibrationData-collectedUnscaled'.Y8]*[$'realWorldCalibrationData-collectedUnscaled'.$AV8];&quot;&quot;)" office:value-type="float" office:value="43300.9054710777" calcext:value-type="float">
            <text:p>43300.9054710777</text:p>
          </table:table-cell>
          <table:table-cell table:formula="of:=IF([$'realWorldCalibrationData-collectedUnscaled'.Z8];[$'realWorldCalibrationData-collectedUnscaled'.Z8]*[$'realWorldCalibrationData-collectedUnscaled'.$AV8];&quot;&quot;)" office:value-type="float" office:value="45811.5445584494" calcext:value-type="float">
            <text:p>45811.5445584494</text:p>
          </table:table-cell>
          <table:table-cell table:formula="of:=IF([$'realWorldCalibrationData-collectedUnscaled'.AA8];[$'realWorldCalibrationData-collectedUnscaled'.AA8]*[$'realWorldCalibrationData-collectedUnscaled'.$AV8];&quot;&quot;)" office:value-type="float" office:value="47691.3345605177" calcext:value-type="float">
            <text:p>47691.3345605177</text:p>
          </table:table-cell>
          <table:table-cell table:formula="of:=IF([$'realWorldCalibrationData-collectedUnscaled'.AB8];[$'realWorldCalibrationData-collectedUnscaled'.AB8]*[$'realWorldCalibrationData-collectedUnscaled'.$AV8];&quot;&quot;)" office:value-type="float" office:value="49404.0583881177" calcext:value-type="float">
            <text:p>49404.0583881177</text:p>
          </table:table-cell>
          <table:table-cell table:formula="of:=IF([$'realWorldCalibrationData-collectedUnscaled'.AC8];[$'realWorldCalibrationData-collectedUnscaled'.AC8]*[$'realWorldCalibrationData-collectedUnscaled'.$AV8];&quot;&quot;)" office:value-type="float" office:value="51307.6647815529" calcext:value-type="float">
            <text:p>51307.6647815529</text:p>
          </table:table-cell>
          <table:table-cell table:formula="of:=IF([$'realWorldCalibrationData-collectedUnscaled'.AD8];[$'realWorldCalibrationData-collectedUnscaled'.AD8]*[$'realWorldCalibrationData-collectedUnscaled'.$AV8];&quot;&quot;)" office:value-type="float" office:value="52373.6856283365" calcext:value-type="float">
            <text:p>52373.6856283365</text:p>
          </table:table-cell>
          <table:table-cell table:formula="of:=IF([$'realWorldCalibrationData-collectedUnscaled'.AE8];[$'realWorldCalibrationData-collectedUnscaled'.AE8]*[$'realWorldCalibrationData-collectedUnscaled'.$AV8];&quot;&quot;)" office:value-type="float" office:value="51860.0220282635" calcext:value-type="float">
            <text:p>51860.0220282635</text:p>
          </table:table-cell>
          <table:table-cell table:formula="of:=IF([$'realWorldCalibrationData-collectedUnscaled'.AF8];[$'realWorldCalibrationData-collectedUnscaled'.AF8]*[$'realWorldCalibrationData-collectedUnscaled'.$AV8];&quot;&quot;)" office:value-type="float" office:value="54757.7617053647" calcext:value-type="float">
            <text:p>54757.7617053647</text:p>
          </table:table-cell>
          <table:table-cell table:formula="of:=IF([$'realWorldCalibrationData-collectedUnscaled'.AG8];[$'realWorldCalibrationData-collectedUnscaled'.AG8]*[$'realWorldCalibrationData-collectedUnscaled'.$AV8];&quot;&quot;)" office:value-type="float" office:value="56515.2206328471" calcext:value-type="float">
            <text:p>56515.2206328471</text:p>
          </table:table-cell>
          <table:table-cell table:formula="of:=IF([$'realWorldCalibrationData-collectedUnscaled'.AH8];[$'realWorldCalibrationData-collectedUnscaled'.AH8]*[$'realWorldCalibrationData-collectedUnscaled'.$AV8];&quot;&quot;)" office:value-type="float" office:value="57994.0414641177" calcext:value-type="float">
            <text:p>57994.0414641177</text:p>
          </table:table-cell>
          <table:table-cell table:formula="of:=IF([$'realWorldCalibrationData-collectedUnscaled'.AI8];[$'realWorldCalibrationData-collectedUnscaled'.AI8]*[$'realWorldCalibrationData-collectedUnscaled'.$AV8];&quot;&quot;)" office:value-type="float" office:value="59448.7228267765" calcext:value-type="float">
            <text:p>59448.7228267765</text:p>
          </table:table-cell>
          <table:table-cell table:formula="of:=IF([$'realWorldCalibrationData-collectedUnscaled'.AJ8];[$'realWorldCalibrationData-collectedUnscaled'.AJ8]*[$'realWorldCalibrationData-collectedUnscaled'.$AV8];&quot;&quot;)" office:value-type="float" office:value="60453.7145125177" calcext:value-type="float">
            <text:p>60453.7145125177</text:p>
          </table:table-cell>
          <table:table-cell table:formula="of:=IF([$'realWorldCalibrationData-collectedUnscaled'.AK8];[$'realWorldCalibrationData-collectedUnscaled'.AK8]*[$'realWorldCalibrationData-collectedUnscaled'.$AV8];&quot;&quot;)" office:value-type="float" office:value="61244.2059659294" calcext:value-type="float">
            <text:p>61244.2059659294</text:p>
          </table:table-cell>
          <table:table-cell table:formula="of:=IF([$'realWorldCalibrationData-collectedUnscaled'.AL8];[$'realWorldCalibrationData-collectedUnscaled'.AL8]*[$'realWorldCalibrationData-collectedUnscaled'.$AV8];&quot;&quot;)" office:value-type="float" office:value="62416.0426001412" calcext:value-type="float">
            <text:p>62416.0426001412</text:p>
          </table:table-cell>
          <table:table-cell table:formula="of:=IF([$'realWorldCalibrationData-collectedUnscaled'.AM8];[$'realWorldCalibrationData-collectedUnscaled'.AM8]*[$'realWorldCalibrationData-collectedUnscaled'.$AV8];&quot;&quot;)" office:value-type="float" office:value="64094.60624" calcext:value-type="float">
            <text:p>64094.60624</text:p>
          </table:table-cell>
          <table:table-cell table:formula="of:=IF([$'realWorldCalibrationData-collectedUnscaled'.AN8];[$'realWorldCalibrationData-collectedUnscaled'.AN8]*[$'realWorldCalibrationData-collectedUnscaled'.$AV8];&quot;&quot;)" office:value-type="float" office:value="66082.3281159091" calcext:value-type="float">
            <text:p>66082.3281159091</text:p>
          </table:table-cell>
          <table:table-cell table:formula="of:=IF([$'realWorldCalibrationData-collectedUnscaled'.AO8];[$'realWorldCalibrationData-collectedUnscaled'.AO8]*[$'realWorldCalibrationData-collectedUnscaled'.$AV8];&quot;&quot;)" office:value-type="float" office:value="66964.3512427273" calcext:value-type="float">
            <text:p>66964.3512427273</text:p>
          </table:table-cell>
          <table:table-cell table:formula="of:=IF([$'realWorldCalibrationData-collectedUnscaled'.AP8];[$'realWorldCalibrationData-collectedUnscaled'.AP8]*[$'realWorldCalibrationData-collectedUnscaled'.$AV8];&quot;&quot;)" office:value-type="float" office:value="65113.6979031818" calcext:value-type="float">
            <text:p>65113.6979031818</text:p>
          </table:table-cell>
          <table:table-cell table:formula="of:=IF([$'realWorldCalibrationData-collectedUnscaled'.AQ8];[$'realWorldCalibrationData-collectedUnscaled'.AQ8]*[$'realWorldCalibrationData-collectedUnscaled'.$AV8];&quot;&quot;)" office:value-type="float" office:value="68619.6062272727" calcext:value-type="float">
            <text:p>68619.6062272727</text:p>
          </table:table-cell>
          <table:table-cell table:formula="of:=IF([$'realWorldCalibrationData-collectedUnscaled'.AR8];[$'realWorldCalibrationData-collectedUnscaled'.AR8]*[$'realWorldCalibrationData-collectedUnscaled'.$AV8];&quot;&quot;)" office:value-type="float" office:value="69771.2411789394" calcext:value-type="float">
            <text:p>69771.2411789394</text:p>
          </table:table-cell>
          <table:table-cell table:formula="of:=IF([$'realWorldCalibrationData-collectedUnscaled'.AS8];[$'realWorldCalibrationData-collectedUnscaled'.AS8]*[$'realWorldCalibrationData-collectedUnscaled'.$AV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energy.Total Renewable Energy Capacity" calcext:value-type="string">
            <text:p>energy.Total Renewable Energy Capacity</text:p>
          </table:table-cell>
          <table:table-cell table:formula="of:=IF([$'realWorldCalibrationData-collectedUnscaled'.B9];[$'realWorldCalibrationData-collectedUnscaled'.B9]*[$'realWorldCalibrationData-collectedUnscaled'.$AV9];&quot;&quot;)">
            <text:p/>
          </table:table-cell>
          <table:table-cell table:formula="of:=IF([$'realWorldCalibrationData-collectedUnscaled'.C9];[$'realWorldCalibrationData-collectedUnscaled'.C9]*[$'realWorldCalibrationData-collectedUnscaled'.$AV9];&quot;&quot;)">
            <text:p/>
          </table:table-cell>
          <table:table-cell table:formula="of:=IF([$'realWorldCalibrationData-collectedUnscaled'.D9];[$'realWorldCalibrationData-collectedUnscaled'.D9]*[$'realWorldCalibrationData-collectedUnscaled'.$AV9];&quot;&quot;)">
            <text:p/>
          </table:table-cell>
          <table:table-cell table:formula="of:=IF([$'realWorldCalibrationData-collectedUnscaled'.E9];[$'realWorldCalibrationData-collectedUnscaled'.E9]*[$'realWorldCalibrationData-collectedUnscaled'.$AV9];&quot;&quot;)">
            <text:p/>
          </table:table-cell>
          <table:table-cell table:formula="of:=IF([$'realWorldCalibrationData-collectedUnscaled'.F9];[$'realWorldCalibrationData-collectedUnscaled'.F9]*[$'realWorldCalibrationData-collectedUnscaled'.$AV9];&quot;&quot;)">
            <text:p/>
          </table:table-cell>
          <table:table-cell table:formula="of:=IF([$'realWorldCalibrationData-collectedUnscaled'.G9];[$'realWorldCalibrationData-collectedUnscaled'.G9]*[$'realWorldCalibrationData-collectedUnscaled'.$AV9];&quot;&quot;)">
            <text:p/>
          </table:table-cell>
          <table:table-cell table:formula="of:=IF([$'realWorldCalibrationData-collectedUnscaled'.H9];[$'realWorldCalibrationData-collectedUnscaled'.H9]*[$'realWorldCalibrationData-collectedUnscaled'.$AV9];&quot;&quot;)">
            <text:p/>
          </table:table-cell>
          <table:table-cell table:formula="of:=IF([$'realWorldCalibrationData-collectedUnscaled'.I9];[$'realWorldCalibrationData-collectedUnscaled'.I9]*[$'realWorldCalibrationData-collectedUnscaled'.$AV9];&quot;&quot;)">
            <text:p/>
          </table:table-cell>
          <table:table-cell table:formula="of:=IF([$'realWorldCalibrationData-collectedUnscaled'.J9];[$'realWorldCalibrationData-collectedUnscaled'.J9]*[$'realWorldCalibrationData-collectedUnscaled'.$AV9];&quot;&quot;)">
            <text:p/>
          </table:table-cell>
          <table:table-cell table:formula="of:=IF([$'realWorldCalibrationData-collectedUnscaled'.K9];[$'realWorldCalibrationData-collectedUnscaled'.K9]*[$'realWorldCalibrationData-collectedUnscaled'.$AV9];&quot;&quot;)">
            <text:p/>
          </table:table-cell>
          <table:table-cell table:formula="of:=IF([$'realWorldCalibrationData-collectedUnscaled'.L9];[$'realWorldCalibrationData-collectedUnscaled'.L9]*[$'realWorldCalibrationData-collectedUnscaled'.$AV9];&quot;&quot;)">
            <text:p/>
          </table:table-cell>
          <table:table-cell table:formula="of:=IF([$'realWorldCalibrationData-collectedUnscaled'.M9];[$'realWorldCalibrationData-collectedUnscaled'.M9]*[$'realWorldCalibrationData-collectedUnscaled'.$AV9];&quot;&quot;)">
            <text:p/>
          </table:table-cell>
          <table:table-cell table:formula="of:=IF([$'realWorldCalibrationData-collectedUnscaled'.N9];[$'realWorldCalibrationData-collectedUnscaled'.N9]*[$'realWorldCalibrationData-collectedUnscaled'.$AV9];&quot;&quot;)">
            <text:p/>
          </table:table-cell>
          <table:table-cell table:formula="of:=IF([$'realWorldCalibrationData-collectedUnscaled'.O9];[$'realWorldCalibrationData-collectedUnscaled'.O9]*[$'realWorldCalibrationData-collectedUnscaled'.$AV9];&quot;&quot;)">
            <text:p/>
          </table:table-cell>
          <table:table-cell table:formula="of:=IF([$'realWorldCalibrationData-collectedUnscaled'.P9];[$'realWorldCalibrationData-collectedUnscaled'.P9]*[$'realWorldCalibrationData-collectedUnscaled'.$AV9];&quot;&quot;)">
            <text:p/>
          </table:table-cell>
          <table:table-cell table:formula="of:=IF([$'realWorldCalibrationData-collectedUnscaled'.Q9];[$'realWorldCalibrationData-collectedUnscaled'.Q9]*[$'realWorldCalibrationData-collectedUnscaled'.$AV9];&quot;&quot;)">
            <text:p/>
          </table:table-cell>
          <table:table-cell table:formula="of:=IF([$'realWorldCalibrationData-collectedUnscaled'.R9];[$'realWorldCalibrationData-collectedUnscaled'.R9]*[$'realWorldCalibrationData-collectedUnscaled'.$AV9];&quot;&quot;)">
            <text:p/>
          </table:table-cell>
          <table:table-cell table:formula="of:=IF([$'realWorldCalibrationData-collectedUnscaled'.S9];[$'realWorldCalibrationData-collectedUnscaled'.S9]*[$'realWorldCalibrationData-collectedUnscaled'.$AV9];&quot;&quot;)">
            <text:p/>
          </table:table-cell>
          <table:table-cell table:formula="of:=IF([$'realWorldCalibrationData-collectedUnscaled'.T9];[$'realWorldCalibrationData-collectedUnscaled'.T9]*[$'realWorldCalibrationData-collectedUnscaled'.$AV9];&quot;&quot;)">
            <text:p/>
          </table:table-cell>
          <table:table-cell table:formula="of:=IF([$'realWorldCalibrationData-collectedUnscaled'.U9];[$'realWorldCalibrationData-collectedUnscaled'.U9]*[$'realWorldCalibrationData-collectedUnscaled'.$AV9];&quot;&quot;)">
            <text:p/>
          </table:table-cell>
          <table:table-cell table:formula="of:=IF([$'realWorldCalibrationData-collectedUnscaled'.V9];[$'realWorldCalibrationData-collectedUnscaled'.V9]*[$'realWorldCalibrationData-collectedUnscaled'.$AV9];&quot;&quot;)" office:value-type="float" office:value="715.352741" calcext:value-type="float">
            <text:p>715.352741</text:p>
          </table:table-cell>
          <table:table-cell table:formula="of:=IF([$'realWorldCalibrationData-collectedUnscaled'.W9];[$'realWorldCalibrationData-collectedUnscaled'.W9]*[$'realWorldCalibrationData-collectedUnscaled'.$AV9];&quot;&quot;)" office:value-type="float" office:value="734.528475" calcext:value-type="float">
            <text:p>734.528475</text:p>
          </table:table-cell>
          <table:table-cell table:formula="of:=IF([$'realWorldCalibrationData-collectedUnscaled'.X9];[$'realWorldCalibrationData-collectedUnscaled'.X9]*[$'realWorldCalibrationData-collectedUnscaled'.$AV9];&quot;&quot;)" office:value-type="float" office:value="752.785921" calcext:value-type="float">
            <text:p>752.785921</text:p>
          </table:table-cell>
          <table:table-cell table:formula="of:=IF([$'realWorldCalibrationData-collectedUnscaled'.Y9];[$'realWorldCalibrationData-collectedUnscaled'.Y9]*[$'realWorldCalibrationData-collectedUnscaled'.$AV9];&quot;&quot;)" office:value-type="float" office:value="781.446167" calcext:value-type="float">
            <text:p>781.446167</text:p>
          </table:table-cell>
          <table:table-cell table:formula="of:=IF([$'realWorldCalibrationData-collectedUnscaled'.Z9];[$'realWorldCalibrationData-collectedUnscaled'.Z9]*[$'realWorldCalibrationData-collectedUnscaled'.$AV9];&quot;&quot;)" office:value-type="float" office:value="812.451846" calcext:value-type="float">
            <text:p>812.451846</text:p>
          </table:table-cell>
          <table:table-cell table:formula="of:=IF([$'realWorldCalibrationData-collectedUnscaled'.AA9];[$'realWorldCalibrationData-collectedUnscaled'.AA9]*[$'realWorldCalibrationData-collectedUnscaled'.$AV9];&quot;&quot;)" office:value-type="float" office:value="847.451199" calcext:value-type="float">
            <text:p>847.451199</text:p>
          </table:table-cell>
          <table:table-cell table:formula="of:=IF([$'realWorldCalibrationData-collectedUnscaled'.AB9];[$'realWorldCalibrationData-collectedUnscaled'.AB9]*[$'realWorldCalibrationData-collectedUnscaled'.$AV9];&quot;&quot;)" office:value-type="float" office:value="885.138164" calcext:value-type="float">
            <text:p>885.138164</text:p>
          </table:table-cell>
          <table:table-cell table:formula="of:=IF([$'realWorldCalibrationData-collectedUnscaled'.AC9];[$'realWorldCalibrationData-collectedUnscaled'.AC9]*[$'realWorldCalibrationData-collectedUnscaled'.$AV9];&quot;&quot;)" office:value-type="float" office:value="932.934007" calcext:value-type="float">
            <text:p>932.934007</text:p>
          </table:table-cell>
          <table:table-cell table:formula="of:=IF([$'realWorldCalibrationData-collectedUnscaled'.AD9];[$'realWorldCalibrationData-collectedUnscaled'.AD9]*[$'realWorldCalibrationData-collectedUnscaled'.$AV9];&quot;&quot;)" office:value-type="float" office:value="992.613206" calcext:value-type="float">
            <text:p>992.613206</text:p>
          </table:table-cell>
          <table:table-cell table:formula="of:=IF([$'realWorldCalibrationData-collectedUnscaled'.AE9];[$'realWorldCalibrationData-collectedUnscaled'.AE9]*[$'realWorldCalibrationData-collectedUnscaled'.$AV9];&quot;&quot;)" office:value-type="float" office:value="1065.355228" calcext:value-type="float">
            <text:p>1065.355228</text:p>
          </table:table-cell>
          <table:table-cell table:formula="of:=IF([$'realWorldCalibrationData-collectedUnscaled'.AF9];[$'realWorldCalibrationData-collectedUnscaled'.AF9]*[$'realWorldCalibrationData-collectedUnscaled'.$AV9];&quot;&quot;)" office:value-type="float" office:value="1148.412824" calcext:value-type="float">
            <text:p>1148.412824</text:p>
          </table:table-cell>
          <table:table-cell table:formula="of:=IF([$'realWorldCalibrationData-collectedUnscaled'.AG9];[$'realWorldCalibrationData-collectedUnscaled'.AG9]*[$'realWorldCalibrationData-collectedUnscaled'.$AV9];&quot;&quot;)" office:value-type="float" office:value="1248.12055" calcext:value-type="float">
            <text:p>1248.12055</text:p>
          </table:table-cell>
          <table:table-cell table:formula="of:=IF([$'realWorldCalibrationData-collectedUnscaled'.AH9];[$'realWorldCalibrationData-collectedUnscaled'.AH9]*[$'realWorldCalibrationData-collectedUnscaled'.$AV9];&quot;&quot;)" office:value-type="float" office:value="1356.17919" calcext:value-type="float">
            <text:p>1356.17919</text:p>
          </table:table-cell>
          <table:table-cell table:formula="of:=IF([$'realWorldCalibrationData-collectedUnscaled'.AI9];[$'realWorldCalibrationData-collectedUnscaled'.AI9]*[$'realWorldCalibrationData-collectedUnscaled'.$AV9];&quot;&quot;)" office:value-type="float" office:value="1470.10366" calcext:value-type="float">
            <text:p>1470.10366</text:p>
          </table:table-cell>
          <table:table-cell table:formula="of:=IF([$'realWorldCalibrationData-collectedUnscaled'.AJ9];[$'realWorldCalibrationData-collectedUnscaled'.AJ9]*[$'realWorldCalibrationData-collectedUnscaled'.$AV9];&quot;&quot;)" office:value-type="float" office:value="1596.37102" calcext:value-type="float">
            <text:p>1596.37102</text:p>
          </table:table-cell>
          <table:table-cell table:formula="of:=IF([$'realWorldCalibrationData-collectedUnscaled'.AK9];[$'realWorldCalibrationData-collectedUnscaled'.AK9]*[$'realWorldCalibrationData-collectedUnscaled'.$AV9];&quot;&quot;)" office:value-type="float" office:value="1743.69612" calcext:value-type="float">
            <text:p>1743.69612</text:p>
          </table:table-cell>
          <table:table-cell table:formula="of:=IF([$'realWorldCalibrationData-collectedUnscaled'.AL9];[$'realWorldCalibrationData-collectedUnscaled'.AL9]*[$'realWorldCalibrationData-collectedUnscaled'.$AV9];&quot;&quot;)" office:value-type="float" office:value="1897.11152" calcext:value-type="float">
            <text:p>1897.11152</text:p>
          </table:table-cell>
          <table:table-cell table:formula="of:=IF([$'realWorldCalibrationData-collectedUnscaled'.AM9];[$'realWorldCalibrationData-collectedUnscaled'.AM9]*[$'realWorldCalibrationData-collectedUnscaled'.$AV9];&quot;&quot;)" office:value-type="float" office:value="2061.47886" calcext:value-type="float">
            <text:p>2061.47886</text:p>
          </table:table-cell>
          <table:table-cell table:formula="of:=IF([$'realWorldCalibrationData-collectedUnscaled'.AN9];[$'realWorldCalibrationData-collectedUnscaled'.AN9]*[$'realWorldCalibrationData-collectedUnscaled'.$AV9];&quot;&quot;)" office:value-type="float" office:value="2227.20527" calcext:value-type="float">
            <text:p>2227.20527</text:p>
          </table:table-cell>
          <table:table-cell table:formula="of:=IF([$'realWorldCalibrationData-collectedUnscaled'.AO9];[$'realWorldCalibrationData-collectedUnscaled'.AO9]*[$'realWorldCalibrationData-collectedUnscaled'.$AV9];&quot;&quot;)" office:value-type="float" office:value="2404.5639" calcext:value-type="float">
            <text:p>2404.5639</text:p>
          </table:table-cell>
          <table:table-cell table:formula="of:=IF([$'realWorldCalibrationData-collectedUnscaled'.AP9];[$'realWorldCalibrationData-collectedUnscaled'.AP9]*[$'realWorldCalibrationData-collectedUnscaled'.$AV9];&quot;&quot;)" office:value-type="float" office:value="2664.9831" calcext:value-type="float">
            <text:p>2664.9831</text:p>
          </table:table-cell>
          <table:table-cell table:formula="of:=IF([$'realWorldCalibrationData-collectedUnscaled'.AQ9];[$'realWorldCalibrationData-collectedUnscaled'.AQ9]*[$'realWorldCalibrationData-collectedUnscaled'.$AV9];&quot;&quot;)" office:value-type="float" office:value="2920.71815" calcext:value-type="float">
            <text:p>2920.71815</text:p>
          </table:table-cell>
          <table:table-cell table:formula="of:=IF([$'realWorldCalibrationData-collectedUnscaled'.AR9];[$'realWorldCalibrationData-collectedUnscaled'.AR9]*[$'realWorldCalibrationData-collectedUnscaled'.$AV9];&quot;&quot;)" office:value-type="float" office:value="3207.47985" calcext:value-type="float">
            <text:p>3207.47985</text:p>
          </table:table-cell>
          <table:table-cell table:formula="of:=IF([$'realWorldCalibrationData-collectedUnscaled'.AS9];[$'realWorldCalibrationData-collectedUnscaled'.AS9]*[$'realWorldCalibrationData-collectedUnscaled'.$AV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energy.Wind and Solar Energy Capacity" calcext:value-type="string">
            <text:p>energy.Wind and Solar Energy Capacity</text:p>
          </table:table-cell>
          <table:table-cell table:formula="of:=IF([$'realWorldCalibrationData-collectedUnscaled'.B10];[$'realWorldCalibrationData-collectedUnscaled'.B10]*[$'realWorldCalibrationData-collectedUnscaled'.$AV10];&quot;&quot;)">
            <text:p/>
          </table:table-cell>
          <table:table-cell table:formula="of:=IF([$'realWorldCalibrationData-collectedUnscaled'.C10];[$'realWorldCalibrationData-collectedUnscaled'.C10]*[$'realWorldCalibrationData-collectedUnscaled'.$AV10];&quot;&quot;)">
            <text:p/>
          </table:table-cell>
          <table:table-cell table:formula="of:=IF([$'realWorldCalibrationData-collectedUnscaled'.D10];[$'realWorldCalibrationData-collectedUnscaled'.D10]*[$'realWorldCalibrationData-collectedUnscaled'.$AV10];&quot;&quot;)">
            <text:p/>
          </table:table-cell>
          <table:table-cell table:formula="of:=IF([$'realWorldCalibrationData-collectedUnscaled'.E10];[$'realWorldCalibrationData-collectedUnscaled'.E10]*[$'realWorldCalibrationData-collectedUnscaled'.$AV10];&quot;&quot;)">
            <text:p/>
          </table:table-cell>
          <table:table-cell table:formula="of:=IF([$'realWorldCalibrationData-collectedUnscaled'.F10];[$'realWorldCalibrationData-collectedUnscaled'.F10]*[$'realWorldCalibrationData-collectedUnscaled'.$AV10];&quot;&quot;)">
            <text:p/>
          </table:table-cell>
          <table:table-cell table:formula="of:=IF([$'realWorldCalibrationData-collectedUnscaled'.G10];[$'realWorldCalibrationData-collectedUnscaled'.G10]*[$'realWorldCalibrationData-collectedUnscaled'.$AV10];&quot;&quot;)">
            <text:p/>
          </table:table-cell>
          <table:table-cell table:formula="of:=IF([$'realWorldCalibrationData-collectedUnscaled'.H10];[$'realWorldCalibrationData-collectedUnscaled'.H10]*[$'realWorldCalibrationData-collectedUnscaled'.$AV10];&quot;&quot;)">
            <text:p/>
          </table:table-cell>
          <table:table-cell table:formula="of:=IF([$'realWorldCalibrationData-collectedUnscaled'.I10];[$'realWorldCalibrationData-collectedUnscaled'.I10]*[$'realWorldCalibrationData-collectedUnscaled'.$AV10];&quot;&quot;)">
            <text:p/>
          </table:table-cell>
          <table:table-cell table:formula="of:=IF([$'realWorldCalibrationData-collectedUnscaled'.J10];[$'realWorldCalibrationData-collectedUnscaled'.J10]*[$'realWorldCalibrationData-collectedUnscaled'.$AV10];&quot;&quot;)">
            <text:p/>
          </table:table-cell>
          <table:table-cell table:formula="of:=IF([$'realWorldCalibrationData-collectedUnscaled'.K10];[$'realWorldCalibrationData-collectedUnscaled'.K10]*[$'realWorldCalibrationData-collectedUnscaled'.$AV10];&quot;&quot;)">
            <text:p/>
          </table:table-cell>
          <table:table-cell table:formula="of:=IF([$'realWorldCalibrationData-collectedUnscaled'.L10];[$'realWorldCalibrationData-collectedUnscaled'.L10]*[$'realWorldCalibrationData-collectedUnscaled'.$AV10];&quot;&quot;)">
            <text:p/>
          </table:table-cell>
          <table:table-cell table:formula="of:=IF([$'realWorldCalibrationData-collectedUnscaled'.M10];[$'realWorldCalibrationData-collectedUnscaled'.M10]*[$'realWorldCalibrationData-collectedUnscaled'.$AV10];&quot;&quot;)">
            <text:p/>
          </table:table-cell>
          <table:table-cell table:formula="of:=IF([$'realWorldCalibrationData-collectedUnscaled'.N10];[$'realWorldCalibrationData-collectedUnscaled'.N10]*[$'realWorldCalibrationData-collectedUnscaled'.$AV10];&quot;&quot;)">
            <text:p/>
          </table:table-cell>
          <table:table-cell table:formula="of:=IF([$'realWorldCalibrationData-collectedUnscaled'.O10];[$'realWorldCalibrationData-collectedUnscaled'.O10]*[$'realWorldCalibrationData-collectedUnscaled'.$AV10];&quot;&quot;)">
            <text:p/>
          </table:table-cell>
          <table:table-cell table:formula="of:=IF([$'realWorldCalibrationData-collectedUnscaled'.P10];[$'realWorldCalibrationData-collectedUnscaled'.P10]*[$'realWorldCalibrationData-collectedUnscaled'.$AV10];&quot;&quot;)">
            <text:p/>
          </table:table-cell>
          <table:table-cell table:formula="of:=IF([$'realWorldCalibrationData-collectedUnscaled'.Q10];[$'realWorldCalibrationData-collectedUnscaled'.Q10]*[$'realWorldCalibrationData-collectedUnscaled'.$AV10];&quot;&quot;)">
            <text:p/>
          </table:table-cell>
          <table:table-cell table:formula="of:=IF([$'realWorldCalibrationData-collectedUnscaled'.R10];[$'realWorldCalibrationData-collectedUnscaled'.R10]*[$'realWorldCalibrationData-collectedUnscaled'.$AV10];&quot;&quot;)">
            <text:p/>
          </table:table-cell>
          <table:table-cell table:formula="of:=IF([$'realWorldCalibrationData-collectedUnscaled'.S10];[$'realWorldCalibrationData-collectedUnscaled'.S10]*[$'realWorldCalibrationData-collectedUnscaled'.$AV10];&quot;&quot;)">
            <text:p/>
          </table:table-cell>
          <table:table-cell table:formula="of:=IF([$'realWorldCalibrationData-collectedUnscaled'.T10];[$'realWorldCalibrationData-collectedUnscaled'.T10]*[$'realWorldCalibrationData-collectedUnscaled'.$AV10];&quot;&quot;)">
            <text:p/>
          </table:table-cell>
          <table:table-cell table:formula="of:=IF([$'realWorldCalibrationData-collectedUnscaled'.U10];[$'realWorldCalibrationData-collectedUnscaled'.U10]*[$'realWorldCalibrationData-collectedUnscaled'.$AV10];&quot;&quot;)">
            <text:p/>
          </table:table-cell>
          <table:table-cell table:formula="of:=IF([$'realWorldCalibrationData-collectedUnscaled'.V10];[$'realWorldCalibrationData-collectedUnscaled'.V10]*[$'realWorldCalibrationData-collectedUnscaled'.$AV10];&quot;&quot;)" office:value-type="float" office:value="18.169041" calcext:value-type="float">
            <text:p>18.169041</text:p>
          </table:table-cell>
          <table:table-cell table:formula="of:=IF([$'realWorldCalibrationData-collectedUnscaled'.W10];[$'realWorldCalibrationData-collectedUnscaled'.W10]*[$'realWorldCalibrationData-collectedUnscaled'.$AV10];&quot;&quot;)" office:value-type="float" office:value="25.451675" calcext:value-type="float">
            <text:p>25.451675</text:p>
          </table:table-cell>
          <table:table-cell table:formula="of:=IF([$'realWorldCalibrationData-collectedUnscaled'.X10];[$'realWorldCalibrationData-collectedUnscaled'.X10]*[$'realWorldCalibrationData-collectedUnscaled'.$AV10];&quot;&quot;)" office:value-type="float" office:value="32.559981" calcext:value-type="float">
            <text:p>32.559981</text:p>
          </table:table-cell>
          <table:table-cell table:formula="of:=IF([$'realWorldCalibrationData-collectedUnscaled'.Y10];[$'realWorldCalibrationData-collectedUnscaled'.Y10]*[$'realWorldCalibrationData-collectedUnscaled'.$AV10];&quot;&quot;)" office:value-type="float" office:value="41.024967" calcext:value-type="float">
            <text:p>41.024967</text:p>
          </table:table-cell>
          <table:table-cell table:formula="of:=IF([$'realWorldCalibrationData-collectedUnscaled'.Z10];[$'realWorldCalibrationData-collectedUnscaled'.Z10]*[$'realWorldCalibrationData-collectedUnscaled'.$AV10];&quot;&quot;)" office:value-type="float" office:value="51.123846" calcext:value-type="float">
            <text:p>51.123846</text:p>
          </table:table-cell>
          <table:table-cell table:formula="of:=IF([$'realWorldCalibrationData-collectedUnscaled'.AA10];[$'realWorldCalibrationData-collectedUnscaled'.AA10]*[$'realWorldCalibrationData-collectedUnscaled'.$AV10];&quot;&quot;)" office:value-type="float" office:value="63.354899" calcext:value-type="float">
            <text:p>63.354899</text:p>
          </table:table-cell>
          <table:table-cell table:formula="of:=IF([$'realWorldCalibrationData-collectedUnscaled'.AB10];[$'realWorldCalibrationData-collectedUnscaled'.AB10]*[$'realWorldCalibrationData-collectedUnscaled'.$AV10];&quot;&quot;)" office:value-type="float" office:value="79.663104" calcext:value-type="float">
            <text:p>79.663104</text:p>
          </table:table-cell>
          <table:table-cell table:formula="of:=IF([$'realWorldCalibrationData-collectedUnscaled'.AC10];[$'realWorldCalibrationData-collectedUnscaled'.AC10]*[$'realWorldCalibrationData-collectedUnscaled'.$AV10];&quot;&quot;)" office:value-type="float" office:value="100.522947" calcext:value-type="float">
            <text:p>100.522947</text:p>
          </table:table-cell>
          <table:table-cell table:formula="of:=IF([$'realWorldCalibrationData-collectedUnscaled'.AD10];[$'realWorldCalibrationData-collectedUnscaled'.AD10]*[$'realWorldCalibrationData-collectedUnscaled'.$AV10];&quot;&quot;)" office:value-type="float" office:value="130.817806" calcext:value-type="float">
            <text:p>130.817806</text:p>
          </table:table-cell>
          <table:table-cell table:formula="of:=IF([$'realWorldCalibrationData-collectedUnscaled'.AE10];[$'realWorldCalibrationData-collectedUnscaled'.AE10]*[$'realWorldCalibrationData-collectedUnscaled'.$AV10];&quot;&quot;)" office:value-type="float" office:value="173.741928" calcext:value-type="float">
            <text:p>173.741928</text:p>
          </table:table-cell>
          <table:table-cell table:formula="of:=IF([$'realWorldCalibrationData-collectedUnscaled'.AF10];[$'realWorldCalibrationData-collectedUnscaled'.AF10]*[$'realWorldCalibrationData-collectedUnscaled'.$AV10];&quot;&quot;)" office:value-type="float" office:value="222.675824" calcext:value-type="float">
            <text:p>222.675824</text:p>
          </table:table-cell>
          <table:table-cell table:formula="of:=IF([$'realWorldCalibrationData-collectedUnscaled'.AG10];[$'realWorldCalibrationData-collectedUnscaled'.AG10]*[$'realWorldCalibrationData-collectedUnscaled'.$AV10];&quot;&quot;)" office:value-type="float" office:value="294.15075" calcext:value-type="float">
            <text:p>294.15075</text:p>
          </table:table-cell>
          <table:table-cell table:formula="of:=IF([$'realWorldCalibrationData-collectedUnscaled'.AH10];[$'realWorldCalibrationData-collectedUnscaled'.AH10]*[$'realWorldCalibrationData-collectedUnscaled'.$AV10];&quot;&quot;)" office:value-type="float" office:value="371.50075" calcext:value-type="float">
            <text:p>371.50075</text:p>
          </table:table-cell>
          <table:table-cell table:formula="of:=IF([$'realWorldCalibrationData-collectedUnscaled'.AI10];[$'realWorldCalibrationData-collectedUnscaled'.AI10]*[$'realWorldCalibrationData-collectedUnscaled'.$AV10];&quot;&quot;)" office:value-type="float" office:value="440.54126" calcext:value-type="float">
            <text:p>440.54126</text:p>
          </table:table-cell>
          <table:table-cell table:formula="of:=IF([$'realWorldCalibrationData-collectedUnscaled'.AJ10];[$'realWorldCalibrationData-collectedUnscaled'.AJ10]*[$'realWorldCalibrationData-collectedUnscaled'.$AV10];&quot;&quot;)" office:value-type="float" office:value="530.17822" calcext:value-type="float">
            <text:p>530.17822</text:p>
          </table:table-cell>
          <table:table-cell table:formula="of:=IF([$'realWorldCalibrationData-collectedUnscaled'.AK10];[$'realWorldCalibrationData-collectedUnscaled'.AK10]*[$'realWorldCalibrationData-collectedUnscaled'.$AV10];&quot;&quot;)" office:value-type="float" office:value="645.26662" calcext:value-type="float">
            <text:p>645.26662</text:p>
          </table:table-cell>
          <table:table-cell table:formula="of:=IF([$'realWorldCalibrationData-collectedUnscaled'.AL10];[$'realWorldCalibrationData-collectedUnscaled'.AL10]*[$'realWorldCalibrationData-collectedUnscaled'.$AV10];&quot;&quot;)" office:value-type="float" office:value="768.11072" calcext:value-type="float">
            <text:p>768.11072</text:p>
          </table:table-cell>
          <table:table-cell table:formula="of:=IF([$'realWorldCalibrationData-collectedUnscaled'.AM10];[$'realWorldCalibrationData-collectedUnscaled'.AM10]*[$'realWorldCalibrationData-collectedUnscaled'.$AV10];&quot;&quot;)" office:value-type="float" office:value="910.36946" calcext:value-type="float">
            <text:p>910.36946</text:p>
          </table:table-cell>
          <table:table-cell table:formula="of:=IF([$'realWorldCalibrationData-collectedUnscaled'.AN10];[$'realWorldCalibrationData-collectedUnscaled'.AN10]*[$'realWorldCalibrationData-collectedUnscaled'.$AV10];&quot;&quot;)" office:value-type="float" office:value="1053.81887" calcext:value-type="float">
            <text:p>1053.81887</text:p>
          </table:table-cell>
          <table:table-cell table:formula="of:=IF([$'realWorldCalibrationData-collectedUnscaled'.AO10];[$'realWorldCalibrationData-collectedUnscaled'.AO10]*[$'realWorldCalibrationData-collectedUnscaled'.$AV10];&quot;&quot;)" office:value-type="float" office:value="1213.0859" calcext:value-type="float">
            <text:p>1213.0859</text:p>
          </table:table-cell>
          <table:table-cell table:formula="of:=IF([$'realWorldCalibrationData-collectedUnscaled'.AP10];[$'realWorldCalibrationData-collectedUnscaled'.AP10]*[$'realWorldCalibrationData-collectedUnscaled'.$AV10];&quot;&quot;)" office:value-type="float" office:value="1452.0842" calcext:value-type="float">
            <text:p>1452.0842</text:p>
          </table:table-cell>
          <table:table-cell table:formula="of:=IF([$'realWorldCalibrationData-collectedUnscaled'.AQ10];[$'realWorldCalibrationData-collectedUnscaled'.AQ10]*[$'realWorldCalibrationData-collectedUnscaled'.$AV10];&quot;&quot;)" office:value-type="float" office:value="1685.70815" calcext:value-type="float">
            <text:p>1685.70815</text:p>
          </table:table-cell>
          <table:table-cell table:formula="of:=IF([$'realWorldCalibrationData-collectedUnscaled'.AR10];[$'realWorldCalibrationData-collectedUnscaled'.AR10]*[$'realWorldCalibrationData-collectedUnscaled'.$AV10];&quot;&quot;)" office:value-type="float" office:value="1951.93945" calcext:value-type="float">
            <text:p>1951.93945</text:p>
          </table:table-cell>
          <table:table-cell table:formula="of:=IF([$'realWorldCalibrationData-collectedUnscaled'.AS10];[$'realWorldCalibrationData-collectedUnscaled'.AS10]*[$'realWorldCalibrationData-collectedUnscaled'.$AV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energy.Hydropower Energy Capacity" calcext:value-type="string">
            <text:p>energy.Hydropower Energy Capacity</text:p>
          </table:table-cell>
          <table:table-cell table:formula="of:=IF([$'realWorldCalibrationData-collectedUnscaled'.B11];[$'realWorldCalibrationData-collectedUnscaled'.B11]*[$'realWorldCalibrationData-collectedUnscaled'.$AV11];&quot;&quot;)">
            <text:p/>
          </table:table-cell>
          <table:table-cell table:formula="of:=IF([$'realWorldCalibrationData-collectedUnscaled'.C11];[$'realWorldCalibrationData-collectedUnscaled'.C11]*[$'realWorldCalibrationData-collectedUnscaled'.$AV11];&quot;&quot;)">
            <text:p/>
          </table:table-cell>
          <table:table-cell table:formula="of:=IF([$'realWorldCalibrationData-collectedUnscaled'.D11];[$'realWorldCalibrationData-collectedUnscaled'.D11]*[$'realWorldCalibrationData-collectedUnscaled'.$AV11];&quot;&quot;)">
            <text:p/>
          </table:table-cell>
          <table:table-cell table:formula="of:=IF([$'realWorldCalibrationData-collectedUnscaled'.E11];[$'realWorldCalibrationData-collectedUnscaled'.E11]*[$'realWorldCalibrationData-collectedUnscaled'.$AV11];&quot;&quot;)">
            <text:p/>
          </table:table-cell>
          <table:table-cell table:formula="of:=IF([$'realWorldCalibrationData-collectedUnscaled'.F11];[$'realWorldCalibrationData-collectedUnscaled'.F11]*[$'realWorldCalibrationData-collectedUnscaled'.$AV11];&quot;&quot;)">
            <text:p/>
          </table:table-cell>
          <table:table-cell table:formula="of:=IF([$'realWorldCalibrationData-collectedUnscaled'.G11];[$'realWorldCalibrationData-collectedUnscaled'.G11]*[$'realWorldCalibrationData-collectedUnscaled'.$AV11];&quot;&quot;)">
            <text:p/>
          </table:table-cell>
          <table:table-cell table:formula="of:=IF([$'realWorldCalibrationData-collectedUnscaled'.H11];[$'realWorldCalibrationData-collectedUnscaled'.H11]*[$'realWorldCalibrationData-collectedUnscaled'.$AV11];&quot;&quot;)">
            <text:p/>
          </table:table-cell>
          <table:table-cell table:formula="of:=IF([$'realWorldCalibrationData-collectedUnscaled'.I11];[$'realWorldCalibrationData-collectedUnscaled'.I11]*[$'realWorldCalibrationData-collectedUnscaled'.$AV11];&quot;&quot;)">
            <text:p/>
          </table:table-cell>
          <table:table-cell table:formula="of:=IF([$'realWorldCalibrationData-collectedUnscaled'.J11];[$'realWorldCalibrationData-collectedUnscaled'.J11]*[$'realWorldCalibrationData-collectedUnscaled'.$AV11];&quot;&quot;)">
            <text:p/>
          </table:table-cell>
          <table:table-cell table:formula="of:=IF([$'realWorldCalibrationData-collectedUnscaled'.K11];[$'realWorldCalibrationData-collectedUnscaled'.K11]*[$'realWorldCalibrationData-collectedUnscaled'.$AV11];&quot;&quot;)">
            <text:p/>
          </table:table-cell>
          <table:table-cell table:formula="of:=IF([$'realWorldCalibrationData-collectedUnscaled'.L11];[$'realWorldCalibrationData-collectedUnscaled'.L11]*[$'realWorldCalibrationData-collectedUnscaled'.$AV11];&quot;&quot;)">
            <text:p/>
          </table:table-cell>
          <table:table-cell table:formula="of:=IF([$'realWorldCalibrationData-collectedUnscaled'.M11];[$'realWorldCalibrationData-collectedUnscaled'.M11]*[$'realWorldCalibrationData-collectedUnscaled'.$AV11];&quot;&quot;)">
            <text:p/>
          </table:table-cell>
          <table:table-cell table:formula="of:=IF([$'realWorldCalibrationData-collectedUnscaled'.N11];[$'realWorldCalibrationData-collectedUnscaled'.N11]*[$'realWorldCalibrationData-collectedUnscaled'.$AV11];&quot;&quot;)">
            <text:p/>
          </table:table-cell>
          <table:table-cell table:formula="of:=IF([$'realWorldCalibrationData-collectedUnscaled'.O11];[$'realWorldCalibrationData-collectedUnscaled'.O11]*[$'realWorldCalibrationData-collectedUnscaled'.$AV11];&quot;&quot;)">
            <text:p/>
          </table:table-cell>
          <table:table-cell table:formula="of:=IF([$'realWorldCalibrationData-collectedUnscaled'.P11];[$'realWorldCalibrationData-collectedUnscaled'.P11]*[$'realWorldCalibrationData-collectedUnscaled'.$AV11];&quot;&quot;)">
            <text:p/>
          </table:table-cell>
          <table:table-cell table:formula="of:=IF([$'realWorldCalibrationData-collectedUnscaled'.Q11];[$'realWorldCalibrationData-collectedUnscaled'.Q11]*[$'realWorldCalibrationData-collectedUnscaled'.$AV11];&quot;&quot;)">
            <text:p/>
          </table:table-cell>
          <table:table-cell table:formula="of:=IF([$'realWorldCalibrationData-collectedUnscaled'.R11];[$'realWorldCalibrationData-collectedUnscaled'.R11]*[$'realWorldCalibrationData-collectedUnscaled'.$AV11];&quot;&quot;)">
            <text:p/>
          </table:table-cell>
          <table:table-cell table:formula="of:=IF([$'realWorldCalibrationData-collectedUnscaled'.S11];[$'realWorldCalibrationData-collectedUnscaled'.S11]*[$'realWorldCalibrationData-collectedUnscaled'.$AV11];&quot;&quot;)">
            <text:p/>
          </table:table-cell>
          <table:table-cell table:formula="of:=IF([$'realWorldCalibrationData-collectedUnscaled'.T11];[$'realWorldCalibrationData-collectedUnscaled'.T11]*[$'realWorldCalibrationData-collectedUnscaled'.$AV11];&quot;&quot;)">
            <text:p/>
          </table:table-cell>
          <table:table-cell table:formula="of:=IF([$'realWorldCalibrationData-collectedUnscaled'.U11];[$'realWorldCalibrationData-collectedUnscaled'.U11]*[$'realWorldCalibrationData-collectedUnscaled'.$AV11];&quot;&quot;)">
            <text:p/>
          </table:table-cell>
          <table:table-cell table:formula="of:=IF([$'realWorldCalibrationData-collectedUnscaled'.V11];[$'realWorldCalibrationData-collectedUnscaled'.V11]*[$'realWorldCalibrationData-collectedUnscaled'.$AV11];&quot;&quot;)" office:value-type="float" office:value="697.1837" calcext:value-type="float">
            <text:p>697.1837</text:p>
          </table:table-cell>
          <table:table-cell table:formula="of:=IF([$'realWorldCalibrationData-collectedUnscaled'.W11];[$'realWorldCalibrationData-collectedUnscaled'.W11]*[$'realWorldCalibrationData-collectedUnscaled'.$AV11];&quot;&quot;)" office:value-type="float" office:value="709.0768" calcext:value-type="float">
            <text:p>709.0768</text:p>
          </table:table-cell>
          <table:table-cell table:formula="of:=IF([$'realWorldCalibrationData-collectedUnscaled'.X11];[$'realWorldCalibrationData-collectedUnscaled'.X11]*[$'realWorldCalibrationData-collectedUnscaled'.$AV11];&quot;&quot;)" office:value-type="float" office:value="720.22594" calcext:value-type="float">
            <text:p>720.22594</text:p>
          </table:table-cell>
          <table:table-cell table:formula="of:=IF([$'realWorldCalibrationData-collectedUnscaled'.Y11];[$'realWorldCalibrationData-collectedUnscaled'.Y11]*[$'realWorldCalibrationData-collectedUnscaled'.$AV11];&quot;&quot;)" office:value-type="float" office:value="740.4212" calcext:value-type="float">
            <text:p>740.4212</text:p>
          </table:table-cell>
          <table:table-cell table:formula="of:=IF([$'realWorldCalibrationData-collectedUnscaled'.Z11];[$'realWorldCalibrationData-collectedUnscaled'.Z11]*[$'realWorldCalibrationData-collectedUnscaled'.$AV11];&quot;&quot;)" office:value-type="float" office:value="761.328" calcext:value-type="float">
            <text:p>761.328</text:p>
          </table:table-cell>
          <table:table-cell table:formula="of:=IF([$'realWorldCalibrationData-collectedUnscaled'.AA11];[$'realWorldCalibrationData-collectedUnscaled'.AA11]*[$'realWorldCalibrationData-collectedUnscaled'.$AV11];&quot;&quot;)" office:value-type="float" office:value="784.0963" calcext:value-type="float">
            <text:p>784.0963</text:p>
          </table:table-cell>
          <table:table-cell table:formula="of:=IF([$'realWorldCalibrationData-collectedUnscaled'.AB11];[$'realWorldCalibrationData-collectedUnscaled'.AB11]*[$'realWorldCalibrationData-collectedUnscaled'.$AV11];&quot;&quot;)" office:value-type="float" office:value="805.47506" calcext:value-type="float">
            <text:p>805.47506</text:p>
          </table:table-cell>
          <table:table-cell table:formula="of:=IF([$'realWorldCalibrationData-collectedUnscaled'.AC11];[$'realWorldCalibrationData-collectedUnscaled'.AC11]*[$'realWorldCalibrationData-collectedUnscaled'.$AV11];&quot;&quot;)" office:value-type="float" office:value="832.41106" calcext:value-type="float">
            <text:p>832.41106</text:p>
          </table:table-cell>
          <table:table-cell table:formula="of:=IF([$'realWorldCalibrationData-collectedUnscaled'.AD11];[$'realWorldCalibrationData-collectedUnscaled'.AD11]*[$'realWorldCalibrationData-collectedUnscaled'.$AV11];&quot;&quot;)" office:value-type="float" office:value="861.7954" calcext:value-type="float">
            <text:p>861.7954</text:p>
          </table:table-cell>
          <table:table-cell table:formula="of:=IF([$'realWorldCalibrationData-collectedUnscaled'.AE11];[$'realWorldCalibrationData-collectedUnscaled'.AE11]*[$'realWorldCalibrationData-collectedUnscaled'.$AV11];&quot;&quot;)" office:value-type="float" office:value="891.6133" calcext:value-type="float">
            <text:p>891.6133</text:p>
          </table:table-cell>
          <table:table-cell table:formula="of:=IF([$'realWorldCalibrationData-collectedUnscaled'.AF11];[$'realWorldCalibrationData-collectedUnscaled'.AF11]*[$'realWorldCalibrationData-collectedUnscaled'.$AV11];&quot;&quot;)" office:value-type="float" office:value="925.737" calcext:value-type="float">
            <text:p>925.737</text:p>
          </table:table-cell>
          <table:table-cell table:formula="of:=IF([$'realWorldCalibrationData-collectedUnscaled'.AG11];[$'realWorldCalibrationData-collectedUnscaled'.AG11]*[$'realWorldCalibrationData-collectedUnscaled'.$AV11];&quot;&quot;)" office:value-type="float" office:value="953.9698" calcext:value-type="float">
            <text:p>953.9698</text:p>
          </table:table-cell>
          <table:table-cell table:formula="of:=IF([$'realWorldCalibrationData-collectedUnscaled'.AH11];[$'realWorldCalibrationData-collectedUnscaled'.AH11]*[$'realWorldCalibrationData-collectedUnscaled'.$AV11];&quot;&quot;)" office:value-type="float" office:value="984.67844" calcext:value-type="float">
            <text:p>984.67844</text:p>
          </table:table-cell>
          <table:table-cell table:formula="of:=IF([$'realWorldCalibrationData-collectedUnscaled'.AI11];[$'realWorldCalibrationData-collectedUnscaled'.AI11]*[$'realWorldCalibrationData-collectedUnscaled'.$AV11];&quot;&quot;)" office:value-type="float" office:value="1029.5624" calcext:value-type="float">
            <text:p>1029.5624</text:p>
          </table:table-cell>
          <table:table-cell table:formula="of:=IF([$'realWorldCalibrationData-collectedUnscaled'.AJ11];[$'realWorldCalibrationData-collectedUnscaled'.AJ11]*[$'realWorldCalibrationData-collectedUnscaled'.$AV11];&quot;&quot;)" office:value-type="float" office:value="1066.1928" calcext:value-type="float">
            <text:p>1066.1928</text:p>
          </table:table-cell>
          <table:table-cell table:formula="of:=IF([$'realWorldCalibrationData-collectedUnscaled'.AK11];[$'realWorldCalibrationData-collectedUnscaled'.AK11]*[$'realWorldCalibrationData-collectedUnscaled'.$AV11];&quot;&quot;)" office:value-type="float" office:value="1098.4295" calcext:value-type="float">
            <text:p>1098.4295</text:p>
          </table:table-cell>
          <table:table-cell table:formula="of:=IF([$'realWorldCalibrationData-collectedUnscaled'.AL11];[$'realWorldCalibrationData-collectedUnscaled'.AL11]*[$'realWorldCalibrationData-collectedUnscaled'.$AV11];&quot;&quot;)" office:value-type="float" office:value="1129.0008" calcext:value-type="float">
            <text:p>1129.0008</text:p>
          </table:table-cell>
          <table:table-cell table:formula="of:=IF([$'realWorldCalibrationData-collectedUnscaled'.AM11];[$'realWorldCalibrationData-collectedUnscaled'.AM11]*[$'realWorldCalibrationData-collectedUnscaled'.$AV11];&quot;&quot;)" office:value-type="float" office:value="1151.1094" calcext:value-type="float">
            <text:p>1151.1094</text:p>
          </table:table-cell>
          <table:table-cell table:formula="of:=IF([$'realWorldCalibrationData-collectedUnscaled'.AN11];[$'realWorldCalibrationData-collectedUnscaled'.AN11]*[$'realWorldCalibrationData-collectedUnscaled'.$AV11];&quot;&quot;)" office:value-type="float" office:value="1173.3864" calcext:value-type="float">
            <text:p>1173.3864</text:p>
          </table:table-cell>
          <table:table-cell table:formula="of:=IF([$'realWorldCalibrationData-collectedUnscaled'.AO11];[$'realWorldCalibrationData-collectedUnscaled'.AO11]*[$'realWorldCalibrationData-collectedUnscaled'.$AV11];&quot;&quot;)" office:value-type="float" office:value="1191.478" calcext:value-type="float">
            <text:p>1191.478</text:p>
          </table:table-cell>
          <table:table-cell table:formula="of:=IF([$'realWorldCalibrationData-collectedUnscaled'.AP11];[$'realWorldCalibrationData-collectedUnscaled'.AP11]*[$'realWorldCalibrationData-collectedUnscaled'.$AV11];&quot;&quot;)" office:value-type="float" office:value="1212.8989" calcext:value-type="float">
            <text:p>1212.8989</text:p>
          </table:table-cell>
          <table:table-cell table:formula="of:=IF([$'realWorldCalibrationData-collectedUnscaled'.AQ11];[$'realWorldCalibrationData-collectedUnscaled'.AQ11]*[$'realWorldCalibrationData-collectedUnscaled'.$AV11];&quot;&quot;)" office:value-type="float" office:value="1235.01" calcext:value-type="float">
            <text:p>1235.01</text:p>
          </table:table-cell>
          <table:table-cell table:formula="of:=IF([$'realWorldCalibrationData-collectedUnscaled'.AR11];[$'realWorldCalibrationData-collectedUnscaled'.AR11]*[$'realWorldCalibrationData-collectedUnscaled'.$AV11];&quot;&quot;)" office:value-type="float" office:value="1255.5404" calcext:value-type="float">
            <text:p>1255.5404</text:p>
          </table:table-cell>
          <table:table-cell table:formula="of:=IF([$'realWorldCalibrationData-collectedUnscaled'.AS11];[$'realWorldCalibrationData-collectedUnscaled'.AS11]*[$'realWorldCalibrationData-collectedUnscaled'.$AV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energy.Other Energy Capacity" calcext:value-type="string">
            <text:p>energy.Other Energy Capacity</text:p>
          </table:table-cell>
          <table:table-cell table:formula="of:=IF([$'realWorldCalibrationData-collectedUnscaled'.B12];[$'realWorldCalibrationData-collectedUnscaled'.B12]*[$'realWorldCalibrationData-collectedUnscaled'.$AV12];&quot;&quot;)">
            <text:p/>
          </table:table-cell>
          <table:table-cell table:formula="of:=IF([$'realWorldCalibrationData-collectedUnscaled'.C12];[$'realWorldCalibrationData-collectedUnscaled'.C12]*[$'realWorldCalibrationData-collectedUnscaled'.$AV12];&quot;&quot;)">
            <text:p/>
          </table:table-cell>
          <table:table-cell table:formula="of:=IF([$'realWorldCalibrationData-collectedUnscaled'.D12];[$'realWorldCalibrationData-collectedUnscaled'.D12]*[$'realWorldCalibrationData-collectedUnscaled'.$AV12];&quot;&quot;)">
            <text:p/>
          </table:table-cell>
          <table:table-cell table:formula="of:=IF([$'realWorldCalibrationData-collectedUnscaled'.E12];[$'realWorldCalibrationData-collectedUnscaled'.E12]*[$'realWorldCalibrationData-collectedUnscaled'.$AV12];&quot;&quot;)">
            <text:p/>
          </table:table-cell>
          <table:table-cell table:formula="of:=IF([$'realWorldCalibrationData-collectedUnscaled'.F12];[$'realWorldCalibrationData-collectedUnscaled'.F12]*[$'realWorldCalibrationData-collectedUnscaled'.$AV12];&quot;&quot;)">
            <text:p/>
          </table:table-cell>
          <table:table-cell table:formula="of:=IF([$'realWorldCalibrationData-collectedUnscaled'.G12];[$'realWorldCalibrationData-collectedUnscaled'.G12]*[$'realWorldCalibrationData-collectedUnscaled'.$AV12];&quot;&quot;)">
            <text:p/>
          </table:table-cell>
          <table:table-cell table:formula="of:=IF([$'realWorldCalibrationData-collectedUnscaled'.H12];[$'realWorldCalibrationData-collectedUnscaled'.H12]*[$'realWorldCalibrationData-collectedUnscaled'.$AV12];&quot;&quot;)">
            <text:p/>
          </table:table-cell>
          <table:table-cell table:formula="of:=IF([$'realWorldCalibrationData-collectedUnscaled'.I12];[$'realWorldCalibrationData-collectedUnscaled'.I12]*[$'realWorldCalibrationData-collectedUnscaled'.$AV12];&quot;&quot;)">
            <text:p/>
          </table:table-cell>
          <table:table-cell table:formula="of:=IF([$'realWorldCalibrationData-collectedUnscaled'.J12];[$'realWorldCalibrationData-collectedUnscaled'.J12]*[$'realWorldCalibrationData-collectedUnscaled'.$AV12];&quot;&quot;)">
            <text:p/>
          </table:table-cell>
          <table:table-cell table:formula="of:=IF([$'realWorldCalibrationData-collectedUnscaled'.K12];[$'realWorldCalibrationData-collectedUnscaled'.K12]*[$'realWorldCalibrationData-collectedUnscaled'.$AV12];&quot;&quot;)">
            <text:p/>
          </table:table-cell>
          <table:table-cell table:formula="of:=IF([$'realWorldCalibrationData-collectedUnscaled'.L12];[$'realWorldCalibrationData-collectedUnscaled'.L12]*[$'realWorldCalibrationData-collectedUnscaled'.$AV12];&quot;&quot;)">
            <text:p/>
          </table:table-cell>
          <table:table-cell table:formula="of:=IF([$'realWorldCalibrationData-collectedUnscaled'.M12];[$'realWorldCalibrationData-collectedUnscaled'.M12]*[$'realWorldCalibrationData-collectedUnscaled'.$AV12];&quot;&quot;)">
            <text:p/>
          </table:table-cell>
          <table:table-cell table:formula="of:=IF([$'realWorldCalibrationData-collectedUnscaled'.N12];[$'realWorldCalibrationData-collectedUnscaled'.N12]*[$'realWorldCalibrationData-collectedUnscaled'.$AV12];&quot;&quot;)">
            <text:p/>
          </table:table-cell>
          <table:table-cell table:formula="of:=IF([$'realWorldCalibrationData-collectedUnscaled'.O12];[$'realWorldCalibrationData-collectedUnscaled'.O12]*[$'realWorldCalibrationData-collectedUnscaled'.$AV12];&quot;&quot;)">
            <text:p/>
          </table:table-cell>
          <table:table-cell table:formula="of:=IF([$'realWorldCalibrationData-collectedUnscaled'.P12];[$'realWorldCalibrationData-collectedUnscaled'.P12]*[$'realWorldCalibrationData-collectedUnscaled'.$AV12];&quot;&quot;)">
            <text:p/>
          </table:table-cell>
          <table:table-cell table:formula="of:=IF([$'realWorldCalibrationData-collectedUnscaled'.Q12];[$'realWorldCalibrationData-collectedUnscaled'.Q12]*[$'realWorldCalibrationData-collectedUnscaled'.$AV12];&quot;&quot;)">
            <text:p/>
          </table:table-cell>
          <table:table-cell table:formula="of:=IF([$'realWorldCalibrationData-collectedUnscaled'.R12];[$'realWorldCalibrationData-collectedUnscaled'.R12]*[$'realWorldCalibrationData-collectedUnscaled'.$AV12];&quot;&quot;)">
            <text:p/>
          </table:table-cell>
          <table:table-cell table:formula="of:=IF([$'realWorldCalibrationData-collectedUnscaled'.S12];[$'realWorldCalibrationData-collectedUnscaled'.S12]*[$'realWorldCalibrationData-collectedUnscaled'.$AV12];&quot;&quot;)">
            <text:p/>
          </table:table-cell>
          <table:table-cell table:formula="of:=IF([$'realWorldCalibrationData-collectedUnscaled'.T12];[$'realWorldCalibrationData-collectedUnscaled'.T12]*[$'realWorldCalibrationData-collectedUnscaled'.$AV12];&quot;&quot;)">
            <text:p/>
          </table:table-cell>
          <table:table-cell table:formula="of:=IF([$'realWorldCalibrationData-collectedUnscaled'.U12];[$'realWorldCalibrationData-collectedUnscaled'.U12]*[$'realWorldCalibrationData-collectedUnscaled'.$AV12];&quot;&quot;)">
            <text:p/>
          </table:table-cell>
          <table:table-cell table:formula="of:=IF([$'realWorldCalibrationData-collectedUnscaled'.V12];[$'realWorldCalibrationData-collectedUnscaled'.V12]*[$'realWorldCalibrationData-collectedUnscaled'.$AV12];&quot;&quot;)" office:value-type="float" office:value="36.59391" calcext:value-type="float">
            <text:p>36.59391</text:p>
          </table:table-cell>
          <table:table-cell table:formula="of:=IF([$'realWorldCalibrationData-collectedUnscaled'.W12];[$'realWorldCalibrationData-collectedUnscaled'.W12]*[$'realWorldCalibrationData-collectedUnscaled'.$AV12];&quot;&quot;)" office:value-type="float" office:value="39.46621" calcext:value-type="float">
            <text:p>39.46621</text:p>
          </table:table-cell>
          <table:table-cell table:formula="of:=IF([$'realWorldCalibrationData-collectedUnscaled'.X12];[$'realWorldCalibrationData-collectedUnscaled'.X12]*[$'realWorldCalibrationData-collectedUnscaled'.$AV12];&quot;&quot;)" office:value-type="float" office:value="41.15245" calcext:value-type="float">
            <text:p>41.15245</text:p>
          </table:table-cell>
          <table:table-cell table:formula="of:=IF([$'realWorldCalibrationData-collectedUnscaled'.Y12];[$'realWorldCalibrationData-collectedUnscaled'.Y12]*[$'realWorldCalibrationData-collectedUnscaled'.$AV12];&quot;&quot;)" office:value-type="float" office:value="43.49949" calcext:value-type="float">
            <text:p>43.49949</text:p>
          </table:table-cell>
          <table:table-cell table:formula="of:=IF([$'realWorldCalibrationData-collectedUnscaled'.Z12];[$'realWorldCalibrationData-collectedUnscaled'.Z12]*[$'realWorldCalibrationData-collectedUnscaled'.$AV12];&quot;&quot;)" office:value-type="float" office:value="46.38982" calcext:value-type="float">
            <text:p>46.38982</text:p>
          </table:table-cell>
          <table:table-cell table:formula="of:=IF([$'realWorldCalibrationData-collectedUnscaled'.AA12];[$'realWorldCalibrationData-collectedUnscaled'.AA12]*[$'realWorldCalibrationData-collectedUnscaled'.$AV12];&quot;&quot;)" office:value-type="float" office:value="51.978095" calcext:value-type="float">
            <text:p>51.978095</text:p>
          </table:table-cell>
          <table:table-cell table:formula="of:=IF([$'realWorldCalibrationData-collectedUnscaled'.AB12];[$'realWorldCalibrationData-collectedUnscaled'.AB12]*[$'realWorldCalibrationData-collectedUnscaled'.$AV12];&quot;&quot;)" office:value-type="float" office:value="56.222595" calcext:value-type="float">
            <text:p>56.222595</text:p>
          </table:table-cell>
          <table:table-cell table:formula="of:=IF([$'realWorldCalibrationData-collectedUnscaled'.AC12];[$'realWorldCalibrationData-collectedUnscaled'.AC12]*[$'realWorldCalibrationData-collectedUnscaled'.$AV12];&quot;&quot;)" office:value-type="float" office:value="59.649035" calcext:value-type="float">
            <text:p>59.649035</text:p>
          </table:table-cell>
          <table:table-cell table:formula="of:=IF([$'realWorldCalibrationData-collectedUnscaled'.AD12];[$'realWorldCalibrationData-collectedUnscaled'.AD12]*[$'realWorldCalibrationData-collectedUnscaled'.$AV12];&quot;&quot;)" office:value-type="float" office:value="63.938355" calcext:value-type="float">
            <text:p>63.938355</text:p>
          </table:table-cell>
          <table:table-cell table:formula="of:=IF([$'realWorldCalibrationData-collectedUnscaled'.AE12];[$'realWorldCalibrationData-collectedUnscaled'.AE12]*[$'realWorldCalibrationData-collectedUnscaled'.$AV12];&quot;&quot;)" office:value-type="float" office:value="71.11789" calcext:value-type="float">
            <text:p>71.11789</text:p>
          </table:table-cell>
          <table:table-cell table:formula="of:=IF([$'realWorldCalibrationData-collectedUnscaled'.AF12];[$'realWorldCalibrationData-collectedUnscaled'.AF12]*[$'realWorldCalibrationData-collectedUnscaled'.$AV12];&quot;&quot;)" office:value-type="float" office:value="76.117865" calcext:value-type="float">
            <text:p>76.117865</text:p>
          </table:table-cell>
          <table:table-cell table:formula="of:=IF([$'realWorldCalibrationData-collectedUnscaled'.AG12];[$'realWorldCalibrationData-collectedUnscaled'.AG12]*[$'realWorldCalibrationData-collectedUnscaled'.$AV12];&quot;&quot;)" office:value-type="float" office:value="82.96324" calcext:value-type="float">
            <text:p>82.96324</text:p>
          </table:table-cell>
          <table:table-cell table:formula="of:=IF([$'realWorldCalibrationData-collectedUnscaled'.AH12];[$'realWorldCalibrationData-collectedUnscaled'.AH12]*[$'realWorldCalibrationData-collectedUnscaled'.$AV12];&quot;&quot;)" office:value-type="float" office:value="88.476229" calcext:value-type="float">
            <text:p>88.476229</text:p>
          </table:table-cell>
          <table:table-cell table:formula="of:=IF([$'realWorldCalibrationData-collectedUnscaled'.AI12];[$'realWorldCalibrationData-collectedUnscaled'.AI12]*[$'realWorldCalibrationData-collectedUnscaled'.$AV12];&quot;&quot;)" office:value-type="float" office:value="96.371686" calcext:value-type="float">
            <text:p>96.371686</text:p>
          </table:table-cell>
          <table:table-cell table:formula="of:=IF([$'realWorldCalibrationData-collectedUnscaled'.AJ12];[$'realWorldCalibrationData-collectedUnscaled'.AJ12]*[$'realWorldCalibrationData-collectedUnscaled'.$AV12];&quot;&quot;)" office:value-type="float" office:value="102.681477" calcext:value-type="float">
            <text:p>102.681477</text:p>
          </table:table-cell>
          <table:table-cell table:formula="of:=IF([$'realWorldCalibrationData-collectedUnscaled'.AK12];[$'realWorldCalibrationData-collectedUnscaled'.AK12]*[$'realWorldCalibrationData-collectedUnscaled'.$AV12];&quot;&quot;)" office:value-type="float" office:value="109.081228" calcext:value-type="float">
            <text:p>109.081228</text:p>
          </table:table-cell>
          <table:table-cell table:formula="of:=IF([$'realWorldCalibrationData-collectedUnscaled'.AL12];[$'realWorldCalibrationData-collectedUnscaled'.AL12]*[$'realWorldCalibrationData-collectedUnscaled'.$AV12];&quot;&quot;)" office:value-type="float" office:value="118.352088" calcext:value-type="float">
            <text:p>118.352088</text:p>
          </table:table-cell>
          <table:table-cell table:formula="of:=IF([$'realWorldCalibrationData-collectedUnscaled'.AM12];[$'realWorldCalibrationData-collectedUnscaled'.AM12]*[$'realWorldCalibrationData-collectedUnscaled'.$AV12];&quot;&quot;)" office:value-type="float" office:value="124.558634" calcext:value-type="float">
            <text:p>124.558634</text:p>
          </table:table-cell>
          <table:table-cell table:formula="of:=IF([$'realWorldCalibrationData-collectedUnscaled'.AN12];[$'realWorldCalibrationData-collectedUnscaled'.AN12]*[$'realWorldCalibrationData-collectedUnscaled'.$AV12];&quot;&quot;)" office:value-type="float" office:value="132.192976" calcext:value-type="float">
            <text:p>132.192976</text:p>
          </table:table-cell>
          <table:table-cell table:formula="of:=IF([$'realWorldCalibrationData-collectedUnscaled'.AO12];[$'realWorldCalibrationData-collectedUnscaled'.AO12]*[$'realWorldCalibrationData-collectedUnscaled'.$AV12];&quot;&quot;)" office:value-type="float" office:value="138.813996" calcext:value-type="float">
            <text:p>138.813996</text:p>
          </table:table-cell>
          <table:table-cell table:formula="of:=IF([$'realWorldCalibrationData-collectedUnscaled'.AP12];[$'realWorldCalibrationData-collectedUnscaled'.AP12]*[$'realWorldCalibrationData-collectedUnscaled'.$AV12];&quot;&quot;)" office:value-type="float" office:value="148.176051" calcext:value-type="float">
            <text:p>148.176051</text:p>
          </table:table-cell>
          <table:table-cell table:formula="of:=IF([$'realWorldCalibrationData-collectedUnscaled'.AQ12];[$'realWorldCalibrationData-collectedUnscaled'.AQ12]*[$'realWorldCalibrationData-collectedUnscaled'.$AV12];&quot;&quot;)" office:value-type="float" office:value="156.520178" calcext:value-type="float">
            <text:p>156.520178</text:p>
          </table:table-cell>
          <table:table-cell table:formula="of:=IF([$'realWorldCalibrationData-collectedUnscaled'.AR12];[$'realWorldCalibrationData-collectedUnscaled'.AR12]*[$'realWorldCalibrationData-collectedUnscaled'.$AV12];&quot;&quot;)" office:value-type="float" office:value="164.312658" calcext:value-type="float">
            <text:p>164.312658</text:p>
          </table:table-cell>
          <table:table-cell table:formula="of:=IF([$'realWorldCalibrationData-collectedUnscaled'.AS12];[$'realWorldCalibrationData-collectedUnscaled'.AS12]*[$'realWorldCalibrationData-collectedUnscaled'.$AV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energy.Nuclear Energy Capacity" calcext:value-type="string">
            <text:p>energy.Nuclear Energy Capacity</text:p>
          </table:table-cell>
          <table:table-cell table:formula="of:=IF([$'realWorldCalibrationData-collectedUnscaled'.B13];[$'realWorldCalibrationData-collectedUnscaled'.B13]*[$'realWorldCalibrationData-collectedUnscaled'.$AV13];&quot;&quot;)">
            <text:p/>
          </table:table-cell>
          <table:table-cell table:formula="of:=IF([$'realWorldCalibrationData-collectedUnscaled'.C13];[$'realWorldCalibrationData-collectedUnscaled'.C13]*[$'realWorldCalibrationData-collectedUnscaled'.$AV13];&quot;&quot;)">
            <text:p/>
          </table:table-cell>
          <table:table-cell table:formula="of:=IF([$'realWorldCalibrationData-collectedUnscaled'.D13];[$'realWorldCalibrationData-collectedUnscaled'.D13]*[$'realWorldCalibrationData-collectedUnscaled'.$AV13];&quot;&quot;)">
            <text:p/>
          </table:table-cell>
          <table:table-cell table:formula="of:=IF([$'realWorldCalibrationData-collectedUnscaled'.E13];[$'realWorldCalibrationData-collectedUnscaled'.E13]*[$'realWorldCalibrationData-collectedUnscaled'.$AV13];&quot;&quot;)">
            <text:p/>
          </table:table-cell>
          <table:table-cell table:formula="of:=IF([$'realWorldCalibrationData-collectedUnscaled'.F13];[$'realWorldCalibrationData-collectedUnscaled'.F13]*[$'realWorldCalibrationData-collectedUnscaled'.$AV13];&quot;&quot;)">
            <text:p/>
          </table:table-cell>
          <table:table-cell table:formula="of:=IF([$'realWorldCalibrationData-collectedUnscaled'.G13];[$'realWorldCalibrationData-collectedUnscaled'.G13]*[$'realWorldCalibrationData-collectedUnscaled'.$AV13];&quot;&quot;)">
            <text:p/>
          </table:table-cell>
          <table:table-cell table:formula="of:=IF([$'realWorldCalibrationData-collectedUnscaled'.H13];[$'realWorldCalibrationData-collectedUnscaled'.H13]*[$'realWorldCalibrationData-collectedUnscaled'.$AV13];&quot;&quot;)">
            <text:p/>
          </table:table-cell>
          <table:table-cell table:formula="of:=IF([$'realWorldCalibrationData-collectedUnscaled'.I13];[$'realWorldCalibrationData-collectedUnscaled'.I13]*[$'realWorldCalibrationData-collectedUnscaled'.$AV13];&quot;&quot;)">
            <text:p/>
          </table:table-cell>
          <table:table-cell table:formula="of:=IF([$'realWorldCalibrationData-collectedUnscaled'.J13];[$'realWorldCalibrationData-collectedUnscaled'.J13]*[$'realWorldCalibrationData-collectedUnscaled'.$AV13];&quot;&quot;)">
            <text:p/>
          </table:table-cell>
          <table:table-cell table:formula="of:=IF([$'realWorldCalibrationData-collectedUnscaled'.K13];[$'realWorldCalibrationData-collectedUnscaled'.K13]*[$'realWorldCalibrationData-collectedUnscaled'.$AV13];&quot;&quot;)">
            <text:p/>
          </table:table-cell>
          <table:table-cell table:formula="of:=IF([$'realWorldCalibrationData-collectedUnscaled'.L13];[$'realWorldCalibrationData-collectedUnscaled'.L13]*[$'realWorldCalibrationData-collectedUnscaled'.$AV13];&quot;&quot;)">
            <text:p/>
          </table:table-cell>
          <table:table-cell table:formula="of:=IF([$'realWorldCalibrationData-collectedUnscaled'.M13];[$'realWorldCalibrationData-collectedUnscaled'.M13]*[$'realWorldCalibrationData-collectedUnscaled'.$AV13];&quot;&quot;)">
            <text:p/>
          </table:table-cell>
          <table:table-cell table:formula="of:=IF([$'realWorldCalibrationData-collectedUnscaled'.N13];[$'realWorldCalibrationData-collectedUnscaled'.N13]*[$'realWorldCalibrationData-collectedUnscaled'.$AV13];&quot;&quot;)">
            <text:p/>
          </table:table-cell>
          <table:table-cell table:formula="of:=IF([$'realWorldCalibrationData-collectedUnscaled'.O13];[$'realWorldCalibrationData-collectedUnscaled'.O13]*[$'realWorldCalibrationData-collectedUnscaled'.$AV13];&quot;&quot;)">
            <text:p/>
          </table:table-cell>
          <table:table-cell table:formula="of:=IF([$'realWorldCalibrationData-collectedUnscaled'.P13];[$'realWorldCalibrationData-collectedUnscaled'.P13]*[$'realWorldCalibrationData-collectedUnscaled'.$AV13];&quot;&quot;)">
            <text:p/>
          </table:table-cell>
          <table:table-cell table:formula="of:=IF([$'realWorldCalibrationData-collectedUnscaled'.Q13];[$'realWorldCalibrationData-collectedUnscaled'.Q13]*[$'realWorldCalibrationData-collectedUnscaled'.$AV13];&quot;&quot;)">
            <text:p/>
          </table:table-cell>
          <table:table-cell table:formula="of:=IF([$'realWorldCalibrationData-collectedUnscaled'.R13];[$'realWorldCalibrationData-collectedUnscaled'.R13]*[$'realWorldCalibrationData-collectedUnscaled'.$AV13];&quot;&quot;)">
            <text:p/>
          </table:table-cell>
          <table:table-cell table:formula="of:=IF([$'realWorldCalibrationData-collectedUnscaled'.S13];[$'realWorldCalibrationData-collectedUnscaled'.S13]*[$'realWorldCalibrationData-collectedUnscaled'.$AV13];&quot;&quot;)">
            <text:p/>
          </table:table-cell>
          <table:table-cell table:formula="of:=IF([$'realWorldCalibrationData-collectedUnscaled'.T13];[$'realWorldCalibrationData-collectedUnscaled'.T13]*[$'realWorldCalibrationData-collectedUnscaled'.$AV13];&quot;&quot;)">
            <text:p/>
          </table:table-cell>
          <table:table-cell table:formula="of:=IF([$'realWorldCalibrationData-collectedUnscaled'.U13];[$'realWorldCalibrationData-collectedUnscaled'.U13]*[$'realWorldCalibrationData-collectedUnscaled'.$AV13];&quot;&quot;)">
            <text:p/>
          </table:table-cell>
          <table:table-cell table:formula="of:=IF([$'realWorldCalibrationData-collectedUnscaled'.V13];[$'realWorldCalibrationData-collectedUnscaled'.V13]*[$'realWorldCalibrationData-collectedUnscaled'.$AV13];&quot;&quot;)">
            <text:p/>
          </table:table-cell>
          <table:table-cell table:formula="of:=IF([$'realWorldCalibrationData-collectedUnscaled'.W13];[$'realWorldCalibrationData-collectedUnscaled'.W13]*[$'realWorldCalibrationData-collectedUnscaled'.$AV13];&quot;&quot;)">
            <text:p/>
          </table:table-cell>
          <table:table-cell table:formula="of:=IF([$'realWorldCalibrationData-collectedUnscaled'.X13];[$'realWorldCalibrationData-collectedUnscaled'.X13]*[$'realWorldCalibrationData-collectedUnscaled'.$AV13];&quot;&quot;)">
            <text:p/>
          </table:table-cell>
          <table:table-cell table:formula="of:=IF([$'realWorldCalibrationData-collectedUnscaled'.Y13];[$'realWorldCalibrationData-collectedUnscaled'.Y13]*[$'realWorldCalibrationData-collectedUnscaled'.$AV13];&quot;&quot;)" office:value-type="float" office:value="359.83" calcext:value-type="float">
            <text:p>359.83</text:p>
          </table:table-cell>
          <table:table-cell table:formula="of:=IF([$'realWorldCalibrationData-collectedUnscaled'.Z13];[$'realWorldCalibrationData-collectedUnscaled'.Z13]*[$'realWorldCalibrationData-collectedUnscaled'.$AV13];&quot;&quot;)" office:value-type="float" office:value="364.54" calcext:value-type="float">
            <text:p>364.54</text:p>
          </table:table-cell>
          <table:table-cell table:formula="of:=IF([$'realWorldCalibrationData-collectedUnscaled'.AA13];[$'realWorldCalibrationData-collectedUnscaled'.AA13]*[$'realWorldCalibrationData-collectedUnscaled'.$AV13];&quot;&quot;)" office:value-type="float" office:value="368.04" calcext:value-type="float">
            <text:p>368.04</text:p>
          </table:table-cell>
          <table:table-cell table:formula="of:=IF([$'realWorldCalibrationData-collectedUnscaled'.AB13];[$'realWorldCalibrationData-collectedUnscaled'.AB13]*[$'realWorldCalibrationData-collectedUnscaled'.$AV13];&quot;&quot;)" office:value-type="float" office:value="369.49" calcext:value-type="float">
            <text:p>369.49</text:p>
          </table:table-cell>
          <table:table-cell table:formula="of:=IF([$'realWorldCalibrationData-collectedUnscaled'.AC13];[$'realWorldCalibrationData-collectedUnscaled'.AC13]*[$'realWorldCalibrationData-collectedUnscaled'.$AV13];&quot;&quot;)" office:value-type="float" office:value="369.48" calcext:value-type="float">
            <text:p>369.48</text:p>
          </table:table-cell>
          <table:table-cell table:formula="of:=IF([$'realWorldCalibrationData-collectedUnscaled'.AD13];[$'realWorldCalibrationData-collectedUnscaled'.AD13]*[$'realWorldCalibrationData-collectedUnscaled'.$AV13];&quot;&quot;)" office:value-type="float" office:value="368.27" calcext:value-type="float">
            <text:p>368.27</text:p>
          </table:table-cell>
          <table:table-cell table:formula="of:=IF([$'realWorldCalibrationData-collectedUnscaled'.AE13];[$'realWorldCalibrationData-collectedUnscaled'.AE13]*[$'realWorldCalibrationData-collectedUnscaled'.$AV13];&quot;&quot;)" office:value-type="float" office:value="367.41" calcext:value-type="float">
            <text:p>367.41</text:p>
          </table:table-cell>
          <table:table-cell table:formula="of:=IF([$'realWorldCalibrationData-collectedUnscaled'.AF13];[$'realWorldCalibrationData-collectedUnscaled'.AF13]*[$'realWorldCalibrationData-collectedUnscaled'.$AV13];&quot;&quot;)" office:value-type="float" office:value="370.93" calcext:value-type="float">
            <text:p>370.93</text:p>
          </table:table-cell>
          <table:table-cell table:formula="of:=IF([$'realWorldCalibrationData-collectedUnscaled'.AG13];[$'realWorldCalibrationData-collectedUnscaled'.AG13]*[$'realWorldCalibrationData-collectedUnscaled'.$AV13];&quot;&quot;)" office:value-type="float" office:value="350.66" calcext:value-type="float">
            <text:p>350.66</text:p>
          </table:table-cell>
          <table:table-cell table:formula="of:=IF([$'realWorldCalibrationData-collectedUnscaled'.AH13];[$'realWorldCalibrationData-collectedUnscaled'.AH13]*[$'realWorldCalibrationData-collectedUnscaled'.$AV13];&quot;&quot;)" office:value-type="float" office:value="350.94" calcext:value-type="float">
            <text:p>350.94</text:p>
          </table:table-cell>
          <table:table-cell table:formula="of:=IF([$'realWorldCalibrationData-collectedUnscaled'.AI13];[$'realWorldCalibrationData-collectedUnscaled'.AI13]*[$'realWorldCalibrationData-collectedUnscaled'.$AV13];&quot;&quot;)" office:value-type="float" office:value="349.47" calcext:value-type="float">
            <text:p>349.47</text:p>
          </table:table-cell>
          <table:table-cell table:formula="of:=IF([$'realWorldCalibrationData-collectedUnscaled'.AJ13];[$'realWorldCalibrationData-collectedUnscaled'.AJ13]*[$'realWorldCalibrationData-collectedUnscaled'.$AV13];&quot;&quot;)" office:value-type="float" office:value="353.96" calcext:value-type="float">
            <text:p>353.96</text:p>
          </table:table-cell>
          <table:table-cell table:formula="of:=IF([$'realWorldCalibrationData-collectedUnscaled'.AK13];[$'realWorldCalibrationData-collectedUnscaled'.AK13]*[$'realWorldCalibrationData-collectedUnscaled'.$AV13];&quot;&quot;)" office:value-type="float" office:value="360.5" calcext:value-type="float">
            <text:p>360.5</text:p>
          </table:table-cell>
          <table:table-cell table:formula="of:=IF([$'realWorldCalibrationData-collectedUnscaled'.AL13];[$'realWorldCalibrationData-collectedUnscaled'.AL13]*[$'realWorldCalibrationData-collectedUnscaled'.$AV13];&quot;&quot;)" office:value-type="float" office:value="368.19" calcext:value-type="float">
            <text:p>368.19</text:p>
          </table:table-cell>
          <table:table-cell table:formula="of:=IF([$'realWorldCalibrationData-collectedUnscaled'.AM13];[$'realWorldCalibrationData-collectedUnscaled'.AM13]*[$'realWorldCalibrationData-collectedUnscaled'.$AV13];&quot;&quot;)" office:value-type="float" office:value="369.42" calcext:value-type="float">
            <text:p>369.42</text:p>
          </table:table-cell>
          <table:table-cell table:formula="of:=IF([$'realWorldCalibrationData-collectedUnscaled'.AN13];[$'realWorldCalibrationData-collectedUnscaled'.AN13]*[$'realWorldCalibrationData-collectedUnscaled'.$AV13];&quot;&quot;)" office:value-type="float" office:value="374.11" calcext:value-type="float">
            <text:p>374.11</text:p>
          </table:table-cell>
          <table:table-cell table:formula="of:=IF([$'realWorldCalibrationData-collectedUnscaled'.AO13];[$'realWorldCalibrationData-collectedUnscaled'.AO13]*[$'realWorldCalibrationData-collectedUnscaled'.$AV13];&quot;&quot;)" office:value-type="float" office:value="369.59" calcext:value-type="float">
            <text:p>369.59</text:p>
          </table:table-cell>
          <table:table-cell table:formula="of:=IF([$'realWorldCalibrationData-collectedUnscaled'.AP13];[$'realWorldCalibrationData-collectedUnscaled'.AP13]*[$'realWorldCalibrationData-collectedUnscaled'.$AV13];&quot;&quot;)" office:value-type="float" office:value="369.8" calcext:value-type="float">
            <text:p>369.8</text:p>
          </table:table-cell>
          <table:table-cell table:formula="of:=IF([$'realWorldCalibrationData-collectedUnscaled'.AQ13];[$'realWorldCalibrationData-collectedUnscaled'.AQ13]*[$'realWorldCalibrationData-collectedUnscaled'.$AV13];&quot;&quot;)" office:value-type="float" office:value="366.79" calcext:value-type="float">
            <text:p>366.79</text:p>
          </table:table-cell>
          <table:table-cell table:formula="of:=IF([$'realWorldCalibrationData-collectedUnscaled'.AR13];[$'realWorldCalibrationData-collectedUnscaled'.AR13]*[$'realWorldCalibrationData-collectedUnscaled'.$AV13];&quot;&quot;)" office:value-type="float" office:value="370.99" calcext:value-type="float">
            <text:p>370.99</text:p>
          </table:table-cell>
          <table:table-cell table:formula="of:=IF([$'realWorldCalibrationData-collectedUnscaled'.AS13];[$'realWorldCalibrationData-collectedUnscaled'.AS13]*[$'realWorldCalibrationData-collectedUnscaled'.$AV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energy.Primary Fossil Energy (FUEL)" calcext:value-type="string">
            <text:p>energy.Primary Fossil Energy (FUEL)</text:p>
          </table:table-cell>
          <table:table-cell table:formula="of:=IF([$'realWorldCalibrationData-collectedUnscaled'.B14];[$'realWorldCalibrationData-collectedUnscaled'.B14]*[$'realWorldCalibrationData-collectedUnscaled'.$AV14];&quot;&quot;)">
            <text:p/>
          </table:table-cell>
          <table:table-cell table:formula="of:=IF([$'realWorldCalibrationData-collectedUnscaled'.C14];[$'realWorldCalibrationData-collectedUnscaled'.C14]*[$'realWorldCalibrationData-collectedUnscaled'.$AV14];&quot;&quot;)" office:value-type="float" office:value="0.251474666379882" calcext:value-type="float">
            <text:p>0.251474666379882</text:p>
          </table:table-cell>
          <table:table-cell table:formula="of:=IF([$'realWorldCalibrationData-collectedUnscaled'.D14];[$'realWorldCalibrationData-collectedUnscaled'.D14]*[$'realWorldCalibrationData-collectedUnscaled'.$AV14];&quot;&quot;)" office:value-type="float" office:value="0.24962334118003" calcext:value-type="float">
            <text:p>0.24962334118003</text:p>
          </table:table-cell>
          <table:table-cell table:formula="of:=IF([$'realWorldCalibrationData-collectedUnscaled'.E14];[$'realWorldCalibrationData-collectedUnscaled'.E14]*[$'realWorldCalibrationData-collectedUnscaled'.$AV14];&quot;&quot;)" office:value-type="float" office:value="0.248355928780132" calcext:value-type="float">
            <text:p>0.248355928780132</text:p>
          </table:table-cell>
          <table:table-cell table:formula="of:=IF([$'realWorldCalibrationData-collectedUnscaled'.F14];[$'realWorldCalibrationData-collectedUnscaled'.F14]*[$'realWorldCalibrationData-collectedUnscaled'.$AV14];&quot;&quot;)" office:value-type="float" office:value="0.258647392779308" calcext:value-type="float">
            <text:p>0.258647392779308</text:p>
          </table:table-cell>
          <table:table-cell table:formula="of:=IF([$'realWorldCalibrationData-collectedUnscaled'.G14];[$'realWorldCalibrationData-collectedUnscaled'.G14]*[$'realWorldCalibrationData-collectedUnscaled'.$AV14];&quot;&quot;)" office:value-type="float" office:value="0.263349169178932" calcext:value-type="float">
            <text:p>0.263349169178932</text:p>
          </table:table-cell>
          <table:table-cell table:formula="of:=IF([$'realWorldCalibrationData-collectedUnscaled'.H14];[$'realWorldCalibrationData-collectedUnscaled'.H14]*[$'realWorldCalibrationData-collectedUnscaled'.$AV14];&quot;&quot;)" office:value-type="float" office:value="0.272723281178182" calcext:value-type="float">
            <text:p>0.272723281178182</text:p>
          </table:table-cell>
          <table:table-cell table:formula="of:=IF([$'realWorldCalibrationData-collectedUnscaled'.I14];[$'realWorldCalibrationData-collectedUnscaled'.I14]*[$'realWorldCalibrationData-collectedUnscaled'.$AV14];&quot;&quot;)" office:value-type="float" office:value="0.277732526377781" calcext:value-type="float">
            <text:p>0.277732526377781</text:p>
          </table:table-cell>
          <table:table-cell table:formula="of:=IF([$'realWorldCalibrationData-collectedUnscaled'.J14];[$'realWorldCalibrationData-collectedUnscaled'.J14]*[$'realWorldCalibrationData-collectedUnscaled'.$AV14];&quot;&quot;)" office:value-type="float" office:value="0.28800591477696" calcext:value-type="float">
            <text:p>0.28800591477696</text:p>
          </table:table-cell>
          <table:table-cell table:formula="of:=IF([$'realWorldCalibrationData-collectedUnscaled'.K14];[$'realWorldCalibrationData-collectedUnscaled'.K14]*[$'realWorldCalibrationData-collectedUnscaled'.$AV14];&quot;&quot;)" office:value-type="float" office:value="0.29350422357652" calcext:value-type="float">
            <text:p>0.29350422357652</text:p>
          </table:table-cell>
          <table:table-cell table:formula="of:=IF([$'realWorldCalibrationData-collectedUnscaled'.L14];[$'realWorldCalibrationData-collectedUnscaled'.L14]*[$'realWorldCalibrationData-collectedUnscaled'.$AV14];&quot;&quot;)" office:value-type="float" office:value="0.297968032776163" calcext:value-type="float">
            <text:p>0.297968032776163</text:p>
          </table:table-cell>
          <table:table-cell table:formula="of:=IF([$'realWorldCalibrationData-collectedUnscaled'.M14];[$'realWorldCalibrationData-collectedUnscaled'.M14]*[$'realWorldCalibrationData-collectedUnscaled'.$AV14];&quot;&quot;)" office:value-type="float" office:value="0.295978323576322" calcext:value-type="float">
            <text:p>0.295978323576322</text:p>
          </table:table-cell>
          <table:table-cell table:formula="of:=IF([$'realWorldCalibrationData-collectedUnscaled'.N14];[$'realWorldCalibrationData-collectedUnscaled'.N14]*[$'realWorldCalibrationData-collectedUnscaled'.$AV14];&quot;&quot;)" office:value-type="float" office:value="0.297895550376168" calcext:value-type="float">
            <text:p>0.297895550376168</text:p>
          </table:table-cell>
          <table:table-cell table:formula="of:=IF([$'realWorldCalibrationData-collectedUnscaled'.O14];[$'realWorldCalibrationData-collectedUnscaled'.O14]*[$'realWorldCalibrationData-collectedUnscaled'.$AV14];&quot;&quot;)" office:value-type="float" office:value="0.29575335237634" calcext:value-type="float">
            <text:p>0.29575335237634</text:p>
          </table:table-cell>
          <table:table-cell table:formula="of:=IF([$'realWorldCalibrationData-collectedUnscaled'.P14];[$'realWorldCalibrationData-collectedUnscaled'.P14]*[$'realWorldCalibrationData-collectedUnscaled'.$AV14];&quot;&quot;)" office:value-type="float" office:value="0.300720045575942" calcext:value-type="float">
            <text:p>0.300720045575942</text:p>
          </table:table-cell>
          <table:table-cell table:formula="of:=IF([$'realWorldCalibrationData-collectedUnscaled'.Q14];[$'realWorldCalibrationData-collectedUnscaled'.Q14]*[$'realWorldCalibrationData-collectedUnscaled'.$AV14];&quot;&quot;)" office:value-type="float" office:value="0.306596257175472" calcext:value-type="float">
            <text:p>0.306596257175472</text:p>
          </table:table-cell>
          <table:table-cell table:formula="of:=IF([$'realWorldCalibrationData-collectedUnscaled'.R14];[$'realWorldCalibrationData-collectedUnscaled'.R14]*[$'realWorldCalibrationData-collectedUnscaled'.$AV14];&quot;&quot;)" office:value-type="float" office:value="0.315188661574785" calcext:value-type="float">
            <text:p>0.315188661574785</text:p>
          </table:table-cell>
          <table:table-cell table:formula="of:=IF([$'realWorldCalibrationData-collectedUnscaled'.S14];[$'realWorldCalibrationData-collectedUnscaled'.S14]*[$'realWorldCalibrationData-collectedUnscaled'.$AV14];&quot;&quot;)" office:value-type="float" office:value="0.319666157974427" calcext:value-type="float">
            <text:p>0.319666157974427</text:p>
          </table:table-cell>
          <table:table-cell table:formula="of:=IF([$'realWorldCalibrationData-collectedUnscaled'.T14];[$'realWorldCalibrationData-collectedUnscaled'.T14]*[$'realWorldCalibrationData-collectedUnscaled'.$AV14];&quot;&quot;)" office:value-type="float" office:value="0.323652585574108" calcext:value-type="float">
            <text:p>0.323652585574108</text:p>
          </table:table-cell>
          <table:table-cell table:formula="of:=IF([$'realWorldCalibrationData-collectedUnscaled'.U14];[$'realWorldCalibrationData-collectedUnscaled'.U14]*[$'realWorldCalibrationData-collectedUnscaled'.$AV14];&quot;&quot;)" office:value-type="float" office:value="0.322641572374189" calcext:value-type="float">
            <text:p>0.322641572374189</text:p>
          </table:table-cell>
          <table:table-cell table:formula="of:=IF([$'realWorldCalibrationData-collectedUnscaled'.V14];[$'realWorldCalibrationData-collectedUnscaled'.V14]*[$'realWorldCalibrationData-collectedUnscaled'.$AV14];&quot;&quot;)" office:value-type="float" office:value="0.333551901573316" calcext:value-type="float">
            <text:p>0.333551901573316</text:p>
          </table:table-cell>
          <table:table-cell table:formula="of:=IF([$'realWorldCalibrationData-collectedUnscaled'.W14];[$'realWorldCalibrationData-collectedUnscaled'.W14]*[$'realWorldCalibrationData-collectedUnscaled'.$AV14];&quot;&quot;)" office:value-type="float" office:value="0.339675782372826" calcext:value-type="float">
            <text:p>0.339675782372826</text:p>
          </table:table-cell>
          <table:table-cell table:formula="of:=IF([$'realWorldCalibrationData-collectedUnscaled'.X14];[$'realWorldCalibrationData-collectedUnscaled'.X14]*[$'realWorldCalibrationData-collectedUnscaled'.$AV14];&quot;&quot;)" office:value-type="float" office:value="0.341136442772709" calcext:value-type="float">
            <text:p>0.341136442772709</text:p>
          </table:table-cell>
          <table:table-cell table:formula="of:=IF([$'realWorldCalibrationData-collectedUnscaled'.Y14];[$'realWorldCalibrationData-collectedUnscaled'.Y14]*[$'realWorldCalibrationData-collectedUnscaled'.$AV14];&quot;&quot;)" office:value-type="float" office:value="0.358450318771324" calcext:value-type="float">
            <text:p>0.358450318771324</text:p>
          </table:table-cell>
          <table:table-cell table:formula="of:=IF([$'realWorldCalibrationData-collectedUnscaled'.Z14];[$'realWorldCalibrationData-collectedUnscaled'.Z14]*[$'realWorldCalibrationData-collectedUnscaled'.$AV14];&quot;&quot;)" office:value-type="float" office:value="0.378868193969691" calcext:value-type="float">
            <text:p>0.378868193969691</text:p>
          </table:table-cell>
          <table:table-cell table:formula="of:=IF([$'realWorldCalibrationData-collectedUnscaled'.AA14];[$'realWorldCalibrationData-collectedUnscaled'.AA14]*[$'realWorldCalibrationData-collectedUnscaled'.$AV14];&quot;&quot;)" office:value-type="float" office:value="0.390057159568795" calcext:value-type="float">
            <text:p>0.390057159568795</text:p>
          </table:table-cell>
          <table:table-cell table:formula="of:=IF([$'realWorldCalibrationData-collectedUnscaled'.AB14];[$'realWorldCalibrationData-collectedUnscaled'.AB14]*[$'realWorldCalibrationData-collectedUnscaled'.$AV14];&quot;&quot;)" office:value-type="float" office:value="0.401276336367898" calcext:value-type="float">
            <text:p>0.401276336367898</text:p>
          </table:table-cell>
          <table:table-cell table:formula="of:=IF([$'realWorldCalibrationData-collectedUnscaled'.AC14];[$'realWorldCalibrationData-collectedUnscaled'.AC14]*[$'realWorldCalibrationData-collectedUnscaled'.$AV14];&quot;&quot;)" office:value-type="float" office:value="0.409522082367238" calcext:value-type="float">
            <text:p>0.409522082367238</text:p>
          </table:table-cell>
          <table:table-cell table:formula="of:=IF([$'realWorldCalibrationData-collectedUnscaled'.AD14];[$'realWorldCalibrationData-collectedUnscaled'.AD14]*[$'realWorldCalibrationData-collectedUnscaled'.$AV14];&quot;&quot;)" office:value-type="float" office:value="0.419684435966425" calcext:value-type="float">
            <text:p>0.419684435966425</text:p>
          </table:table-cell>
          <table:table-cell table:formula="of:=IF([$'realWorldCalibrationData-collectedUnscaled'.AE14];[$'realWorldCalibrationData-collectedUnscaled'.AE14]*[$'realWorldCalibrationData-collectedUnscaled'.$AV14];&quot;&quot;)" office:value-type="float" office:value="0.411916010367047" calcext:value-type="float">
            <text:p>0.411916010367047</text:p>
          </table:table-cell>
          <table:table-cell table:formula="of:=IF([$'realWorldCalibrationData-collectedUnscaled'.AF14];[$'realWorldCalibrationData-collectedUnscaled'.AF14]*[$'realWorldCalibrationData-collectedUnscaled'.$AV14];&quot;&quot;)" office:value-type="float" office:value="0.430350076765572" calcext:value-type="float">
            <text:p>0.430350076765572</text:p>
          </table:table-cell>
          <table:table-cell table:formula="of:=IF([$'realWorldCalibrationData-collectedUnscaled'.AG14];[$'realWorldCalibrationData-collectedUnscaled'.AG14]*[$'realWorldCalibrationData-collectedUnscaled'.$AV14];&quot;&quot;)" office:value-type="float" office:value="0.446170363164306" calcext:value-type="float">
            <text:p>0.446170363164306</text:p>
          </table:table-cell>
          <table:table-cell table:formula="of:=IF([$'realWorldCalibrationData-collectedUnscaled'.AH14];[$'realWorldCalibrationData-collectedUnscaled'.AH14]*[$'realWorldCalibrationData-collectedUnscaled'.$AV14];&quot;&quot;)" office:value-type="float" office:value="0.455012945963599" calcext:value-type="float">
            <text:p>0.455012945963599</text:p>
          </table:table-cell>
          <table:table-cell table:formula="of:=IF([$'realWorldCalibrationData-collectedUnscaled'.AI14];[$'realWorldCalibrationData-collectedUnscaled'.AI14]*[$'realWorldCalibrationData-collectedUnscaled'.$AV14];&quot;&quot;)" office:value-type="float" office:value="0.459284043563257" calcext:value-type="float">
            <text:p>0.459284043563257</text:p>
          </table:table-cell>
          <table:table-cell table:formula="of:=IF([$'realWorldCalibrationData-collectedUnscaled'.AJ14];[$'realWorldCalibrationData-collectedUnscaled'.AJ14]*[$'realWorldCalibrationData-collectedUnscaled'.$AV14];&quot;&quot;)" office:value-type="float" office:value="0.465449327962764" calcext:value-type="float">
            <text:p>0.465449327962764</text:p>
          </table:table-cell>
          <table:table-cell table:formula="of:=IF([$'realWorldCalibrationData-collectedUnscaled'.AK14];[$'realWorldCalibrationData-collectedUnscaled'.AK14]*[$'realWorldCalibrationData-collectedUnscaled'.$AV14];&quot;&quot;)" office:value-type="float" office:value="0.469400752762448" calcext:value-type="float">
            <text:p>0.469400752762448</text:p>
          </table:table-cell>
          <table:table-cell table:formula="of:=IF([$'realWorldCalibrationData-collectedUnscaled'.AL14];[$'realWorldCalibrationData-collectedUnscaled'.AL14]*[$'realWorldCalibrationData-collectedUnscaled'.$AV14];&quot;&quot;)" office:value-type="float" office:value="0.462440584763005" calcext:value-type="float">
            <text:p>0.462440584763005</text:p>
          </table:table-cell>
          <table:table-cell table:formula="of:=IF([$'realWorldCalibrationData-collectedUnscaled'.AM14];[$'realWorldCalibrationData-collectedUnscaled'.AM14]*[$'realWorldCalibrationData-collectedUnscaled'.$AV14];&quot;&quot;)" office:value-type="float" office:value="0.470789308762337" calcext:value-type="float">
            <text:p>0.470789308762337</text:p>
          </table:table-cell>
          <table:table-cell table:formula="of:=IF([$'realWorldCalibrationData-collectedUnscaled'.AN14];[$'realWorldCalibrationData-collectedUnscaled'.AN14]*[$'realWorldCalibrationData-collectedUnscaled'.$AV14];&quot;&quot;)" office:value-type="float" office:value="0.48899800796088" calcext:value-type="float">
            <text:p>0.48899800796088</text:p>
          </table:table-cell>
          <table:table-cell table:formula="of:=IF([$'realWorldCalibrationData-collectedUnscaled'.AO14];[$'realWorldCalibrationData-collectedUnscaled'.AO14]*[$'realWorldCalibrationData-collectedUnscaled'.$AV14];&quot;&quot;)" office:value-type="float" office:value="0.494348241560452" calcext:value-type="float">
            <text:p>0.494348241560452</text:p>
          </table:table-cell>
          <table:table-cell table:formula="of:=IF([$'realWorldCalibrationData-collectedUnscaled'.AP14];[$'realWorldCalibrationData-collectedUnscaled'.AP14]*[$'realWorldCalibrationData-collectedUnscaled'.$AV14];&quot;&quot;)" office:value-type="float" office:value="0.470021054362398" calcext:value-type="float">
            <text:p>0.470021054362398</text:p>
          </table:table-cell>
          <table:table-cell table:formula="of:=IF([$'realWorldCalibrationData-collectedUnscaled'.AQ14];[$'realWorldCalibrationData-collectedUnscaled'.AQ14]*[$'realWorldCalibrationData-collectedUnscaled'.$AV14];&quot;&quot;)" office:value-type="float" office:value="0.485509568361159" calcext:value-type="float">
            <text:p>0.485509568361159</text:p>
          </table:table-cell>
          <table:table-cell table:formula="of:=IF([$'realWorldCalibrationData-collectedUnscaled'.AR14];[$'realWorldCalibrationData-collectedUnscaled'.AR14]*[$'realWorldCalibrationData-collectedUnscaled'.$AV14];&quot;&quot;)" office:value-type="float" office:value="0.504661427959627" calcext:value-type="float">
            <text:p>0.504661427959627</text:p>
          </table:table-cell>
          <table:table-cell table:formula="of:=IF([$'realWorldCalibrationData-collectedUnscaled'.AS14];[$'realWorldCalibrationData-collectedUnscaled'.AS14]*[$'realWorldCalibrationData-collectedUnscaled'.$AV14];&quot;&quot;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energy.demand for energy" calcext:value-type="string">
            <text:p>energy.demand for energy</text:p>
          </table:table-cell>
          <table:table-cell table:formula="of:=IF([$'realWorldCalibrationData-collectedUnscaled'.B15];[$'realWorldCalibrationData-collectedUnscaled'.B15]*[$'realWorldCalibrationData-collectedUnscaled'.$AV15];&quot;&quot;)" office:value-type="float" office:value="29165.2060385999" calcext:value-type="float">
            <text:p>29165.2060385999</text:p>
          </table:table-cell>
          <table:table-cell table:formula="of:=IF([$'realWorldCalibrationData-collectedUnscaled'.C15];[$'realWorldCalibrationData-collectedUnscaled'.C15]*[$'realWorldCalibrationData-collectedUnscaled'.$AV15];&quot;&quot;)" office:value-type="float" office:value="28958.3238413999" calcext:value-type="float">
            <text:p>28958.3238413999</text:p>
          </table:table-cell>
          <table:table-cell table:formula="of:=IF([$'realWorldCalibrationData-collectedUnscaled'.D15];[$'realWorldCalibrationData-collectedUnscaled'.D15]*[$'realWorldCalibrationData-collectedUnscaled'.$AV15];&quot;&quot;)" office:value-type="float" office:value="28765.8265694987" calcext:value-type="float">
            <text:p>28765.8265694987</text:p>
          </table:table-cell>
          <table:table-cell table:formula="of:=IF([$'realWorldCalibrationData-collectedUnscaled'.E15];[$'realWorldCalibrationData-collectedUnscaled'.E15]*[$'realWorldCalibrationData-collectedUnscaled'.$AV15];&quot;&quot;)" office:value-type="float" office:value="29168.5512331516" calcext:value-type="float">
            <text:p>29168.5512331516</text:p>
          </table:table-cell>
          <table:table-cell table:formula="of:=IF([$'realWorldCalibrationData-collectedUnscaled'.F15];[$'realWorldCalibrationData-collectedUnscaled'.F15]*[$'realWorldCalibrationData-collectedUnscaled'.$AV15];&quot;&quot;)" office:value-type="float" office:value="30348.5758752809" calcext:value-type="float">
            <text:p>30348.5758752809</text:p>
          </table:table-cell>
          <table:table-cell table:formula="of:=IF([$'realWorldCalibrationData-collectedUnscaled'.G15];[$'realWorldCalibrationData-collectedUnscaled'.G15]*[$'realWorldCalibrationData-collectedUnscaled'.$AV15];&quot;&quot;)" office:value-type="float" office:value="30911.664810798" calcext:value-type="float">
            <text:p>30911.664810798</text:p>
          </table:table-cell>
          <table:table-cell table:formula="of:=IF([$'realWorldCalibrationData-collectedUnscaled'.H15];[$'realWorldCalibrationData-collectedUnscaled'.H15]*[$'realWorldCalibrationData-collectedUnscaled'.$AV15];&quot;&quot;)" office:value-type="float" office:value="31507.2046948068" calcext:value-type="float">
            <text:p>31507.2046948068</text:p>
          </table:table-cell>
          <table:table-cell table:formula="of:=IF([$'realWorldCalibrationData-collectedUnscaled'.I15];[$'realWorldCalibrationData-collectedUnscaled'.I15]*[$'realWorldCalibrationData-collectedUnscaled'.$AV15];&quot;&quot;)" office:value-type="float" office:value="32474.1473208047" calcext:value-type="float">
            <text:p>32474.1473208047</text:p>
          </table:table-cell>
          <table:table-cell table:formula="of:=IF([$'realWorldCalibrationData-collectedUnscaled'.J15];[$'realWorldCalibrationData-collectedUnscaled'.J15]*[$'realWorldCalibrationData-collectedUnscaled'.$AV15];&quot;&quot;)" office:value-type="float" office:value="33591.2097446795" calcext:value-type="float">
            <text:p>33591.2097446795</text:p>
          </table:table-cell>
          <table:table-cell table:formula="of:=IF([$'realWorldCalibrationData-collectedUnscaled'.K15];[$'realWorldCalibrationData-collectedUnscaled'.K15]*[$'realWorldCalibrationData-collectedUnscaled'.$AV15];&quot;&quot;)" office:value-type="float" office:value="34180.3095056424" calcext:value-type="float">
            <text:p>34180.3095056424</text:p>
          </table:table-cell>
          <table:table-cell table:formula="of:=IF([$'realWorldCalibrationData-collectedUnscaled'.L15];[$'realWorldCalibrationData-collectedUnscaled'.L15]*[$'realWorldCalibrationData-collectedUnscaled'.$AV15];&quot;&quot;)" office:value-type="float" office:value="34633.7340849" calcext:value-type="float">
            <text:p>34633.7340849</text:p>
          </table:table-cell>
          <table:table-cell table:formula="of:=IF([$'realWorldCalibrationData-collectedUnscaled'.M15];[$'realWorldCalibrationData-collectedUnscaled'.M15]*[$'realWorldCalibrationData-collectedUnscaled'.$AV15];&quot;&quot;)" office:value-type="float" office:value="34828.801364664" calcext:value-type="float">
            <text:p>34828.801364664</text:p>
          </table:table-cell>
          <table:table-cell table:formula="of:=IF([$'realWorldCalibrationData-collectedUnscaled'.N15];[$'realWorldCalibrationData-collectedUnscaled'.N15]*[$'realWorldCalibrationData-collectedUnscaled'.$AV15];&quot;&quot;)" office:value-type="float" office:value="35010.00359964" calcext:value-type="float">
            <text:p>35010.00359964</text:p>
          </table:table-cell>
          <table:table-cell table:formula="of:=IF([$'realWorldCalibrationData-collectedUnscaled'.O15];[$'realWorldCalibrationData-collectedUnscaled'.O15]*[$'realWorldCalibrationData-collectedUnscaled'.$AV15];&quot;&quot;)" office:value-type="float" office:value="35351.946642384" calcext:value-type="float">
            <text:p>35351.946642384</text:p>
          </table:table-cell>
          <table:table-cell table:formula="of:=IF([$'realWorldCalibrationData-collectedUnscaled'.P15];[$'realWorldCalibrationData-collectedUnscaled'.P15]*[$'realWorldCalibrationData-collectedUnscaled'.$AV15];&quot;&quot;)" office:value-type="float" office:value="35766.948805308" calcext:value-type="float">
            <text:p>35766.948805308</text:p>
          </table:table-cell>
          <table:table-cell table:formula="of:=IF([$'realWorldCalibrationData-collectedUnscaled'.Q15];[$'realWorldCalibrationData-collectedUnscaled'.Q15]*[$'realWorldCalibrationData-collectedUnscaled'.$AV15];&quot;&quot;)" office:value-type="float" office:value="36612.25067142" calcext:value-type="float">
            <text:p>36612.25067142</text:p>
          </table:table-cell>
          <table:table-cell table:formula="of:=IF([$'realWorldCalibrationData-collectedUnscaled'.R15];[$'realWorldCalibrationData-collectedUnscaled'.R15]*[$'realWorldCalibrationData-collectedUnscaled'.$AV15];&quot;&quot;)" office:value-type="float" office:value="37605.66933474" calcext:value-type="float">
            <text:p>37605.66933474</text:p>
          </table:table-cell>
          <table:table-cell table:formula="of:=IF([$'realWorldCalibrationData-collectedUnscaled'.S15];[$'realWorldCalibrationData-collectedUnscaled'.S15]*[$'realWorldCalibrationData-collectedUnscaled'.$AV15];&quot;&quot;)" office:value-type="float" office:value="38055.428651232" calcext:value-type="float">
            <text:p>38055.428651232</text:p>
          </table:table-cell>
          <table:table-cell table:formula="of:=IF([$'realWorldCalibrationData-collectedUnscaled'.T15];[$'realWorldCalibrationData-collectedUnscaled'.T15]*[$'realWorldCalibrationData-collectedUnscaled'.$AV15];&quot;&quot;)" office:value-type="float" office:value="38272.104103536" calcext:value-type="float">
            <text:p>38272.104103536</text:p>
          </table:table-cell>
          <table:table-cell table:formula="of:=IF([$'realWorldCalibrationData-collectedUnscaled'.U15];[$'realWorldCalibrationData-collectedUnscaled'.U15]*[$'realWorldCalibrationData-collectedUnscaled'.$AV15];&quot;&quot;)" office:value-type="float" office:value="38855.618594856" calcext:value-type="float">
            <text:p>38855.618594856</text:p>
          </table:table-cell>
          <table:table-cell table:formula="of:=IF([$'realWorldCalibrationData-collectedUnscaled'.V15];[$'realWorldCalibrationData-collectedUnscaled'.V15]*[$'realWorldCalibrationData-collectedUnscaled'.$AV15];&quot;&quot;)" office:value-type="float" office:value="39861.821047104" calcext:value-type="float">
            <text:p>39861.821047104</text:p>
          </table:table-cell>
          <table:table-cell table:formula="of:=IF([$'realWorldCalibrationData-collectedUnscaled'.W15];[$'realWorldCalibrationData-collectedUnscaled'.W15]*[$'realWorldCalibrationData-collectedUnscaled'.$AV15];&quot;&quot;)" office:value-type="float" office:value="40373.7984164085" calcext:value-type="float">
            <text:p>40373.7984164085</text:p>
          </table:table-cell>
          <table:table-cell table:formula="of:=IF([$'realWorldCalibrationData-collectedUnscaled'.X15];[$'realWorldCalibrationData-collectedUnscaled'.X15]*[$'realWorldCalibrationData-collectedUnscaled'.$AV15];&quot;&quot;)" office:value-type="float" office:value="41502.8039658118" calcext:value-type="float">
            <text:p>41502.8039658118</text:p>
          </table:table-cell>
          <table:table-cell table:formula="of:=IF([$'realWorldCalibrationData-collectedUnscaled'.Y15];[$'realWorldCalibrationData-collectedUnscaled'.Y15]*[$'realWorldCalibrationData-collectedUnscaled'.$AV15];&quot;&quot;)" office:value-type="float" office:value="43300.9054710777" calcext:value-type="float">
            <text:p>43300.9054710777</text:p>
          </table:table-cell>
          <table:table-cell table:formula="of:=IF([$'realWorldCalibrationData-collectedUnscaled'.Z15];[$'realWorldCalibrationData-collectedUnscaled'.Z15]*[$'realWorldCalibrationData-collectedUnscaled'.$AV15];&quot;&quot;)" office:value-type="float" office:value="45811.5445584494" calcext:value-type="float">
            <text:p>45811.5445584494</text:p>
          </table:table-cell>
          <table:table-cell table:formula="of:=IF([$'realWorldCalibrationData-collectedUnscaled'.AA15];[$'realWorldCalibrationData-collectedUnscaled'.AA15]*[$'realWorldCalibrationData-collectedUnscaled'.$AV15];&quot;&quot;)" office:value-type="float" office:value="47691.3345605177" calcext:value-type="float">
            <text:p>47691.3345605177</text:p>
          </table:table-cell>
          <table:table-cell table:formula="of:=IF([$'realWorldCalibrationData-collectedUnscaled'.AB15];[$'realWorldCalibrationData-collectedUnscaled'.AB15]*[$'realWorldCalibrationData-collectedUnscaled'.$AV15];&quot;&quot;)" office:value-type="float" office:value="49404.0583881177" calcext:value-type="float">
            <text:p>49404.0583881177</text:p>
          </table:table-cell>
          <table:table-cell table:formula="of:=IF([$'realWorldCalibrationData-collectedUnscaled'.AC15];[$'realWorldCalibrationData-collectedUnscaled'.AC15]*[$'realWorldCalibrationData-collectedUnscaled'.$AV15];&quot;&quot;)" office:value-type="float" office:value="51307.6647815529" calcext:value-type="float">
            <text:p>51307.6647815529</text:p>
          </table:table-cell>
          <table:table-cell table:formula="of:=IF([$'realWorldCalibrationData-collectedUnscaled'.AD15];[$'realWorldCalibrationData-collectedUnscaled'.AD15]*[$'realWorldCalibrationData-collectedUnscaled'.$AV15];&quot;&quot;)" office:value-type="float" office:value="52373.6856283365" calcext:value-type="float">
            <text:p>52373.6856283365</text:p>
          </table:table-cell>
          <table:table-cell table:formula="of:=IF([$'realWorldCalibrationData-collectedUnscaled'.AE15];[$'realWorldCalibrationData-collectedUnscaled'.AE15]*[$'realWorldCalibrationData-collectedUnscaled'.$AV15];&quot;&quot;)" office:value-type="float" office:value="51860.0220282635" calcext:value-type="float">
            <text:p>51860.0220282635</text:p>
          </table:table-cell>
          <table:table-cell table:formula="of:=IF([$'realWorldCalibrationData-collectedUnscaled'.AF15];[$'realWorldCalibrationData-collectedUnscaled'.AF15]*[$'realWorldCalibrationData-collectedUnscaled'.$AV15];&quot;&quot;)" office:value-type="float" office:value="54757.7617053647" calcext:value-type="float">
            <text:p>54757.7617053647</text:p>
          </table:table-cell>
          <table:table-cell table:formula="of:=IF([$'realWorldCalibrationData-collectedUnscaled'.AG15];[$'realWorldCalibrationData-collectedUnscaled'.AG15]*[$'realWorldCalibrationData-collectedUnscaled'.$AV15];&quot;&quot;)" office:value-type="float" office:value="56515.2206328471" calcext:value-type="float">
            <text:p>56515.2206328471</text:p>
          </table:table-cell>
          <table:table-cell table:formula="of:=IF([$'realWorldCalibrationData-collectedUnscaled'.AH15];[$'realWorldCalibrationData-collectedUnscaled'.AH15]*[$'realWorldCalibrationData-collectedUnscaled'.$AV15];&quot;&quot;)" office:value-type="float" office:value="57994.0414641177" calcext:value-type="float">
            <text:p>57994.0414641177</text:p>
          </table:table-cell>
          <table:table-cell table:formula="of:=IF([$'realWorldCalibrationData-collectedUnscaled'.AI15];[$'realWorldCalibrationData-collectedUnscaled'.AI15]*[$'realWorldCalibrationData-collectedUnscaled'.$AV15];&quot;&quot;)" office:value-type="float" office:value="59448.7228267765" calcext:value-type="float">
            <text:p>59448.7228267765</text:p>
          </table:table-cell>
          <table:table-cell table:formula="of:=IF([$'realWorldCalibrationData-collectedUnscaled'.AJ15];[$'realWorldCalibrationData-collectedUnscaled'.AJ15]*[$'realWorldCalibrationData-collectedUnscaled'.$AV15];&quot;&quot;)" office:value-type="float" office:value="60453.7145125177" calcext:value-type="float">
            <text:p>60453.7145125177</text:p>
          </table:table-cell>
          <table:table-cell table:formula="of:=IF([$'realWorldCalibrationData-collectedUnscaled'.AK15];[$'realWorldCalibrationData-collectedUnscaled'.AK15]*[$'realWorldCalibrationData-collectedUnscaled'.$AV15];&quot;&quot;)" office:value-type="float" office:value="61244.2059659294" calcext:value-type="float">
            <text:p>61244.2059659294</text:p>
          </table:table-cell>
          <table:table-cell table:formula="of:=IF([$'realWorldCalibrationData-collectedUnscaled'.AL15];[$'realWorldCalibrationData-collectedUnscaled'.AL15]*[$'realWorldCalibrationData-collectedUnscaled'.$AV15];&quot;&quot;)" office:value-type="float" office:value="62416.0426001412" calcext:value-type="float">
            <text:p>62416.0426001412</text:p>
          </table:table-cell>
          <table:table-cell table:formula="of:=IF([$'realWorldCalibrationData-collectedUnscaled'.AM15];[$'realWorldCalibrationData-collectedUnscaled'.AM15]*[$'realWorldCalibrationData-collectedUnscaled'.$AV15];&quot;&quot;)" office:value-type="float" office:value="64094.60624" calcext:value-type="float">
            <text:p>64094.60624</text:p>
          </table:table-cell>
          <table:table-cell table:formula="of:=IF([$'realWorldCalibrationData-collectedUnscaled'.AN15];[$'realWorldCalibrationData-collectedUnscaled'.AN15]*[$'realWorldCalibrationData-collectedUnscaled'.$AV15];&quot;&quot;)" office:value-type="float" office:value="66082.3281159091" calcext:value-type="float">
            <text:p>66082.3281159091</text:p>
          </table:table-cell>
          <table:table-cell table:formula="of:=IF([$'realWorldCalibrationData-collectedUnscaled'.AO15];[$'realWorldCalibrationData-collectedUnscaled'.AO15]*[$'realWorldCalibrationData-collectedUnscaled'.$AV15];&quot;&quot;)" office:value-type="float" office:value="66964.3512427273" calcext:value-type="float">
            <text:p>66964.3512427273</text:p>
          </table:table-cell>
          <table:table-cell table:formula="of:=IF([$'realWorldCalibrationData-collectedUnscaled'.AP15];[$'realWorldCalibrationData-collectedUnscaled'.AP15]*[$'realWorldCalibrationData-collectedUnscaled'.$AV15];&quot;&quot;)" office:value-type="float" office:value="65113.6979031818" calcext:value-type="float">
            <text:p>65113.6979031818</text:p>
          </table:table-cell>
          <table:table-cell table:formula="of:=IF([$'realWorldCalibrationData-collectedUnscaled'.AQ15];[$'realWorldCalibrationData-collectedUnscaled'.AQ15]*[$'realWorldCalibrationData-collectedUnscaled'.$AV15];&quot;&quot;)" office:value-type="float" office:value="68619.6062272727" calcext:value-type="float">
            <text:p>68619.6062272727</text:p>
          </table:table-cell>
          <table:table-cell table:formula="of:=IF([$'realWorldCalibrationData-collectedUnscaled'.AR15];[$'realWorldCalibrationData-collectedUnscaled'.AR15]*[$'realWorldCalibrationData-collectedUnscaled'.$AV15];&quot;&quot;)" office:value-type="float" office:value="69771.2411789394" calcext:value-type="float">
            <text:p>69771.2411789394</text:p>
          </table:table-cell>
          <table:table-cell table:formula="of:=IF([$'realWorldCalibrationData-collectedUnscaled'.AS15];[$'realWorldCalibrationData-collectedUnscaled'.AS15]*[$'realWorldCalibrationData-collectedUnscaled'.$AV15];&quot;&quot;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energy.Investments in Fossil Fuel Extraction Capital" calcext:value-type="string">
            <text:p>energy.Investments in Fossil Fuel Extraction Capital</text:p>
          </table:table-cell>
          <table:table-cell table:formula="of:=IF([$'realWorldCalibrationData-collectedUnscaled'.B16];[$'realWorldCalibrationData-collectedUnscaled'.B16]*[$'realWorldCalibrationData-collectedUnscaled'.$AV16];&quot;&quot;)">
            <text:p/>
          </table:table-cell>
          <table:table-cell table:formula="of:=IF([$'realWorldCalibrationData-collectedUnscaled'.C16];[$'realWorldCalibrationData-collectedUnscaled'.C16]*[$'realWorldCalibrationData-collectedUnscaled'.$AV16];&quot;&quot;)">
            <text:p/>
          </table:table-cell>
          <table:table-cell table:formula="of:=IF([$'realWorldCalibrationData-collectedUnscaled'.D16];[$'realWorldCalibrationData-collectedUnscaled'.D16]*[$'realWorldCalibrationData-collectedUnscaled'.$AV16];&quot;&quot;)">
            <text:p/>
          </table:table-cell>
          <table:table-cell table:formula="of:=IF([$'realWorldCalibrationData-collectedUnscaled'.E16];[$'realWorldCalibrationData-collectedUnscaled'.E16]*[$'realWorldCalibrationData-collectedUnscaled'.$AV16];&quot;&quot;)">
            <text:p/>
          </table:table-cell>
          <table:table-cell table:formula="of:=IF([$'realWorldCalibrationData-collectedUnscaled'.F16];[$'realWorldCalibrationData-collectedUnscaled'.F16]*[$'realWorldCalibrationData-collectedUnscaled'.$AV16];&quot;&quot;)">
            <text:p/>
          </table:table-cell>
          <table:table-cell table:formula="of:=IF([$'realWorldCalibrationData-collectedUnscaled'.G16];[$'realWorldCalibrationData-collectedUnscaled'.G16]*[$'realWorldCalibrationData-collectedUnscaled'.$AV16];&quot;&quot;)">
            <text:p/>
          </table:table-cell>
          <table:table-cell table:formula="of:=IF([$'realWorldCalibrationData-collectedUnscaled'.H16];[$'realWorldCalibrationData-collectedUnscaled'.H16]*[$'realWorldCalibrationData-collectedUnscaled'.$AV16];&quot;&quot;)">
            <text:p/>
          </table:table-cell>
          <table:table-cell table:formula="of:=IF([$'realWorldCalibrationData-collectedUnscaled'.I16];[$'realWorldCalibrationData-collectedUnscaled'.I16]*[$'realWorldCalibrationData-collectedUnscaled'.$AV16];&quot;&quot;)">
            <text:p/>
          </table:table-cell>
          <table:table-cell table:formula="of:=IF([$'realWorldCalibrationData-collectedUnscaled'.J16];[$'realWorldCalibrationData-collectedUnscaled'.J16]*[$'realWorldCalibrationData-collectedUnscaled'.$AV16];&quot;&quot;)">
            <text:p/>
          </table:table-cell>
          <table:table-cell table:formula="of:=IF([$'realWorldCalibrationData-collectedUnscaled'.K16];[$'realWorldCalibrationData-collectedUnscaled'.K16]*[$'realWorldCalibrationData-collectedUnscaled'.$AV16];&quot;&quot;)">
            <text:p/>
          </table:table-cell>
          <table:table-cell table:formula="of:=IF([$'realWorldCalibrationData-collectedUnscaled'.L16];[$'realWorldCalibrationData-collectedUnscaled'.L16]*[$'realWorldCalibrationData-collectedUnscaled'.$AV16];&quot;&quot;)">
            <text:p/>
          </table:table-cell>
          <table:table-cell table:formula="of:=IF([$'realWorldCalibrationData-collectedUnscaled'.M16];[$'realWorldCalibrationData-collectedUnscaled'.M16]*[$'realWorldCalibrationData-collectedUnscaled'.$AV16];&quot;&quot;)">
            <text:p/>
          </table:table-cell>
          <table:table-cell table:formula="of:=IF([$'realWorldCalibrationData-collectedUnscaled'.N16];[$'realWorldCalibrationData-collectedUnscaled'.N16]*[$'realWorldCalibrationData-collectedUnscaled'.$AV16];&quot;&quot;)">
            <text:p/>
          </table:table-cell>
          <table:table-cell table:formula="of:=IF([$'realWorldCalibrationData-collectedUnscaled'.O16];[$'realWorldCalibrationData-collectedUnscaled'.O16]*[$'realWorldCalibrationData-collectedUnscaled'.$AV16];&quot;&quot;)">
            <text:p/>
          </table:table-cell>
          <table:table-cell table:formula="of:=IF([$'realWorldCalibrationData-collectedUnscaled'.P16];[$'realWorldCalibrationData-collectedUnscaled'.P16]*[$'realWorldCalibrationData-collectedUnscaled'.$AV16];&quot;&quot;)">
            <text:p/>
          </table:table-cell>
          <table:table-cell table:formula="of:=IF([$'realWorldCalibrationData-collectedUnscaled'.Q16];[$'realWorldCalibrationData-collectedUnscaled'.Q16]*[$'realWorldCalibrationData-collectedUnscaled'.$AV16];&quot;&quot;)">
            <text:p/>
          </table:table-cell>
          <table:table-cell table:formula="of:=IF([$'realWorldCalibrationData-collectedUnscaled'.R16];[$'realWorldCalibrationData-collectedUnscaled'.R16]*[$'realWorldCalibrationData-collectedUnscaled'.$AV16];&quot;&quot;)">
            <text:p/>
          </table:table-cell>
          <table:table-cell table:formula="of:=IF([$'realWorldCalibrationData-collectedUnscaled'.S16];[$'realWorldCalibrationData-collectedUnscaled'.S16]*[$'realWorldCalibrationData-collectedUnscaled'.$AV16];&quot;&quot;)">
            <text:p/>
          </table:table-cell>
          <table:table-cell table:formula="of:=IF([$'realWorldCalibrationData-collectedUnscaled'.T16];[$'realWorldCalibrationData-collectedUnscaled'.T16]*[$'realWorldCalibrationData-collectedUnscaled'.$AV16];&quot;&quot;)">
            <text:p/>
          </table:table-cell>
          <table:table-cell table:formula="of:=IF([$'realWorldCalibrationData-collectedUnscaled'.U16];[$'realWorldCalibrationData-collectedUnscaled'.U16]*[$'realWorldCalibrationData-collectedUnscaled'.$AV16];&quot;&quot;)">
            <text:p/>
          </table:table-cell>
          <table:table-cell table:formula="of:=IF([$'realWorldCalibrationData-collectedUnscaled'.V16];[$'realWorldCalibrationData-collectedUnscaled'.V16]*[$'realWorldCalibrationData-collectedUnscaled'.$AV16];&quot;&quot;)">
            <text:p/>
          </table:table-cell>
          <table:table-cell table:formula="of:=IF([$'realWorldCalibrationData-collectedUnscaled'.W16];[$'realWorldCalibrationData-collectedUnscaled'.W16]*[$'realWorldCalibrationData-collectedUnscaled'.$AV16];&quot;&quot;)">
            <text:p/>
          </table:table-cell>
          <table:table-cell table:formula="of:=IF([$'realWorldCalibrationData-collectedUnscaled'.X16];[$'realWorldCalibrationData-collectedUnscaled'.X16]*[$'realWorldCalibrationData-collectedUnscaled'.$AV16];&quot;&quot;)">
            <text:p/>
          </table:table-cell>
          <table:table-cell table:formula="of:=IF([$'realWorldCalibrationData-collectedUnscaled'.Y16];[$'realWorldCalibrationData-collectedUnscaled'.Y16]*[$'realWorldCalibrationData-collectedUnscaled'.$AV16];&quot;&quot;)">
            <text:p/>
          </table:table-cell>
          <table:table-cell table:formula="of:=IF([$'realWorldCalibrationData-collectedUnscaled'.Z16];[$'realWorldCalibrationData-collectedUnscaled'.Z16]*[$'realWorldCalibrationData-collectedUnscaled'.$AV16];&quot;&quot;)">
            <text:p/>
          </table:table-cell>
          <table:table-cell table:formula="of:=IF([$'realWorldCalibrationData-collectedUnscaled'.AA16];[$'realWorldCalibrationData-collectedUnscaled'.AA16]*[$'realWorldCalibrationData-collectedUnscaled'.$AV16];&quot;&quot;)">
            <text:p/>
          </table:table-cell>
          <table:table-cell table:formula="of:=IF([$'realWorldCalibrationData-collectedUnscaled'.AB16];[$'realWorldCalibrationData-collectedUnscaled'.AB16]*[$'realWorldCalibrationData-collectedUnscaled'.$AV16];&quot;&quot;)">
            <text:p/>
          </table:table-cell>
          <table:table-cell table:formula="of:=IF([$'realWorldCalibrationData-collectedUnscaled'.AC16];[$'realWorldCalibrationData-collectedUnscaled'.AC16]*[$'realWorldCalibrationData-collectedUnscaled'.$AV16];&quot;&quot;)">
            <text:p/>
          </table:table-cell>
          <table:table-cell table:formula="of:=IF([$'realWorldCalibrationData-collectedUnscaled'.AD16];[$'realWorldCalibrationData-collectedUnscaled'.AD16]*[$'realWorldCalibrationData-collectedUnscaled'.$AV16];&quot;&quot;)">
            <text:p/>
          </table:table-cell>
          <table:table-cell table:formula="of:=IF([$'realWorldCalibrationData-collectedUnscaled'.AE16];[$'realWorldCalibrationData-collectedUnscaled'.AE16]*[$'realWorldCalibrationData-collectedUnscaled'.$AV16];&quot;&quot;)">
            <text:p/>
          </table:table-cell>
          <table:table-cell table:formula="of:=IF([$'realWorldCalibrationData-collectedUnscaled'.AF16];[$'realWorldCalibrationData-collectedUnscaled'.AF16]*[$'realWorldCalibrationData-collectedUnscaled'.$AV16];&quot;&quot;)" office:value-type="float" office:value="1097751124437.78" calcext:value-type="float">
            <text:p>1097751124437.78</text:p>
          </table:table-cell>
          <table:table-cell table:formula="of:=IF([$'realWorldCalibrationData-collectedUnscaled'.AG16];[$'realWorldCalibrationData-collectedUnscaled'.AG16]*[$'realWorldCalibrationData-collectedUnscaled'.$AV16];&quot;&quot;)" office:value-type="float" office:value="1202698650674.66" calcext:value-type="float">
            <text:p>1202698650674.66</text:p>
          </table:table-cell>
          <table:table-cell table:formula="of:=IF([$'realWorldCalibrationData-collectedUnscaled'.AH16];[$'realWorldCalibrationData-collectedUnscaled'.AH16]*[$'realWorldCalibrationData-collectedUnscaled'.$AV16];&quot;&quot;)" office:value-type="float" office:value="1347526236881.56" calcext:value-type="float">
            <text:p>1347526236881.56</text:p>
          </table:table-cell>
          <table:table-cell table:formula="of:=IF([$'realWorldCalibrationData-collectedUnscaled'.AI16];[$'realWorldCalibrationData-collectedUnscaled'.AI16]*[$'realWorldCalibrationData-collectedUnscaled'.$AV16];&quot;&quot;)" office:value-type="float" office:value="1374812593703.15" calcext:value-type="float">
            <text:p>1374812593703.15</text:p>
          </table:table-cell>
          <table:table-cell table:formula="of:=IF([$'realWorldCalibrationData-collectedUnscaled'.AJ16];[$'realWorldCalibrationData-collectedUnscaled'.AJ16]*[$'realWorldCalibrationData-collectedUnscaled'.$AV16];&quot;&quot;)" office:value-type="float" office:value="1387406296851.57" calcext:value-type="float">
            <text:p>1387406296851.57</text:p>
          </table:table-cell>
          <table:table-cell table:formula="of:=IF([$'realWorldCalibrationData-collectedUnscaled'.AK16];[$'realWorldCalibrationData-collectedUnscaled'.AK16]*[$'realWorldCalibrationData-collectedUnscaled'.$AV16];&quot;&quot;)" office:value-type="float" office:value="1148000000000" calcext:value-type="float">
            <text:p>1148000000000</text:p>
          </table:table-cell>
          <table:table-cell table:formula="of:=IF([$'realWorldCalibrationData-collectedUnscaled'.AL16];[$'realWorldCalibrationData-collectedUnscaled'.AL16]*[$'realWorldCalibrationData-collectedUnscaled'.$AV16];&quot;&quot;)" office:value-type="float" office:value="939000000000" calcext:value-type="float">
            <text:p>939000000000</text:p>
          </table:table-cell>
          <table:table-cell table:formula="of:=IF([$'realWorldCalibrationData-collectedUnscaled'.AM16];[$'realWorldCalibrationData-collectedUnscaled'.AM16]*[$'realWorldCalibrationData-collectedUnscaled'.$AV16];&quot;&quot;)" office:value-type="float" office:value="961000000000" calcext:value-type="float">
            <text:p>961000000000</text:p>
          </table:table-cell>
          <table:table-cell table:formula="of:=IF([$'realWorldCalibrationData-collectedUnscaled'.AN16];[$'realWorldCalibrationData-collectedUnscaled'.AN16]*[$'realWorldCalibrationData-collectedUnscaled'.$AV16];&quot;&quot;)" office:value-type="float" office:value="971000000000" calcext:value-type="float">
            <text:p>971000000000</text:p>
          </table:table-cell>
          <table:table-cell table:formula="of:=IF([$'realWorldCalibrationData-collectedUnscaled'.AO16];[$'realWorldCalibrationData-collectedUnscaled'.AO16]*[$'realWorldCalibrationData-collectedUnscaled'.$AV16];&quot;&quot;)" office:value-type="float" office:value="932000000000" calcext:value-type="float">
            <text:p>932000000000</text:p>
          </table:table-cell>
          <table:table-cell table:formula="of:=IF([$'realWorldCalibrationData-collectedUnscaled'.AP16];[$'realWorldCalibrationData-collectedUnscaled'.AP16]*[$'realWorldCalibrationData-collectedUnscaled'.$AV16];&quot;&quot;)" office:value-type="float" office:value="733000000000" calcext:value-type="float">
            <text:p>733000000000</text:p>
          </table:table-cell>
          <table:table-cell table:formula="of:=IF([$'realWorldCalibrationData-collectedUnscaled'.AQ16];[$'realWorldCalibrationData-collectedUnscaled'.AQ16]*[$'realWorldCalibrationData-collectedUnscaled'.$AV16];&quot;&quot;)" office:value-type="float" office:value="807000000000" calcext:value-type="float">
            <text:p>807000000000</text:p>
          </table:table-cell>
          <table:table-cell table:formula="of:=IF([$'realWorldCalibrationData-collectedUnscaled'.AR16];[$'realWorldCalibrationData-collectedUnscaled'.AR16]*[$'realWorldCalibrationData-collectedUnscaled'.$AV16];&quot;&quot;)" office:value-type="float" office:value="897000000000" calcext:value-type="float">
            <text:p>897000000000</text:p>
          </table:table-cell>
          <table:table-cell table:formula="of:=IF([$'realWorldCalibrationData-collectedUnscaled'.AS16];[$'realWorldCalibrationData-collectedUnscaled'.AS16]*[$'realWorldCalibrationData-collectedUnscaled'.$AV16];&quot;&quot;)" office:value-type="float" office:value="953000000000" calcext:value-type="float">
            <text:p>953000000000</text:p>
          </table:table-cell>
        </table:table-row>
        <table:table-row table:style-name="ro1">
          <table:table-cell table:formula="of:=[$'realWorldCalibrationData-collectedUnscaled'.A17]" office:value-type="string" office:string-value="energy.Investments in Fossil Energy Capital" calcext:value-type="string">
            <text:p>energy.Investments in Fossil Energy Capital</text:p>
          </table:table-cell>
          <table:table-cell table:formula="of:=IF([$'realWorldCalibrationData-collectedUnscaled'.B17];[$'realWorldCalibrationData-collectedUnscaled'.B17]*[$'realWorldCalibrationData-collectedUnscaled'.$AV17];&quot;&quot;)">
            <text:p/>
          </table:table-cell>
          <table:table-cell table:formula="of:=IF([$'realWorldCalibrationData-collectedUnscaled'.C17];[$'realWorldCalibrationData-collectedUnscaled'.C17]*[$'realWorldCalibrationData-collectedUnscaled'.$AV17];&quot;&quot;)">
            <text:p/>
          </table:table-cell>
          <table:table-cell table:formula="of:=IF([$'realWorldCalibrationData-collectedUnscaled'.D17];[$'realWorldCalibrationData-collectedUnscaled'.D17]*[$'realWorldCalibrationData-collectedUnscaled'.$AV17];&quot;&quot;)">
            <text:p/>
          </table:table-cell>
          <table:table-cell table:formula="of:=IF([$'realWorldCalibrationData-collectedUnscaled'.E17];[$'realWorldCalibrationData-collectedUnscaled'.E17]*[$'realWorldCalibrationData-collectedUnscaled'.$AV17];&quot;&quot;)">
            <text:p/>
          </table:table-cell>
          <table:table-cell table:formula="of:=IF([$'realWorldCalibrationData-collectedUnscaled'.F17];[$'realWorldCalibrationData-collectedUnscaled'.F17]*[$'realWorldCalibrationData-collectedUnscaled'.$AV17];&quot;&quot;)">
            <text:p/>
          </table:table-cell>
          <table:table-cell table:formula="of:=IF([$'realWorldCalibrationData-collectedUnscaled'.G17];[$'realWorldCalibrationData-collectedUnscaled'.G17]*[$'realWorldCalibrationData-collectedUnscaled'.$AV17];&quot;&quot;)">
            <text:p/>
          </table:table-cell>
          <table:table-cell table:formula="of:=IF([$'realWorldCalibrationData-collectedUnscaled'.H17];[$'realWorldCalibrationData-collectedUnscaled'.H17]*[$'realWorldCalibrationData-collectedUnscaled'.$AV17];&quot;&quot;)">
            <text:p/>
          </table:table-cell>
          <table:table-cell table:formula="of:=IF([$'realWorldCalibrationData-collectedUnscaled'.I17];[$'realWorldCalibrationData-collectedUnscaled'.I17]*[$'realWorldCalibrationData-collectedUnscaled'.$AV17];&quot;&quot;)">
            <text:p/>
          </table:table-cell>
          <table:table-cell table:formula="of:=IF([$'realWorldCalibrationData-collectedUnscaled'.J17];[$'realWorldCalibrationData-collectedUnscaled'.J17]*[$'realWorldCalibrationData-collectedUnscaled'.$AV17];&quot;&quot;)">
            <text:p/>
          </table:table-cell>
          <table:table-cell table:formula="of:=IF([$'realWorldCalibrationData-collectedUnscaled'.K17];[$'realWorldCalibrationData-collectedUnscaled'.K17]*[$'realWorldCalibrationData-collectedUnscaled'.$AV17];&quot;&quot;)">
            <text:p/>
          </table:table-cell>
          <table:table-cell table:formula="of:=IF([$'realWorldCalibrationData-collectedUnscaled'.L17];[$'realWorldCalibrationData-collectedUnscaled'.L17]*[$'realWorldCalibrationData-collectedUnscaled'.$AV17];&quot;&quot;)">
            <text:p/>
          </table:table-cell>
          <table:table-cell table:formula="of:=IF([$'realWorldCalibrationData-collectedUnscaled'.M17];[$'realWorldCalibrationData-collectedUnscaled'.M17]*[$'realWorldCalibrationData-collectedUnscaled'.$AV17];&quot;&quot;)">
            <text:p/>
          </table:table-cell>
          <table:table-cell table:formula="of:=IF([$'realWorldCalibrationData-collectedUnscaled'.N17];[$'realWorldCalibrationData-collectedUnscaled'.N17]*[$'realWorldCalibrationData-collectedUnscaled'.$AV17];&quot;&quot;)">
            <text:p/>
          </table:table-cell>
          <table:table-cell table:formula="of:=IF([$'realWorldCalibrationData-collectedUnscaled'.O17];[$'realWorldCalibrationData-collectedUnscaled'.O17]*[$'realWorldCalibrationData-collectedUnscaled'.$AV17];&quot;&quot;)">
            <text:p/>
          </table:table-cell>
          <table:table-cell table:formula="of:=IF([$'realWorldCalibrationData-collectedUnscaled'.P17];[$'realWorldCalibrationData-collectedUnscaled'.P17]*[$'realWorldCalibrationData-collectedUnscaled'.$AV17];&quot;&quot;)">
            <text:p/>
          </table:table-cell>
          <table:table-cell table:formula="of:=IF([$'realWorldCalibrationData-collectedUnscaled'.Q17];[$'realWorldCalibrationData-collectedUnscaled'.Q17]*[$'realWorldCalibrationData-collectedUnscaled'.$AV17];&quot;&quot;)">
            <text:p/>
          </table:table-cell>
          <table:table-cell table:formula="of:=IF([$'realWorldCalibrationData-collectedUnscaled'.R17];[$'realWorldCalibrationData-collectedUnscaled'.R17]*[$'realWorldCalibrationData-collectedUnscaled'.$AV17];&quot;&quot;)">
            <text:p/>
          </table:table-cell>
          <table:table-cell table:formula="of:=IF([$'realWorldCalibrationData-collectedUnscaled'.S17];[$'realWorldCalibrationData-collectedUnscaled'.S17]*[$'realWorldCalibrationData-collectedUnscaled'.$AV17];&quot;&quot;)">
            <text:p/>
          </table:table-cell>
          <table:table-cell table:formula="of:=IF([$'realWorldCalibrationData-collectedUnscaled'.T17];[$'realWorldCalibrationData-collectedUnscaled'.T17]*[$'realWorldCalibrationData-collectedUnscaled'.$AV17];&quot;&quot;)">
            <text:p/>
          </table:table-cell>
          <table:table-cell table:formula="of:=IF([$'realWorldCalibrationData-collectedUnscaled'.U17];[$'realWorldCalibrationData-collectedUnscaled'.U17]*[$'realWorldCalibrationData-collectedUnscaled'.$AV17];&quot;&quot;)">
            <text:p/>
          </table:table-cell>
          <table:table-cell table:formula="of:=IF([$'realWorldCalibrationData-collectedUnscaled'.V17];[$'realWorldCalibrationData-collectedUnscaled'.V17]*[$'realWorldCalibrationData-collectedUnscaled'.$AV17];&quot;&quot;)">
            <text:p/>
          </table:table-cell>
          <table:table-cell table:formula="of:=IF([$'realWorldCalibrationData-collectedUnscaled'.W17];[$'realWorldCalibrationData-collectedUnscaled'.W17]*[$'realWorldCalibrationData-collectedUnscaled'.$AV17];&quot;&quot;)">
            <text:p/>
          </table:table-cell>
          <table:table-cell table:formula="of:=IF([$'realWorldCalibrationData-collectedUnscaled'.X17];[$'realWorldCalibrationData-collectedUnscaled'.X17]*[$'realWorldCalibrationData-collectedUnscaled'.$AV17];&quot;&quot;)">
            <text:p/>
          </table:table-cell>
          <table:table-cell table:formula="of:=IF([$'realWorldCalibrationData-collectedUnscaled'.Y17];[$'realWorldCalibrationData-collectedUnscaled'.Y17]*[$'realWorldCalibrationData-collectedUnscaled'.$AV17];&quot;&quot;)">
            <text:p/>
          </table:table-cell>
          <table:table-cell table:formula="of:=IF([$'realWorldCalibrationData-collectedUnscaled'.Z17];[$'realWorldCalibrationData-collectedUnscaled'.Z17]*[$'realWorldCalibrationData-collectedUnscaled'.$AV17];&quot;&quot;)">
            <text:p/>
          </table:table-cell>
          <table:table-cell table:formula="of:=IF([$'realWorldCalibrationData-collectedUnscaled'.AA17];[$'realWorldCalibrationData-collectedUnscaled'.AA17]*[$'realWorldCalibrationData-collectedUnscaled'.$AV17];&quot;&quot;)">
            <text:p/>
          </table:table-cell>
          <table:table-cell table:formula="of:=IF([$'realWorldCalibrationData-collectedUnscaled'.AB17];[$'realWorldCalibrationData-collectedUnscaled'.AB17]*[$'realWorldCalibrationData-collectedUnscaled'.$AV17];&quot;&quot;)">
            <text:p/>
          </table:table-cell>
          <table:table-cell table:formula="of:=IF([$'realWorldCalibrationData-collectedUnscaled'.AC17];[$'realWorldCalibrationData-collectedUnscaled'.AC17]*[$'realWorldCalibrationData-collectedUnscaled'.$AV17];&quot;&quot;)">
            <text:p/>
          </table:table-cell>
          <table:table-cell table:formula="of:=IF([$'realWorldCalibrationData-collectedUnscaled'.AD17];[$'realWorldCalibrationData-collectedUnscaled'.AD17]*[$'realWorldCalibrationData-collectedUnscaled'.$AV17];&quot;&quot;)">
            <text:p/>
          </table:table-cell>
          <table:table-cell table:formula="of:=IF([$'realWorldCalibrationData-collectedUnscaled'.AE17];[$'realWorldCalibrationData-collectedUnscaled'.AE17]*[$'realWorldCalibrationData-collectedUnscaled'.$AV17];&quot;&quot;)">
            <text:p/>
          </table:table-cell>
          <table:table-cell table:formula="of:=IF([$'realWorldCalibrationData-collectedUnscaled'.AF17];[$'realWorldCalibrationData-collectedUnscaled'.AF17]*[$'realWorldCalibrationData-collectedUnscaled'.$AV17];&quot;&quot;)">
            <text:p/>
          </table:table-cell>
          <table:table-cell table:formula="of:=IF([$'realWorldCalibrationData-collectedUnscaled'.AG17];[$'realWorldCalibrationData-collectedUnscaled'.AG17]*[$'realWorldCalibrationData-collectedUnscaled'.$AV17];&quot;&quot;)">
            <text:p/>
          </table:table-cell>
          <table:table-cell table:formula="of:=IF([$'realWorldCalibrationData-collectedUnscaled'.AH17];[$'realWorldCalibrationData-collectedUnscaled'.AH17]*[$'realWorldCalibrationData-collectedUnscaled'.$AV17];&quot;&quot;)">
            <text:p/>
          </table:table-cell>
          <table:table-cell table:formula="of:=IF([$'realWorldCalibrationData-collectedUnscaled'.AI17];[$'realWorldCalibrationData-collectedUnscaled'.AI17]*[$'realWorldCalibrationData-collectedUnscaled'.$AV17];&quot;&quot;)">
            <text:p/>
          </table:table-cell>
          <table:table-cell table:formula="of:=IF([$'realWorldCalibrationData-collectedUnscaled'.AJ17];[$'realWorldCalibrationData-collectedUnscaled'.AJ17]*[$'realWorldCalibrationData-collectedUnscaled'.$AV17];&quot;&quot;)">
            <text:p/>
          </table:table-cell>
          <table:table-cell table:formula="of:=IF([$'realWorldCalibrationData-collectedUnscaled'.AK17];[$'realWorldCalibrationData-collectedUnscaled'.AK17]*[$'realWorldCalibrationData-collectedUnscaled'.$AV17];&quot;&quot;)" office:value-type="float" office:value="171000000000" calcext:value-type="float">
            <text:p>171000000000</text:p>
          </table:table-cell>
          <table:table-cell table:formula="of:=IF([$'realWorldCalibrationData-collectedUnscaled'.AL17];[$'realWorldCalibrationData-collectedUnscaled'.AL17]*[$'realWorldCalibrationData-collectedUnscaled'.$AV17];&quot;&quot;)" office:value-type="float" office:value="166100000000" calcext:value-type="float">
            <text:p>166100000000</text:p>
          </table:table-cell>
          <table:table-cell table:formula="of:=IF([$'realWorldCalibrationData-collectedUnscaled'.AM17];[$'realWorldCalibrationData-collectedUnscaled'.AM17]*[$'realWorldCalibrationData-collectedUnscaled'.$AV17];&quot;&quot;)" office:value-type="float" office:value="153300000000" calcext:value-type="float">
            <text:p>153300000000</text:p>
          </table:table-cell>
          <table:table-cell table:formula="of:=IF([$'realWorldCalibrationData-collectedUnscaled'.AN17];[$'realWorldCalibrationData-collectedUnscaled'.AN17]*[$'realWorldCalibrationData-collectedUnscaled'.$AV17];&quot;&quot;)" office:value-type="float" office:value="137800000000" calcext:value-type="float">
            <text:p>137800000000</text:p>
          </table:table-cell>
          <table:table-cell table:formula="of:=IF([$'realWorldCalibrationData-collectedUnscaled'.AO17];[$'realWorldCalibrationData-collectedUnscaled'.AO17]*[$'realWorldCalibrationData-collectedUnscaled'.$AV17];&quot;&quot;)" office:value-type="float" office:value="134400000000" calcext:value-type="float">
            <text:p>134400000000</text:p>
          </table:table-cell>
          <table:table-cell table:formula="of:=IF([$'realWorldCalibrationData-collectedUnscaled'.AP17];[$'realWorldCalibrationData-collectedUnscaled'.AP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Q17];[$'realWorldCalibrationData-collectedUnscaled'.AQ17]*[$'realWorldCalibrationData-collectedUnscaled'.$AV17];&quot;&quot;)" office:value-type="float" office:value="107300000000" calcext:value-type="float">
            <text:p>107300000000</text:p>
          </table:table-cell>
          <table:table-cell table:formula="of:=IF([$'realWorldCalibrationData-collectedUnscaled'.AR17];[$'realWorldCalibrationData-collectedUnscaled'.AR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S17];[$'realWorldCalibrationData-collectedUnscaled'.AS17]*[$'realWorldCalibrationData-collectedUnscaled'.$AV17];&quot;&quot;)" office:value-type="float" office:value="98000000000" calcext:value-type="float">
            <text:p>98000000000</text:p>
          </table:table-cell>
        </table:table-row>
        <table:table-row table:style-name="ro1">
          <table:table-cell table:formula="of:=[$'realWorldCalibrationData-collectedUnscaled'.A18]" office:value-type="string" office:string-value="energy.Investments in Solar and Wind Energy Capacity" calcext:value-type="string">
            <text:p>energy.Investments in Solar and Wind Energy Capacity</text:p>
          </table:table-cell>
          <table:table-cell table:formula="of:=IF([$'realWorldCalibrationData-collectedUnscaled'.B18];[$'realWorldCalibrationData-collectedUnscaled'.B18]*[$'realWorldCalibrationData-collectedUnscaled'.$AV18];&quot;&quot;)">
            <text:p/>
          </table:table-cell>
          <table:table-cell table:formula="of:=IF([$'realWorldCalibrationData-collectedUnscaled'.C18];[$'realWorldCalibrationData-collectedUnscaled'.C18]*[$'realWorldCalibrationData-collectedUnscaled'.$AV18];&quot;&quot;)">
            <text:p/>
          </table:table-cell>
          <table:table-cell table:formula="of:=IF([$'realWorldCalibrationData-collectedUnscaled'.D18];[$'realWorldCalibrationData-collectedUnscaled'.D18]*[$'realWorldCalibrationData-collectedUnscaled'.$AV18];&quot;&quot;)">
            <text:p/>
          </table:table-cell>
          <table:table-cell table:formula="of:=IF([$'realWorldCalibrationData-collectedUnscaled'.E18];[$'realWorldCalibrationData-collectedUnscaled'.E18]*[$'realWorldCalibrationData-collectedUnscaled'.$AV18];&quot;&quot;)">
            <text:p/>
          </table:table-cell>
          <table:table-cell table:formula="of:=IF([$'realWorldCalibrationData-collectedUnscaled'.F18];[$'realWorldCalibrationData-collectedUnscaled'.F18]*[$'realWorldCalibrationData-collectedUnscaled'.$AV18];&quot;&quot;)">
            <text:p/>
          </table:table-cell>
          <table:table-cell table:formula="of:=IF([$'realWorldCalibrationData-collectedUnscaled'.G18];[$'realWorldCalibrationData-collectedUnscaled'.G18]*[$'realWorldCalibrationData-collectedUnscaled'.$AV18];&quot;&quot;)">
            <text:p/>
          </table:table-cell>
          <table:table-cell table:formula="of:=IF([$'realWorldCalibrationData-collectedUnscaled'.H18];[$'realWorldCalibrationData-collectedUnscaled'.H18]*[$'realWorldCalibrationData-collectedUnscaled'.$AV18];&quot;&quot;)">
            <text:p/>
          </table:table-cell>
          <table:table-cell table:formula="of:=IF([$'realWorldCalibrationData-collectedUnscaled'.I18];[$'realWorldCalibrationData-collectedUnscaled'.I18]*[$'realWorldCalibrationData-collectedUnscaled'.$AV18];&quot;&quot;)">
            <text:p/>
          </table:table-cell>
          <table:table-cell table:formula="of:=IF([$'realWorldCalibrationData-collectedUnscaled'.J18];[$'realWorldCalibrationData-collectedUnscaled'.J18]*[$'realWorldCalibrationData-collectedUnscaled'.$AV18];&quot;&quot;)">
            <text:p/>
          </table:table-cell>
          <table:table-cell table:formula="of:=IF([$'realWorldCalibrationData-collectedUnscaled'.K18];[$'realWorldCalibrationData-collectedUnscaled'.K18]*[$'realWorldCalibrationData-collectedUnscaled'.$AV18];&quot;&quot;)">
            <text:p/>
          </table:table-cell>
          <table:table-cell table:formula="of:=IF([$'realWorldCalibrationData-collectedUnscaled'.L18];[$'realWorldCalibrationData-collectedUnscaled'.L18]*[$'realWorldCalibrationData-collectedUnscaled'.$AV18];&quot;&quot;)">
            <text:p/>
          </table:table-cell>
          <table:table-cell table:formula="of:=IF([$'realWorldCalibrationData-collectedUnscaled'.M18];[$'realWorldCalibrationData-collectedUnscaled'.M18]*[$'realWorldCalibrationData-collectedUnscaled'.$AV18];&quot;&quot;)">
            <text:p/>
          </table:table-cell>
          <table:table-cell table:formula="of:=IF([$'realWorldCalibrationData-collectedUnscaled'.N18];[$'realWorldCalibrationData-collectedUnscaled'.N18]*[$'realWorldCalibrationData-collectedUnscaled'.$AV18];&quot;&quot;)">
            <text:p/>
          </table:table-cell>
          <table:table-cell table:formula="of:=IF([$'realWorldCalibrationData-collectedUnscaled'.O18];[$'realWorldCalibrationData-collectedUnscaled'.O18]*[$'realWorldCalibrationData-collectedUnscaled'.$AV18];&quot;&quot;)">
            <text:p/>
          </table:table-cell>
          <table:table-cell table:formula="of:=IF([$'realWorldCalibrationData-collectedUnscaled'.P18];[$'realWorldCalibrationData-collectedUnscaled'.P18]*[$'realWorldCalibrationData-collectedUnscaled'.$AV18];&quot;&quot;)">
            <text:p/>
          </table:table-cell>
          <table:table-cell table:formula="of:=IF([$'realWorldCalibrationData-collectedUnscaled'.Q18];[$'realWorldCalibrationData-collectedUnscaled'.Q18]*[$'realWorldCalibrationData-collectedUnscaled'.$AV18];&quot;&quot;)">
            <text:p/>
          </table:table-cell>
          <table:table-cell table:formula="of:=IF([$'realWorldCalibrationData-collectedUnscaled'.R18];[$'realWorldCalibrationData-collectedUnscaled'.R18]*[$'realWorldCalibrationData-collectedUnscaled'.$AV18];&quot;&quot;)">
            <text:p/>
          </table:table-cell>
          <table:table-cell table:formula="of:=IF([$'realWorldCalibrationData-collectedUnscaled'.S18];[$'realWorldCalibrationData-collectedUnscaled'.S18]*[$'realWorldCalibrationData-collectedUnscaled'.$AV18];&quot;&quot;)">
            <text:p/>
          </table:table-cell>
          <table:table-cell table:formula="of:=IF([$'realWorldCalibrationData-collectedUnscaled'.T18];[$'realWorldCalibrationData-collectedUnscaled'.T18]*[$'realWorldCalibrationData-collectedUnscaled'.$AV18];&quot;&quot;)">
            <text:p/>
          </table:table-cell>
          <table:table-cell table:formula="of:=IF([$'realWorldCalibrationData-collectedUnscaled'.U18];[$'realWorldCalibrationData-collectedUnscaled'.U18]*[$'realWorldCalibrationData-collectedUnscaled'.$AV18];&quot;&quot;)">
            <text:p/>
          </table:table-cell>
          <table:table-cell table:formula="of:=IF([$'realWorldCalibrationData-collectedUnscaled'.V18];[$'realWorldCalibrationData-collectedUnscaled'.V18]*[$'realWorldCalibrationData-collectedUnscaled'.$AV18];&quot;&quot;)">
            <text:p/>
          </table:table-cell>
          <table:table-cell table:formula="of:=IF([$'realWorldCalibrationData-collectedUnscaled'.W18];[$'realWorldCalibrationData-collectedUnscaled'.W18]*[$'realWorldCalibrationData-collectedUnscaled'.$AV18];&quot;&quot;)">
            <text:p/>
          </table:table-cell>
          <table:table-cell table:formula="of:=IF([$'realWorldCalibrationData-collectedUnscaled'.X18];[$'realWorldCalibrationData-collectedUnscaled'.X18]*[$'realWorldCalibrationData-collectedUnscaled'.$AV18];&quot;&quot;)">
            <text:p/>
          </table:table-cell>
          <table:table-cell table:formula="of:=IF([$'realWorldCalibrationData-collectedUnscaled'.Y18];[$'realWorldCalibrationData-collectedUnscaled'.Y18]*[$'realWorldCalibrationData-collectedUnscaled'.$AV18];&quot;&quot;)">
            <text:p/>
          </table:table-cell>
          <table:table-cell table:formula="of:=IF([$'realWorldCalibrationData-collectedUnscaled'.Z18];[$'realWorldCalibrationData-collectedUnscaled'.Z18]*[$'realWorldCalibrationData-collectedUnscaled'.$AV18];&quot;&quot;)" office:value-type="float" office:value="29599999000" calcext:value-type="float">
            <text:p>29599999000</text:p>
          </table:table-cell>
          <table:table-cell table:formula="of:=IF([$'realWorldCalibrationData-collectedUnscaled'.AA18];[$'realWorldCalibrationData-collectedUnscaled'.AA18]*[$'realWorldCalibrationData-collectedUnscaled'.$AV18];&quot;&quot;)" office:value-type="float" office:value="42600000000" calcext:value-type="float">
            <text:p>42600000000</text:p>
          </table:table-cell>
          <table:table-cell table:formula="of:=IF([$'realWorldCalibrationData-collectedUnscaled'.AB18];[$'realWorldCalibrationData-collectedUnscaled'.AB18]*[$'realWorldCalibrationData-collectedUnscaled'.$AV18];&quot;&quot;)" office:value-type="float" office:value="57800000000" calcext:value-type="float">
            <text:p>57800000000</text:p>
          </table:table-cell>
          <table:table-cell table:formula="of:=IF([$'realWorldCalibrationData-collectedUnscaled'.AC18];[$'realWorldCalibrationData-collectedUnscaled'.AC18]*[$'realWorldCalibrationData-collectedUnscaled'.$AV18];&quot;&quot;)" office:value-type="float" office:value="96600000000" calcext:value-type="float">
            <text:p>96600000000</text:p>
          </table:table-cell>
          <table:table-cell table:formula="of:=IF([$'realWorldCalibrationData-collectedUnscaled'.AD18];[$'realWorldCalibrationData-collectedUnscaled'.AD18]*[$'realWorldCalibrationData-collectedUnscaled'.$AV18];&quot;&quot;)" office:value-type="float" office:value="134200000000" calcext:value-type="float">
            <text:p>134200000000</text:p>
          </table:table-cell>
          <table:table-cell table:formula="of:=IF([$'realWorldCalibrationData-collectedUnscaled'.AE18];[$'realWorldCalibrationData-collectedUnscaled'.AE18]*[$'realWorldCalibrationData-collectedUnscaled'.$AV18];&quot;&quot;)" office:value-type="float" office:value="136700000000" calcext:value-type="float">
            <text:p>136700000000</text:p>
          </table:table-cell>
          <table:table-cell table:formula="of:=IF([$'realWorldCalibrationData-collectedUnscaled'.AF18];[$'realWorldCalibrationData-collectedUnscaled'.AF18]*[$'realWorldCalibrationData-collectedUnscaled'.$AV18];&quot;&quot;)" office:value-type="float" office:value="199999990000" calcext:value-type="float">
            <text:p>199999990000</text:p>
          </table:table-cell>
          <table:table-cell table:formula="of:=IF([$'realWorldCalibrationData-collectedUnscaled'.AG18];[$'realWorldCalibrationData-collectedUnscaled'.AG18]*[$'realWorldCalibrationData-collectedUnscaled'.$AV18];&quot;&quot;)" office:value-type="float" office:value="243500000000" calcext:value-type="float">
            <text:p>243500000000</text:p>
          </table:table-cell>
          <table:table-cell table:formula="of:=IF([$'realWorldCalibrationData-collectedUnscaled'.AH18];[$'realWorldCalibrationData-collectedUnscaled'.AH18]*[$'realWorldCalibrationData-collectedUnscaled'.$AV18];&quot;&quot;)" office:value-type="float" office:value="220799995000" calcext:value-type="float">
            <text:p>220799995000</text:p>
          </table:table-cell>
          <table:table-cell table:formula="of:=IF([$'realWorldCalibrationData-collectedUnscaled'.AI18];[$'realWorldCalibrationData-collectedUnscaled'.AI18]*[$'realWorldCalibrationData-collectedUnscaled'.$AV18];&quot;&quot;)" office:value-type="float" office:value="204600000000" calcext:value-type="float">
            <text:p>204600000000</text:p>
          </table:table-cell>
          <table:table-cell table:formula="of:=IF([$'realWorldCalibrationData-collectedUnscaled'.AJ18];[$'realWorldCalibrationData-collectedUnscaled'.AJ18]*[$'realWorldCalibrationData-collectedUnscaled'.$AV18];&quot;&quot;)" office:value-type="float" office:value="258699995000" calcext:value-type="float">
            <text:p>258699995000</text:p>
          </table:table-cell>
          <table:table-cell table:formula="of:=IF([$'realWorldCalibrationData-collectedUnscaled'.AK18];[$'realWorldCalibrationData-collectedUnscaled'.AK18]*[$'realWorldCalibrationData-collectedUnscaled'.$AV18];&quot;&quot;)" office:value-type="float" office:value="297699990000" calcext:value-type="float">
            <text:p>297699990000</text:p>
          </table:table-cell>
          <table:table-cell table:formula="of:=IF([$'realWorldCalibrationData-collectedUnscaled'.AL18];[$'realWorldCalibrationData-collectedUnscaled'.AL18]*[$'realWorldCalibrationData-collectedUnscaled'.$AV18];&quot;&quot;)" office:value-type="float" office:value="271200010000" calcext:value-type="float">
            <text:p>271200010000</text:p>
          </table:table-cell>
          <table:table-cell table:formula="of:=IF([$'realWorldCalibrationData-collectedUnscaled'.AM18];[$'realWorldCalibrationData-collectedUnscaled'.AM18]*[$'realWorldCalibrationData-collectedUnscaled'.$AV18];&quot;&quot;)" office:value-type="float" office:value="309699996000" calcext:value-type="float">
            <text:p>309699996000</text:p>
          </table:table-cell>
          <table:table-cell table:formula="of:=IF([$'realWorldCalibrationData-collectedUnscaled'.AN18];[$'realWorldCalibrationData-collectedUnscaled'.AN18]*[$'realWorldCalibrationData-collectedUnscaled'.$AV18];&quot;&quot;)" office:value-type="float" office:value="272600000000" calcext:value-type="float">
            <text:p>272600000000</text:p>
          </table:table-cell>
          <table:table-cell table:formula="of:=IF([$'realWorldCalibrationData-collectedUnscaled'.AO18];[$'realWorldCalibrationData-collectedUnscaled'.AO18]*[$'realWorldCalibrationData-collectedUnscaled'.$AV18];&quot;&quot;)">
            <text:p/>
          </table:table-cell>
          <table:table-cell table:formula="of:=IF([$'realWorldCalibrationData-collectedUnscaled'.AP18];[$'realWorldCalibrationData-collectedUnscaled'.AP18]*[$'realWorldCalibrationData-collectedUnscaled'.$AV18];&quot;&quot;)">
            <text:p/>
          </table:table-cell>
          <table:table-cell table:formula="of:=IF([$'realWorldCalibrationData-collectedUnscaled'.AQ18];[$'realWorldCalibrationData-collectedUnscaled'.AQ18]*[$'realWorldCalibrationData-collectedUnscaled'.$AV18];&quot;&quot;)">
            <text:p/>
          </table:table-cell>
          <table:table-cell table:formula="of:=IF([$'realWorldCalibrationData-collectedUnscaled'.AR18];[$'realWorldCalibrationData-collectedUnscaled'.AR18]*[$'realWorldCalibrationData-collectedUnscaled'.$AV18];&quot;&quot;)">
            <text:p/>
          </table:table-cell>
          <table:table-cell table:formula="of:=IF([$'realWorldCalibrationData-collectedUnscaled'.AS18];[$'realWorldCalibrationData-collectedUnscaled'.AS18]*[$'realWorldCalibrationData-collectedUnscaled'.$AV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energy.Investments in Renewables" calcext:value-type="string">
            <text:p>energy.Investments in Renewables</text:p>
          </table:table-cell>
          <table:table-cell table:formula="of:=IF([$'realWorldCalibrationData-collectedUnscaled'.B19];[$'realWorldCalibrationData-collectedUnscaled'.B19]*[$'realWorldCalibrationData-collectedUnscaled'.$AV19];&quot;&quot;)">
            <text:p/>
          </table:table-cell>
          <table:table-cell table:formula="of:=IF([$'realWorldCalibrationData-collectedUnscaled'.C19];[$'realWorldCalibrationData-collectedUnscaled'.C19]*[$'realWorldCalibrationData-collectedUnscaled'.$AV19];&quot;&quot;)">
            <text:p/>
          </table:table-cell>
          <table:table-cell table:formula="of:=IF([$'realWorldCalibrationData-collectedUnscaled'.D19];[$'realWorldCalibrationData-collectedUnscaled'.D19]*[$'realWorldCalibrationData-collectedUnscaled'.$AV19];&quot;&quot;)">
            <text:p/>
          </table:table-cell>
          <table:table-cell table:formula="of:=IF([$'realWorldCalibrationData-collectedUnscaled'.E19];[$'realWorldCalibrationData-collectedUnscaled'.E19]*[$'realWorldCalibrationData-collectedUnscaled'.$AV19];&quot;&quot;)">
            <text:p/>
          </table:table-cell>
          <table:table-cell table:formula="of:=IF([$'realWorldCalibrationData-collectedUnscaled'.F19];[$'realWorldCalibrationData-collectedUnscaled'.F19]*[$'realWorldCalibrationData-collectedUnscaled'.$AV19];&quot;&quot;)">
            <text:p/>
          </table:table-cell>
          <table:table-cell table:formula="of:=IF([$'realWorldCalibrationData-collectedUnscaled'.G19];[$'realWorldCalibrationData-collectedUnscaled'.G19]*[$'realWorldCalibrationData-collectedUnscaled'.$AV19];&quot;&quot;)">
            <text:p/>
          </table:table-cell>
          <table:table-cell table:formula="of:=IF([$'realWorldCalibrationData-collectedUnscaled'.H19];[$'realWorldCalibrationData-collectedUnscaled'.H19]*[$'realWorldCalibrationData-collectedUnscaled'.$AV19];&quot;&quot;)">
            <text:p/>
          </table:table-cell>
          <table:table-cell table:formula="of:=IF([$'realWorldCalibrationData-collectedUnscaled'.I19];[$'realWorldCalibrationData-collectedUnscaled'.I19]*[$'realWorldCalibrationData-collectedUnscaled'.$AV19];&quot;&quot;)">
            <text:p/>
          </table:table-cell>
          <table:table-cell table:formula="of:=IF([$'realWorldCalibrationData-collectedUnscaled'.J19];[$'realWorldCalibrationData-collectedUnscaled'.J19]*[$'realWorldCalibrationData-collectedUnscaled'.$AV19];&quot;&quot;)">
            <text:p/>
          </table:table-cell>
          <table:table-cell table:formula="of:=IF([$'realWorldCalibrationData-collectedUnscaled'.K19];[$'realWorldCalibrationData-collectedUnscaled'.K19]*[$'realWorldCalibrationData-collectedUnscaled'.$AV19];&quot;&quot;)">
            <text:p/>
          </table:table-cell>
          <table:table-cell table:formula="of:=IF([$'realWorldCalibrationData-collectedUnscaled'.L19];[$'realWorldCalibrationData-collectedUnscaled'.L19]*[$'realWorldCalibrationData-collectedUnscaled'.$AV19];&quot;&quot;)">
            <text:p/>
          </table:table-cell>
          <table:table-cell table:formula="of:=IF([$'realWorldCalibrationData-collectedUnscaled'.M19];[$'realWorldCalibrationData-collectedUnscaled'.M19]*[$'realWorldCalibrationData-collectedUnscaled'.$AV19];&quot;&quot;)">
            <text:p/>
          </table:table-cell>
          <table:table-cell table:formula="of:=IF([$'realWorldCalibrationData-collectedUnscaled'.N19];[$'realWorldCalibrationData-collectedUnscaled'.N19]*[$'realWorldCalibrationData-collectedUnscaled'.$AV19];&quot;&quot;)">
            <text:p/>
          </table:table-cell>
          <table:table-cell table:formula="of:=IF([$'realWorldCalibrationData-collectedUnscaled'.O19];[$'realWorldCalibrationData-collectedUnscaled'.O19]*[$'realWorldCalibrationData-collectedUnscaled'.$AV19];&quot;&quot;)">
            <text:p/>
          </table:table-cell>
          <table:table-cell table:formula="of:=IF([$'realWorldCalibrationData-collectedUnscaled'.P19];[$'realWorldCalibrationData-collectedUnscaled'.P19]*[$'realWorldCalibrationData-collectedUnscaled'.$AV19];&quot;&quot;)">
            <text:p/>
          </table:table-cell>
          <table:table-cell table:formula="of:=IF([$'realWorldCalibrationData-collectedUnscaled'.Q19];[$'realWorldCalibrationData-collectedUnscaled'.Q19]*[$'realWorldCalibrationData-collectedUnscaled'.$AV19];&quot;&quot;)">
            <text:p/>
          </table:table-cell>
          <table:table-cell table:formula="of:=IF([$'realWorldCalibrationData-collectedUnscaled'.R19];[$'realWorldCalibrationData-collectedUnscaled'.R19]*[$'realWorldCalibrationData-collectedUnscaled'.$AV19];&quot;&quot;)">
            <text:p/>
          </table:table-cell>
          <table:table-cell table:formula="of:=IF([$'realWorldCalibrationData-collectedUnscaled'.S19];[$'realWorldCalibrationData-collectedUnscaled'.S19]*[$'realWorldCalibrationData-collectedUnscaled'.$AV19];&quot;&quot;)">
            <text:p/>
          </table:table-cell>
          <table:table-cell table:formula="of:=IF([$'realWorldCalibrationData-collectedUnscaled'.T19];[$'realWorldCalibrationData-collectedUnscaled'.T19]*[$'realWorldCalibrationData-collectedUnscaled'.$AV19];&quot;&quot;)">
            <text:p/>
          </table:table-cell>
          <table:table-cell table:formula="of:=IF([$'realWorldCalibrationData-collectedUnscaled'.U19];[$'realWorldCalibrationData-collectedUnscaled'.U19]*[$'realWorldCalibrationData-collectedUnscaled'.$AV19];&quot;&quot;)">
            <text:p/>
          </table:table-cell>
          <table:table-cell table:formula="of:=IF([$'realWorldCalibrationData-collectedUnscaled'.V19];[$'realWorldCalibrationData-collectedUnscaled'.V19]*[$'realWorldCalibrationData-collectedUnscaled'.$AV19];&quot;&quot;)">
            <text:p/>
          </table:table-cell>
          <table:table-cell table:formula="of:=IF([$'realWorldCalibrationData-collectedUnscaled'.W19];[$'realWorldCalibrationData-collectedUnscaled'.W19]*[$'realWorldCalibrationData-collectedUnscaled'.$AV19];&quot;&quot;)">
            <text:p/>
          </table:table-cell>
          <table:table-cell table:formula="of:=IF([$'realWorldCalibrationData-collectedUnscaled'.X19];[$'realWorldCalibrationData-collectedUnscaled'.X19]*[$'realWorldCalibrationData-collectedUnscaled'.$AV19];&quot;&quot;)">
            <text:p/>
          </table:table-cell>
          <table:table-cell table:formula="of:=IF([$'realWorldCalibrationData-collectedUnscaled'.Y19];[$'realWorldCalibrationData-collectedUnscaled'.Y19]*[$'realWorldCalibrationData-collectedUnscaled'.$AV19];&quot;&quot;)">
            <text:p/>
          </table:table-cell>
          <table:table-cell table:formula="of:=IF([$'realWorldCalibrationData-collectedUnscaled'.Z19];[$'realWorldCalibrationData-collectedUnscaled'.Z19]*[$'realWorldCalibrationData-collectedUnscaled'.$AV19];&quot;&quot;)">
            <text:p/>
          </table:table-cell>
          <table:table-cell table:formula="of:=IF([$'realWorldCalibrationData-collectedUnscaled'.AA19];[$'realWorldCalibrationData-collectedUnscaled'.AA19]*[$'realWorldCalibrationData-collectedUnscaled'.$AV19];&quot;&quot;)">
            <text:p/>
          </table:table-cell>
          <table:table-cell table:formula="of:=IF([$'realWorldCalibrationData-collectedUnscaled'.AB19];[$'realWorldCalibrationData-collectedUnscaled'.AB19]*[$'realWorldCalibrationData-collectedUnscaled'.$AV19];&quot;&quot;)">
            <text:p/>
          </table:table-cell>
          <table:table-cell table:formula="of:=IF([$'realWorldCalibrationData-collectedUnscaled'.AC19];[$'realWorldCalibrationData-collectedUnscaled'.AC19]*[$'realWorldCalibrationData-collectedUnscaled'.$AV19];&quot;&quot;)">
            <text:p/>
          </table:table-cell>
          <table:table-cell table:formula="of:=IF([$'realWorldCalibrationData-collectedUnscaled'.AD19];[$'realWorldCalibrationData-collectedUnscaled'.AD19]*[$'realWorldCalibrationData-collectedUnscaled'.$AV19];&quot;&quot;)">
            <text:p/>
          </table:table-cell>
          <table:table-cell table:formula="of:=IF([$'realWorldCalibrationData-collectedUnscaled'.AE19];[$'realWorldCalibrationData-collectedUnscaled'.AE19]*[$'realWorldCalibrationData-collectedUnscaled'.$AV19];&quot;&quot;)">
            <text:p/>
          </table:table-cell>
          <table:table-cell table:formula="of:=IF([$'realWorldCalibrationData-collectedUnscaled'.AF19];[$'realWorldCalibrationData-collectedUnscaled'.AF19]*[$'realWorldCalibrationData-collectedUnscaled'.$AV19];&quot;&quot;)">
            <text:p/>
          </table:table-cell>
          <table:table-cell table:formula="of:=IF([$'realWorldCalibrationData-collectedUnscaled'.AG19];[$'realWorldCalibrationData-collectedUnscaled'.AG19]*[$'realWorldCalibrationData-collectedUnscaled'.$AV19];&quot;&quot;)">
            <text:p/>
          </table:table-cell>
          <table:table-cell table:formula="of:=IF([$'realWorldCalibrationData-collectedUnscaled'.AH19];[$'realWorldCalibrationData-collectedUnscaled'.AH19]*[$'realWorldCalibrationData-collectedUnscaled'.$AV19];&quot;&quot;)">
            <text:p/>
          </table:table-cell>
          <table:table-cell table:formula="of:=IF([$'realWorldCalibrationData-collectedUnscaled'.AI19];[$'realWorldCalibrationData-collectedUnscaled'.AI19]*[$'realWorldCalibrationData-collectedUnscaled'.$AV19];&quot;&quot;)">
            <text:p/>
          </table:table-cell>
          <table:table-cell table:formula="of:=IF([$'realWorldCalibrationData-collectedUnscaled'.AJ19];[$'realWorldCalibrationData-collectedUnscaled'.AJ19]*[$'realWorldCalibrationData-collectedUnscaled'.$AV19];&quot;&quot;)">
            <text:p/>
          </table:table-cell>
          <table:table-cell table:formula="of:=IF([$'realWorldCalibrationData-collectedUnscaled'.AK19];[$'realWorldCalibrationData-collectedUnscaled'.AK19]*[$'realWorldCalibrationData-collectedUnscaled'.$AV19];&quot;&quot;)" office:value-type="float" office:value="331000000000" calcext:value-type="float">
            <text:p>331000000000</text:p>
          </table:table-cell>
          <table:table-cell table:formula="of:=IF([$'realWorldCalibrationData-collectedUnscaled'.AL19];[$'realWorldCalibrationData-collectedUnscaled'.AL19]*[$'realWorldCalibrationData-collectedUnscaled'.$AV19];&quot;&quot;)" office:value-type="float" office:value="340000000000" calcext:value-type="float">
            <text:p>340000000000</text:p>
          </table:table-cell>
          <table:table-cell table:formula="of:=IF([$'realWorldCalibrationData-collectedUnscaled'.AM19];[$'realWorldCalibrationData-collectedUnscaled'.AM19]*[$'realWorldCalibrationData-collectedUnscaled'.$AV19];&quot;&quot;)" office:value-type="float" office:value="351000000000" calcext:value-type="float">
            <text:p>351000000000</text:p>
          </table:table-cell>
          <table:table-cell table:formula="of:=IF([$'realWorldCalibrationData-collectedUnscaled'.AN19];[$'realWorldCalibrationData-collectedUnscaled'.AN19]*[$'realWorldCalibrationData-collectedUnscaled'.$AV19];&quot;&quot;)" office:value-type="float" office:value="377000000000" calcext:value-type="float">
            <text:p>377000000000</text:p>
          </table:table-cell>
          <table:table-cell table:formula="of:=IF([$'realWorldCalibrationData-collectedUnscaled'.AO19];[$'realWorldCalibrationData-collectedUnscaled'.AO19]*[$'realWorldCalibrationData-collectedUnscaled'.$AV19];&quot;&quot;)" office:value-type="float" office:value="451000000000" calcext:value-type="float">
            <text:p>451000000000</text:p>
          </table:table-cell>
          <table:table-cell table:formula="of:=IF([$'realWorldCalibrationData-collectedUnscaled'.AP19];[$'realWorldCalibrationData-collectedUnscaled'.AP19]*[$'realWorldCalibrationData-collectedUnscaled'.$AV19];&quot;&quot;)" office:value-type="float" office:value="494000000000" calcext:value-type="float">
            <text:p>494000000000</text:p>
          </table:table-cell>
          <table:table-cell table:formula="of:=IF([$'realWorldCalibrationData-collectedUnscaled'.AQ19];[$'realWorldCalibrationData-collectedUnscaled'.AQ19]*[$'realWorldCalibrationData-collectedUnscaled'.$AV19];&quot;&quot;)" office:value-type="float" office:value="517000000000" calcext:value-type="float">
            <text:p>517000000000</text:p>
          </table:table-cell>
          <table:table-cell table:formula="of:=IF([$'realWorldCalibrationData-collectedUnscaled'.AR19];[$'realWorldCalibrationData-collectedUnscaled'.AR19]*[$'realWorldCalibrationData-collectedUnscaled'.$AV19];&quot;&quot;)" office:value-type="float" office:value="596000000000" calcext:value-type="float">
            <text:p>596000000000</text:p>
          </table:table-cell>
          <table:table-cell table:formula="of:=IF([$'realWorldCalibrationData-collectedUnscaled'.AS19];[$'realWorldCalibrationData-collectedUnscaled'.AS19]*[$'realWorldCalibrationData-collectedUnscaled'.$AV19];&quot;&quot;)" office:value-type="float" office:value="659000000000" calcext:value-type="float">
            <text:p>659000000000</text:p>
          </table:table-cell>
        </table:table-row>
        <table:table-row table:style-name="ro1">
          <table:table-cell table:formula="of:=[$'realWorldCalibrationData-collectedUnscaled'.A20]" office:value-type="string" office:string-value="energy.Investments in Hydropower Energy Capcity" calcext:value-type="string">
            <text:p>energy.Investments in Hydropower Energy Capcity</text:p>
          </table:table-cell>
          <table:table-cell table:formula="of:=IF([$'realWorldCalibrationData-collectedUnscaled'.B20];[$'realWorldCalibrationData-collectedUnscaled'.B20]*[$'realWorldCalibrationData-collectedUnscaled'.$AV20];&quot;&quot;)">
            <text:p/>
          </table:table-cell>
          <table:table-cell table:formula="of:=IF([$'realWorldCalibrationData-collectedUnscaled'.C20];[$'realWorldCalibrationData-collectedUnscaled'.C20]*[$'realWorldCalibrationData-collectedUnscaled'.$AV20];&quot;&quot;)">
            <text:p/>
          </table:table-cell>
          <table:table-cell table:formula="of:=IF([$'realWorldCalibrationData-collectedUnscaled'.D20];[$'realWorldCalibrationData-collectedUnscaled'.D20]*[$'realWorldCalibrationData-collectedUnscaled'.$AV20];&quot;&quot;)">
            <text:p/>
          </table:table-cell>
          <table:table-cell table:formula="of:=IF([$'realWorldCalibrationData-collectedUnscaled'.E20];[$'realWorldCalibrationData-collectedUnscaled'.E20]*[$'realWorldCalibrationData-collectedUnscaled'.$AV20];&quot;&quot;)">
            <text:p/>
          </table:table-cell>
          <table:table-cell table:formula="of:=IF([$'realWorldCalibrationData-collectedUnscaled'.F20];[$'realWorldCalibrationData-collectedUnscaled'.F20]*[$'realWorldCalibrationData-collectedUnscaled'.$AV20];&quot;&quot;)">
            <text:p/>
          </table:table-cell>
          <table:table-cell table:formula="of:=IF([$'realWorldCalibrationData-collectedUnscaled'.G20];[$'realWorldCalibrationData-collectedUnscaled'.G20]*[$'realWorldCalibrationData-collectedUnscaled'.$AV20];&quot;&quot;)">
            <text:p/>
          </table:table-cell>
          <table:table-cell table:formula="of:=IF([$'realWorldCalibrationData-collectedUnscaled'.H20];[$'realWorldCalibrationData-collectedUnscaled'.H20]*[$'realWorldCalibrationData-collectedUnscaled'.$AV20];&quot;&quot;)">
            <text:p/>
          </table:table-cell>
          <table:table-cell table:formula="of:=IF([$'realWorldCalibrationData-collectedUnscaled'.I20];[$'realWorldCalibrationData-collectedUnscaled'.I20]*[$'realWorldCalibrationData-collectedUnscaled'.$AV20];&quot;&quot;)">
            <text:p/>
          </table:table-cell>
          <table:table-cell table:formula="of:=IF([$'realWorldCalibrationData-collectedUnscaled'.J20];[$'realWorldCalibrationData-collectedUnscaled'.J20]*[$'realWorldCalibrationData-collectedUnscaled'.$AV20];&quot;&quot;)">
            <text:p/>
          </table:table-cell>
          <table:table-cell table:formula="of:=IF([$'realWorldCalibrationData-collectedUnscaled'.K20];[$'realWorldCalibrationData-collectedUnscaled'.K20]*[$'realWorldCalibrationData-collectedUnscaled'.$AV20];&quot;&quot;)">
            <text:p/>
          </table:table-cell>
          <table:table-cell table:formula="of:=IF([$'realWorldCalibrationData-collectedUnscaled'.L20];[$'realWorldCalibrationData-collectedUnscaled'.L20]*[$'realWorldCalibrationData-collectedUnscaled'.$AV20];&quot;&quot;)">
            <text:p/>
          </table:table-cell>
          <table:table-cell table:formula="of:=IF([$'realWorldCalibrationData-collectedUnscaled'.M20];[$'realWorldCalibrationData-collectedUnscaled'.M20]*[$'realWorldCalibrationData-collectedUnscaled'.$AV20];&quot;&quot;)">
            <text:p/>
          </table:table-cell>
          <table:table-cell table:formula="of:=IF([$'realWorldCalibrationData-collectedUnscaled'.N20];[$'realWorldCalibrationData-collectedUnscaled'.N20]*[$'realWorldCalibrationData-collectedUnscaled'.$AV20];&quot;&quot;)">
            <text:p/>
          </table:table-cell>
          <table:table-cell table:formula="of:=IF([$'realWorldCalibrationData-collectedUnscaled'.O20];[$'realWorldCalibrationData-collectedUnscaled'.O20]*[$'realWorldCalibrationData-collectedUnscaled'.$AV20];&quot;&quot;)">
            <text:p/>
          </table:table-cell>
          <table:table-cell table:formula="of:=IF([$'realWorldCalibrationData-collectedUnscaled'.P20];[$'realWorldCalibrationData-collectedUnscaled'.P20]*[$'realWorldCalibrationData-collectedUnscaled'.$AV20];&quot;&quot;)">
            <text:p/>
          </table:table-cell>
          <table:table-cell table:formula="of:=IF([$'realWorldCalibrationData-collectedUnscaled'.Q20];[$'realWorldCalibrationData-collectedUnscaled'.Q20]*[$'realWorldCalibrationData-collectedUnscaled'.$AV20];&quot;&quot;)">
            <text:p/>
          </table:table-cell>
          <table:table-cell table:formula="of:=IF([$'realWorldCalibrationData-collectedUnscaled'.R20];[$'realWorldCalibrationData-collectedUnscaled'.R20]*[$'realWorldCalibrationData-collectedUnscaled'.$AV20];&quot;&quot;)">
            <text:p/>
          </table:table-cell>
          <table:table-cell table:formula="of:=IF([$'realWorldCalibrationData-collectedUnscaled'.S20];[$'realWorldCalibrationData-collectedUnscaled'.S20]*[$'realWorldCalibrationData-collectedUnscaled'.$AV20];&quot;&quot;)">
            <text:p/>
          </table:table-cell>
          <table:table-cell table:formula="of:=IF([$'realWorldCalibrationData-collectedUnscaled'.T20];[$'realWorldCalibrationData-collectedUnscaled'.T20]*[$'realWorldCalibrationData-collectedUnscaled'.$AV20];&quot;&quot;)">
            <text:p/>
          </table:table-cell>
          <table:table-cell table:formula="of:=IF([$'realWorldCalibrationData-collectedUnscaled'.U20];[$'realWorldCalibrationData-collectedUnscaled'.U20]*[$'realWorldCalibrationData-collectedUnscaled'.$AV20];&quot;&quot;)">
            <text:p/>
          </table:table-cell>
          <table:table-cell table:formula="of:=IF([$'realWorldCalibrationData-collectedUnscaled'.V20];[$'realWorldCalibrationData-collectedUnscaled'.V20]*[$'realWorldCalibrationData-collectedUnscaled'.$AV20];&quot;&quot;)">
            <text:p/>
          </table:table-cell>
          <table:table-cell table:formula="of:=IF([$'realWorldCalibrationData-collectedUnscaled'.W20];[$'realWorldCalibrationData-collectedUnscaled'.W20]*[$'realWorldCalibrationData-collectedUnscaled'.$AV20];&quot;&quot;)">
            <text:p/>
          </table:table-cell>
          <table:table-cell table:formula="of:=IF([$'realWorldCalibrationData-collectedUnscaled'.X20];[$'realWorldCalibrationData-collectedUnscaled'.X20]*[$'realWorldCalibrationData-collectedUnscaled'.$AV20];&quot;&quot;)">
            <text:p/>
          </table:table-cell>
          <table:table-cell table:formula="of:=IF([$'realWorldCalibrationData-collectedUnscaled'.Y20];[$'realWorldCalibrationData-collectedUnscaled'.Y20]*[$'realWorldCalibrationData-collectedUnscaled'.$AV20];&quot;&quot;)">
            <text:p/>
          </table:table-cell>
          <table:table-cell table:formula="of:=IF([$'realWorldCalibrationData-collectedUnscaled'.Z20];[$'realWorldCalibrationData-collectedUnscaled'.Z20]*[$'realWorldCalibrationData-collectedUnscaled'.$AV20];&quot;&quot;)">
            <text:p/>
          </table:table-cell>
          <table:table-cell table:formula="of:=IF([$'realWorldCalibrationData-collectedUnscaled'.AA20];[$'realWorldCalibrationData-collectedUnscaled'.AA20]*[$'realWorldCalibrationData-collectedUnscaled'.$AV20];&quot;&quot;)">
            <text:p/>
          </table:table-cell>
          <table:table-cell table:formula="of:=IF([$'realWorldCalibrationData-collectedUnscaled'.AB20];[$'realWorldCalibrationData-collectedUnscaled'.AB20]*[$'realWorldCalibrationData-collectedUnscaled'.$AV20];&quot;&quot;)">
            <text:p/>
          </table:table-cell>
          <table:table-cell table:formula="of:=IF([$'realWorldCalibrationData-collectedUnscaled'.AC20];[$'realWorldCalibrationData-collectedUnscaled'.AC20]*[$'realWorldCalibrationData-collectedUnscaled'.$AV20];&quot;&quot;)">
            <text:p/>
          </table:table-cell>
          <table:table-cell table:formula="of:=IF([$'realWorldCalibrationData-collectedUnscaled'.AD20];[$'realWorldCalibrationData-collectedUnscaled'.AD20]*[$'realWorldCalibrationData-collectedUnscaled'.$AV20];&quot;&quot;)">
            <text:p/>
          </table:table-cell>
          <table:table-cell table:formula="of:=IF([$'realWorldCalibrationData-collectedUnscaled'.AE20];[$'realWorldCalibrationData-collectedUnscaled'.AE20]*[$'realWorldCalibrationData-collectedUnscaled'.$AV20];&quot;&quot;)">
            <text:p/>
          </table:table-cell>
          <table:table-cell table:formula="of:=IF([$'realWorldCalibrationData-collectedUnscaled'.AF20];[$'realWorldCalibrationData-collectedUnscaled'.AF20]*[$'realWorldCalibrationData-collectedUnscaled'.$AV20];&quot;&quot;)" office:value-type="float" office:value="42615100000" calcext:value-type="float">
            <text:p>42615100000</text:p>
          </table:table-cell>
          <table:table-cell table:formula="of:=IF([$'realWorldCalibrationData-collectedUnscaled'.AG20];[$'realWorldCalibrationData-collectedUnscaled'.AG20]*[$'realWorldCalibrationData-collectedUnscaled'.$AV20];&quot;&quot;)" office:value-type="float" office:value="37974300000" calcext:value-type="float">
            <text:p>37974300000</text:p>
          </table:table-cell>
          <table:table-cell table:formula="of:=IF([$'realWorldCalibrationData-collectedUnscaled'.AH20];[$'realWorldCalibrationData-collectedUnscaled'.AH20]*[$'realWorldCalibrationData-collectedUnscaled'.$AV20];&quot;&quot;)" office:value-type="float" office:value="43626400000" calcext:value-type="float">
            <text:p>43626400000</text:p>
          </table:table-cell>
          <table:table-cell table:formula="of:=IF([$'realWorldCalibrationData-collectedUnscaled'.AI20];[$'realWorldCalibrationData-collectedUnscaled'.AI20]*[$'realWorldCalibrationData-collectedUnscaled'.$AV20];&quot;&quot;)" office:value-type="float" office:value="70137500000" calcext:value-type="float">
            <text:p>70137500000</text:p>
          </table:table-cell>
          <table:table-cell table:formula="of:=IF([$'realWorldCalibrationData-collectedUnscaled'.AJ20];[$'realWorldCalibrationData-collectedUnscaled'.AJ20]*[$'realWorldCalibrationData-collectedUnscaled'.$AV20];&quot;&quot;)" office:value-type="float" office:value="66555700000" calcext:value-type="float">
            <text:p>66555700000</text:p>
          </table:table-cell>
          <table:table-cell table:formula="of:=IF([$'realWorldCalibrationData-collectedUnscaled'.AK20];[$'realWorldCalibrationData-collectedUnscaled'.AK20]*[$'realWorldCalibrationData-collectedUnscaled'.$AV20];&quot;&quot;)" office:value-type="float" office:value="54965900000" calcext:value-type="float">
            <text:p>54965900000</text:p>
          </table:table-cell>
          <table:table-cell table:formula="of:=IF([$'realWorldCalibrationData-collectedUnscaled'.AL20];[$'realWorldCalibrationData-collectedUnscaled'.AL20]*[$'realWorldCalibrationData-collectedUnscaled'.$AV20];&quot;&quot;)" office:value-type="float" office:value="62406900000" calcext:value-type="float">
            <text:p>62406900000</text:p>
          </table:table-cell>
          <table:table-cell table:formula="of:=IF([$'realWorldCalibrationData-collectedUnscaled'.AM20];[$'realWorldCalibrationData-collectedUnscaled'.AM20]*[$'realWorldCalibrationData-collectedUnscaled'.$AV20];&quot;&quot;)" office:value-type="float" office:value="55053300000" calcext:value-type="float">
            <text:p>55053300000</text:p>
          </table:table-cell>
          <table:table-cell table:formula="of:=IF([$'realWorldCalibrationData-collectedUnscaled'.AN20];[$'realWorldCalibrationData-collectedUnscaled'.AN20]*[$'realWorldCalibrationData-collectedUnscaled'.$AV20];&quot;&quot;)" office:value-type="float" office:value="31671000000" calcext:value-type="float">
            <text:p>31671000000</text:p>
          </table:table-cell>
          <table:table-cell table:formula="of:=IF([$'realWorldCalibrationData-collectedUnscaled'.AO20];[$'realWorldCalibrationData-collectedUnscaled'.AO20]*[$'realWorldCalibrationData-collectedUnscaled'.$AV20];&quot;&quot;)" office:value-type="float" office:value="21961600000" calcext:value-type="float">
            <text:p>21961600000</text:p>
          </table:table-cell>
          <table:table-cell table:formula="of:=IF([$'realWorldCalibrationData-collectedUnscaled'.AP20];[$'realWorldCalibrationData-collectedUnscaled'.AP20]*[$'realWorldCalibrationData-collectedUnscaled'.$AV20];&quot;&quot;)">
            <text:p/>
          </table:table-cell>
          <table:table-cell table:formula="of:=IF([$'realWorldCalibrationData-collectedUnscaled'.AQ20];[$'realWorldCalibrationData-collectedUnscaled'.AQ20]*[$'realWorldCalibrationData-collectedUnscaled'.$AV20];&quot;&quot;)">
            <text:p/>
          </table:table-cell>
          <table:table-cell table:formula="of:=IF([$'realWorldCalibrationData-collectedUnscaled'.AR20];[$'realWorldCalibrationData-collectedUnscaled'.AR20]*[$'realWorldCalibrationData-collectedUnscaled'.$AV20];&quot;&quot;)">
            <text:p/>
          </table:table-cell>
          <table:table-cell table:formula="of:=IF([$'realWorldCalibrationData-collectedUnscaled'.AS20];[$'realWorldCalibrationData-collectedUnscaled'.AS20]*[$'realWorldCalibrationData-collectedUnscaled'.$AV20];&quot;&quot;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energy.Investments in Nuclear Capacity" calcext:value-type="string">
            <text:p>energy.Investments in Nuclear Capacity</text:p>
          </table:table-cell>
          <table:table-cell table:formula="of:=IF([$'realWorldCalibrationData-collectedUnscaled'.B21];[$'realWorldCalibrationData-collectedUnscaled'.B21]*[$'realWorldCalibrationData-collectedUnscaled'.$AV21];&quot;&quot;)">
            <text:p/>
          </table:table-cell>
          <table:table-cell table:formula="of:=IF([$'realWorldCalibrationData-collectedUnscaled'.C21];[$'realWorldCalibrationData-collectedUnscaled'.C21]*[$'realWorldCalibrationData-collectedUnscaled'.$AV21];&quot;&quot;)">
            <text:p/>
          </table:table-cell>
          <table:table-cell table:formula="of:=IF([$'realWorldCalibrationData-collectedUnscaled'.D21];[$'realWorldCalibrationData-collectedUnscaled'.D21]*[$'realWorldCalibrationData-collectedUnscaled'.$AV21];&quot;&quot;)">
            <text:p/>
          </table:table-cell>
          <table:table-cell table:formula="of:=IF([$'realWorldCalibrationData-collectedUnscaled'.E21];[$'realWorldCalibrationData-collectedUnscaled'.E21]*[$'realWorldCalibrationData-collectedUnscaled'.$AV21];&quot;&quot;)">
            <text:p/>
          </table:table-cell>
          <table:table-cell table:formula="of:=IF([$'realWorldCalibrationData-collectedUnscaled'.F21];[$'realWorldCalibrationData-collectedUnscaled'.F21]*[$'realWorldCalibrationData-collectedUnscaled'.$AV21];&quot;&quot;)">
            <text:p/>
          </table:table-cell>
          <table:table-cell table:formula="of:=IF([$'realWorldCalibrationData-collectedUnscaled'.G21];[$'realWorldCalibrationData-collectedUnscaled'.G21]*[$'realWorldCalibrationData-collectedUnscaled'.$AV21];&quot;&quot;)">
            <text:p/>
          </table:table-cell>
          <table:table-cell table:formula="of:=IF([$'realWorldCalibrationData-collectedUnscaled'.H21];[$'realWorldCalibrationData-collectedUnscaled'.H21]*[$'realWorldCalibrationData-collectedUnscaled'.$AV21];&quot;&quot;)">
            <text:p/>
          </table:table-cell>
          <table:table-cell table:formula="of:=IF([$'realWorldCalibrationData-collectedUnscaled'.I21];[$'realWorldCalibrationData-collectedUnscaled'.I21]*[$'realWorldCalibrationData-collectedUnscaled'.$AV21];&quot;&quot;)">
            <text:p/>
          </table:table-cell>
          <table:table-cell table:formula="of:=IF([$'realWorldCalibrationData-collectedUnscaled'.J21];[$'realWorldCalibrationData-collectedUnscaled'.J21]*[$'realWorldCalibrationData-collectedUnscaled'.$AV21];&quot;&quot;)">
            <text:p/>
          </table:table-cell>
          <table:table-cell table:formula="of:=IF([$'realWorldCalibrationData-collectedUnscaled'.K21];[$'realWorldCalibrationData-collectedUnscaled'.K21]*[$'realWorldCalibrationData-collectedUnscaled'.$AV21];&quot;&quot;)">
            <text:p/>
          </table:table-cell>
          <table:table-cell table:formula="of:=IF([$'realWorldCalibrationData-collectedUnscaled'.L21];[$'realWorldCalibrationData-collectedUnscaled'.L21]*[$'realWorldCalibrationData-collectedUnscaled'.$AV21];&quot;&quot;)">
            <text:p/>
          </table:table-cell>
          <table:table-cell table:formula="of:=IF([$'realWorldCalibrationData-collectedUnscaled'.M21];[$'realWorldCalibrationData-collectedUnscaled'.M21]*[$'realWorldCalibrationData-collectedUnscaled'.$AV21];&quot;&quot;)">
            <text:p/>
          </table:table-cell>
          <table:table-cell table:formula="of:=IF([$'realWorldCalibrationData-collectedUnscaled'.N21];[$'realWorldCalibrationData-collectedUnscaled'.N21]*[$'realWorldCalibrationData-collectedUnscaled'.$AV21];&quot;&quot;)">
            <text:p/>
          </table:table-cell>
          <table:table-cell table:formula="of:=IF([$'realWorldCalibrationData-collectedUnscaled'.O21];[$'realWorldCalibrationData-collectedUnscaled'.O21]*[$'realWorldCalibrationData-collectedUnscaled'.$AV21];&quot;&quot;)">
            <text:p/>
          </table:table-cell>
          <table:table-cell table:formula="of:=IF([$'realWorldCalibrationData-collectedUnscaled'.P21];[$'realWorldCalibrationData-collectedUnscaled'.P21]*[$'realWorldCalibrationData-collectedUnscaled'.$AV21];&quot;&quot;)">
            <text:p/>
          </table:table-cell>
          <table:table-cell table:formula="of:=IF([$'realWorldCalibrationData-collectedUnscaled'.Q21];[$'realWorldCalibrationData-collectedUnscaled'.Q21]*[$'realWorldCalibrationData-collectedUnscaled'.$AV21];&quot;&quot;)">
            <text:p/>
          </table:table-cell>
          <table:table-cell table:formula="of:=IF([$'realWorldCalibrationData-collectedUnscaled'.R21];[$'realWorldCalibrationData-collectedUnscaled'.R21]*[$'realWorldCalibrationData-collectedUnscaled'.$AV21];&quot;&quot;)">
            <text:p/>
          </table:table-cell>
          <table:table-cell table:formula="of:=IF([$'realWorldCalibrationData-collectedUnscaled'.S21];[$'realWorldCalibrationData-collectedUnscaled'.S21]*[$'realWorldCalibrationData-collectedUnscaled'.$AV21];&quot;&quot;)">
            <text:p/>
          </table:table-cell>
          <table:table-cell table:formula="of:=IF([$'realWorldCalibrationData-collectedUnscaled'.T21];[$'realWorldCalibrationData-collectedUnscaled'.T21]*[$'realWorldCalibrationData-collectedUnscaled'.$AV21];&quot;&quot;)">
            <text:p/>
          </table:table-cell>
          <table:table-cell table:formula="of:=IF([$'realWorldCalibrationData-collectedUnscaled'.U21];[$'realWorldCalibrationData-collectedUnscaled'.U21]*[$'realWorldCalibrationData-collectedUnscaled'.$AV21];&quot;&quot;)">
            <text:p/>
          </table:table-cell>
          <table:table-cell table:formula="of:=IF([$'realWorldCalibrationData-collectedUnscaled'.V21];[$'realWorldCalibrationData-collectedUnscaled'.V21]*[$'realWorldCalibrationData-collectedUnscaled'.$AV21];&quot;&quot;)">
            <text:p/>
          </table:table-cell>
          <table:table-cell table:formula="of:=IF([$'realWorldCalibrationData-collectedUnscaled'.W21];[$'realWorldCalibrationData-collectedUnscaled'.W21]*[$'realWorldCalibrationData-collectedUnscaled'.$AV21];&quot;&quot;)">
            <text:p/>
          </table:table-cell>
          <table:table-cell table:formula="of:=IF([$'realWorldCalibrationData-collectedUnscaled'.X21];[$'realWorldCalibrationData-collectedUnscaled'.X21]*[$'realWorldCalibrationData-collectedUnscaled'.$AV21];&quot;&quot;)">
            <text:p/>
          </table:table-cell>
          <table:table-cell table:formula="of:=IF([$'realWorldCalibrationData-collectedUnscaled'.Y21];[$'realWorldCalibrationData-collectedUnscaled'.Y21]*[$'realWorldCalibrationData-collectedUnscaled'.$AV21];&quot;&quot;)">
            <text:p/>
          </table:table-cell>
          <table:table-cell table:formula="of:=IF([$'realWorldCalibrationData-collectedUnscaled'.Z21];[$'realWorldCalibrationData-collectedUnscaled'.Z21]*[$'realWorldCalibrationData-collectedUnscaled'.$AV21];&quot;&quot;)">
            <text:p/>
          </table:table-cell>
          <table:table-cell table:formula="of:=IF([$'realWorldCalibrationData-collectedUnscaled'.AA21];[$'realWorldCalibrationData-collectedUnscaled'.AA21]*[$'realWorldCalibrationData-collectedUnscaled'.$AV21];&quot;&quot;)">
            <text:p/>
          </table:table-cell>
          <table:table-cell table:formula="of:=IF([$'realWorldCalibrationData-collectedUnscaled'.AB21];[$'realWorldCalibrationData-collectedUnscaled'.AB21]*[$'realWorldCalibrationData-collectedUnscaled'.$AV21];&quot;&quot;)">
            <text:p/>
          </table:table-cell>
          <table:table-cell table:formula="of:=IF([$'realWorldCalibrationData-collectedUnscaled'.AC21];[$'realWorldCalibrationData-collectedUnscaled'.AC21]*[$'realWorldCalibrationData-collectedUnscaled'.$AV21];&quot;&quot;)">
            <text:p/>
          </table:table-cell>
          <table:table-cell table:formula="of:=IF([$'realWorldCalibrationData-collectedUnscaled'.AD21];[$'realWorldCalibrationData-collectedUnscaled'.AD21]*[$'realWorldCalibrationData-collectedUnscaled'.$AV21];&quot;&quot;)">
            <text:p/>
          </table:table-cell>
          <table:table-cell table:formula="of:=IF([$'realWorldCalibrationData-collectedUnscaled'.AE21];[$'realWorldCalibrationData-collectedUnscaled'.AE21]*[$'realWorldCalibrationData-collectedUnscaled'.$AV21];&quot;&quot;)">
            <text:p/>
          </table:table-cell>
          <table:table-cell table:formula="of:=IF([$'realWorldCalibrationData-collectedUnscaled'.AF21];[$'realWorldCalibrationData-collectedUnscaled'.AF21]*[$'realWorldCalibrationData-collectedUnscaled'.$AV21];&quot;&quot;)">
            <text:p/>
          </table:table-cell>
          <table:table-cell table:formula="of:=IF([$'realWorldCalibrationData-collectedUnscaled'.AG21];[$'realWorldCalibrationData-collectedUnscaled'.AG21]*[$'realWorldCalibrationData-collectedUnscaled'.$AV21];&quot;&quot;)">
            <text:p/>
          </table:table-cell>
          <table:table-cell table:formula="of:=IF([$'realWorldCalibrationData-collectedUnscaled'.AH21];[$'realWorldCalibrationData-collectedUnscaled'.AH21]*[$'realWorldCalibrationData-collectedUnscaled'.$AV21];&quot;&quot;)">
            <text:p/>
          </table:table-cell>
          <table:table-cell table:formula="of:=IF([$'realWorldCalibrationData-collectedUnscaled'.AI21];[$'realWorldCalibrationData-collectedUnscaled'.AI21]*[$'realWorldCalibrationData-collectedUnscaled'.$AV21];&quot;&quot;)">
            <text:p/>
          </table:table-cell>
          <table:table-cell table:formula="of:=IF([$'realWorldCalibrationData-collectedUnscaled'.AJ21];[$'realWorldCalibrationData-collectedUnscaled'.AJ21]*[$'realWorldCalibrationData-collectedUnscaled'.$AV21];&quot;&quot;)">
            <text:p/>
          </table:table-cell>
          <table:table-cell table:formula="of:=IF([$'realWorldCalibrationData-collectedUnscaled'.AK21];[$'realWorldCalibrationData-collectedUnscaled'.AK21]*[$'realWorldCalibrationData-collectedUnscaled'.$AV21];&quot;&quot;)" office:value-type="float" office:value="28800000000" calcext:value-type="float">
            <text:p>28800000000</text:p>
          </table:table-cell>
          <table:table-cell table:formula="of:=IF([$'realWorldCalibrationData-collectedUnscaled'.AL21];[$'realWorldCalibrationData-collectedUnscaled'.AL21]*[$'realWorldCalibrationData-collectedUnscaled'.$AV21];&quot;&quot;)" office:value-type="float" office:value="34900000000" calcext:value-type="float">
            <text:p>34900000000</text:p>
          </table:table-cell>
          <table:table-cell table:formula="of:=IF([$'realWorldCalibrationData-collectedUnscaled'.AM21];[$'realWorldCalibrationData-collectedUnscaled'.AM21]*[$'realWorldCalibrationData-collectedUnscaled'.$AV21];&quot;&quot;)" office:value-type="float" office:value="38600000000" calcext:value-type="float">
            <text:p>38600000000</text:p>
          </table:table-cell>
          <table:table-cell table:formula="of:=IF([$'realWorldCalibrationData-collectedUnscaled'.AN21];[$'realWorldCalibrationData-collectedUnscaled'.AN21]*[$'realWorldCalibrationData-collectedUnscaled'.$AV21];&quot;&quot;)" office:value-type="float" office:value="36300000000" calcext:value-type="float">
            <text:p>36300000000</text:p>
          </table:table-cell>
          <table:table-cell table:formula="of:=IF([$'realWorldCalibrationData-collectedUnscaled'.AO21];[$'realWorldCalibrationData-collectedUnscaled'.AO21]*[$'realWorldCalibrationData-collectedUnscaled'.$AV21];&quot;&quot;)" office:value-type="float" office:value="37100000000" calcext:value-type="float">
            <text:p>37100000000</text:p>
          </table:table-cell>
          <table:table-cell table:formula="of:=IF([$'realWorldCalibrationData-collectedUnscaled'.AP21];[$'realWorldCalibrationData-collectedUnscaled'.AP21]*[$'realWorldCalibrationData-collectedUnscaled'.$AV21];&quot;&quot;)" office:value-type="float" office:value="40400000000" calcext:value-type="float">
            <text:p>40400000000</text:p>
          </table:table-cell>
          <table:table-cell table:formula="of:=IF([$'realWorldCalibrationData-collectedUnscaled'.AQ21];[$'realWorldCalibrationData-collectedUnscaled'.AQ21]*[$'realWorldCalibrationData-collectedUnscaled'.$AV21];&quot;&quot;)" office:value-type="float" office:value="45300000000" calcext:value-type="float">
            <text:p>45300000000</text:p>
          </table:table-cell>
          <table:table-cell table:formula="of:=IF([$'realWorldCalibrationData-collectedUnscaled'.AR21];[$'realWorldCalibrationData-collectedUnscaled'.AR21]*[$'realWorldCalibrationData-collectedUnscaled'.$AV21];&quot;&quot;)" office:value-type="float" office:value="52900000000" calcext:value-type="float">
            <text:p>52900000000</text:p>
          </table:table-cell>
          <table:table-cell table:formula="of:=IF([$'realWorldCalibrationData-collectedUnscaled'.AS21];[$'realWorldCalibrationData-collectedUnscaled'.AS21]*[$'realWorldCalibrationData-collectedUnscaled'.$AV21];&quot;&quot;)" office:value-type="float" office:value="62600000000" calcext:value-type="float">
            <text:p>62600000000</text:p>
          </table:table-cell>
        </table:table-row>
        <table:table-row table:style-name="ro1">
          <table:table-cell table:formula="of:=[$'realWorldCalibrationData-collectedUnscaled'.A22]" office:value-type="string" office:string-value="energy.Investments in Other Capacity" calcext:value-type="string">
            <text:p>energy.Investments in Other Capacity</text:p>
          </table:table-cell>
          <table:table-cell table:formula="of:=IF([$'realWorldCalibrationData-collectedUnscaled'.B22];[$'realWorldCalibrationData-collectedUnscaled'.B22]*[$'realWorldCalibrationData-collectedUnscaled'.$AV22];&quot;&quot;)">
            <text:p/>
          </table:table-cell>
          <table:table-cell table:formula="of:=IF([$'realWorldCalibrationData-collectedUnscaled'.C22];[$'realWorldCalibrationData-collectedUnscaled'.C22]*[$'realWorldCalibrationData-collectedUnscaled'.$AV22];&quot;&quot;)">
            <text:p/>
          </table:table-cell>
          <table:table-cell table:formula="of:=IF([$'realWorldCalibrationData-collectedUnscaled'.D22];[$'realWorldCalibrationData-collectedUnscaled'.D22]*[$'realWorldCalibrationData-collectedUnscaled'.$AV22];&quot;&quot;)">
            <text:p/>
          </table:table-cell>
          <table:table-cell table:formula="of:=IF([$'realWorldCalibrationData-collectedUnscaled'.E22];[$'realWorldCalibrationData-collectedUnscaled'.E22]*[$'realWorldCalibrationData-collectedUnscaled'.$AV22];&quot;&quot;)">
            <text:p/>
          </table:table-cell>
          <table:table-cell table:formula="of:=IF([$'realWorldCalibrationData-collectedUnscaled'.F22];[$'realWorldCalibrationData-collectedUnscaled'.F22]*[$'realWorldCalibrationData-collectedUnscaled'.$AV22];&quot;&quot;)">
            <text:p/>
          </table:table-cell>
          <table:table-cell table:formula="of:=IF([$'realWorldCalibrationData-collectedUnscaled'.G22];[$'realWorldCalibrationData-collectedUnscaled'.G22]*[$'realWorldCalibrationData-collectedUnscaled'.$AV22];&quot;&quot;)">
            <text:p/>
          </table:table-cell>
          <table:table-cell table:formula="of:=IF([$'realWorldCalibrationData-collectedUnscaled'.H22];[$'realWorldCalibrationData-collectedUnscaled'.H22]*[$'realWorldCalibrationData-collectedUnscaled'.$AV22];&quot;&quot;)">
            <text:p/>
          </table:table-cell>
          <table:table-cell table:formula="of:=IF([$'realWorldCalibrationData-collectedUnscaled'.I22];[$'realWorldCalibrationData-collectedUnscaled'.I22]*[$'realWorldCalibrationData-collectedUnscaled'.$AV22];&quot;&quot;)">
            <text:p/>
          </table:table-cell>
          <table:table-cell table:formula="of:=IF([$'realWorldCalibrationData-collectedUnscaled'.J22];[$'realWorldCalibrationData-collectedUnscaled'.J22]*[$'realWorldCalibrationData-collectedUnscaled'.$AV22];&quot;&quot;)">
            <text:p/>
          </table:table-cell>
          <table:table-cell table:formula="of:=IF([$'realWorldCalibrationData-collectedUnscaled'.K22];[$'realWorldCalibrationData-collectedUnscaled'.K22]*[$'realWorldCalibrationData-collectedUnscaled'.$AV22];&quot;&quot;)">
            <text:p/>
          </table:table-cell>
          <table:table-cell table:formula="of:=IF([$'realWorldCalibrationData-collectedUnscaled'.L22];[$'realWorldCalibrationData-collectedUnscaled'.L22]*[$'realWorldCalibrationData-collectedUnscaled'.$AV22];&quot;&quot;)">
            <text:p/>
          </table:table-cell>
          <table:table-cell table:formula="of:=IF([$'realWorldCalibrationData-collectedUnscaled'.M22];[$'realWorldCalibrationData-collectedUnscaled'.M22]*[$'realWorldCalibrationData-collectedUnscaled'.$AV22];&quot;&quot;)">
            <text:p/>
          </table:table-cell>
          <table:table-cell table:formula="of:=IF([$'realWorldCalibrationData-collectedUnscaled'.N22];[$'realWorldCalibrationData-collectedUnscaled'.N22]*[$'realWorldCalibrationData-collectedUnscaled'.$AV22];&quot;&quot;)">
            <text:p/>
          </table:table-cell>
          <table:table-cell table:formula="of:=IF([$'realWorldCalibrationData-collectedUnscaled'.O22];[$'realWorldCalibrationData-collectedUnscaled'.O22]*[$'realWorldCalibrationData-collectedUnscaled'.$AV22];&quot;&quot;)">
            <text:p/>
          </table:table-cell>
          <table:table-cell table:formula="of:=IF([$'realWorldCalibrationData-collectedUnscaled'.P22];[$'realWorldCalibrationData-collectedUnscaled'.P22]*[$'realWorldCalibrationData-collectedUnscaled'.$AV22];&quot;&quot;)">
            <text:p/>
          </table:table-cell>
          <table:table-cell table:formula="of:=IF([$'realWorldCalibrationData-collectedUnscaled'.Q22];[$'realWorldCalibrationData-collectedUnscaled'.Q22]*[$'realWorldCalibrationData-collectedUnscaled'.$AV22];&quot;&quot;)">
            <text:p/>
          </table:table-cell>
          <table:table-cell table:formula="of:=IF([$'realWorldCalibrationData-collectedUnscaled'.R22];[$'realWorldCalibrationData-collectedUnscaled'.R22]*[$'realWorldCalibrationData-collectedUnscaled'.$AV22];&quot;&quot;)">
            <text:p/>
          </table:table-cell>
          <table:table-cell table:formula="of:=IF([$'realWorldCalibrationData-collectedUnscaled'.S22];[$'realWorldCalibrationData-collectedUnscaled'.S22]*[$'realWorldCalibrationData-collectedUnscaled'.$AV22];&quot;&quot;)">
            <text:p/>
          </table:table-cell>
          <table:table-cell table:formula="of:=IF([$'realWorldCalibrationData-collectedUnscaled'.T22];[$'realWorldCalibrationData-collectedUnscaled'.T22]*[$'realWorldCalibrationData-collectedUnscaled'.$AV22];&quot;&quot;)">
            <text:p/>
          </table:table-cell>
          <table:table-cell table:formula="of:=IF([$'realWorldCalibrationData-collectedUnscaled'.U22];[$'realWorldCalibrationData-collectedUnscaled'.U22]*[$'realWorldCalibrationData-collectedUnscaled'.$AV22];&quot;&quot;)">
            <text:p/>
          </table:table-cell>
          <table:table-cell table:formula="of:=IF([$'realWorldCalibrationData-collectedUnscaled'.V22];[$'realWorldCalibrationData-collectedUnscaled'.V22]*[$'realWorldCalibrationData-collectedUnscaled'.$AV22];&quot;&quot;)">
            <text:p/>
          </table:table-cell>
          <table:table-cell table:formula="of:=IF([$'realWorldCalibrationData-collectedUnscaled'.W22];[$'realWorldCalibrationData-collectedUnscaled'.W22]*[$'realWorldCalibrationData-collectedUnscaled'.$AV22];&quot;&quot;)">
            <text:p/>
          </table:table-cell>
          <table:table-cell table:formula="of:=IF([$'realWorldCalibrationData-collectedUnscaled'.X22];[$'realWorldCalibrationData-collectedUnscaled'.X22]*[$'realWorldCalibrationData-collectedUnscaled'.$AV22];&quot;&quot;)">
            <text:p/>
          </table:table-cell>
          <table:table-cell table:formula="of:=IF([$'realWorldCalibrationData-collectedUnscaled'.Y22];[$'realWorldCalibrationData-collectedUnscaled'.Y22]*[$'realWorldCalibrationData-collectedUnscaled'.$AV22];&quot;&quot;)">
            <text:p/>
          </table:table-cell>
          <table:table-cell table:formula="of:=IF([$'realWorldCalibrationData-collectedUnscaled'.Z22];[$'realWorldCalibrationData-collectedUnscaled'.Z22]*[$'realWorldCalibrationData-collectedUnscaled'.$AV22];&quot;&quot;)" office:value-type="float" office:value="12900000000" calcext:value-type="float">
            <text:p>12900000000</text:p>
          </table:table-cell>
          <table:table-cell table:formula="of:=IF([$'realWorldCalibrationData-collectedUnscaled'.AA22];[$'realWorldCalibrationData-collectedUnscaled'.AA22]*[$'realWorldCalibrationData-collectedUnscaled'.$AV22];&quot;&quot;)" office:value-type="float" office:value="20000001000" calcext:value-type="float">
            <text:p>20000001000</text:p>
          </table:table-cell>
          <table:table-cell table:formula="of:=IF([$'realWorldCalibrationData-collectedUnscaled'.AB22];[$'realWorldCalibrationData-collectedUnscaled'.AB22]*[$'realWorldCalibrationData-collectedUnscaled'.$AV22];&quot;&quot;)" office:value-type="float" office:value="39600000000" calcext:value-type="float">
            <text:p>39600000000</text:p>
          </table:table-cell>
          <table:table-cell table:formula="of:=IF([$'realWorldCalibrationData-collectedUnscaled'.AC22];[$'realWorldCalibrationData-collectedUnscaled'.AC22]*[$'realWorldCalibrationData-collectedUnscaled'.$AV22];&quot;&quot;)" office:value-type="float" office:value="44699999000" calcext:value-type="float">
            <text:p>44699999000</text:p>
          </table:table-cell>
          <table:table-cell table:formula="of:=IF([$'realWorldCalibrationData-collectedUnscaled'.AD22];[$'realWorldCalibrationData-collectedUnscaled'.AD22]*[$'realWorldCalibrationData-collectedUnscaled'.$AV22];&quot;&quot;)" office:value-type="float" office:value="35700001000" calcext:value-type="float">
            <text:p>35700001000</text:p>
          </table:table-cell>
          <table:table-cell table:formula="of:=IF([$'realWorldCalibrationData-collectedUnscaled'.AE22];[$'realWorldCalibrationData-collectedUnscaled'.AE22]*[$'realWorldCalibrationData-collectedUnscaled'.$AV22];&quot;&quot;)" office:value-type="float" office:value="25599998000" calcext:value-type="float">
            <text:p>25599998000</text:p>
          </table:table-cell>
          <table:table-cell table:formula="of:=IF([$'realWorldCalibrationData-collectedUnscaled'.AF22];[$'realWorldCalibrationData-collectedUnscaled'.AF22]*[$'realWorldCalibrationData-collectedUnscaled'.$AV22];&quot;&quot;)" office:value-type="float" office:value="30500000000" calcext:value-type="float">
            <text:p>30500000000</text:p>
          </table:table-cell>
          <table:table-cell table:formula="of:=IF([$'realWorldCalibrationData-collectedUnscaled'.AG22];[$'realWorldCalibrationData-collectedUnscaled'.AG22]*[$'realWorldCalibrationData-collectedUnscaled'.$AV22];&quot;&quot;)" office:value-type="float" office:value="35400000000" calcext:value-type="float">
            <text:p>35400000000</text:p>
          </table:table-cell>
          <table:table-cell table:formula="of:=IF([$'realWorldCalibrationData-collectedUnscaled'.AH22];[$'realWorldCalibrationData-collectedUnscaled'.AH22]*[$'realWorldCalibrationData-collectedUnscaled'.$AV22];&quot;&quot;)" office:value-type="float" office:value="25100000000" calcext:value-type="float">
            <text:p>25100000000</text:p>
          </table:table-cell>
          <table:table-cell table:formula="of:=IF([$'realWorldCalibrationData-collectedUnscaled'.AI22];[$'realWorldCalibrationData-collectedUnscaled'.AI22]*[$'realWorldCalibrationData-collectedUnscaled'.$AV22];&quot;&quot;)" office:value-type="float" office:value="22600000700" calcext:value-type="float">
            <text:p>22600000700</text:p>
          </table:table-cell>
          <table:table-cell table:formula="of:=IF([$'realWorldCalibrationData-collectedUnscaled'.AJ22];[$'realWorldCalibrationData-collectedUnscaled'.AJ22]*[$'realWorldCalibrationData-collectedUnscaled'.$AV22];&quot;&quot;)" office:value-type="float" office:value="21700000000" calcext:value-type="float">
            <text:p>21700000000</text:p>
          </table:table-cell>
          <table:table-cell table:formula="of:=IF([$'realWorldCalibrationData-collectedUnscaled'.AK22];[$'realWorldCalibrationData-collectedUnscaled'.AK22]*[$'realWorldCalibrationData-collectedUnscaled'.$AV22];&quot;&quot;)" office:value-type="float" office:value="16600000000" calcext:value-type="float">
            <text:p>16600000000</text:p>
          </table:table-cell>
          <table:table-cell table:formula="of:=IF([$'realWorldCalibrationData-collectedUnscaled'.AL22];[$'realWorldCalibrationData-collectedUnscaled'.AL22]*[$'realWorldCalibrationData-collectedUnscaled'.$AV22];&quot;&quot;)" office:value-type="float" office:value="18599999900" calcext:value-type="float">
            <text:p>18599999900</text:p>
          </table:table-cell>
          <table:table-cell table:formula="of:=IF([$'realWorldCalibrationData-collectedUnscaled'.AM22];[$'realWorldCalibrationData-collectedUnscaled'.AM22]*[$'realWorldCalibrationData-collectedUnscaled'.$AV22];&quot;&quot;)" office:value-type="float" office:value="11400000000" calcext:value-type="float">
            <text:p>11400000000</text:p>
          </table:table-cell>
          <table:table-cell table:formula="of:=IF([$'realWorldCalibrationData-collectedUnscaled'.AN22];[$'realWorldCalibrationData-collectedUnscaled'.AN22]*[$'realWorldCalibrationData-collectedUnscaled'.$AV22];&quot;&quot;)" office:value-type="float" office:value="14800000000" calcext:value-type="float">
            <text:p>14800000000</text:p>
          </table:table-cell>
          <table:table-cell table:formula="of:=IF([$'realWorldCalibrationData-collectedUnscaled'.AO22];[$'realWorldCalibrationData-collectedUnscaled'.AO22]*[$'realWorldCalibrationData-collectedUnscaled'.$AV22];&quot;&quot;)">
            <text:p/>
          </table:table-cell>
          <table:table-cell table:formula="of:=IF([$'realWorldCalibrationData-collectedUnscaled'.AP22];[$'realWorldCalibrationData-collectedUnscaled'.AP22]*[$'realWorldCalibrationData-collectedUnscaled'.$AV22];&quot;&quot;)">
            <text:p/>
          </table:table-cell>
          <table:table-cell table:formula="of:=IF([$'realWorldCalibrationData-collectedUnscaled'.AQ22];[$'realWorldCalibrationData-collectedUnscaled'.AQ22]*[$'realWorldCalibrationData-collectedUnscaled'.$AV22];&quot;&quot;)">
            <text:p/>
          </table:table-cell>
          <table:table-cell table:formula="of:=IF([$'realWorldCalibrationData-collectedUnscaled'.AR22];[$'realWorldCalibrationData-collectedUnscaled'.AR22]*[$'realWorldCalibrationData-collectedUnscaled'.$AV22];&quot;&quot;)">
            <text:p/>
          </table:table-cell>
          <table:table-cell table:formula="of:=IF([$'realWorldCalibrationData-collectedUnscaled'.AS22];[$'realWorldCalibrationData-collectedUnscaled'.AS22]*[$'realWorldCalibrationData-collectedUnscaled'.$AV22];&quot;&quot;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energy.Installation Cost of S&amp;W capacity" calcext:value-type="string">
            <text:p>energy.Installation Cost of S&amp;W capacity</text:p>
          </table:table-cell>
          <table:table-cell table:formula="of:=IF([$'realWorldCalibrationData-collectedUnscaled'.B23];[$'realWorldCalibrationData-collectedUnscaled'.B23]*[$'realWorldCalibrationData-collectedUnscaled'.$AV23];&quot;&quot;)">
            <text:p/>
          </table:table-cell>
          <table:table-cell table:formula="of:=IF([$'realWorldCalibrationData-collectedUnscaled'.C23];[$'realWorldCalibrationData-collectedUnscaled'.C23]*[$'realWorldCalibrationData-collectedUnscaled'.$AV23];&quot;&quot;)">
            <text:p/>
          </table:table-cell>
          <table:table-cell table:formula="of:=IF([$'realWorldCalibrationData-collectedUnscaled'.D23];[$'realWorldCalibrationData-collectedUnscaled'.D23]*[$'realWorldCalibrationData-collectedUnscaled'.$AV23];&quot;&quot;)">
            <text:p/>
          </table:table-cell>
          <table:table-cell table:formula="of:=IF([$'realWorldCalibrationData-collectedUnscaled'.E23];[$'realWorldCalibrationData-collectedUnscaled'.E23]*[$'realWorldCalibrationData-collectedUnscaled'.$AV23];&quot;&quot;)">
            <text:p/>
          </table:table-cell>
          <table:table-cell table:formula="of:=IF([$'realWorldCalibrationData-collectedUnscaled'.F23];[$'realWorldCalibrationData-collectedUnscaled'.F23]*[$'realWorldCalibrationData-collectedUnscaled'.$AV23];&quot;&quot;)">
            <text:p/>
          </table:table-cell>
          <table:table-cell table:formula="of:=IF([$'realWorldCalibrationData-collectedUnscaled'.G23];[$'realWorldCalibrationData-collectedUnscaled'.G23]*[$'realWorldCalibrationData-collectedUnscaled'.$AV23];&quot;&quot;)">
            <text:p/>
          </table:table-cell>
          <table:table-cell table:formula="of:=IF([$'realWorldCalibrationData-collectedUnscaled'.H23];[$'realWorldCalibrationData-collectedUnscaled'.H23]*[$'realWorldCalibrationData-collectedUnscaled'.$AV23];&quot;&quot;)">
            <text:p/>
          </table:table-cell>
          <table:table-cell table:formula="of:=IF([$'realWorldCalibrationData-collectedUnscaled'.I23];[$'realWorldCalibrationData-collectedUnscaled'.I23]*[$'realWorldCalibrationData-collectedUnscaled'.$AV23];&quot;&quot;)">
            <text:p/>
          </table:table-cell>
          <table:table-cell table:formula="of:=IF([$'realWorldCalibrationData-collectedUnscaled'.J23];[$'realWorldCalibrationData-collectedUnscaled'.J23]*[$'realWorldCalibrationData-collectedUnscaled'.$AV23];&quot;&quot;)">
            <text:p/>
          </table:table-cell>
          <table:table-cell table:formula="of:=IF([$'realWorldCalibrationData-collectedUnscaled'.K23];[$'realWorldCalibrationData-collectedUnscaled'.K23]*[$'realWorldCalibrationData-collectedUnscaled'.$AV23];&quot;&quot;)">
            <text:p/>
          </table:table-cell>
          <table:table-cell table:formula="of:=IF([$'realWorldCalibrationData-collectedUnscaled'.L23];[$'realWorldCalibrationData-collectedUnscaled'.L23]*[$'realWorldCalibrationData-collectedUnscaled'.$AV23];&quot;&quot;)">
            <text:p/>
          </table:table-cell>
          <table:table-cell table:formula="of:=IF([$'realWorldCalibrationData-collectedUnscaled'.M23];[$'realWorldCalibrationData-collectedUnscaled'.M23]*[$'realWorldCalibrationData-collectedUnscaled'.$AV23];&quot;&quot;)">
            <text:p/>
          </table:table-cell>
          <table:table-cell table:formula="of:=IF([$'realWorldCalibrationData-collectedUnscaled'.N23];[$'realWorldCalibrationData-collectedUnscaled'.N23]*[$'realWorldCalibrationData-collectedUnscaled'.$AV23];&quot;&quot;)">
            <text:p/>
          </table:table-cell>
          <table:table-cell table:formula="of:=IF([$'realWorldCalibrationData-collectedUnscaled'.O23];[$'realWorldCalibrationData-collectedUnscaled'.O23]*[$'realWorldCalibrationData-collectedUnscaled'.$AV23];&quot;&quot;)">
            <text:p/>
          </table:table-cell>
          <table:table-cell table:formula="of:=IF([$'realWorldCalibrationData-collectedUnscaled'.P23];[$'realWorldCalibrationData-collectedUnscaled'.P23]*[$'realWorldCalibrationData-collectedUnscaled'.$AV23];&quot;&quot;)">
            <text:p/>
          </table:table-cell>
          <table:table-cell table:formula="of:=IF([$'realWorldCalibrationData-collectedUnscaled'.Q23];[$'realWorldCalibrationData-collectedUnscaled'.Q23]*[$'realWorldCalibrationData-collectedUnscaled'.$AV23];&quot;&quot;)">
            <text:p/>
          </table:table-cell>
          <table:table-cell table:formula="of:=IF([$'realWorldCalibrationData-collectedUnscaled'.R23];[$'realWorldCalibrationData-collectedUnscaled'.R23]*[$'realWorldCalibrationData-collectedUnscaled'.$AV23];&quot;&quot;)">
            <text:p/>
          </table:table-cell>
          <table:table-cell table:formula="of:=IF([$'realWorldCalibrationData-collectedUnscaled'.S23];[$'realWorldCalibrationData-collectedUnscaled'.S23]*[$'realWorldCalibrationData-collectedUnscaled'.$AV23];&quot;&quot;)">
            <text:p/>
          </table:table-cell>
          <table:table-cell table:formula="of:=IF([$'realWorldCalibrationData-collectedUnscaled'.T23];[$'realWorldCalibrationData-collectedUnscaled'.T23]*[$'realWorldCalibrationData-collectedUnscaled'.$AV23];&quot;&quot;)">
            <text:p/>
          </table:table-cell>
          <table:table-cell table:formula="of:=IF([$'realWorldCalibrationData-collectedUnscaled'.U23];[$'realWorldCalibrationData-collectedUnscaled'.U23]*[$'realWorldCalibrationData-collectedUnscaled'.$AV23];&quot;&quot;)">
            <text:p/>
          </table:table-cell>
          <table:table-cell table:formula="of:=IF([$'realWorldCalibrationData-collectedUnscaled'.V23];[$'realWorldCalibrationData-collectedUnscaled'.V23]*[$'realWorldCalibrationData-collectedUnscaled'.$AV23];&quot;&quot;)">
            <text:p/>
          </table:table-cell>
          <table:table-cell table:formula="of:=IF([$'realWorldCalibrationData-collectedUnscaled'.W23];[$'realWorldCalibrationData-collectedUnscaled'.W23]*[$'realWorldCalibrationData-collectedUnscaled'.$AV23];&quot;&quot;)">
            <text:p/>
          </table:table-cell>
          <table:table-cell table:formula="of:=IF([$'realWorldCalibrationData-collectedUnscaled'.X23];[$'realWorldCalibrationData-collectedUnscaled'.X23]*[$'realWorldCalibrationData-collectedUnscaled'.$AV23];&quot;&quot;)">
            <text:p/>
          </table:table-cell>
          <table:table-cell table:formula="of:=IF([$'realWorldCalibrationData-collectedUnscaled'.Y23];[$'realWorldCalibrationData-collectedUnscaled'.Y23]*[$'realWorldCalibrationData-collectedUnscaled'.$AV23];&quot;&quot;)">
            <text:p/>
          </table:table-cell>
          <table:table-cell table:formula="of:=IF([$'realWorldCalibrationData-collectedUnscaled'.Z23];[$'realWorldCalibrationData-collectedUnscaled'.Z23]*[$'realWorldCalibrationData-collectedUnscaled'.$AV23];&quot;&quot;)">
            <text:p/>
          </table:table-cell>
          <table:table-cell table:formula="of:=IF([$'realWorldCalibrationData-collectedUnscaled'.AA23];[$'realWorldCalibrationData-collectedUnscaled'.AA23]*[$'realWorldCalibrationData-collectedUnscaled'.$AV23];&quot;&quot;)">
            <text:p/>
          </table:table-cell>
          <table:table-cell table:formula="of:=IF([$'realWorldCalibrationData-collectedUnscaled'.AB23];[$'realWorldCalibrationData-collectedUnscaled'.AB23]*[$'realWorldCalibrationData-collectedUnscaled'.$AV23];&quot;&quot;)">
            <text:p/>
          </table:table-cell>
          <table:table-cell table:formula="of:=IF([$'realWorldCalibrationData-collectedUnscaled'.AC23];[$'realWorldCalibrationData-collectedUnscaled'.AC23]*[$'realWorldCalibrationData-collectedUnscaled'.$AV23];&quot;&quot;)">
            <text:p/>
          </table:table-cell>
          <table:table-cell table:formula="of:=IF([$'realWorldCalibrationData-collectedUnscaled'.AD23];[$'realWorldCalibrationData-collectedUnscaled'.AD23]*[$'realWorldCalibrationData-collectedUnscaled'.$AV23];&quot;&quot;)">
            <text:p/>
          </table:table-cell>
          <table:table-cell table:formula="of:=IF([$'realWorldCalibrationData-collectedUnscaled'.AE23];[$'realWorldCalibrationData-collectedUnscaled'.AE23]*[$'realWorldCalibrationData-collectedUnscaled'.$AV23];&quot;&quot;)">
            <text:p/>
          </table:table-cell>
          <table:table-cell table:formula="of:=IF([$'realWorldCalibrationData-collectedUnscaled'.AF23];[$'realWorldCalibrationData-collectedUnscaled'.AF23]*[$'realWorldCalibrationData-collectedUnscaled'.$AV23];&quot;&quot;)">
            <text:p/>
          </table:table-cell>
          <table:table-cell table:formula="of:=IF([$'realWorldCalibrationData-collectedUnscaled'.AG23];[$'realWorldCalibrationData-collectedUnscaled'.AG23]*[$'realWorldCalibrationData-collectedUnscaled'.$AV23];&quot;&quot;)">
            <text:p/>
          </table:table-cell>
          <table:table-cell table:formula="of:=IF([$'realWorldCalibrationData-collectedUnscaled'.AH23];[$'realWorldCalibrationData-collectedUnscaled'.AH23]*[$'realWorldCalibrationData-collectedUnscaled'.$AV23];&quot;&quot;)">
            <text:p/>
          </table:table-cell>
          <table:table-cell table:formula="of:=IF([$'realWorldCalibrationData-collectedUnscaled'.AI23];[$'realWorldCalibrationData-collectedUnscaled'.AI23]*[$'realWorldCalibrationData-collectedUnscaled'.$AV23];&quot;&quot;)">
            <text:p/>
          </table:table-cell>
          <table:table-cell table:formula="of:=IF([$'realWorldCalibrationData-collectedUnscaled'.AJ23];[$'realWorldCalibrationData-collectedUnscaled'.AJ23]*[$'realWorldCalibrationData-collectedUnscaled'.$AV23];&quot;&quot;)" office:value-type="float" office:value="870.425741180947" calcext:value-type="float">
            <text:p>870.425741180947</text:p>
          </table:table-cell>
          <table:table-cell table:formula="of:=IF([$'realWorldCalibrationData-collectedUnscaled'.AK23];[$'realWorldCalibrationData-collectedUnscaled'.AK23]*[$'realWorldCalibrationData-collectedUnscaled'.$AV23];&quot;&quot;)" office:value-type="float" office:value="806.430190851043" calcext:value-type="float">
            <text:p>806.430190851043</text:p>
          </table:table-cell>
          <table:table-cell table:formula="of:=IF([$'realWorldCalibrationData-collectedUnscaled'.AL23];[$'realWorldCalibrationData-collectedUnscaled'.AL23]*[$'realWorldCalibrationData-collectedUnscaled'.$AV23];&quot;&quot;)" office:value-type="float" office:value="717.593291398346" calcext:value-type="float">
            <text:p>717.593291398346</text:p>
          </table:table-cell>
          <table:table-cell table:formula="of:=IF([$'realWorldCalibrationData-collectedUnscaled'.AM23];[$'realWorldCalibrationData-collectedUnscaled'.AM23]*[$'realWorldCalibrationData-collectedUnscaled'.$AV23];&quot;&quot;)" office:value-type="float" office:value="617.464770674102" calcext:value-type="float">
            <text:p>617.464770674102</text:p>
          </table:table-cell>
          <table:table-cell table:formula="of:=IF([$'realWorldCalibrationData-collectedUnscaled'.AN23];[$'realWorldCalibrationData-collectedUnscaled'.AN23]*[$'realWorldCalibrationData-collectedUnscaled'.$AV23];&quot;&quot;)" office:value-type="float" office:value="532.158497368439" calcext:value-type="float">
            <text:p>532.158497368439</text:p>
          </table:table-cell>
          <table:table-cell table:formula="of:=IF([$'realWorldCalibrationData-collectedUnscaled'.AO23];[$'realWorldCalibrationData-collectedUnscaled'.AO23]*[$'realWorldCalibrationData-collectedUnscaled'.$AV23];&quot;&quot;)" office:value-type="float" office:value="492.927941118471" calcext:value-type="float">
            <text:p>492.927941118471</text:p>
          </table:table-cell>
          <table:table-cell table:formula="of:=IF([$'realWorldCalibrationData-collectedUnscaled'.AP23];[$'realWorldCalibrationData-collectedUnscaled'.AP23]*[$'realWorldCalibrationData-collectedUnscaled'.$AV23];&quot;&quot;)" office:value-type="float" office:value="497.68054234464" calcext:value-type="float">
            <text:p>497.68054234464</text:p>
          </table:table-cell>
          <table:table-cell table:formula="of:=IF([$'realWorldCalibrationData-collectedUnscaled'.AQ23];[$'realWorldCalibrationData-collectedUnscaled'.AQ23]*[$'realWorldCalibrationData-collectedUnscaled'.$AV23];&quot;&quot;)" office:value-type="float" office:value="506.649965048249" calcext:value-type="float">
            <text:p>506.649965048249</text:p>
          </table:table-cell>
          <table:table-cell table:formula="of:=IF([$'realWorldCalibrationData-collectedUnscaled'.AR23];[$'realWorldCalibrationData-collectedUnscaled'.AR23]*[$'realWorldCalibrationData-collectedUnscaled'.$AV23];&quot;&quot;)" office:value-type="float" office:value="523.713487984807" calcext:value-type="float">
            <text:p>523.713487984807</text:p>
          </table:table-cell>
          <table:table-cell table:formula="of:=IF([$'realWorldCalibrationData-collectedUnscaled'.AS23];[$'realWorldCalibrationData-collectedUnscaled'.AS23]*[$'realWorldCalibrationData-collectedUnscaled'.$AV23];&quot;&quot;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energy.share of GDP invested in fuel extraction" calcext:value-type="string">
            <text:p>energy.share of GDP invested in fuel extraction</text:p>
          </table:table-cell>
          <table:table-cell table:formula="of:=IF([$'realWorldCalibrationData-collectedUnscaled'.B24];[$'realWorldCalibrationData-collectedUnscaled'.B24]*[$'realWorldCalibrationData-collectedUnscaled'.$AV24];&quot;&quot;)">
            <text:p/>
          </table:table-cell>
          <table:table-cell table:formula="of:=IF([$'realWorldCalibrationData-collectedUnscaled'.C24];[$'realWorldCalibrationData-collectedUnscaled'.C24]*[$'realWorldCalibrationData-collectedUnscaled'.$AV24];&quot;&quot;)">
            <text:p/>
          </table:table-cell>
          <table:table-cell table:formula="of:=IF([$'realWorldCalibrationData-collectedUnscaled'.D24];[$'realWorldCalibrationData-collectedUnscaled'.D24]*[$'realWorldCalibrationData-collectedUnscaled'.$AV24];&quot;&quot;)">
            <text:p/>
          </table:table-cell>
          <table:table-cell table:formula="of:=IF([$'realWorldCalibrationData-collectedUnscaled'.E24];[$'realWorldCalibrationData-collectedUnscaled'.E24]*[$'realWorldCalibrationData-collectedUnscaled'.$AV24];&quot;&quot;)">
            <text:p/>
          </table:table-cell>
          <table:table-cell table:formula="of:=IF([$'realWorldCalibrationData-collectedUnscaled'.F24];[$'realWorldCalibrationData-collectedUnscaled'.F24]*[$'realWorldCalibrationData-collectedUnscaled'.$AV24];&quot;&quot;)">
            <text:p/>
          </table:table-cell>
          <table:table-cell table:formula="of:=IF([$'realWorldCalibrationData-collectedUnscaled'.G24];[$'realWorldCalibrationData-collectedUnscaled'.G24]*[$'realWorldCalibrationData-collectedUnscaled'.$AV24];&quot;&quot;)">
            <text:p/>
          </table:table-cell>
          <table:table-cell table:formula="of:=IF([$'realWorldCalibrationData-collectedUnscaled'.H24];[$'realWorldCalibrationData-collectedUnscaled'.H24]*[$'realWorldCalibrationData-collectedUnscaled'.$AV24];&quot;&quot;)">
            <text:p/>
          </table:table-cell>
          <table:table-cell table:formula="of:=IF([$'realWorldCalibrationData-collectedUnscaled'.I24];[$'realWorldCalibrationData-collectedUnscaled'.I24]*[$'realWorldCalibrationData-collectedUnscaled'.$AV24];&quot;&quot;)">
            <text:p/>
          </table:table-cell>
          <table:table-cell table:formula="of:=IF([$'realWorldCalibrationData-collectedUnscaled'.J24];[$'realWorldCalibrationData-collectedUnscaled'.J24]*[$'realWorldCalibrationData-collectedUnscaled'.$AV24];&quot;&quot;)">
            <text:p/>
          </table:table-cell>
          <table:table-cell table:formula="of:=IF([$'realWorldCalibrationData-collectedUnscaled'.K24];[$'realWorldCalibrationData-collectedUnscaled'.K24]*[$'realWorldCalibrationData-collectedUnscaled'.$AV24];&quot;&quot;)">
            <text:p/>
          </table:table-cell>
          <table:table-cell table:formula="of:=IF([$'realWorldCalibrationData-collectedUnscaled'.L24];[$'realWorldCalibrationData-collectedUnscaled'.L24]*[$'realWorldCalibrationData-collectedUnscaled'.$AV24];&quot;&quot;)">
            <text:p/>
          </table:table-cell>
          <table:table-cell table:formula="of:=IF([$'realWorldCalibrationData-collectedUnscaled'.M24];[$'realWorldCalibrationData-collectedUnscaled'.M24]*[$'realWorldCalibrationData-collectedUnscaled'.$AV24];&quot;&quot;)">
            <text:p/>
          </table:table-cell>
          <table:table-cell table:formula="of:=IF([$'realWorldCalibrationData-collectedUnscaled'.N24];[$'realWorldCalibrationData-collectedUnscaled'.N24]*[$'realWorldCalibrationData-collectedUnscaled'.$AV24];&quot;&quot;)">
            <text:p/>
          </table:table-cell>
          <table:table-cell table:formula="of:=IF([$'realWorldCalibrationData-collectedUnscaled'.O24];[$'realWorldCalibrationData-collectedUnscaled'.O24]*[$'realWorldCalibrationData-collectedUnscaled'.$AV24];&quot;&quot;)">
            <text:p/>
          </table:table-cell>
          <table:table-cell table:formula="of:=IF([$'realWorldCalibrationData-collectedUnscaled'.P24];[$'realWorldCalibrationData-collectedUnscaled'.P24]*[$'realWorldCalibrationData-collectedUnscaled'.$AV24];&quot;&quot;)">
            <text:p/>
          </table:table-cell>
          <table:table-cell table:formula="of:=IF([$'realWorldCalibrationData-collectedUnscaled'.Q24];[$'realWorldCalibrationData-collectedUnscaled'.Q24]*[$'realWorldCalibrationData-collectedUnscaled'.$AV24];&quot;&quot;)">
            <text:p/>
          </table:table-cell>
          <table:table-cell table:formula="of:=IF([$'realWorldCalibrationData-collectedUnscaled'.R24];[$'realWorldCalibrationData-collectedUnscaled'.R24]*[$'realWorldCalibrationData-collectedUnscaled'.$AV24];&quot;&quot;)">
            <text:p/>
          </table:table-cell>
          <table:table-cell table:formula="of:=IF([$'realWorldCalibrationData-collectedUnscaled'.S24];[$'realWorldCalibrationData-collectedUnscaled'.S24]*[$'realWorldCalibrationData-collectedUnscaled'.$AV24];&quot;&quot;)">
            <text:p/>
          </table:table-cell>
          <table:table-cell table:formula="of:=IF([$'realWorldCalibrationData-collectedUnscaled'.T24];[$'realWorldCalibrationData-collectedUnscaled'.T24]*[$'realWorldCalibrationData-collectedUnscaled'.$AV24];&quot;&quot;)">
            <text:p/>
          </table:table-cell>
          <table:table-cell table:formula="of:=IF([$'realWorldCalibrationData-collectedUnscaled'.U24];[$'realWorldCalibrationData-collectedUnscaled'.U24]*[$'realWorldCalibrationData-collectedUnscaled'.$AV24];&quot;&quot;)">
            <text:p/>
          </table:table-cell>
          <table:table-cell table:formula="of:=IF([$'realWorldCalibrationData-collectedUnscaled'.V24];[$'realWorldCalibrationData-collectedUnscaled'.V24]*[$'realWorldCalibrationData-collectedUnscaled'.$AV24];&quot;&quot;)">
            <text:p/>
          </table:table-cell>
          <table:table-cell table:formula="of:=IF([$'realWorldCalibrationData-collectedUnscaled'.W24];[$'realWorldCalibrationData-collectedUnscaled'.W24]*[$'realWorldCalibrationData-collectedUnscaled'.$AV24];&quot;&quot;)">
            <text:p/>
          </table:table-cell>
          <table:table-cell table:formula="of:=IF([$'realWorldCalibrationData-collectedUnscaled'.X24];[$'realWorldCalibrationData-collectedUnscaled'.X24]*[$'realWorldCalibrationData-collectedUnscaled'.$AV24];&quot;&quot;)">
            <text:p/>
          </table:table-cell>
          <table:table-cell table:formula="of:=IF([$'realWorldCalibrationData-collectedUnscaled'.Y24];[$'realWorldCalibrationData-collectedUnscaled'.Y24]*[$'realWorldCalibrationData-collectedUnscaled'.$AV24];&quot;&quot;)">
            <text:p/>
          </table:table-cell>
          <table:table-cell table:formula="of:=IF([$'realWorldCalibrationData-collectedUnscaled'.Z24];[$'realWorldCalibrationData-collectedUnscaled'.Z24]*[$'realWorldCalibrationData-collectedUnscaled'.$AV24];&quot;&quot;)">
            <text:p/>
          </table:table-cell>
          <table:table-cell table:formula="of:=IF([$'realWorldCalibrationData-collectedUnscaled'.AA24];[$'realWorldCalibrationData-collectedUnscaled'.AA24]*[$'realWorldCalibrationData-collectedUnscaled'.$AV24];&quot;&quot;)">
            <text:p/>
          </table:table-cell>
          <table:table-cell table:formula="of:=IF([$'realWorldCalibrationData-collectedUnscaled'.AB24];[$'realWorldCalibrationData-collectedUnscaled'.AB24]*[$'realWorldCalibrationData-collectedUnscaled'.$AV24];&quot;&quot;)">
            <text:p/>
          </table:table-cell>
          <table:table-cell table:formula="of:=IF([$'realWorldCalibrationData-collectedUnscaled'.AC24];[$'realWorldCalibrationData-collectedUnscaled'.AC24]*[$'realWorldCalibrationData-collectedUnscaled'.$AV24];&quot;&quot;)">
            <text:p/>
          </table:table-cell>
          <table:table-cell table:formula="of:=IF([$'realWorldCalibrationData-collectedUnscaled'.AD24];[$'realWorldCalibrationData-collectedUnscaled'.AD24]*[$'realWorldCalibrationData-collectedUnscaled'.$AV24];&quot;&quot;)">
            <text:p/>
          </table:table-cell>
          <table:table-cell table:formula="of:=IF([$'realWorldCalibrationData-collectedUnscaled'.AE24];[$'realWorldCalibrationData-collectedUnscaled'.AE24]*[$'realWorldCalibrationData-collectedUnscaled'.$AV24];&quot;&quot;)">
            <text:p/>
          </table:table-cell>
          <table:table-cell table:formula="of:=IF([$'realWorldCalibrationData-collectedUnscaled'.AF24];[$'realWorldCalibrationData-collectedUnscaled'.AF24]*[$'realWorldCalibrationData-collectedUnscaled'.$AV24];&quot;&quot;)">
            <text:p/>
          </table:table-cell>
          <table:table-cell table:formula="of:=IF([$'realWorldCalibrationData-collectedUnscaled'.AG24];[$'realWorldCalibrationData-collectedUnscaled'.AG24]*[$'realWorldCalibrationData-collectedUnscaled'.$AV24];&quot;&quot;)">
            <text:p/>
          </table:table-cell>
          <table:table-cell table:formula="of:=IF([$'realWorldCalibrationData-collectedUnscaled'.AH24];[$'realWorldCalibrationData-collectedUnscaled'.AH24]*[$'realWorldCalibrationData-collectedUnscaled'.$AV24];&quot;&quot;)">
            <text:p/>
          </table:table-cell>
          <table:table-cell table:formula="of:=IF([$'realWorldCalibrationData-collectedUnscaled'.AI24];[$'realWorldCalibrationData-collectedUnscaled'.AI24]*[$'realWorldCalibrationData-collectedUnscaled'.$AV24];&quot;&quot;)">
            <text:p/>
          </table:table-cell>
          <table:table-cell table:formula="of:=IF([$'realWorldCalibrationData-collectedUnscaled'.AJ24];[$'realWorldCalibrationData-collectedUnscaled'.AJ24]*[$'realWorldCalibrationData-collectedUnscaled'.$AV24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K24];[$'realWorldCalibrationData-collectedUnscaled'.AK24]*[$'realWorldCalibrationData-collectedUnscaled'.$AV24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L24];[$'realWorldCalibrationData-collectedUnscaled'.AL24]*[$'realWorldCalibrationData-collectedUnscaled'.$AV24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M24];[$'realWorldCalibrationData-collectedUnscaled'.AM24]*[$'realWorldCalibrationData-collectedUnscaled'.$AV24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N24];[$'realWorldCalibrationData-collectedUnscaled'.AN24]*[$'realWorldCalibrationData-collectedUnscaled'.$AV24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O24];[$'realWorldCalibrationData-collectedUnscaled'.AO24]*[$'realWorldCalibrationData-collectedUnscaled'.$AV24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P24];[$'realWorldCalibrationData-collectedUnscaled'.AP24]*[$'realWorldCalibrationData-collectedUnscaled'.$AV24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Q24];[$'realWorldCalibrationData-collectedUnscaled'.AQ24]*[$'realWorldCalibrationData-collectedUnscaled'.$AV24];&quot;&quot;)">
            <text:p/>
          </table:table-cell>
          <table:table-cell table:formula="of:=IF([$'realWorldCalibrationData-collectedUnscaled'.AR24];[$'realWorldCalibrationData-collectedUnscaled'.AR24]*[$'realWorldCalibrationData-collectedUnscaled'.$AV24];&quot;&quot;)">
            <text:p/>
          </table:table-cell>
          <table:table-cell table:formula="of:=IF([$'realWorldCalibrationData-collectedUnscaled'.AS24];[$'realWorldCalibrationData-collectedUnscaled'.AS24]*[$'realWorldCalibrationData-collectedUnscaled'.$AV24];&quot;&quot;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energy.share of GDP invested in Energy Production" calcext:value-type="string">
            <text:p>energy.share of GDP invested in Energy Production</text:p>
          </table:table-cell>
          <table:table-cell table:formula="of:=IF([$'realWorldCalibrationData-collectedUnscaled'.B25];[$'realWorldCalibrationData-collectedUnscaled'.B25]*[$'realWorldCalibrationData-collectedUnscaled'.$AV25];&quot;&quot;)">
            <text:p/>
          </table:table-cell>
          <table:table-cell table:formula="of:=IF([$'realWorldCalibrationData-collectedUnscaled'.C25];[$'realWorldCalibrationData-collectedUnscaled'.C25]*[$'realWorldCalibrationData-collectedUnscaled'.$AV25];&quot;&quot;)">
            <text:p/>
          </table:table-cell>
          <table:table-cell table:formula="of:=IF([$'realWorldCalibrationData-collectedUnscaled'.D25];[$'realWorldCalibrationData-collectedUnscaled'.D25]*[$'realWorldCalibrationData-collectedUnscaled'.$AV25];&quot;&quot;)">
            <text:p/>
          </table:table-cell>
          <table:table-cell table:formula="of:=IF([$'realWorldCalibrationData-collectedUnscaled'.E25];[$'realWorldCalibrationData-collectedUnscaled'.E25]*[$'realWorldCalibrationData-collectedUnscaled'.$AV25];&quot;&quot;)">
            <text:p/>
          </table:table-cell>
          <table:table-cell table:formula="of:=IF([$'realWorldCalibrationData-collectedUnscaled'.F25];[$'realWorldCalibrationData-collectedUnscaled'.F25]*[$'realWorldCalibrationData-collectedUnscaled'.$AV25];&quot;&quot;)">
            <text:p/>
          </table:table-cell>
          <table:table-cell table:formula="of:=IF([$'realWorldCalibrationData-collectedUnscaled'.G25];[$'realWorldCalibrationData-collectedUnscaled'.G25]*[$'realWorldCalibrationData-collectedUnscaled'.$AV25];&quot;&quot;)">
            <text:p/>
          </table:table-cell>
          <table:table-cell table:formula="of:=IF([$'realWorldCalibrationData-collectedUnscaled'.H25];[$'realWorldCalibrationData-collectedUnscaled'.H25]*[$'realWorldCalibrationData-collectedUnscaled'.$AV25];&quot;&quot;)">
            <text:p/>
          </table:table-cell>
          <table:table-cell table:formula="of:=IF([$'realWorldCalibrationData-collectedUnscaled'.I25];[$'realWorldCalibrationData-collectedUnscaled'.I25]*[$'realWorldCalibrationData-collectedUnscaled'.$AV25];&quot;&quot;)">
            <text:p/>
          </table:table-cell>
          <table:table-cell table:formula="of:=IF([$'realWorldCalibrationData-collectedUnscaled'.J25];[$'realWorldCalibrationData-collectedUnscaled'.J25]*[$'realWorldCalibrationData-collectedUnscaled'.$AV25];&quot;&quot;)">
            <text:p/>
          </table:table-cell>
          <table:table-cell table:formula="of:=IF([$'realWorldCalibrationData-collectedUnscaled'.K25];[$'realWorldCalibrationData-collectedUnscaled'.K25]*[$'realWorldCalibrationData-collectedUnscaled'.$AV25];&quot;&quot;)">
            <text:p/>
          </table:table-cell>
          <table:table-cell table:formula="of:=IF([$'realWorldCalibrationData-collectedUnscaled'.L25];[$'realWorldCalibrationData-collectedUnscaled'.L25]*[$'realWorldCalibrationData-collectedUnscaled'.$AV25];&quot;&quot;)">
            <text:p/>
          </table:table-cell>
          <table:table-cell table:formula="of:=IF([$'realWorldCalibrationData-collectedUnscaled'.M25];[$'realWorldCalibrationData-collectedUnscaled'.M25]*[$'realWorldCalibrationData-collectedUnscaled'.$AV25];&quot;&quot;)">
            <text:p/>
          </table:table-cell>
          <table:table-cell table:formula="of:=IF([$'realWorldCalibrationData-collectedUnscaled'.N25];[$'realWorldCalibrationData-collectedUnscaled'.N25]*[$'realWorldCalibrationData-collectedUnscaled'.$AV25];&quot;&quot;)">
            <text:p/>
          </table:table-cell>
          <table:table-cell table:formula="of:=IF([$'realWorldCalibrationData-collectedUnscaled'.O25];[$'realWorldCalibrationData-collectedUnscaled'.O25]*[$'realWorldCalibrationData-collectedUnscaled'.$AV25];&quot;&quot;)">
            <text:p/>
          </table:table-cell>
          <table:table-cell table:formula="of:=IF([$'realWorldCalibrationData-collectedUnscaled'.P25];[$'realWorldCalibrationData-collectedUnscaled'.P25]*[$'realWorldCalibrationData-collectedUnscaled'.$AV25];&quot;&quot;)">
            <text:p/>
          </table:table-cell>
          <table:table-cell table:formula="of:=IF([$'realWorldCalibrationData-collectedUnscaled'.Q25];[$'realWorldCalibrationData-collectedUnscaled'.Q25]*[$'realWorldCalibrationData-collectedUnscaled'.$AV25];&quot;&quot;)">
            <text:p/>
          </table:table-cell>
          <table:table-cell table:formula="of:=IF([$'realWorldCalibrationData-collectedUnscaled'.R25];[$'realWorldCalibrationData-collectedUnscaled'.R25]*[$'realWorldCalibrationData-collectedUnscaled'.$AV25];&quot;&quot;)">
            <text:p/>
          </table:table-cell>
          <table:table-cell table:formula="of:=IF([$'realWorldCalibrationData-collectedUnscaled'.S25];[$'realWorldCalibrationData-collectedUnscaled'.S25]*[$'realWorldCalibrationData-collectedUnscaled'.$AV25];&quot;&quot;)">
            <text:p/>
          </table:table-cell>
          <table:table-cell table:formula="of:=IF([$'realWorldCalibrationData-collectedUnscaled'.T25];[$'realWorldCalibrationData-collectedUnscaled'.T25]*[$'realWorldCalibrationData-collectedUnscaled'.$AV25];&quot;&quot;)">
            <text:p/>
          </table:table-cell>
          <table:table-cell table:formula="of:=IF([$'realWorldCalibrationData-collectedUnscaled'.U25];[$'realWorldCalibrationData-collectedUnscaled'.U25]*[$'realWorldCalibrationData-collectedUnscaled'.$AV25];&quot;&quot;)">
            <text:p/>
          </table:table-cell>
          <table:table-cell table:formula="of:=IF([$'realWorldCalibrationData-collectedUnscaled'.V25];[$'realWorldCalibrationData-collectedUnscaled'.V25]*[$'realWorldCalibrationData-collectedUnscaled'.$AV25];&quot;&quot;)">
            <text:p/>
          </table:table-cell>
          <table:table-cell table:formula="of:=IF([$'realWorldCalibrationData-collectedUnscaled'.W25];[$'realWorldCalibrationData-collectedUnscaled'.W25]*[$'realWorldCalibrationData-collectedUnscaled'.$AV25];&quot;&quot;)">
            <text:p/>
          </table:table-cell>
          <table:table-cell table:formula="of:=IF([$'realWorldCalibrationData-collectedUnscaled'.X25];[$'realWorldCalibrationData-collectedUnscaled'.X25]*[$'realWorldCalibrationData-collectedUnscaled'.$AV25];&quot;&quot;)">
            <text:p/>
          </table:table-cell>
          <table:table-cell table:formula="of:=IF([$'realWorldCalibrationData-collectedUnscaled'.Y25];[$'realWorldCalibrationData-collectedUnscaled'.Y25]*[$'realWorldCalibrationData-collectedUnscaled'.$AV25];&quot;&quot;)">
            <text:p/>
          </table:table-cell>
          <table:table-cell table:formula="of:=IF([$'realWorldCalibrationData-collectedUnscaled'.Z25];[$'realWorldCalibrationData-collectedUnscaled'.Z25]*[$'realWorldCalibrationData-collectedUnscaled'.$AV25];&quot;&quot;)">
            <text:p/>
          </table:table-cell>
          <table:table-cell table:formula="of:=IF([$'realWorldCalibrationData-collectedUnscaled'.AA25];[$'realWorldCalibrationData-collectedUnscaled'.AA25]*[$'realWorldCalibrationData-collectedUnscaled'.$AV25];&quot;&quot;)">
            <text:p/>
          </table:table-cell>
          <table:table-cell table:formula="of:=IF([$'realWorldCalibrationData-collectedUnscaled'.AB25];[$'realWorldCalibrationData-collectedUnscaled'.AB25]*[$'realWorldCalibrationData-collectedUnscaled'.$AV25];&quot;&quot;)">
            <text:p/>
          </table:table-cell>
          <table:table-cell table:formula="of:=IF([$'realWorldCalibrationData-collectedUnscaled'.AC25];[$'realWorldCalibrationData-collectedUnscaled'.AC25]*[$'realWorldCalibrationData-collectedUnscaled'.$AV25];&quot;&quot;)">
            <text:p/>
          </table:table-cell>
          <table:table-cell table:formula="of:=IF([$'realWorldCalibrationData-collectedUnscaled'.AD25];[$'realWorldCalibrationData-collectedUnscaled'.AD25]*[$'realWorldCalibrationData-collectedUnscaled'.$AV25];&quot;&quot;)">
            <text:p/>
          </table:table-cell>
          <table:table-cell table:formula="of:=IF([$'realWorldCalibrationData-collectedUnscaled'.AE25];[$'realWorldCalibrationData-collectedUnscaled'.AE25]*[$'realWorldCalibrationData-collectedUnscaled'.$AV25];&quot;&quot;)">
            <text:p/>
          </table:table-cell>
          <table:table-cell table:formula="of:=IF([$'realWorldCalibrationData-collectedUnscaled'.AF25];[$'realWorldCalibrationData-collectedUnscaled'.AF25]*[$'realWorldCalibrationData-collectedUnscaled'.$AV25];&quot;&quot;)">
            <text:p/>
          </table:table-cell>
          <table:table-cell table:formula="of:=IF([$'realWorldCalibrationData-collectedUnscaled'.AG25];[$'realWorldCalibrationData-collectedUnscaled'.AG25]*[$'realWorldCalibrationData-collectedUnscaled'.$AV25];&quot;&quot;)">
            <text:p/>
          </table:table-cell>
          <table:table-cell table:formula="of:=IF([$'realWorldCalibrationData-collectedUnscaled'.AH25];[$'realWorldCalibrationData-collectedUnscaled'.AH25]*[$'realWorldCalibrationData-collectedUnscaled'.$AV25];&quot;&quot;)">
            <text:p/>
          </table:table-cell>
          <table:table-cell table:formula="of:=IF([$'realWorldCalibrationData-collectedUnscaled'.AI25];[$'realWorldCalibrationData-collectedUnscaled'.AI25]*[$'realWorldCalibrationData-collectedUnscaled'.$AV25];&quot;&quot;)">
            <text:p/>
          </table:table-cell>
          <table:table-cell table:formula="of:=IF([$'realWorldCalibrationData-collectedUnscaled'.AJ25];[$'realWorldCalibrationData-collectedUnscaled'.AJ25]*[$'realWorldCalibrationData-collectedUnscaled'.$AV25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K25];[$'realWorldCalibrationData-collectedUnscaled'.AK25]*[$'realWorldCalibrationData-collectedUnscaled'.$AV25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L25];[$'realWorldCalibrationData-collectedUnscaled'.AL25]*[$'realWorldCalibrationData-collectedUnscaled'.$AV25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M25];[$'realWorldCalibrationData-collectedUnscaled'.AM25]*[$'realWorldCalibrationData-collectedUnscaled'.$AV25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N25];[$'realWorldCalibrationData-collectedUnscaled'.AN25]*[$'realWorldCalibrationData-collectedUnscaled'.$AV25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O25];[$'realWorldCalibrationData-collectedUnscaled'.AO25]*[$'realWorldCalibrationData-collectedUnscaled'.$AV25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P25];[$'realWorldCalibrationData-collectedUnscaled'.AP25]*[$'realWorldCalibrationData-collectedUnscaled'.$AV25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Q25];[$'realWorldCalibrationData-collectedUnscaled'.AQ25]*[$'realWorldCalibrationData-collectedUnscaled'.$AV25];&quot;&quot;)">
            <text:p/>
          </table:table-cell>
          <table:table-cell table:formula="of:=IF([$'realWorldCalibrationData-collectedUnscaled'.AR25];[$'realWorldCalibrationData-collectedUnscaled'.AR25]*[$'realWorldCalibrationData-collectedUnscaled'.$AV25];&quot;&quot;)">
            <text:p/>
          </table:table-cell>
          <table:table-cell table:formula="of:=IF([$'realWorldCalibrationData-collectedUnscaled'.AS25];[$'realWorldCalibrationData-collectedUnscaled'.AS25]*[$'realWorldCalibrationData-collectedUnscaled'.$AV25];&quot;&quot;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energy.CO2 emissions" calcext:value-type="string">
            <text:p>energy.CO2 emissions</text:p>
          </table:table-cell>
          <table:table-cell table:formula="of:=IF([$'realWorldCalibrationData-collectedUnscaled'.B26];[$'realWorldCalibrationData-collectedUnscaled'.B26]*[$'realWorldCalibrationData-collectedUnscaled'.$AV26];&quot;&quot;)" office:value-type="float" office:value="19.0527618003299" calcext:value-type="float">
            <text:p>19.0527618003299</text:p>
          </table:table-cell>
          <table:table-cell table:formula="of:=IF([$'realWorldCalibrationData-collectedUnscaled'.C26];[$'realWorldCalibrationData-collectedUnscaled'.C26]*[$'realWorldCalibrationData-collectedUnscaled'.$AV26];&quot;&quot;)" office:value-type="float" office:value="18.5889619463705" calcext:value-type="float">
            <text:p>18.5889619463705</text:p>
          </table:table-cell>
          <table:table-cell table:formula="of:=IF([$'realWorldCalibrationData-collectedUnscaled'.D26];[$'realWorldCalibrationData-collectedUnscaled'.D26]*[$'realWorldCalibrationData-collectedUnscaled'.$AV26];&quot;&quot;)" office:value-type="float" office:value="18.4407824586149" calcext:value-type="float">
            <text:p>18.4407824586149</text:p>
          </table:table-cell>
          <table:table-cell table:formula="of:=IF([$'realWorldCalibrationData-collectedUnscaled'.E26];[$'realWorldCalibrationData-collectedUnscaled'.E26]*[$'realWorldCalibrationData-collectedUnscaled'.$AV26];&quot;&quot;)" office:value-type="float" office:value="18.5506533565753" calcext:value-type="float">
            <text:p>18.5506533565753</text:p>
          </table:table-cell>
          <table:table-cell table:formula="of:=IF([$'realWorldCalibrationData-collectedUnscaled'.F26];[$'realWorldCalibrationData-collectedUnscaled'.F26]*[$'realWorldCalibrationData-collectedUnscaled'.$AV26];&quot;&quot;)" office:value-type="float" office:value="19.1971526663156" calcext:value-type="float">
            <text:p>19.1971526663156</text:p>
          </table:table-cell>
          <table:table-cell table:formula="of:=IF([$'realWorldCalibrationData-collectedUnscaled'.G26];[$'realWorldCalibrationData-collectedUnscaled'.G26]*[$'realWorldCalibrationData-collectedUnscaled'.$AV26];&quot;&quot;)" office:value-type="float" office:value="19.849859749505" calcext:value-type="float">
            <text:p>19.849859749505</text:p>
          </table:table-cell>
          <table:table-cell table:formula="of:=IF([$'realWorldCalibrationData-collectedUnscaled'.H26];[$'realWorldCalibrationData-collectedUnscaled'.H26]*[$'realWorldCalibrationData-collectedUnscaled'.$AV26];&quot;&quot;)" office:value-type="float" office:value="20.1298117910404" calcext:value-type="float">
            <text:p>20.1298117910404</text:p>
          </table:table-cell>
          <table:table-cell table:formula="of:=IF([$'realWorldCalibrationData-collectedUnscaled'.I26];[$'realWorldCalibrationData-collectedUnscaled'.I26]*[$'realWorldCalibrationData-collectedUnscaled'.$AV26];&quot;&quot;)" office:value-type="float" office:value="20.7428328018478" calcext:value-type="float">
            <text:p>20.7428328018478</text:p>
          </table:table-cell>
          <table:table-cell table:formula="of:=IF([$'realWorldCalibrationData-collectedUnscaled'.J26];[$'realWorldCalibrationData-collectedUnscaled'.J26]*[$'realWorldCalibrationData-collectedUnscaled'.$AV26];&quot;&quot;)" office:value-type="float" office:value="21.5376458283009" calcext:value-type="float">
            <text:p>21.5376458283009</text:p>
          </table:table-cell>
          <table:table-cell table:formula="of:=IF([$'realWorldCalibrationData-collectedUnscaled'.K26];[$'realWorldCalibrationData-collectedUnscaled'.K26]*[$'realWorldCalibrationData-collectedUnscaled'.$AV26];&quot;&quot;)" office:value-type="float" office:value="21.8328513926012" calcext:value-type="float">
            <text:p>21.8328513926012</text:p>
          </table:table-cell>
          <table:table-cell table:formula="of:=IF([$'realWorldCalibrationData-collectedUnscaled'.L26];[$'realWorldCalibrationData-collectedUnscaled'.L26]*[$'realWorldCalibrationData-collectedUnscaled'.$AV26];&quot;&quot;)" office:value-type="float" office:value="22.041699273216" calcext:value-type="float">
            <text:p>22.041699273216</text:p>
          </table:table-cell>
          <table:table-cell table:formula="of:=IF([$'realWorldCalibrationData-collectedUnscaled'.M26];[$'realWorldCalibrationData-collectedUnscaled'.M26]*[$'realWorldCalibrationData-collectedUnscaled'.$AV26];&quot;&quot;)" office:value-type="float" office:value="22.5228498425012" calcext:value-type="float">
            <text:p>22.5228498425012</text:p>
          </table:table-cell>
          <table:table-cell table:formula="of:=IF([$'realWorldCalibrationData-collectedUnscaled'.N26];[$'realWorldCalibrationData-collectedUnscaled'.N26]*[$'realWorldCalibrationData-collectedUnscaled'.$AV26];&quot;&quot;)" office:value-type="float" office:value="21.8364067212029" calcext:value-type="float">
            <text:p>21.8364067212029</text:p>
          </table:table-cell>
          <table:table-cell table:formula="of:=IF([$'realWorldCalibrationData-collectedUnscaled'.O26];[$'realWorldCalibrationData-collectedUnscaled'.O26]*[$'realWorldCalibrationData-collectedUnscaled'.$AV26];&quot;&quot;)" office:value-type="float" office:value="22.0475215186396" calcext:value-type="float">
            <text:p>22.0475215186396</text:p>
          </table:table-cell>
          <table:table-cell table:formula="of:=IF([$'realWorldCalibrationData-collectedUnscaled'.P26];[$'realWorldCalibrationData-collectedUnscaled'.P26]*[$'realWorldCalibrationData-collectedUnscaled'.$AV26];&quot;&quot;)" office:value-type="float" office:value="22.1671222730407" calcext:value-type="float">
            <text:p>22.1671222730407</text:p>
          </table:table-cell>
          <table:table-cell table:formula="of:=IF([$'realWorldCalibrationData-collectedUnscaled'.Q26];[$'realWorldCalibrationData-collectedUnscaled'.Q26]*[$'realWorldCalibrationData-collectedUnscaled'.$AV26];&quot;&quot;)" office:value-type="float" office:value="22.6154850759198" calcext:value-type="float">
            <text:p>22.6154850759198</text:p>
          </table:table-cell>
          <table:table-cell table:formula="of:=IF([$'realWorldCalibrationData-collectedUnscaled'.R26];[$'realWorldCalibrationData-collectedUnscaled'.R26]*[$'realWorldCalibrationData-collectedUnscaled'.$AV26];&quot;&quot;)" office:value-type="float" office:value="23.3050073973432" calcext:value-type="float">
            <text:p>23.3050073973432</text:p>
          </table:table-cell>
          <table:table-cell table:formula="of:=IF([$'realWorldCalibrationData-collectedUnscaled'.S26];[$'realWorldCalibrationData-collectedUnscaled'.S26]*[$'realWorldCalibrationData-collectedUnscaled'.$AV26];&quot;&quot;)" office:value-type="float" office:value="23.4205244795503" calcext:value-type="float">
            <text:p>23.4205244795503</text:p>
          </table:table-cell>
          <table:table-cell table:formula="of:=IF([$'realWorldCalibrationData-collectedUnscaled'.T26];[$'realWorldCalibrationData-collectedUnscaled'.T26]*[$'realWorldCalibrationData-collectedUnscaled'.$AV26];&quot;&quot;)" office:value-type="float" office:value="23.3370216264251" calcext:value-type="float">
            <text:p>23.3370216264251</text:p>
          </table:table-cell>
          <table:table-cell table:formula="of:=IF([$'realWorldCalibrationData-collectedUnscaled'.U26];[$'realWorldCalibrationData-collectedUnscaled'.U26]*[$'realWorldCalibrationData-collectedUnscaled'.$AV26];&quot;&quot;)" office:value-type="float" office:value="23.8250668732969" calcext:value-type="float">
            <text:p>23.8250668732969</text:p>
          </table:table-cell>
          <table:table-cell table:formula="of:=IF([$'realWorldCalibrationData-collectedUnscaled'.V26];[$'realWorldCalibrationData-collectedUnscaled'.V26]*[$'realWorldCalibrationData-collectedUnscaled'.$AV26];&quot;&quot;)" office:value-type="float" office:value="24.5184138123653" calcext:value-type="float">
            <text:p>24.5184138123653</text:p>
          </table:table-cell>
          <table:table-cell table:formula="of:=IF([$'realWorldCalibrationData-collectedUnscaled'.W26];[$'realWorldCalibrationData-collectedUnscaled'.W26]*[$'realWorldCalibrationData-collectedUnscaled'.$AV26];&quot;&quot;)" office:value-type="float" office:value="24.7036473100738" calcext:value-type="float">
            <text:p>24.7036473100738</text:p>
          </table:table-cell>
          <table:table-cell table:formula="of:=IF([$'realWorldCalibrationData-collectedUnscaled'.X26];[$'realWorldCalibrationData-collectedUnscaled'.X26]*[$'realWorldCalibrationData-collectedUnscaled'.$AV26];&quot;&quot;)" office:value-type="float" office:value="25.2723087204166" calcext:value-type="float">
            <text:p>25.2723087204166</text:p>
          </table:table-cell>
          <table:table-cell table:formula="of:=IF([$'realWorldCalibrationData-collectedUnscaled'.Y26];[$'realWorldCalibrationData-collectedUnscaled'.Y26]*[$'realWorldCalibrationData-collectedUnscaled'.$AV26];&quot;&quot;)" office:value-type="float" office:value="26.5821991758423" calcext:value-type="float">
            <text:p>26.5821991758423</text:p>
          </table:table-cell>
          <table:table-cell table:formula="of:=IF([$'realWorldCalibrationData-collectedUnscaled'.Z26];[$'realWorldCalibrationData-collectedUnscaled'.Z26]*[$'realWorldCalibrationData-collectedUnscaled'.$AV26];&quot;&quot;)" office:value-type="float" office:value="27.4984306182001" calcext:value-type="float">
            <text:p>27.4984306182001</text:p>
          </table:table-cell>
          <table:table-cell table:formula="of:=IF([$'realWorldCalibrationData-collectedUnscaled'.AA26];[$'realWorldCalibrationData-collectedUnscaled'.AA26]*[$'realWorldCalibrationData-collectedUnscaled'.$AV26];&quot;&quot;)" office:value-type="float" office:value="28.4119541116871" calcext:value-type="float">
            <text:p>28.4119541116871</text:p>
          </table:table-cell>
          <table:table-cell table:formula="of:=IF([$'realWorldCalibrationData-collectedUnscaled'.AB26];[$'realWorldCalibrationData-collectedUnscaled'.AB26]*[$'realWorldCalibrationData-collectedUnscaled'.$AV26];&quot;&quot;)" office:value-type="float" office:value="29.2923987056594" calcext:value-type="float">
            <text:p>29.2923987056594</text:p>
          </table:table-cell>
          <table:table-cell table:formula="of:=IF([$'realWorldCalibrationData-collectedUnscaled'.AC26];[$'realWorldCalibrationData-collectedUnscaled'.AC26]*[$'realWorldCalibrationData-collectedUnscaled'.$AV26];&quot;&quot;)" office:value-type="float" office:value="30.1218132688879" calcext:value-type="float">
            <text:p>30.1218132688879</text:p>
          </table:table-cell>
          <table:table-cell table:formula="of:=IF([$'realWorldCalibrationData-collectedUnscaled'.AD26];[$'realWorldCalibrationData-collectedUnscaled'.AD26]*[$'realWorldCalibrationData-collectedUnscaled'.$AV26];&quot;&quot;)" office:value-type="float" office:value="30.6862244059293" calcext:value-type="float">
            <text:p>30.6862244059293</text:p>
          </table:table-cell>
          <table:table-cell table:formula="of:=IF([$'realWorldCalibrationData-collectedUnscaled'.AE26];[$'realWorldCalibrationData-collectedUnscaled'.AE26]*[$'realWorldCalibrationData-collectedUnscaled'.$AV26];&quot;&quot;)" office:value-type="float" office:value="30.1484043940044" calcext:value-type="float">
            <text:p>30.1484043940044</text:p>
          </table:table-cell>
          <table:table-cell table:formula="of:=IF([$'realWorldCalibrationData-collectedUnscaled'.AF26];[$'realWorldCalibrationData-collectedUnscaled'.AF26]*[$'realWorldCalibrationData-collectedUnscaled'.$AV26];&quot;&quot;)" office:value-type="float" office:value="31.8673790234856" calcext:value-type="float">
            <text:p>31.8673790234856</text:p>
          </table:table-cell>
          <table:table-cell table:formula="of:=IF([$'realWorldCalibrationData-collectedUnscaled'.AG26];[$'realWorldCalibrationData-collectedUnscaled'.AG26]*[$'realWorldCalibrationData-collectedUnscaled'.$AV26];&quot;&quot;)" office:value-type="float" office:value="32.8663961755341" calcext:value-type="float">
            <text:p>32.8663961755341</text:p>
          </table:table-cell>
          <table:table-cell table:formula="of:=IF([$'realWorldCalibrationData-collectedUnscaled'.AH26];[$'realWorldCalibrationData-collectedUnscaled'.AH26]*[$'realWorldCalibrationData-collectedUnscaled'.$AV26];&quot;&quot;)" office:value-type="float" office:value="33.3494731563762" calcext:value-type="float">
            <text:p>33.3494731563762</text:p>
          </table:table-cell>
          <table:table-cell table:formula="of:=IF([$'realWorldCalibrationData-collectedUnscaled'.AI26];[$'realWorldCalibrationData-collectedUnscaled'.AI26]*[$'realWorldCalibrationData-collectedUnscaled'.$AV26];&quot;&quot;)" office:value-type="float" office:value="33.5850847813671" calcext:value-type="float">
            <text:p>33.5850847813671</text:p>
          </table:table-cell>
          <table:table-cell table:formula="of:=IF([$'realWorldCalibrationData-collectedUnscaled'.AJ26];[$'realWorldCalibrationData-collectedUnscaled'.AJ26]*[$'realWorldCalibrationData-collectedUnscaled'.$AV26];&quot;&quot;)" office:value-type="float" office:value="33.7768659026317" calcext:value-type="float">
            <text:p>33.7768659026317</text:p>
          </table:table-cell>
          <table:table-cell table:formula="of:=IF([$'realWorldCalibrationData-collectedUnscaled'.AK26];[$'realWorldCalibrationData-collectedUnscaled'.AK26]*[$'realWorldCalibrationData-collectedUnscaled'.$AV26];&quot;&quot;)" office:value-type="float" office:value="33.8154791936955" calcext:value-type="float">
            <text:p>33.8154791936955</text:p>
          </table:table-cell>
          <table:table-cell table:formula="of:=IF([$'realWorldCalibrationData-collectedUnscaled'.AL26];[$'realWorldCalibrationData-collectedUnscaled'.AL26]*[$'realWorldCalibrationData-collectedUnscaled'.$AV26];&quot;&quot;)" office:value-type="float" office:value="33.7405819566107" calcext:value-type="float">
            <text:p>33.7405819566107</text:p>
          </table:table-cell>
          <table:table-cell table:formula="of:=IF([$'realWorldCalibrationData-collectedUnscaled'.AM26];[$'realWorldCalibrationData-collectedUnscaled'.AM26]*[$'realWorldCalibrationData-collectedUnscaled'.$AV26];&quot;&quot;)" office:value-type="float" office:value="34.2906983257504" calcext:value-type="float">
            <text:p>34.2906983257504</text:p>
          </table:table-cell>
          <table:table-cell table:formula="of:=IF([$'realWorldCalibrationData-collectedUnscaled'.AN26];[$'realWorldCalibrationData-collectedUnscaled'.AN26]*[$'realWorldCalibrationData-collectedUnscaled'.$AV26];&quot;&quot;)" office:value-type="float" office:value="34.9590671846834" calcext:value-type="float">
            <text:p>34.9590671846834</text:p>
          </table:table-cell>
          <table:table-cell table:formula="of:=IF([$'realWorldCalibrationData-collectedUnscaled'.AO26];[$'realWorldCalibrationData-collectedUnscaled'.AO26]*[$'realWorldCalibrationData-collectedUnscaled'.$AV26];&quot;&quot;)" office:value-type="float" office:value="35.1626960923174" calcext:value-type="float">
            <text:p>35.1626960923174</text:p>
          </table:table-cell>
          <table:table-cell table:formula="of:=IF([$'realWorldCalibrationData-collectedUnscaled'.AP26];[$'realWorldCalibrationData-collectedUnscaled'.AP26]*[$'realWorldCalibrationData-collectedUnscaled'.$AV26];&quot;&quot;)" office:value-type="float" office:value="33.3343063187952" calcext:value-type="float">
            <text:p>33.3343063187952</text:p>
          </table:table-cell>
          <table:table-cell table:formula="of:=IF([$'realWorldCalibrationData-collectedUnscaled'.AQ26];[$'realWorldCalibrationData-collectedUnscaled'.AQ26]*[$'realWorldCalibrationData-collectedUnscaled'.$AV26];&quot;&quot;)" office:value-type="float" office:value="35.1593943144017" calcext:value-type="float">
            <text:p>35.1593943144017</text:p>
          </table:table-cell>
          <table:table-cell table:formula="of:=IF([$'realWorldCalibrationData-collectedUnscaled'.AR26];[$'realWorldCalibrationData-collectedUnscaled'.AR26]*[$'realWorldCalibrationData-collectedUnscaled'.$AV26];&quot;&quot;)">
            <text:p/>
          </table:table-cell>
          <table:table-cell table:formula="of:=IF([$'realWorldCalibrationData-collectedUnscaled'.AS26];[$'realWorldCalibrationData-collectedUnscaled'.AS26]*[$'realWorldCalibrationData-collectedUnscaled'.$AV26];&quot;&quot;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energy.CH4 emissions" calcext:value-type="string">
            <text:p>energy.CH4 emissions</text:p>
          </table:table-cell>
          <table:table-cell table:formula="of:=IF([$'realWorldCalibrationData-collectedUnscaled'.B27];[$'realWorldCalibrationData-collectedUnscaled'.B27]*[$'realWorldCalibrationData-collectedUnscaled'.$AV27];&quot;&quot;)" office:value-type="float" office:value="0.118891267891857" calcext:value-type="float">
            <text:p>0.118891267891857</text:p>
          </table:table-cell>
          <table:table-cell table:formula="of:=IF([$'realWorldCalibrationData-collectedUnscaled'.C27];[$'realWorldCalibrationData-collectedUnscaled'.C27]*[$'realWorldCalibrationData-collectedUnscaled'.$AV27];&quot;&quot;)" office:value-type="float" office:value="0.114040256394576" calcext:value-type="float">
            <text:p>0.114040256394576</text:p>
          </table:table-cell>
          <table:table-cell table:formula="of:=IF([$'realWorldCalibrationData-collectedUnscaled'.D27];[$'realWorldCalibrationData-collectedUnscaled'.D27]*[$'realWorldCalibrationData-collectedUnscaled'.$AV27];&quot;&quot;)" office:value-type="float" office:value="0.1140396044931" calcext:value-type="float">
            <text:p>0.1140396044931</text:p>
          </table:table-cell>
          <table:table-cell table:formula="of:=IF([$'realWorldCalibrationData-collectedUnscaled'.E27];[$'realWorldCalibrationData-collectedUnscaled'.E27]*[$'realWorldCalibrationData-collectedUnscaled'.$AV27];&quot;&quot;)" office:value-type="float" office:value="0.113728487982937" calcext:value-type="float">
            <text:p>0.113728487982937</text:p>
          </table:table-cell>
          <table:table-cell table:formula="of:=IF([$'realWorldCalibrationData-collectedUnscaled'.F27];[$'realWorldCalibrationData-collectedUnscaled'.F27]*[$'realWorldCalibrationData-collectedUnscaled'.$AV27];&quot;&quot;)" office:value-type="float" office:value="0.11433025717311" calcext:value-type="float">
            <text:p>0.11433025717311</text:p>
          </table:table-cell>
          <table:table-cell table:formula="of:=IF([$'realWorldCalibrationData-collectedUnscaled'.G27];[$'realWorldCalibrationData-collectedUnscaled'.G27]*[$'realWorldCalibrationData-collectedUnscaled'.$AV27];&quot;&quot;)" office:value-type="float" office:value="0.113373024847311" calcext:value-type="float">
            <text:p>0.113373024847311</text:p>
          </table:table-cell>
          <table:table-cell table:formula="of:=IF([$'realWorldCalibrationData-collectedUnscaled'.H27];[$'realWorldCalibrationData-collectedUnscaled'.H27]*[$'realWorldCalibrationData-collectedUnscaled'.$AV27];&quot;&quot;)" office:value-type="float" office:value="0.116530286269535" calcext:value-type="float">
            <text:p>0.116530286269535</text:p>
          </table:table-cell>
          <table:table-cell table:formula="of:=IF([$'realWorldCalibrationData-collectedUnscaled'.I27];[$'realWorldCalibrationData-collectedUnscaled'.I27]*[$'realWorldCalibrationData-collectedUnscaled'.$AV27];&quot;&quot;)" office:value-type="float" office:value="0.117835265145496" calcext:value-type="float">
            <text:p>0.117835265145496</text:p>
          </table:table-cell>
          <table:table-cell table:formula="of:=IF([$'realWorldCalibrationData-collectedUnscaled'.J27];[$'realWorldCalibrationData-collectedUnscaled'.J27]*[$'realWorldCalibrationData-collectedUnscaled'.$AV27];&quot;&quot;)" office:value-type="float" office:value="0.120965464736499" calcext:value-type="float">
            <text:p>0.120965464736499</text:p>
          </table:table-cell>
          <table:table-cell table:formula="of:=IF([$'realWorldCalibrationData-collectedUnscaled'.K27];[$'realWorldCalibrationData-collectedUnscaled'.K27]*[$'realWorldCalibrationData-collectedUnscaled'.$AV27];&quot;&quot;)" office:value-type="float" office:value="0.122598632813481" calcext:value-type="float">
            <text:p>0.122598632813481</text:p>
          </table:table-cell>
          <table:table-cell table:formula="of:=IF([$'realWorldCalibrationData-collectedUnscaled'.L27];[$'realWorldCalibrationData-collectedUnscaled'.L27]*[$'realWorldCalibrationData-collectedUnscaled'.$AV27];&quot;&quot;)" office:value-type="float" office:value="0.122631562118799" calcext:value-type="float">
            <text:p>0.122631562118799</text:p>
          </table:table-cell>
          <table:table-cell table:formula="of:=IF([$'realWorldCalibrationData-collectedUnscaled'.M27];[$'realWorldCalibrationData-collectedUnscaled'.M27]*[$'realWorldCalibrationData-collectedUnscaled'.$AV27];&quot;&quot;)" office:value-type="float" office:value="0.120561048622222" calcext:value-type="float">
            <text:p>0.120561048622222</text:p>
          </table:table-cell>
          <table:table-cell table:formula="of:=IF([$'realWorldCalibrationData-collectedUnscaled'.N27];[$'realWorldCalibrationData-collectedUnscaled'.N27]*[$'realWorldCalibrationData-collectedUnscaled'.$AV27];&quot;&quot;)" office:value-type="float" office:value="0.117135742554693" calcext:value-type="float">
            <text:p>0.117135742554693</text:p>
          </table:table-cell>
          <table:table-cell table:formula="of:=IF([$'realWorldCalibrationData-collectedUnscaled'.O27];[$'realWorldCalibrationData-collectedUnscaled'.O27]*[$'realWorldCalibrationData-collectedUnscaled'.$AV27];&quot;&quot;)" office:value-type="float" office:value="0.116450729695393" calcext:value-type="float">
            <text:p>0.116450729695393</text:p>
          </table:table-cell>
          <table:table-cell table:formula="of:=IF([$'realWorldCalibrationData-collectedUnscaled'.P27];[$'realWorldCalibrationData-collectedUnscaled'.P27]*[$'realWorldCalibrationData-collectedUnscaled'.$AV27];&quot;&quot;)" office:value-type="float" office:value="0.115841758536183" calcext:value-type="float">
            <text:p>0.115841758536183</text:p>
          </table:table-cell>
          <table:table-cell table:formula="of:=IF([$'realWorldCalibrationData-collectedUnscaled'.Q27];[$'realWorldCalibrationData-collectedUnscaled'.Q27]*[$'realWorldCalibrationData-collectedUnscaled'.$AV27];&quot;&quot;)" office:value-type="float" office:value="0.118831379713127" calcext:value-type="float">
            <text:p>0.118831379713127</text:p>
          </table:table-cell>
          <table:table-cell table:formula="of:=IF([$'realWorldCalibrationData-collectedUnscaled'.R27];[$'realWorldCalibrationData-collectedUnscaled'.R27]*[$'realWorldCalibrationData-collectedUnscaled'.$AV27];&quot;&quot;)" office:value-type="float" office:value="0.121411925984392" calcext:value-type="float">
            <text:p>0.121411925984392</text:p>
          </table:table-cell>
          <table:table-cell table:formula="of:=IF([$'realWorldCalibrationData-collectedUnscaled'.S27];[$'realWorldCalibrationData-collectedUnscaled'.S27]*[$'realWorldCalibrationData-collectedUnscaled'.$AV27];&quot;&quot;)" office:value-type="float" office:value="0.121892114213974" calcext:value-type="float">
            <text:p>0.121892114213974</text:p>
          </table:table-cell>
          <table:table-cell table:formula="of:=IF([$'realWorldCalibrationData-collectedUnscaled'.T27];[$'realWorldCalibrationData-collectedUnscaled'.T27]*[$'realWorldCalibrationData-collectedUnscaled'.$AV27];&quot;&quot;)" office:value-type="float" office:value="0.121486898330985" calcext:value-type="float">
            <text:p>0.121486898330985</text:p>
          </table:table-cell>
          <table:table-cell table:formula="of:=IF([$'realWorldCalibrationData-collectedUnscaled'.U27];[$'realWorldCalibrationData-collectedUnscaled'.U27]*[$'realWorldCalibrationData-collectedUnscaled'.$AV27];&quot;&quot;)" office:value-type="float" office:value="0.119944281305481" calcext:value-type="float">
            <text:p>0.119944281305481</text:p>
          </table:table-cell>
          <table:table-cell table:formula="of:=IF([$'realWorldCalibrationData-collectedUnscaled'.V27];[$'realWorldCalibrationData-collectedUnscaled'.V27]*[$'realWorldCalibrationData-collectedUnscaled'.$AV27];&quot;&quot;)" office:value-type="float" office:value="0.122392881629777" calcext:value-type="float">
            <text:p>0.122392881629777</text:p>
          </table:table-cell>
          <table:table-cell table:formula="of:=IF([$'realWorldCalibrationData-collectedUnscaled'.W27];[$'realWorldCalibrationData-collectedUnscaled'.W27]*[$'realWorldCalibrationData-collectedUnscaled'.$AV27];&quot;&quot;)" office:value-type="float" office:value="0.1238904838903" calcext:value-type="float">
            <text:p>0.1238904838903</text:p>
          </table:table-cell>
          <table:table-cell table:formula="of:=IF([$'realWorldCalibrationData-collectedUnscaled'.X27];[$'realWorldCalibrationData-collectedUnscaled'.X27]*[$'realWorldCalibrationData-collectedUnscaled'.$AV27];&quot;&quot;)" office:value-type="float" office:value="0.124861146703742" calcext:value-type="float">
            <text:p>0.124861146703742</text:p>
          </table:table-cell>
          <table:table-cell table:formula="of:=IF([$'realWorldCalibrationData-collectedUnscaled'.Y27];[$'realWorldCalibrationData-collectedUnscaled'.Y27]*[$'realWorldCalibrationData-collectedUnscaled'.$AV27];&quot;&quot;)" office:value-type="float" office:value="0.130687267061304" calcext:value-type="float">
            <text:p>0.130687267061304</text:p>
          </table:table-cell>
          <table:table-cell table:formula="of:=IF([$'realWorldCalibrationData-collectedUnscaled'.Z27];[$'realWorldCalibrationData-collectedUnscaled'.Z27]*[$'realWorldCalibrationData-collectedUnscaled'.$AV27];&quot;&quot;)" office:value-type="float" office:value="0.138763717232827" calcext:value-type="float">
            <text:p>0.138763717232827</text:p>
          </table:table-cell>
          <table:table-cell table:formula="of:=IF([$'realWorldCalibrationData-collectedUnscaled'.AA27];[$'realWorldCalibrationData-collectedUnscaled'.AA27]*[$'realWorldCalibrationData-collectedUnscaled'.$AV27];&quot;&quot;)" office:value-type="float" office:value="0.14326814173951" calcext:value-type="float">
            <text:p>0.14326814173951</text:p>
          </table:table-cell>
          <table:table-cell table:formula="of:=IF([$'realWorldCalibrationData-collectedUnscaled'.AB27];[$'realWorldCalibrationData-collectedUnscaled'.AB27]*[$'realWorldCalibrationData-collectedUnscaled'.$AV27];&quot;&quot;)" office:value-type="float" office:value="0.146917595194835" calcext:value-type="float">
            <text:p>0.146917595194835</text:p>
          </table:table-cell>
          <table:table-cell table:formula="of:=IF([$'realWorldCalibrationData-collectedUnscaled'.AC27];[$'realWorldCalibrationData-collectedUnscaled'.AC27]*[$'realWorldCalibrationData-collectedUnscaled'.$AV27];&quot;&quot;)" office:value-type="float" office:value="0.149116696545918" calcext:value-type="float">
            <text:p>0.149116696545918</text:p>
          </table:table-cell>
          <table:table-cell table:formula="of:=IF([$'realWorldCalibrationData-collectedUnscaled'.AD27];[$'realWorldCalibrationData-collectedUnscaled'.AD27]*[$'realWorldCalibrationData-collectedUnscaled'.$AV27];&quot;&quot;)" office:value-type="float" office:value="0.155192920165377" calcext:value-type="float">
            <text:p>0.155192920165377</text:p>
          </table:table-cell>
          <table:table-cell table:formula="of:=IF([$'realWorldCalibrationData-collectedUnscaled'.AE27];[$'realWorldCalibrationData-collectedUnscaled'.AE27]*[$'realWorldCalibrationData-collectedUnscaled'.$AV27];&quot;&quot;)" office:value-type="float" office:value="0.154854402882264" calcext:value-type="float">
            <text:p>0.154854402882264</text:p>
          </table:table-cell>
          <table:table-cell table:formula="of:=IF([$'realWorldCalibrationData-collectedUnscaled'.AF27];[$'realWorldCalibrationData-collectedUnscaled'.AF27]*[$'realWorldCalibrationData-collectedUnscaled'.$AV27];&quot;&quot;)" office:value-type="float" office:value="0.160665001373648" calcext:value-type="float">
            <text:p>0.160665001373648</text:p>
          </table:table-cell>
          <table:table-cell table:formula="of:=IF([$'realWorldCalibrationData-collectedUnscaled'.AG27];[$'realWorldCalibrationData-collectedUnscaled'.AG27]*[$'realWorldCalibrationData-collectedUnscaled'.$AV27];&quot;&quot;)" office:value-type="float" office:value="0.162503086589809" calcext:value-type="float">
            <text:p>0.162503086589809</text:p>
          </table:table-cell>
          <table:table-cell table:formula="of:=IF([$'realWorldCalibrationData-collectedUnscaled'.AH27];[$'realWorldCalibrationData-collectedUnscaled'.AH27]*[$'realWorldCalibrationData-collectedUnscaled'.$AV27];&quot;&quot;)" office:value-type="float" office:value="0.166551461228884" calcext:value-type="float">
            <text:p>0.166551461228884</text:p>
          </table:table-cell>
          <table:table-cell table:formula="of:=IF([$'realWorldCalibrationData-collectedUnscaled'.AI27];[$'realWorldCalibrationData-collectedUnscaled'.AI27]*[$'realWorldCalibrationData-collectedUnscaled'.$AV27];&quot;&quot;)" office:value-type="float" office:value="0.167692172211274" calcext:value-type="float">
            <text:p>0.167692172211274</text:p>
          </table:table-cell>
          <table:table-cell table:formula="of:=IF([$'realWorldCalibrationData-collectedUnscaled'.AJ27];[$'realWorldCalibrationData-collectedUnscaled'.AJ27]*[$'realWorldCalibrationData-collectedUnscaled'.$AV27];&quot;&quot;)" office:value-type="float" office:value="0.166885650892668" calcext:value-type="float">
            <text:p>0.166885650892668</text:p>
          </table:table-cell>
          <table:table-cell table:formula="of:=IF([$'realWorldCalibrationData-collectedUnscaled'.AK27];[$'realWorldCalibrationData-collectedUnscaled'.AK27]*[$'realWorldCalibrationData-collectedUnscaled'.$AV27];&quot;&quot;)">
            <text:p/>
          </table:table-cell>
          <table:table-cell table:formula="of:=IF([$'realWorldCalibrationData-collectedUnscaled'.AL27];[$'realWorldCalibrationData-collectedUnscaled'.AL27]*[$'realWorldCalibrationData-collectedUnscaled'.$AV27];&quot;&quot;)">
            <text:p/>
          </table:table-cell>
          <table:table-cell table:formula="of:=IF([$'realWorldCalibrationData-collectedUnscaled'.AM27];[$'realWorldCalibrationData-collectedUnscaled'.AM27]*[$'realWorldCalibrationData-collectedUnscaled'.$AV27];&quot;&quot;)">
            <text:p/>
          </table:table-cell>
          <table:table-cell table:formula="of:=IF([$'realWorldCalibrationData-collectedUnscaled'.AN27];[$'realWorldCalibrationData-collectedUnscaled'.AN27]*[$'realWorldCalibrationData-collectedUnscaled'.$AV27];&quot;&quot;)">
            <text:p/>
          </table:table-cell>
          <table:table-cell table:formula="of:=IF([$'realWorldCalibrationData-collectedUnscaled'.AO27];[$'realWorldCalibrationData-collectedUnscaled'.AO27]*[$'realWorldCalibrationData-collectedUnscaled'.$AV27];&quot;&quot;)">
            <text:p/>
          </table:table-cell>
          <table:table-cell table:formula="of:=IF([$'realWorldCalibrationData-collectedUnscaled'.AP27];[$'realWorldCalibrationData-collectedUnscaled'.AP27]*[$'realWorldCalibrationData-collectedUnscaled'.$AV27];&quot;&quot;)">
            <text:p/>
          </table:table-cell>
          <table:table-cell table:formula="of:=IF([$'realWorldCalibrationData-collectedUnscaled'.AQ27];[$'realWorldCalibrationData-collectedUnscaled'.AQ27]*[$'realWorldCalibrationData-collectedUnscaled'.$AV27];&quot;&quot;)">
            <text:p/>
          </table:table-cell>
          <table:table-cell table:formula="of:=IF([$'realWorldCalibrationData-collectedUnscaled'.AR27];[$'realWorldCalibrationData-collectedUnscaled'.AR27]*[$'realWorldCalibrationData-collectedUnscaled'.$AV27];&quot;&quot;)">
            <text:p/>
          </table:table-cell>
          <table:table-cell table:formula="of:=IF([$'realWorldCalibrationData-collectedUnscaled'.AS27];[$'realWorldCalibrationData-collectedUnscaled'.AS27]*[$'realWorldCalibrationData-collectedUnscaled'.$AV27];&quot;&quot;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energy.N20 emissions" calcext:value-type="string">
            <text:p>energy.N20 emissions</text:p>
          </table:table-cell>
          <table:table-cell table:formula="of:=IF([$'realWorldCalibrationData-collectedUnscaled'.B28];[$'realWorldCalibrationData-collectedUnscaled'.B28]*[$'realWorldCalibrationData-collectedUnscaled'.$AV28];&quot;&quot;)" office:value-type="float" office:value="0.000599520311503673" calcext:value-type="float">
            <text:p>0.000599520311503673</text:p>
          </table:table-cell>
          <table:table-cell table:formula="of:=IF([$'realWorldCalibrationData-collectedUnscaled'.C28];[$'realWorldCalibrationData-collectedUnscaled'.C28]*[$'realWorldCalibrationData-collectedUnscaled'.$AV28];&quot;&quot;)" office:value-type="float" office:value="0.000625390941408956" calcext:value-type="float">
            <text:p>0.000625390941408956</text:p>
          </table:table-cell>
          <table:table-cell table:formula="of:=IF([$'realWorldCalibrationData-collectedUnscaled'.D28];[$'realWorldCalibrationData-collectedUnscaled'.D28]*[$'realWorldCalibrationData-collectedUnscaled'.$AV28];&quot;&quot;)" office:value-type="float" office:value="0.000785324049308535" calcext:value-type="float">
            <text:p>0.000785324049308535</text:p>
          </table:table-cell>
          <table:table-cell table:formula="of:=IF([$'realWorldCalibrationData-collectedUnscaled'.E28];[$'realWorldCalibrationData-collectedUnscaled'.E28]*[$'realWorldCalibrationData-collectedUnscaled'.$AV28];&quot;&quot;)" office:value-type="float" office:value="0.00082139777085711" calcext:value-type="float">
            <text:p>0.00082139777085711</text:p>
          </table:table-cell>
          <table:table-cell table:formula="of:=IF([$'realWorldCalibrationData-collectedUnscaled'.F28];[$'realWorldCalibrationData-collectedUnscaled'.F28]*[$'realWorldCalibrationData-collectedUnscaled'.$AV28];&quot;&quot;)" office:value-type="float" office:value="0.00074420193402416" calcext:value-type="float">
            <text:p>0.00074420193402416</text:p>
          </table:table-cell>
          <table:table-cell table:formula="of:=IF([$'realWorldCalibrationData-collectedUnscaled'.G28];[$'realWorldCalibrationData-collectedUnscaled'.G28]*[$'realWorldCalibrationData-collectedUnscaled'.$AV28];&quot;&quot;)" office:value-type="float" office:value="0.000705265036981322" calcext:value-type="float">
            <text:p>0.000705265036981322</text:p>
          </table:table-cell>
          <table:table-cell table:formula="of:=IF([$'realWorldCalibrationData-collectedUnscaled'.H28];[$'realWorldCalibrationData-collectedUnscaled'.H28]*[$'realWorldCalibrationData-collectedUnscaled'.$AV28];&quot;&quot;)" office:value-type="float" office:value="0.000800068714082827" calcext:value-type="float">
            <text:p>0.000800068714082827</text:p>
          </table:table-cell>
          <table:table-cell table:formula="of:=IF([$'realWorldCalibrationData-collectedUnscaled'.I28];[$'realWorldCalibrationData-collectedUnscaled'.I28]*[$'realWorldCalibrationData-collectedUnscaled'.$AV28];&quot;&quot;)" office:value-type="float" office:value="0.000941746343849533" calcext:value-type="float">
            <text:p>0.000941746343849533</text:p>
          </table:table-cell>
          <table:table-cell table:formula="of:=IF([$'realWorldCalibrationData-collectedUnscaled'.J28];[$'realWorldCalibrationData-collectedUnscaled'.J28]*[$'realWorldCalibrationData-collectedUnscaled'.$AV28];&quot;&quot;)" office:value-type="float" office:value="0.000827580603916707" calcext:value-type="float">
            <text:p>0.000827580603916707</text:p>
          </table:table-cell>
          <table:table-cell table:formula="of:=IF([$'realWorldCalibrationData-collectedUnscaled'.K28];[$'realWorldCalibrationData-collectedUnscaled'.K28]*[$'realWorldCalibrationData-collectedUnscaled'.$AV28];&quot;&quot;)" office:value-type="float" office:value="0.00091543466993834" calcext:value-type="float">
            <text:p>0.00091543466993834</text:p>
          </table:table-cell>
          <table:table-cell table:formula="of:=IF([$'realWorldCalibrationData-collectedUnscaled'.L28];[$'realWorldCalibrationData-collectedUnscaled'.L28]*[$'realWorldCalibrationData-collectedUnscaled'.$AV28];&quot;&quot;)" office:value-type="float" office:value="0.000909144746002712" calcext:value-type="float">
            <text:p>0.000909144746002712</text:p>
          </table:table-cell>
          <table:table-cell table:formula="of:=IF([$'realWorldCalibrationData-collectedUnscaled'.M28];[$'realWorldCalibrationData-collectedUnscaled'.M28]*[$'realWorldCalibrationData-collectedUnscaled'.$AV28];&quot;&quot;)" office:value-type="float" office:value="0.00115101941458253" calcext:value-type="float">
            <text:p>0.00115101941458253</text:p>
          </table:table-cell>
          <table:table-cell table:formula="of:=IF([$'realWorldCalibrationData-collectedUnscaled'.N28];[$'realWorldCalibrationData-collectedUnscaled'.N28]*[$'realWorldCalibrationData-collectedUnscaled'.$AV28];&quot;&quot;)" office:value-type="float" office:value="0.00121320908111897" calcext:value-type="float">
            <text:p>0.00121320908111897</text:p>
          </table:table-cell>
          <table:table-cell table:formula="of:=IF([$'realWorldCalibrationData-collectedUnscaled'.O28];[$'realWorldCalibrationData-collectedUnscaled'.O28]*[$'realWorldCalibrationData-collectedUnscaled'.$AV28];&quot;&quot;)" office:value-type="float" office:value="0.0010636595944508" calcext:value-type="float">
            <text:p>0.0010636595944508</text:p>
          </table:table-cell>
          <table:table-cell table:formula="of:=IF([$'realWorldCalibrationData-collectedUnscaled'.P28];[$'realWorldCalibrationData-collectedUnscaled'.P28]*[$'realWorldCalibrationData-collectedUnscaled'.$AV28];&quot;&quot;)" office:value-type="float" office:value="0.00116968730255171" calcext:value-type="float">
            <text:p>0.00116968730255171</text:p>
          </table:table-cell>
          <table:table-cell table:formula="of:=IF([$'realWorldCalibrationData-collectedUnscaled'.Q28];[$'realWorldCalibrationData-collectedUnscaled'.Q28]*[$'realWorldCalibrationData-collectedUnscaled'.$AV28];&quot;&quot;)" office:value-type="float" office:value="0.00107939706542218" calcext:value-type="float">
            <text:p>0.00107939706542218</text:p>
          </table:table-cell>
          <table:table-cell table:formula="of:=IF([$'realWorldCalibrationData-collectedUnscaled'.R28];[$'realWorldCalibrationData-collectedUnscaled'.R28]*[$'realWorldCalibrationData-collectedUnscaled'.$AV28];&quot;&quot;)" office:value-type="float" office:value="0.00102881429768062" calcext:value-type="float">
            <text:p>0.00102881429768062</text:p>
          </table:table-cell>
          <table:table-cell table:formula="of:=IF([$'realWorldCalibrationData-collectedUnscaled'.S28];[$'realWorldCalibrationData-collectedUnscaled'.S28]*[$'realWorldCalibrationData-collectedUnscaled'.$AV28];&quot;&quot;)" office:value-type="float" office:value="0.00142470289584598" calcext:value-type="float">
            <text:p>0.00142470289584598</text:p>
          </table:table-cell>
          <table:table-cell table:formula="of:=IF([$'realWorldCalibrationData-collectedUnscaled'.T28];[$'realWorldCalibrationData-collectedUnscaled'.T28]*[$'realWorldCalibrationData-collectedUnscaled'.$AV28];&quot;&quot;)" office:value-type="float" office:value="0.00101756683574336" calcext:value-type="float">
            <text:p>0.00101756683574336</text:p>
          </table:table-cell>
          <table:table-cell table:formula="of:=IF([$'realWorldCalibrationData-collectedUnscaled'.U28];[$'realWorldCalibrationData-collectedUnscaled'.U28]*[$'realWorldCalibrationData-collectedUnscaled'.$AV28];&quot;&quot;)" office:value-type="float" office:value="0.000903611658344026" calcext:value-type="float">
            <text:p>0.000903611658344026</text:p>
          </table:table-cell>
          <table:table-cell table:formula="of:=IF([$'realWorldCalibrationData-collectedUnscaled'.V28];[$'realWorldCalibrationData-collectedUnscaled'.V28]*[$'realWorldCalibrationData-collectedUnscaled'.$AV28];&quot;&quot;)" office:value-type="float" office:value="0.000910105697145982" calcext:value-type="float">
            <text:p>0.000910105697145982</text:p>
          </table:table-cell>
          <table:table-cell table:formula="of:=IF([$'realWorldCalibrationData-collectedUnscaled'.W28];[$'realWorldCalibrationData-collectedUnscaled'.W28]*[$'realWorldCalibrationData-collectedUnscaled'.$AV28];&quot;&quot;)" office:value-type="float" office:value="0.000894171363744367" calcext:value-type="float">
            <text:p>0.000894171363744367</text:p>
          </table:table-cell>
          <table:table-cell table:formula="of:=IF([$'realWorldCalibrationData-collectedUnscaled'.X28];[$'realWorldCalibrationData-collectedUnscaled'.X28]*[$'realWorldCalibrationData-collectedUnscaled'.$AV28];&quot;&quot;)" office:value-type="float" office:value="0.000978912869218947" calcext:value-type="float">
            <text:p>0.000978912869218947</text:p>
          </table:table-cell>
          <table:table-cell table:formula="of:=IF([$'realWorldCalibrationData-collectedUnscaled'.Y28];[$'realWorldCalibrationData-collectedUnscaled'.Y28]*[$'realWorldCalibrationData-collectedUnscaled'.$AV28];&quot;&quot;)" office:value-type="float" office:value="0.000915399550098554" calcext:value-type="float">
            <text:p>0.000915399550098554</text:p>
          </table:table-cell>
          <table:table-cell table:formula="of:=IF([$'realWorldCalibrationData-collectedUnscaled'.Z28];[$'realWorldCalibrationData-collectedUnscaled'.Z28]*[$'realWorldCalibrationData-collectedUnscaled'.$AV28];&quot;&quot;)" office:value-type="float" office:value="0.000949251797757946" calcext:value-type="float">
            <text:p>0.000949251797757946</text:p>
          </table:table-cell>
          <table:table-cell table:formula="of:=IF([$'realWorldCalibrationData-collectedUnscaled'.AA28];[$'realWorldCalibrationData-collectedUnscaled'.AA28]*[$'realWorldCalibrationData-collectedUnscaled'.$AV28];&quot;&quot;)" office:value-type="float" office:value="0.000896943824541488" calcext:value-type="float">
            <text:p>0.000896943824541488</text:p>
          </table:table-cell>
          <table:table-cell table:formula="of:=IF([$'realWorldCalibrationData-collectedUnscaled'.AB28];[$'realWorldCalibrationData-collectedUnscaled'.AB28]*[$'realWorldCalibrationData-collectedUnscaled'.$AV28];&quot;&quot;)" office:value-type="float" office:value="0.000996742797172011" calcext:value-type="float">
            <text:p>0.000996742797172011</text:p>
          </table:table-cell>
          <table:table-cell table:formula="of:=IF([$'realWorldCalibrationData-collectedUnscaled'.AC28];[$'realWorldCalibrationData-collectedUnscaled'.AC28]*[$'realWorldCalibrationData-collectedUnscaled'.$AV28];&quot;&quot;)" office:value-type="float" office:value="0.000876874547293947" calcext:value-type="float">
            <text:p>0.000876874547293947</text:p>
          </table:table-cell>
          <table:table-cell table:formula="of:=IF([$'realWorldCalibrationData-collectedUnscaled'.AD28];[$'realWorldCalibrationData-collectedUnscaled'.AD28]*[$'realWorldCalibrationData-collectedUnscaled'.$AV28];&quot;&quot;)" office:value-type="float" office:value="0.000673343918920299" calcext:value-type="float">
            <text:p>0.000673343918920299</text:p>
          </table:table-cell>
          <table:table-cell table:formula="of:=IF([$'realWorldCalibrationData-collectedUnscaled'.AE28];[$'realWorldCalibrationData-collectedUnscaled'.AE28]*[$'realWorldCalibrationData-collectedUnscaled'.$AV28];&quot;&quot;)" office:value-type="float" office:value="0.000692552219234329" calcext:value-type="float">
            <text:p>0.000692552219234329</text:p>
          </table:table-cell>
          <table:table-cell table:formula="of:=IF([$'realWorldCalibrationData-collectedUnscaled'.AF28];[$'realWorldCalibrationData-collectedUnscaled'.AF28]*[$'realWorldCalibrationData-collectedUnscaled'.$AV28];&quot;&quot;)" office:value-type="float" office:value="0.000675564752500571" calcext:value-type="float">
            <text:p>0.000675564752500571</text:p>
          </table:table-cell>
          <table:table-cell table:formula="of:=IF([$'realWorldCalibrationData-collectedUnscaled'.AG28];[$'realWorldCalibrationData-collectedUnscaled'.AG28]*[$'realWorldCalibrationData-collectedUnscaled'.$AV28];&quot;&quot;)" office:value-type="float" office:value="0.000698256317853123" calcext:value-type="float">
            <text:p>0.000698256317853123</text:p>
          </table:table-cell>
          <table:table-cell table:formula="of:=IF([$'realWorldCalibrationData-collectedUnscaled'.AH28];[$'realWorldCalibrationData-collectedUnscaled'.AH28]*[$'realWorldCalibrationData-collectedUnscaled'.$AV28];&quot;&quot;)" office:value-type="float" office:value="0.000669014747076612" calcext:value-type="float">
            <text:p>0.000669014747076612</text:p>
          </table:table-cell>
          <table:table-cell table:formula="of:=IF([$'realWorldCalibrationData-collectedUnscaled'.AI28];[$'realWorldCalibrationData-collectedUnscaled'.AI28]*[$'realWorldCalibrationData-collectedUnscaled'.$AV28];&quot;&quot;)" office:value-type="float" office:value="0.000672008426452217" calcext:value-type="float">
            <text:p>0.000672008426452217</text:p>
          </table:table-cell>
          <table:table-cell table:formula="of:=IF([$'realWorldCalibrationData-collectedUnscaled'.AJ28];[$'realWorldCalibrationData-collectedUnscaled'.AJ28]*[$'realWorldCalibrationData-collectedUnscaled'.$AV28];&quot;&quot;)" office:value-type="float" office:value="0.000630595480581728" calcext:value-type="float">
            <text:p>0.000630595480581728</text:p>
          </table:table-cell>
          <table:table-cell table:formula="of:=IF([$'realWorldCalibrationData-collectedUnscaled'.AK28];[$'realWorldCalibrationData-collectedUnscaled'.AK28]*[$'realWorldCalibrationData-collectedUnscaled'.$AV28];&quot;&quot;)">
            <text:p/>
          </table:table-cell>
          <table:table-cell table:formula="of:=IF([$'realWorldCalibrationData-collectedUnscaled'.AL28];[$'realWorldCalibrationData-collectedUnscaled'.AL28]*[$'realWorldCalibrationData-collectedUnscaled'.$AV28];&quot;&quot;)">
            <text:p/>
          </table:table-cell>
          <table:table-cell table:formula="of:=IF([$'realWorldCalibrationData-collectedUnscaled'.AM28];[$'realWorldCalibrationData-collectedUnscaled'.AM28]*[$'realWorldCalibrationData-collectedUnscaled'.$AV28];&quot;&quot;)">
            <text:p/>
          </table:table-cell>
          <table:table-cell table:formula="of:=IF([$'realWorldCalibrationData-collectedUnscaled'.AN28];[$'realWorldCalibrationData-collectedUnscaled'.AN28]*[$'realWorldCalibrationData-collectedUnscaled'.$AV28];&quot;&quot;)">
            <text:p/>
          </table:table-cell>
          <table:table-cell table:formula="of:=IF([$'realWorldCalibrationData-collectedUnscaled'.AO28];[$'realWorldCalibrationData-collectedUnscaled'.AO28]*[$'realWorldCalibrationData-collectedUnscaled'.$AV28];&quot;&quot;)">
            <text:p/>
          </table:table-cell>
          <table:table-cell table:formula="of:=IF([$'realWorldCalibrationData-collectedUnscaled'.AP28];[$'realWorldCalibrationData-collectedUnscaled'.AP28]*[$'realWorldCalibrationData-collectedUnscaled'.$AV28];&quot;&quot;)">
            <text:p/>
          </table:table-cell>
          <table:table-cell table:formula="of:=IF([$'realWorldCalibrationData-collectedUnscaled'.AQ28];[$'realWorldCalibrationData-collectedUnscaled'.AQ28]*[$'realWorldCalibrationData-collectedUnscaled'.$AV28];&quot;&quot;)">
            <text:p/>
          </table:table-cell>
          <table:table-cell table:formula="of:=IF([$'realWorldCalibrationData-collectedUnscaled'.AR28];[$'realWorldCalibrationData-collectedUnscaled'.AR28]*[$'realWorldCalibrationData-collectedUnscaled'.$AV28];&quot;&quot;)">
            <text:p/>
          </table:table-cell>
          <table:table-cell table:formula="of:=IF([$'realWorldCalibrationData-collectedUnscaled'.AS28];[$'realWorldCalibrationData-collectedUnscaled'.AS28]*[$'realWorldCalibrationData-collectedUnscaled'.$AV28];&quot;&quot;)">
            <text:p/>
          </table:table-cell>
        </table:table-row>
        <table:table-row table:style-name="ro1">
          <table:table-cell table:formula="of:=[$'realWorldCalibrationData-collectedUnscaled'.A29]" office:value-type="string" office:string-value="energy.SO2 emissions" calcext:value-type="string">
            <text:p>energy.SO2 emissions</text:p>
          </table:table-cell>
          <table:table-cell table:formula="of:=IF([$'realWorldCalibrationData-collectedUnscaled'.B29];[$'realWorldCalibrationData-collectedUnscaled'.B29]*[$'realWorldCalibrationData-collectedUnscaled'.$AV29];&quot;&quot;)" office:value-type="float" office:value="0.135274361821225" calcext:value-type="float">
            <text:p>0.135274361821225</text:p>
          </table:table-cell>
          <table:table-cell table:formula="of:=IF([$'realWorldCalibrationData-collectedUnscaled'.C29];[$'realWorldCalibrationData-collectedUnscaled'.C29]*[$'realWorldCalibrationData-collectedUnscaled'.$AV29];&quot;&quot;)" office:value-type="float" office:value="0.131177243956212" calcext:value-type="float">
            <text:p>0.131177243956212</text:p>
          </table:table-cell>
          <table:table-cell table:formula="of:=IF([$'realWorldCalibrationData-collectedUnscaled'.D29];[$'realWorldCalibrationData-collectedUnscaled'.D29]*[$'realWorldCalibrationData-collectedUnscaled'.$AV29];&quot;&quot;)" office:value-type="float" office:value="0.128528124897505" calcext:value-type="float">
            <text:p>0.128528124897505</text:p>
          </table:table-cell>
          <table:table-cell table:formula="of:=IF([$'realWorldCalibrationData-collectedUnscaled'.E29];[$'realWorldCalibrationData-collectedUnscaled'.E29]*[$'realWorldCalibrationData-collectedUnscaled'.$AV29];&quot;&quot;)" office:value-type="float" office:value="0.127022248167481" calcext:value-type="float">
            <text:p>0.127022248167481</text:p>
          </table:table-cell>
          <table:table-cell table:formula="of:=IF([$'realWorldCalibrationData-collectedUnscaled'.F29];[$'realWorldCalibrationData-collectedUnscaled'.F29]*[$'realWorldCalibrationData-collectedUnscaled'.$AV29];&quot;&quot;)" office:value-type="float" office:value="0.128447947491398" calcext:value-type="float">
            <text:p>0.128447947491398</text:p>
          </table:table-cell>
          <table:table-cell table:formula="of:=IF([$'realWorldCalibrationData-collectedUnscaled'.G29];[$'realWorldCalibrationData-collectedUnscaled'.G29]*[$'realWorldCalibrationData-collectedUnscaled'.$AV29];&quot;&quot;)" office:value-type="float" office:value="0.128742190694862" calcext:value-type="float">
            <text:p>0.128742190694862</text:p>
          </table:table-cell>
          <table:table-cell table:formula="of:=IF([$'realWorldCalibrationData-collectedUnscaled'.H29];[$'realWorldCalibrationData-collectedUnscaled'.H29]*[$'realWorldCalibrationData-collectedUnscaled'.$AV29];&quot;&quot;)" office:value-type="float" office:value="0.128747593511274" calcext:value-type="float">
            <text:p>0.128747593511274</text:p>
          </table:table-cell>
          <table:table-cell table:formula="of:=IF([$'realWorldCalibrationData-collectedUnscaled'.I29];[$'realWorldCalibrationData-collectedUnscaled'.I29]*[$'realWorldCalibrationData-collectedUnscaled'.$AV29];&quot;&quot;)" office:value-type="float" office:value="0.131160046629886" calcext:value-type="float">
            <text:p>0.131160046629886</text:p>
          </table:table-cell>
          <table:table-cell table:formula="of:=IF([$'realWorldCalibrationData-collectedUnscaled'.J29];[$'realWorldCalibrationData-collectedUnscaled'.J29]*[$'realWorldCalibrationData-collectedUnscaled'.$AV29];&quot;&quot;)" office:value-type="float" office:value="0.132253269965877" calcext:value-type="float">
            <text:p>0.132253269965877</text:p>
          </table:table-cell>
          <table:table-cell table:formula="of:=IF([$'realWorldCalibrationData-collectedUnscaled'.K29];[$'realWorldCalibrationData-collectedUnscaled'.K29]*[$'realWorldCalibrationData-collectedUnscaled'.$AV29];&quot;&quot;)" office:value-type="float" office:value="0.132422804838463" calcext:value-type="float">
            <text:p>0.132422804838463</text:p>
          </table:table-cell>
          <table:table-cell table:formula="of:=IF([$'realWorldCalibrationData-collectedUnscaled'.L29];[$'realWorldCalibrationData-collectedUnscaled'.L29]*[$'realWorldCalibrationData-collectedUnscaled'.$AV29];&quot;&quot;)" office:value-type="float" office:value="0.1319264911168" calcext:value-type="float">
            <text:p>0.1319264911168</text:p>
          </table:table-cell>
          <table:table-cell table:formula="of:=IF([$'realWorldCalibrationData-collectedUnscaled'.M29];[$'realWorldCalibrationData-collectedUnscaled'.M29]*[$'realWorldCalibrationData-collectedUnscaled'.$AV29];&quot;&quot;)" office:value-type="float" office:value="0.130070576223647" calcext:value-type="float">
            <text:p>0.130070576223647</text:p>
          </table:table-cell>
          <table:table-cell table:formula="of:=IF([$'realWorldCalibrationData-collectedUnscaled'.N29];[$'realWorldCalibrationData-collectedUnscaled'.N29]*[$'realWorldCalibrationData-collectedUnscaled'.$AV29];&quot;&quot;)" office:value-type="float" office:value="0.126300515088782" calcext:value-type="float">
            <text:p>0.126300515088782</text:p>
          </table:table-cell>
          <table:table-cell table:formula="of:=IF([$'realWorldCalibrationData-collectedUnscaled'.O29];[$'realWorldCalibrationData-collectedUnscaled'.O29]*[$'realWorldCalibrationData-collectedUnscaled'.$AV29];&quot;&quot;)" office:value-type="float" office:value="0.124077416582409" calcext:value-type="float">
            <text:p>0.124077416582409</text:p>
          </table:table-cell>
          <table:table-cell table:formula="of:=IF([$'realWorldCalibrationData-collectedUnscaled'.P29];[$'realWorldCalibrationData-collectedUnscaled'.P29]*[$'realWorldCalibrationData-collectedUnscaled'.$AV29];&quot;&quot;)" office:value-type="float" office:value="0.120915694841301" calcext:value-type="float">
            <text:p>0.120915694841301</text:p>
          </table:table-cell>
          <table:table-cell table:formula="of:=IF([$'realWorldCalibrationData-collectedUnscaled'.Q29];[$'realWorldCalibrationData-collectedUnscaled'.Q29]*[$'realWorldCalibrationData-collectedUnscaled'.$AV29];&quot;&quot;)" office:value-type="float" office:value="0.118836578688368" calcext:value-type="float">
            <text:p>0.118836578688368</text:p>
          </table:table-cell>
          <table:table-cell table:formula="of:=IF([$'realWorldCalibrationData-collectedUnscaled'.R29];[$'realWorldCalibrationData-collectedUnscaled'.R29]*[$'realWorldCalibrationData-collectedUnscaled'.$AV29];&quot;&quot;)" office:value-type="float" office:value="0.116980543387329" calcext:value-type="float">
            <text:p>0.116980543387329</text:p>
          </table:table-cell>
          <table:table-cell table:formula="of:=IF([$'realWorldCalibrationData-collectedUnscaled'.S29];[$'realWorldCalibrationData-collectedUnscaled'.S29]*[$'realWorldCalibrationData-collectedUnscaled'.$AV29];&quot;&quot;)" office:value-type="float" office:value="0.116639342263335" calcext:value-type="float">
            <text:p>0.116639342263335</text:p>
          </table:table-cell>
          <table:table-cell table:formula="of:=IF([$'realWorldCalibrationData-collectedUnscaled'.T29];[$'realWorldCalibrationData-collectedUnscaled'.T29]*[$'realWorldCalibrationData-collectedUnscaled'.$AV29];&quot;&quot;)" office:value-type="float" office:value="0.113780333553251" calcext:value-type="float">
            <text:p>0.113780333553251</text:p>
          </table:table-cell>
          <table:table-cell table:formula="of:=IF([$'realWorldCalibrationData-collectedUnscaled'.U29];[$'realWorldCalibrationData-collectedUnscaled'.U29]*[$'realWorldCalibrationData-collectedUnscaled'.$AV29];&quot;&quot;)" office:value-type="float" office:value="0.108523575166655" calcext:value-type="float">
            <text:p>0.108523575166655</text:p>
          </table:table-cell>
          <table:table-cell table:formula="of:=IF([$'realWorldCalibrationData-collectedUnscaled'.V29];[$'realWorldCalibrationData-collectedUnscaled'.V29]*[$'realWorldCalibrationData-collectedUnscaled'.$AV29];&quot;&quot;)" office:value-type="float" office:value="0.109131206660588" calcext:value-type="float">
            <text:p>0.109131206660588</text:p>
          </table:table-cell>
          <table:table-cell table:formula="of:=IF([$'realWorldCalibrationData-collectedUnscaled'.W29];[$'realWorldCalibrationData-collectedUnscaled'.W29]*[$'realWorldCalibrationData-collectedUnscaled'.$AV29];&quot;&quot;)" office:value-type="float" office:value="0.109875295204526" calcext:value-type="float">
            <text:p>0.109875295204526</text:p>
          </table:table-cell>
          <table:table-cell table:formula="of:=IF([$'realWorldCalibrationData-collectedUnscaled'.X29];[$'realWorldCalibrationData-collectedUnscaled'.X29]*[$'realWorldCalibrationData-collectedUnscaled'.$AV29];&quot;&quot;)" office:value-type="float" office:value="0.108626517688117" calcext:value-type="float">
            <text:p>0.108626517688117</text:p>
          </table:table-cell>
          <table:table-cell table:formula="of:=IF([$'realWorldCalibrationData-collectedUnscaled'.Y29];[$'realWorldCalibrationData-collectedUnscaled'.Y29]*[$'realWorldCalibrationData-collectedUnscaled'.$AV29];&quot;&quot;)" office:value-type="float" office:value="0.112506874810505" calcext:value-type="float">
            <text:p>0.112506874810505</text:p>
          </table:table-cell>
          <table:table-cell table:formula="of:=IF([$'realWorldCalibrationData-collectedUnscaled'.Z29];[$'realWorldCalibrationData-collectedUnscaled'.Z29]*[$'realWorldCalibrationData-collectedUnscaled'.$AV29];&quot;&quot;)" office:value-type="float" office:value="0.118214671775208" calcext:value-type="float">
            <text:p>0.118214671775208</text:p>
          </table:table-cell>
          <table:table-cell table:formula="of:=IF([$'realWorldCalibrationData-collectedUnscaled'.AA29];[$'realWorldCalibrationData-collectedUnscaled'.AA29]*[$'realWorldCalibrationData-collectedUnscaled'.$AV29];&quot;&quot;)" office:value-type="float" office:value="0.12268864065259" calcext:value-type="float">
            <text:p>0.12268864065259</text:p>
          </table:table-cell>
          <table:table-cell table:formula="of:=IF([$'realWorldCalibrationData-collectedUnscaled'.AB29];[$'realWorldCalibrationData-collectedUnscaled'.AB29]*[$'realWorldCalibrationData-collectedUnscaled'.$AV29];&quot;&quot;)" office:value-type="float" office:value="0.123586368346891" calcext:value-type="float">
            <text:p>0.123586368346891</text:p>
          </table:table-cell>
          <table:table-cell table:formula="of:=IF([$'realWorldCalibrationData-collectedUnscaled'.AC29];[$'realWorldCalibrationData-collectedUnscaled'.AC29]*[$'realWorldCalibrationData-collectedUnscaled'.$AV29];&quot;&quot;)" office:value-type="float" office:value="0.122839257946234" calcext:value-type="float">
            <text:p>0.122839257946234</text:p>
          </table:table-cell>
          <table:table-cell table:formula="of:=IF([$'realWorldCalibrationData-collectedUnscaled'.AD29];[$'realWorldCalibrationData-collectedUnscaled'.AD29]*[$'realWorldCalibrationData-collectedUnscaled'.$AV29];&quot;&quot;)" office:value-type="float" office:value="0.120302673647715" calcext:value-type="float">
            <text:p>0.120302673647715</text:p>
          </table:table-cell>
          <table:table-cell table:formula="of:=IF([$'realWorldCalibrationData-collectedUnscaled'.AE29];[$'realWorldCalibrationData-collectedUnscaled'.AE29]*[$'realWorldCalibrationData-collectedUnscaled'.$AV29];&quot;&quot;)" office:value-type="float" office:value="0.11532608333834" calcext:value-type="float">
            <text:p>0.11532608333834</text:p>
          </table:table-cell>
          <table:table-cell table:formula="of:=IF([$'realWorldCalibrationData-collectedUnscaled'.AF29];[$'realWorldCalibrationData-collectedUnscaled'.AF29]*[$'realWorldCalibrationData-collectedUnscaled'.$AV29];&quot;&quot;)" office:value-type="float" office:value="0.11408239271754" calcext:value-type="float">
            <text:p>0.11408239271754</text:p>
          </table:table-cell>
          <table:table-cell table:formula="of:=IF([$'realWorldCalibrationData-collectedUnscaled'.AG29];[$'realWorldCalibrationData-collectedUnscaled'.AG29]*[$'realWorldCalibrationData-collectedUnscaled'.$AV29];&quot;&quot;)" office:value-type="float" office:value="0.115487077423088" calcext:value-type="float">
            <text:p>0.115487077423088</text:p>
          </table:table-cell>
          <table:table-cell table:formula="of:=IF([$'realWorldCalibrationData-collectedUnscaled'.AH29];[$'realWorldCalibrationData-collectedUnscaled'.AH29]*[$'realWorldCalibrationData-collectedUnscaled'.$AV29];&quot;&quot;)" office:value-type="float" office:value="0.113338982204123" calcext:value-type="float">
            <text:p>0.113338982204123</text:p>
          </table:table-cell>
          <table:table-cell table:formula="of:=IF([$'realWorldCalibrationData-collectedUnscaled'.AI29];[$'realWorldCalibrationData-collectedUnscaled'.AI29]*[$'realWorldCalibrationData-collectedUnscaled'.$AV29];&quot;&quot;)" office:value-type="float" office:value="0.112684135976888" calcext:value-type="float">
            <text:p>0.112684135976888</text:p>
          </table:table-cell>
          <table:table-cell table:formula="of:=IF([$'realWorldCalibrationData-collectedUnscaled'.AJ29];[$'realWorldCalibrationData-collectedUnscaled'.AJ29]*[$'realWorldCalibrationData-collectedUnscaled'.$AV29];&quot;&quot;)" office:value-type="float" office:value="0.111763264776835" calcext:value-type="float">
            <text:p>0.111763264776835</text:p>
          </table:table-cell>
          <table:table-cell table:formula="of:=IF([$'realWorldCalibrationData-collectedUnscaled'.AK29];[$'realWorldCalibrationData-collectedUnscaled'.AK29]*[$'realWorldCalibrationData-collectedUnscaled'.$AV29];&quot;&quot;)">
            <text:p/>
          </table:table-cell>
          <table:table-cell table:formula="of:=IF([$'realWorldCalibrationData-collectedUnscaled'.AL29];[$'realWorldCalibrationData-collectedUnscaled'.AL29]*[$'realWorldCalibrationData-collectedUnscaled'.$AV29];&quot;&quot;)">
            <text:p/>
          </table:table-cell>
          <table:table-cell table:formula="of:=IF([$'realWorldCalibrationData-collectedUnscaled'.AM29];[$'realWorldCalibrationData-collectedUnscaled'.AM29]*[$'realWorldCalibrationData-collectedUnscaled'.$AV29];&quot;&quot;)">
            <text:p/>
          </table:table-cell>
          <table:table-cell table:formula="of:=IF([$'realWorldCalibrationData-collectedUnscaled'.AN29];[$'realWorldCalibrationData-collectedUnscaled'.AN29]*[$'realWorldCalibrationData-collectedUnscaled'.$AV29];&quot;&quot;)">
            <text:p/>
          </table:table-cell>
          <table:table-cell table:formula="of:=IF([$'realWorldCalibrationData-collectedUnscaled'.AO29];[$'realWorldCalibrationData-collectedUnscaled'.AO29]*[$'realWorldCalibrationData-collectedUnscaled'.$AV29];&quot;&quot;)">
            <text:p/>
          </table:table-cell>
          <table:table-cell table:formula="of:=IF([$'realWorldCalibrationData-collectedUnscaled'.AP29];[$'realWorldCalibrationData-collectedUnscaled'.AP29]*[$'realWorldCalibrationData-collectedUnscaled'.$AV29];&quot;&quot;)">
            <text:p/>
          </table:table-cell>
          <table:table-cell table:formula="of:=IF([$'realWorldCalibrationData-collectedUnscaled'.AQ29];[$'realWorldCalibrationData-collectedUnscaled'.AQ29]*[$'realWorldCalibrationData-collectedUnscaled'.$AV29];&quot;&quot;)">
            <text:p/>
          </table:table-cell>
          <table:table-cell table:formula="of:=IF([$'realWorldCalibrationData-collectedUnscaled'.AR29];[$'realWorldCalibrationData-collectedUnscaled'.AR29]*[$'realWorldCalibrationData-collectedUnscaled'.$AV29];&quot;&quot;)">
            <text:p/>
          </table:table-cell>
          <table:table-cell table:formula="of:=IF([$'realWorldCalibrationData-collectedUnscaled'.AS29];[$'realWorldCalibrationData-collectedUnscaled'.AS29]*[$'realWorldCalibrationData-collectedUnscaled'.$AV29];&quot;&quot;)">
            <text:p/>
          </table:table-cell>
        </table:table-row>
        <table:table-row table:style-name="ro1">
          <table:table-cell table:formula="of:=[$'realWorldCalibrationData-collectedUnscaled'.A30]" office:value-type="string" office:string-value="energy.conversion efficiency of fossil fuels to secondary fossil energy" calcext:value-type="string">
            <text:p>energy.conversion efficiency of fossil fuels to secondary fossil energy</text:p>
          </table:table-cell>
          <table:table-cell table:formula="of:=IF([$'realWorldCalibrationData-collectedUnscaled'.B30];[$'realWorldCalibrationData-collectedUnscaled'.B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C30];[$'realWorldCalibrationData-collectedUnscaled'.C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D30];[$'realWorldCalibrationData-collectedUnscaled'.D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E30];[$'realWorldCalibrationData-collectedUnscaled'.E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F30];[$'realWorldCalibrationData-collectedUnscaled'.F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G30];[$'realWorldCalibrationData-collectedUnscaled'.G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H30];[$'realWorldCalibrationData-collectedUnscaled'.H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I30];[$'realWorldCalibrationData-collectedUnscaled'.I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J30];[$'realWorldCalibrationData-collectedUnscaled'.J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K30];[$'realWorldCalibrationData-collectedUnscaled'.K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L30];[$'realWorldCalibrationData-collectedUnscaled'.L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M30];[$'realWorldCalibrationData-collectedUnscaled'.M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N30];[$'realWorldCalibrationData-collectedUnscaled'.N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O30];[$'realWorldCalibrationData-collectedUnscaled'.O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P30];[$'realWorldCalibrationData-collectedUnscaled'.P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Q30];[$'realWorldCalibrationData-collectedUnscaled'.Q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R30];[$'realWorldCalibrationData-collectedUnscaled'.R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S30];[$'realWorldCalibrationData-collectedUnscaled'.S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T30];[$'realWorldCalibrationData-collectedUnscaled'.T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U30];[$'realWorldCalibrationData-collectedUnscaled'.U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V30];[$'realWorldCalibrationData-collectedUnscaled'.V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W30];[$'realWorldCalibrationData-collectedUnscaled'.W30]*[$'realWorldCalibrationData-collectedUnscaled'.$AV30];&quot;&quot;)" office:value-type="float" office:value="0.362352941176471" calcext:value-type="float">
            <text:p>0.362352941176471</text:p>
          </table:table-cell>
          <table:table-cell table:formula="of:=IF([$'realWorldCalibrationData-collectedUnscaled'.X30];[$'realWorldCalibrationData-collectedUnscaled'.X30]*[$'realWorldCalibrationData-collectedUnscaled'.$AV30];&quot;&quot;)" office:value-type="float" office:value="0.364705882352941" calcext:value-type="float">
            <text:p>0.364705882352941</text:p>
          </table:table-cell>
          <table:table-cell table:formula="of:=IF([$'realWorldCalibrationData-collectedUnscaled'.Y30];[$'realWorldCalibrationData-collectedUnscaled'.Y30]*[$'realWorldCalibrationData-collectedUnscaled'.$AV30];&quot;&quot;)" office:value-type="float" office:value="0.367058823529412" calcext:value-type="float">
            <text:p>0.367058823529412</text:p>
          </table:table-cell>
          <table:table-cell table:formula="of:=IF([$'realWorldCalibrationData-collectedUnscaled'.Z30];[$'realWorldCalibrationData-collectedUnscaled'.Z30]*[$'realWorldCalibrationData-collectedUnscaled'.$AV30];&quot;&quot;)" office:value-type="float" office:value="0.369411764705882" calcext:value-type="float">
            <text:p>0.369411764705882</text:p>
          </table:table-cell>
          <table:table-cell table:formula="of:=IF([$'realWorldCalibrationData-collectedUnscaled'.AA30];[$'realWorldCalibrationData-collectedUnscaled'.AA30]*[$'realWorldCalibrationData-collectedUnscaled'.$AV30];&quot;&quot;)" office:value-type="float" office:value="0.371764705882353" calcext:value-type="float">
            <text:p>0.371764705882353</text:p>
          </table:table-cell>
          <table:table-cell table:formula="of:=IF([$'realWorldCalibrationData-collectedUnscaled'.AB30];[$'realWorldCalibrationData-collectedUnscaled'.AB30]*[$'realWorldCalibrationData-collectedUnscaled'.$AV30];&quot;&quot;)" office:value-type="float" office:value="0.374117647058824" calcext:value-type="float">
            <text:p>0.374117647058824</text:p>
          </table:table-cell>
          <table:table-cell table:formula="of:=IF([$'realWorldCalibrationData-collectedUnscaled'.AC30];[$'realWorldCalibrationData-collectedUnscaled'.AC30]*[$'realWorldCalibrationData-collectedUnscaled'.$AV30];&quot;&quot;)" office:value-type="float" office:value="0.376470588235294" calcext:value-type="float">
            <text:p>0.376470588235294</text:p>
          </table:table-cell>
          <table:table-cell table:formula="of:=IF([$'realWorldCalibrationData-collectedUnscaled'.AD30];[$'realWorldCalibrationData-collectedUnscaled'.AD30]*[$'realWorldCalibrationData-collectedUnscaled'.$AV30];&quot;&quot;)" office:value-type="float" office:value="0.378823529411765" calcext:value-type="float">
            <text:p>0.378823529411765</text:p>
          </table:table-cell>
          <table:table-cell table:formula="of:=IF([$'realWorldCalibrationData-collectedUnscaled'.AE30];[$'realWorldCalibrationData-collectedUnscaled'.AE30]*[$'realWorldCalibrationData-collectedUnscaled'.$AV30];&quot;&quot;)" office:value-type="float" office:value="0.381176470588235" calcext:value-type="float">
            <text:p>0.381176470588235</text:p>
          </table:table-cell>
          <table:table-cell table:formula="of:=IF([$'realWorldCalibrationData-collectedUnscaled'.AF30];[$'realWorldCalibrationData-collectedUnscaled'.AF30]*[$'realWorldCalibrationData-collectedUnscaled'.$AV30];&quot;&quot;)" office:value-type="float" office:value="0.383529411764706" calcext:value-type="float">
            <text:p>0.383529411764706</text:p>
          </table:table-cell>
          <table:table-cell table:formula="of:=IF([$'realWorldCalibrationData-collectedUnscaled'.AG30];[$'realWorldCalibrationData-collectedUnscaled'.AG30]*[$'realWorldCalibrationData-collectedUnscaled'.$AV30];&quot;&quot;)" office:value-type="float" office:value="0.385882352941176" calcext:value-type="float">
            <text:p>0.385882352941176</text:p>
          </table:table-cell>
          <table:table-cell table:formula="of:=IF([$'realWorldCalibrationData-collectedUnscaled'.AH30];[$'realWorldCalibrationData-collectedUnscaled'.AH30]*[$'realWorldCalibrationData-collectedUnscaled'.$AV30];&quot;&quot;)" office:value-type="float" office:value="0.388235294117647" calcext:value-type="float">
            <text:p>0.388235294117647</text:p>
          </table:table-cell>
          <table:table-cell table:formula="of:=IF([$'realWorldCalibrationData-collectedUnscaled'.AI30];[$'realWorldCalibrationData-collectedUnscaled'.AI30]*[$'realWorldCalibrationData-collectedUnscaled'.$AV30];&quot;&quot;)" office:value-type="float" office:value="0.390588235294118" calcext:value-type="float">
            <text:p>0.390588235294118</text:p>
          </table:table-cell>
          <table:table-cell table:formula="of:=IF([$'realWorldCalibrationData-collectedUnscaled'.AJ30];[$'realWorldCalibrationData-collectedUnscaled'.AJ30]*[$'realWorldCalibrationData-collectedUnscaled'.$AV30];&quot;&quot;)" office:value-type="float" office:value="0.392941176470588" calcext:value-type="float">
            <text:p>0.392941176470588</text:p>
          </table:table-cell>
          <table:table-cell table:formula="of:=IF([$'realWorldCalibrationData-collectedUnscaled'.AK30];[$'realWorldCalibrationData-collectedUnscaled'.AK30]*[$'realWorldCalibrationData-collectedUnscaled'.$AV30];&quot;&quot;)" office:value-type="float" office:value="0.395294117647059" calcext:value-type="float">
            <text:p>0.395294117647059</text:p>
          </table:table-cell>
          <table:table-cell table:formula="of:=IF([$'realWorldCalibrationData-collectedUnscaled'.AL30];[$'realWorldCalibrationData-collectedUnscaled'.AL30]*[$'realWorldCalibrationData-collectedUnscaled'.$AV30];&quot;&quot;)" office:value-type="float" office:value="0.397647058823529" calcext:value-type="float">
            <text:p>0.397647058823529</text:p>
          </table:table-cell>
          <table:table-cell table:formula="of:=IF([$'realWorldCalibrationData-collectedUnscaled'.AM30];[$'realWorldCalibrationData-collectedUnscaled'.AM30]*[$'realWorldCalibrationData-collectedUnscaled'.$AV30];&quot;&quot;)" office:value-type="float" office:value="0.4" calcext:value-type="float">
            <text:p>0.4</text:p>
          </table:table-cell>
          <table:table-cell table:formula="of:=IF([$'realWorldCalibrationData-collectedUnscaled'.AN30];[$'realWorldCalibrationData-collectedUnscaled'.AN30]*[$'realWorldCalibrationData-collectedUnscaled'.$AV30];&quot;&quot;)" office:value-type="float" office:value="0.401515151515152" calcext:value-type="float">
            <text:p>0.401515151515152</text:p>
          </table:table-cell>
          <table:table-cell table:formula="of:=IF([$'realWorldCalibrationData-collectedUnscaled'.AO30];[$'realWorldCalibrationData-collectedUnscaled'.AO30]*[$'realWorldCalibrationData-collectedUnscaled'.$AV30];&quot;&quot;)" office:value-type="float" office:value="0.403030303030303" calcext:value-type="float">
            <text:p>0.403030303030303</text:p>
          </table:table-cell>
          <table:table-cell table:formula="of:=IF([$'realWorldCalibrationData-collectedUnscaled'.AP30];[$'realWorldCalibrationData-collectedUnscaled'.AP30]*[$'realWorldCalibrationData-collectedUnscaled'.$AV30];&quot;&quot;)" office:value-type="float" office:value="0.404545454545455" calcext:value-type="float">
            <text:p>0.404545454545455</text:p>
          </table:table-cell>
          <table:table-cell table:formula="of:=IF([$'realWorldCalibrationData-collectedUnscaled'.AQ30];[$'realWorldCalibrationData-collectedUnscaled'.AQ30]*[$'realWorldCalibrationData-collectedUnscaled'.$AV30];&quot;&quot;)" office:value-type="float" office:value="0.406060606060606" calcext:value-type="float">
            <text:p>0.406060606060606</text:p>
          </table:table-cell>
          <table:table-cell table:formula="of:=IF([$'realWorldCalibrationData-collectedUnscaled'.AR30];[$'realWorldCalibrationData-collectedUnscaled'.AR30]*[$'realWorldCalibrationData-collectedUnscaled'.$AV30];&quot;&quot;)" office:value-type="float" office:value="0.407575757575758" calcext:value-type="float">
            <text:p>0.407575757575758</text:p>
          </table:table-cell>
          <table:table-cell table:formula="of:=IF([$'realWorldCalibrationData-collectedUnscaled'.AS30];[$'realWorldCalibrationData-collectedUnscaled'.AS30]*[$'realWorldCalibrationData-collectedUnscaled'.$AV30];&quot;&quot;)" office:value-type="float" office:value="0.409090909090909" calcext:value-type="float">
            <text:p>0.40909090909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1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  <number:text>.</number:text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0-20">00/00/0000</text:date></text:span><text:span text:style-name="MT1">, </text:span><text:span text:style-name="MT1"><text:time style:data-style-name="N2" text:time-value="11:20:46.34411286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14:25:53.709127329</dc:date>
    <dc:creator>Benjamin Blanz</dc:creator>
    <meta:editing-duration>P1DT17H39M36S</meta:editing-duration>
    <meta:editing-cycles>35</meta:editing-cycles>
    <meta:generator>LibreOffice/7.5.5.2$Linux_X86_64 LibreOffice_project/50$Build-2</meta:generator>
    <meta:document-statistic meta:table-count="2" meta:cell-count="2371" meta:object-count="0"/>
    <meta:user-defined meta:name=""/>
    <meta:user-defined meta:name="qrichtext">1</meta:user-defined>
  </office:meta>
</office:document-meta>
</file>